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07_1" table:style-name="ta1">
        <table:shapes>
          <draw:frame draw:z-index="0" draw:style-name="gr1" draw:text-style-name="P1" svg:width="30.012cm" svg:height="12.564cm" svg:x="68.218cm" svg:y="0.39cm">
            <draw:object draw:notify-on-update-of-ranges="q07_1.A4:q07_1.A10 q07_1.B2:q07_1.B3 q07_1.B4:q07_1.B10 q07_1.D2:q07_1.D3 q07_1.D4:q07_1.D10 q07_1.H2:q07_1.H3 q07_1.H4:q07_1.H10 q07_1.P2:q07_1.P3 q07_1.P4:q07_1.P10 q07_1.T2:q07_1.T3 q07_1.T4:q07_1.T10 q07_1.V2:q07_1.V3 q07_1.V4:q07_1.V10 q07_1.Z2:q07_1.Z3 q07_1.Z4:q07_1.Z10 q07_1.AB2:q07_1.AB3 q07_1.AB4:q07_1.A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.00E+00</text:p>
          </table:table-cell>
          <table:table-cell table:style-name="ce2" office:value-type="float" office:value="1" calcext:value-type="float">
            <text:p>1.00E+00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0.641793922175435" calcext:value-type="float">
            <text:p>6.42E-01</text:p>
          </table:table-cell>
          <table:table-cell office:value-type="float" office:value="0.848385415210962" calcext:value-type="float">
            <text:p>0.848385415210962</text:p>
          </table:table-cell>
          <table:table-cell table:style-name="ce2" office:value-type="float" office:value="0.808232249071969" calcext:value-type="float">
            <text:p>8.08E-01</text:p>
          </table:table-cell>
          <table:table-cell office:value-type="float" office:value="1.0875189211746" calcext:value-type="float">
            <text:p>1.0875189211746</text:p>
          </table:table-cell>
          <table:table-cell table:style-name="ce2" office:value-type="float" office:value="0.803037572374236" calcext:value-type="float">
            <text:p>8.03E-01</text:p>
          </table:table-cell>
          <table:table-cell office:value-type="float" office:value="0.898605061532426" calcext:value-type="float">
            <text:p>0.898605061532426</text:p>
          </table:table-cell>
          <table:table-cell table:style-name="ce2" office:value-type="float" office:value="0.813772774452824" calcext:value-type="float">
            <text:p>8.14E-01</text:p>
          </table:table-cell>
          <table:table-cell office:value-type="float" office:value="0.985747840588492" calcext:value-type="float">
            <text:p>0.985747840588492</text:p>
          </table:table-cell>
          <table:table-cell table:style-name="ce2" office:value-type="float" office:value="0.526870383642621" calcext:value-type="float">
            <text:p>5.27E-01</text:p>
          </table:table-cell>
          <table:table-cell office:value-type="float" office:value="8.30738903145773" calcext:value-type="float">
            <text:p>8.30738903145773</text:p>
          </table:table-cell>
          <table:table-cell table:style-name="ce2" office:value-type="float" office:value="0.528918664152976" calcext:value-type="float">
            <text:p>5.29E-01</text:p>
          </table:table-cell>
          <table:table-cell office:value-type="float" office:value="0.766237392506854" calcext:value-type="float">
            <text:p>0.766237392506854</text:p>
          </table:table-cell>
          <table:table-cell table:style-name="ce2" office:value-type="float" office:value="0.524580704241253" calcext:value-type="float">
            <text:p>5.25E-01</text:p>
          </table:table-cell>
          <table:table-cell office:value-type="float" office:value="0.538381274220865" calcext:value-type="float">
            <text:p>0.538381274220865</text:p>
          </table:table-cell>
          <table:table-cell table:style-name="ce2" office:value-type="float" office:value="0.526870383642619" calcext:value-type="float">
            <text:p>5.27E-01</text:p>
          </table:table-cell>
          <table:table-cell office:value-type="float" office:value="8.3073890314577" calcext:value-type="float">
            <text:p>8.3073890314577</text:p>
          </table:table-cell>
          <table:table-cell table:style-name="ce2" office:value-type="float" office:value="0.528918664152975" calcext:value-type="float">
            <text:p>5.29E-01</text:p>
          </table:table-cell>
          <table:table-cell office:value-type="float" office:value="0.766237392506852" calcext:value-type="float">
            <text:p>0.766237392506852</text:p>
          </table:table-cell>
          <table:table-cell table:style-name="ce2" office:value-type="float" office:value="0.524580704241253" calcext:value-type="float">
            <text:p>5.25E-01</text:p>
          </table:table-cell>
          <table:table-cell office:value-type="float" office:value="0.538381274220866" calcext:value-type="float">
            <text:p>0.538381274220866</text:p>
          </table:table-cell>
          <table:table-cell office:value-type="float" office:value="1.53560061713369" calcext:value-type="float">
            <text:p>1.54E+00</text:p>
          </table:table-cell>
          <table:table-cell office:value-type="float" office:value="1.37160240269326" calcext:value-type="float">
            <text:p>1.37160240269326</text:p>
          </table:table-cell>
          <table:table-cell office:value-type="float" office:value="1.52347842092844" calcext:value-type="float">
            <text:p>1.52E+00</text:p>
          </table:table-cell>
          <table:table-cell office:value-type="float" office:value="1.89455296949914" calcext:value-type="float">
            <text:p>1.89455296949914</text:p>
          </table:table-cell>
          <table:table-cell office:value-type="float" office:value="1.54708394220306" calcext:value-type="float">
            <text:p>1.55E+00</text:p>
          </table:table-cell>
          <table:table-cell office:value-type="float" office:value="1.38782864395016" calcext:value-type="float">
            <text:p>1.38782864395016</text:p>
          </table:table-cell>
          <table:table-cell office:value-type="float" office:value="0.932300185007762" calcext:value-type="float">
            <text:p>9.32E-01</text:p>
          </table:table-cell>
          <table:table-cell table:style-name="ce2" office:value-type="float" office:value="1.05092668722065" calcext:value-type="float">
            <text:p>1.05E+00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0.495134696362437" calcext:value-type="float">
            <text:p>4.95E-01</text:p>
          </table:table-cell>
          <table:table-cell office:value-type="float" office:value="0.787482344620583" calcext:value-type="float">
            <text:p>0.787482344620583</text:p>
          </table:table-cell>
          <table:table-cell table:style-name="ce2" office:value-type="float" office:value="0.77357637576802" calcext:value-type="float">
            <text:p>7.74E-01</text:p>
          </table:table-cell>
          <table:table-cell office:value-type="float" office:value="1.10779812936514" calcext:value-type="float">
            <text:p>1.10779812936514</text:p>
          </table:table-cell>
          <table:table-cell table:style-name="ce2" office:value-type="float" office:value="0.764885982571597" calcext:value-type="float">
            <text:p>7.65E-01</text:p>
          </table:table-cell>
          <table:table-cell office:value-type="float" office:value="0.845354263238355" calcext:value-type="float">
            <text:p>0.845354263238355</text:p>
          </table:table-cell>
          <table:table-cell table:style-name="ce2" office:value-type="float" office:value="0.782845353776875" calcext:value-type="float">
            <text:p>7.83E-01</text:p>
          </table:table-cell>
          <table:table-cell office:value-type="float" office:value="0.990678428445228" calcext:value-type="float">
            <text:p>0.990678428445228</text:p>
          </table:table-cell>
          <table:table-cell table:style-name="ce2" office:value-type="float" office:value="0.484620533202234" calcext:value-type="float">
            <text:p>4.85E-01</text:p>
          </table:table-cell>
          <table:table-cell office:value-type="float" office:value="8.99613651677374" calcext:value-type="float">
            <text:p>8.99613651677374</text:p>
          </table:table-cell>
          <table:table-cell table:style-name="ce2" office:value-type="float" office:value="0.482841817039231" calcext:value-type="float">
            <text:p>4.83E-01</text:p>
          </table:table-cell>
          <table:table-cell office:value-type="float" office:value="0.679622248282407" calcext:value-type="float">
            <text:p>0.679622248282407</text:p>
          </table:table-cell>
          <table:table-cell table:style-name="ce2" office:value-type="float" office:value="0.486608878909141" calcext:value-type="float">
            <text:p>4.87E-01</text:p>
          </table:table-cell>
          <table:table-cell office:value-type="float" office:value="0.487223450992426" calcext:value-type="float">
            <text:p>0.487223450992426</text:p>
          </table:table-cell>
          <table:table-cell table:style-name="ce2" office:value-type="float" office:value="0.484620533202233" calcext:value-type="float">
            <text:p>4.85E-01</text:p>
          </table:table-cell>
          <table:table-cell office:value-type="float" office:value="8.99613651677372" calcext:value-type="float">
            <text:p>8.99613651677372</text:p>
          </table:table-cell>
          <table:table-cell table:style-name="ce2" office:value-type="float" office:value="0.482841817039231" calcext:value-type="float">
            <text:p>4.83E-01</text:p>
          </table:table-cell>
          <table:table-cell office:value-type="float" office:value="0.679622248282403" calcext:value-type="float">
            <text:p>0.679622248282403</text:p>
          </table:table-cell>
          <table:table-cell table:style-name="ce2" office:value-type="float" office:value="0.486608878909142" calcext:value-type="float">
            <text:p>4.87E-01</text:p>
          </table:table-cell>
          <table:table-cell office:value-type="float" office:value="0.487223450992426" calcext:value-type="float">
            <text:p>0.487223450992426</text:p>
          </table:table-cell>
          <table:table-cell office:value-type="float" office:value="1.59608511073634" calcext:value-type="float">
            <text:p>1.60E+00</text:p>
          </table:table-cell>
          <table:table-cell office:value-type="float" office:value="1.42046722074859" calcext:value-type="float">
            <text:p>1.42046722074859</text:p>
          </table:table-cell>
          <table:table-cell office:value-type="float" office:value="1.58948852832078" calcext:value-type="float">
            <text:p>1.59E+00</text:p>
          </table:table-cell>
          <table:table-cell office:value-type="float" office:value="2.10109837979048" calcext:value-type="float">
            <text:p>2.10109837979048</text:p>
          </table:table-cell>
          <table:table-cell office:value-type="float" office:value="1.60233403617379" calcext:value-type="float">
            <text:p>1.60E+00</text:p>
          </table:table-cell>
          <table:table-cell office:value-type="float" office:value="1.38513039505353" calcext:value-type="float">
            <text:p>1.38513039505353</text:p>
          </table:table-cell>
          <table:table-cell office:value-type="float" office:value="0.923719926615805" calcext:value-type="float">
            <text:p>9.24E-01</text:p>
          </table:table-cell>
          <table:table-cell office:value-type="float" office:value="1.05569527362639" calcext:value-type="float">
            <text:p>1.0556952736263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0.568185277256354" calcext:value-type="float">
            <text:p>5.68E-01</text:p>
          </table:table-cell>
          <table:table-cell office:value-type="float" office:value="0.793577219127528" calcext:value-type="float">
            <text:p>0.793577219127528</text:p>
          </table:table-cell>
          <table:table-cell table:style-name="ce2" office:value-type="float" office:value="0.787094611469016" calcext:value-type="float">
            <text:p>7.87E-01</text:p>
          </table:table-cell>
          <table:table-cell office:value-type="float" office:value="1.11744237542276" calcext:value-type="float">
            <text:p>1.11744237542276</text:p>
          </table:table-cell>
          <table:table-cell table:style-name="ce2" office:value-type="float" office:value="0.780262271595414" calcext:value-type="float">
            <text:p>7.80E-01</text:p>
          </table:table-cell>
          <table:table-cell office:value-type="float" office:value="0.858964555907731" calcext:value-type="float">
            <text:p>0.858964555907731</text:p>
          </table:table-cell>
          <table:table-cell table:style-name="ce2" office:value-type="float" office:value="0.794381831575868" calcext:value-type="float">
            <text:p>7.94E-01</text:p>
          </table:table-cell>
          <table:table-cell office:value-type="float" office:value="0.990194975665257" calcext:value-type="float">
            <text:p>0.990194975665257</text:p>
          </table:table-cell>
          <table:table-cell table:style-name="ce2" office:value-type="float" office:value="0.499055257094456" calcext:value-type="float">
            <text:p>4.99E-01</text:p>
          </table:table-cell>
          <table:table-cell office:value-type="float" office:value="9.35880103596199" calcext:value-type="float">
            <text:p>9.35880103596199</text:p>
          </table:table-cell>
          <table:table-cell table:style-name="ce2" office:value-type="float" office:value="0.499091031510908" calcext:value-type="float">
            <text:p>4.99E-01</text:p>
          </table:table-cell>
          <table:table-cell office:value-type="float" office:value="0.707540285611875" calcext:value-type="float">
            <text:p>0.707540285611875</text:p>
          </table:table-cell>
          <table:table-cell table:style-name="ce2" office:value-type="float" office:value="0.499015266505262" calcext:value-type="float">
            <text:p>4.99E-01</text:p>
          </table:table-cell>
          <table:table-cell office:value-type="float" office:value="0.497134000134293" calcext:value-type="float">
            <text:p>0.497134000134293</text:p>
          </table:table-cell>
          <table:table-cell table:style-name="ce2" office:value-type="float" office:value="0.499055257094455" calcext:value-type="float">
            <text:p>4.99E-01</text:p>
          </table:table-cell>
          <table:table-cell office:value-type="float" office:value="9.35880103596198" calcext:value-type="float">
            <text:p>9.35880103596198</text:p>
          </table:table-cell>
          <table:table-cell table:style-name="ce2" office:value-type="float" office:value="0.499091031510907" calcext:value-type="float">
            <text:p>4.99E-01</text:p>
          </table:table-cell>
          <table:table-cell office:value-type="float" office:value="0.707540285611873" calcext:value-type="float">
            <text:p>0.707540285611873</text:p>
          </table:table-cell>
          <table:table-cell table:style-name="ce2" office:value-type="float" office:value="0.499015266505263" calcext:value-type="float">
            <text:p>4.99E-01</text:p>
          </table:table-cell>
          <table:table-cell office:value-type="float" office:value="0.497134000134294" calcext:value-type="float">
            <text:p>0.497134000134294</text:p>
          </table:table-cell>
          <table:table-cell office:value-type="float" office:value="1.57759823996406" calcext:value-type="float">
            <text:p>1.58E+00</text:p>
          </table:table-cell>
          <table:table-cell office:value-type="float" office:value="1.38611626453686" calcext:value-type="float">
            <text:p>1.38611626453686</text:p>
          </table:table-cell>
          <table:table-cell office:value-type="float" office:value="1.56896810545653" calcext:value-type="float">
            <text:p>1.57E+00</text:p>
          </table:table-cell>
          <table:table-cell office:value-type="float" office:value="2.05901559004105" calcext:value-type="float">
            <text:p>2.05901559004105</text:p>
          </table:table-cell>
          <table:table-cell office:value-type="float" office:value="1.58577354403141" calcext:value-type="float">
            <text:p>1.59E+00</text:p>
          </table:table-cell>
          <table:table-cell office:value-type="float" office:value="1.36400343841671" calcext:value-type="float">
            <text:p>1.36400343841671</text:p>
          </table:table-cell>
          <table:table-cell office:value-type="float" office:value="0.927456327206981" calcext:value-type="float">
            <text:p>9.27E-01</text:p>
          </table:table-cell>
          <table:table-cell table:style-name="ce1" office:value-type="float" office:value="1.05316994972573" calcext:value-type="float">
            <text:p>1.0531699497257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0.457379128405459" calcext:value-type="float">
            <text:p>4.57E-01</text:p>
          </table:table-cell>
          <table:table-cell office:value-type="float" office:value="0.748101107863946" calcext:value-type="float">
            <text:p>0.748101107863946</text:p>
          </table:table-cell>
          <table:table-cell table:style-name="ce2" office:value-type="float" office:value="0.728763152286049" calcext:value-type="float">
            <text:p>7.29E-01</text:p>
          </table:table-cell>
          <table:table-cell office:value-type="float" office:value="1.11714792300653" calcext:value-type="float">
            <text:p>1.11714792300653</text:p>
          </table:table-cell>
          <table:table-cell table:style-name="ce2" office:value-type="float" office:value="0.720293034307359" calcext:value-type="float">
            <text:p>7.20E-01</text:p>
          </table:table-cell>
          <table:table-cell office:value-type="float" office:value="0.814435986391214" calcext:value-type="float">
            <text:p>0.814435986391214</text:p>
          </table:table-cell>
          <table:table-cell table:style-name="ce2" office:value-type="float" office:value="0.737797189699822" calcext:value-type="float">
            <text:p>7.38E-01</text:p>
          </table:table-cell>
          <table:table-cell office:value-type="float" office:value="0.987219235055142" calcext:value-type="float">
            <text:p>0.987219235055142</text:p>
          </table:table-cell>
          <table:table-cell table:style-name="ce2" office:value-type="float" office:value="0.440380503349543" calcext:value-type="float">
            <text:p>4.40E-01</text:p>
          </table:table-cell>
          <table:table-cell office:value-type="float" office:value="9.48762436404927" calcext:value-type="float">
            <text:p>9.48762436404927</text:p>
          </table:table-cell>
          <table:table-cell table:style-name="ce2" office:value-type="float" office:value="0.438313582906904" calcext:value-type="float">
            <text:p>4.38E-01</text:p>
          </table:table-cell>
          <table:table-cell office:value-type="float" office:value="0.642393190573062" calcext:value-type="float">
            <text:p>0.642393190573062</text:p>
          </table:table-cell>
          <table:table-cell table:style-name="ce2" office:value-type="float" office:value="0.442691019481416" calcext:value-type="float">
            <text:p>4.43E-01</text:p>
          </table:table-cell>
          <table:table-cell office:value-type="float" office:value="0.478756513666855" calcext:value-type="float">
            <text:p>0.478756513666855</text:p>
          </table:table-cell>
          <table:table-cell table:style-name="ce2" office:value-type="float" office:value="0.440380503349542" calcext:value-type="float">
            <text:p>4.40E-01</text:p>
          </table:table-cell>
          <table:table-cell office:value-type="float" office:value="9.48762436404924" calcext:value-type="float">
            <text:p>9.48762436404924</text:p>
          </table:table-cell>
          <table:table-cell table:style-name="ce2" office:value-type="float" office:value="0.438313582906904" calcext:value-type="float">
            <text:p>4.38E-01</text:p>
          </table:table-cell>
          <table:table-cell office:value-type="float" office:value="0.64239319057306" calcext:value-type="float">
            <text:p>0.64239319057306</text:p>
          </table:table-cell>
          <table:table-cell table:style-name="ce2" office:value-type="float" office:value="0.442691019481415" calcext:value-type="float">
            <text:p>4.43E-01</text:p>
          </table:table-cell>
          <table:table-cell office:value-type="float" office:value="0.478756513666855" calcext:value-type="float">
            <text:p>0.478756513666855</text:p>
          </table:table-cell>
          <table:table-cell office:value-type="float" office:value="1.65505119112454" calcext:value-type="float">
            <text:p>1.66E+00</text:p>
          </table:table-cell>
          <table:table-cell office:value-type="float" office:value="1.46600270711585" calcext:value-type="float">
            <text:p>1.46600270711585</text:p>
          </table:table-cell>
          <table:table-cell office:value-type="float" office:value="1.64966522461503" calcext:value-type="float">
            <text:p>1.65E+00</text:p>
          </table:table-cell>
          <table:table-cell office:value-type="float" office:value="2.25850902743692" calcext:value-type="float">
            <text:p>2.25850902743692</text:p>
          </table:table-cell>
          <table:table-cell office:value-type="float" office:value="1.66015330324964" calcext:value-type="float">
            <text:p>1.66E+00</text:p>
          </table:table-cell>
          <table:table-cell office:value-type="float" office:value="1.45642271167603" calcext:value-type="float">
            <text:p>1.45642271167603</text:p>
          </table:table-cell>
          <table:table-cell office:value-type="float" office:value="0.904126065403249" calcext:value-type="float">
            <text:p>9.04E-01</text:p>
          </table:table-cell>
          <table:table-cell table:style-name="ce1" office:value-type="float" office:value="1.06178221740275" calcext:value-type="float">
            <text:p>1.0617822174027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0.446694738978236" calcext:value-type="float">
            <text:p>4.47E-01</text:p>
          </table:table-cell>
          <table:table-cell office:value-type="float" office:value="0.744723784323015" calcext:value-type="float">
            <text:p>0.744723784323015</text:p>
          </table:table-cell>
          <table:table-cell table:style-name="ce2" office:value-type="float" office:value="0.727435992316855" calcext:value-type="float">
            <text:p>7.27E-01</text:p>
          </table:table-cell>
          <table:table-cell office:value-type="float" office:value="1.1146759792" calcext:value-type="float">
            <text:p>1.1146759792</text:p>
          </table:table-cell>
          <table:table-cell table:style-name="ce2" office:value-type="float" office:value="0.718673827531836" calcext:value-type="float">
            <text:p>7.19E-01</text:p>
          </table:table-cell>
          <table:table-cell office:value-type="float" office:value="0.811132972131086" calcext:value-type="float">
            <text:p>0.811132972131086</text:p>
          </table:table-cell>
          <table:table-cell table:style-name="ce2" office:value-type="float" office:value="0.736781520288562" calcext:value-type="float">
            <text:p>7.37E-01</text:p>
          </table:table-cell>
          <table:table-cell office:value-type="float" office:value="0.984712507444128" calcext:value-type="float">
            <text:p>0.984712507444128</text:p>
          </table:table-cell>
          <table:table-cell table:style-name="ce2" office:value-type="float" office:value="0.438793098342109" calcext:value-type="float">
            <text:p>4.39E-01</text:p>
          </table:table-cell>
          <table:table-cell office:value-type="float" office:value="9.46001148141565" calcext:value-type="float">
            <text:p>9.46001148141565</text:p>
          </table:table-cell>
          <table:table-cell table:style-name="ce2" office:value-type="float" office:value="0.436428314929527" calcext:value-type="float">
            <text:p>4.36E-01</text:p>
          </table:table-cell>
          <table:table-cell office:value-type="float" office:value="0.638258752196417" calcext:value-type="float">
            <text:p>0.638258752196417</text:p>
          </table:table-cell>
          <table:table-cell table:style-name="ce2" office:value-type="float" office:value="0.441436581908501" calcext:value-type="float">
            <text:p>4.41E-01</text:p>
          </table:table-cell>
          <table:table-cell office:value-type="float" office:value="0.475954941166138" calcext:value-type="float">
            <text:p>0.475954941166138</text:p>
          </table:table-cell>
          <table:table-cell table:style-name="ce2" office:value-type="float" office:value="0.438793098342108" calcext:value-type="float">
            <text:p>4.39E-01</text:p>
          </table:table-cell>
          <table:table-cell office:value-type="float" office:value="9.46001148141564" calcext:value-type="float">
            <text:p>9.46001148141564</text:p>
          </table:table-cell>
          <table:table-cell table:style-name="ce2" office:value-type="float" office:value="0.436428314929527" calcext:value-type="float">
            <text:p>4.36E-01</text:p>
          </table:table-cell>
          <table:table-cell office:value-type="float" office:value="0.638258752196412" calcext:value-type="float">
            <text:p>0.638258752196412</text:p>
          </table:table-cell>
          <table:table-cell table:style-name="ce2" office:value-type="float" office:value="0.441436581908501" calcext:value-type="float">
            <text:p>4.41E-01</text:p>
          </table:table-cell>
          <table:table-cell office:value-type="float" office:value="0.475954941166139" calcext:value-type="float">
            <text:p>0.475954941166139</text:p>
          </table:table-cell>
          <table:table-cell office:value-type="float" office:value="1.65794924636031" calcext:value-type="float">
            <text:p>1.66E+00</text:p>
          </table:table-cell>
          <table:table-cell office:value-type="float" office:value="1.47170799648477" calcext:value-type="float">
            <text:p>1.47170799648477</text:p>
          </table:table-cell>
          <table:table-cell office:value-type="float" office:value="1.65309189452073" calcext:value-type="float">
            <text:p>1.65E+00</text:p>
          </table:table-cell>
          <table:table-cell office:value-type="float" office:value="2.27493398268869" calcext:value-type="float">
            <text:p>2.27493398268869</text:p>
          </table:table-cell>
          <table:table-cell office:value-type="float" office:value="1.66255060317764" calcext:value-type="float">
            <text:p>1.66E+00</text:p>
          </table:table-cell>
          <table:table-cell office:value-type="float" office:value="1.45933563526887" calcext:value-type="float">
            <text:p>1.45933563526887</text:p>
          </table:table-cell>
          <table:table-cell office:value-type="float" office:value="0.903814165277985" calcext:value-type="float">
            <text:p>9.04E-01</text:p>
          </table:table-cell>
          <table:table-cell table:style-name="ce1" office:value-type="float" office:value="1.06107871967661" calcext:value-type="float">
            <text:p>1.0610787196766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0.446694738978236" calcext:value-type="float">
            <text:p>4.47E-01</text:p>
          </table:table-cell>
          <table:table-cell office:value-type="float" office:value="0.744723784323015" calcext:value-type="float">
            <text:p>0.744723784323015</text:p>
          </table:table-cell>
          <table:table-cell table:style-name="ce2" office:value-type="float" office:value="0.727435992316855" calcext:value-type="float">
            <text:p>7.27E-01</text:p>
          </table:table-cell>
          <table:table-cell office:value-type="float" office:value="1.1146759792" calcext:value-type="float">
            <text:p>1.1146759792</text:p>
          </table:table-cell>
          <table:table-cell table:style-name="ce2" office:value-type="float" office:value="0.718673827531836" calcext:value-type="float">
            <text:p>7.19E-01</text:p>
          </table:table-cell>
          <table:table-cell office:value-type="float" office:value="0.811132972131086" calcext:value-type="float">
            <text:p>0.811132972131086</text:p>
          </table:table-cell>
          <table:table-cell table:style-name="ce2" office:value-type="float" office:value="0.736781520288562" calcext:value-type="float">
            <text:p>7.37E-01</text:p>
          </table:table-cell>
          <table:table-cell office:value-type="float" office:value="0.984712507444128" calcext:value-type="float">
            <text:p>0.984712507444128</text:p>
          </table:table-cell>
          <table:table-cell table:style-name="ce2" office:value-type="float" office:value="0.438793098342109" calcext:value-type="float">
            <text:p>4.39E-01</text:p>
          </table:table-cell>
          <table:table-cell office:value-type="float" office:value="9.46001148141565" calcext:value-type="float">
            <text:p>9.46001148141565</text:p>
          </table:table-cell>
          <table:table-cell table:style-name="ce2" office:value-type="float" office:value="0.436428314929527" calcext:value-type="float">
            <text:p>4.36E-01</text:p>
          </table:table-cell>
          <table:table-cell office:value-type="float" office:value="0.638258752196417" calcext:value-type="float">
            <text:p>0.638258752196417</text:p>
          </table:table-cell>
          <table:table-cell table:style-name="ce2" office:value-type="float" office:value="0.441436581908501" calcext:value-type="float">
            <text:p>4.41E-01</text:p>
          </table:table-cell>
          <table:table-cell office:value-type="float" office:value="0.475954941166138" calcext:value-type="float">
            <text:p>0.475954941166138</text:p>
          </table:table-cell>
          <table:table-cell table:style-name="ce2" office:value-type="float" office:value="0.438793098342108" calcext:value-type="float">
            <text:p>4.39E-01</text:p>
          </table:table-cell>
          <table:table-cell office:value-type="float" office:value="9.46001148141564" calcext:value-type="float">
            <text:p>9.46001148141564</text:p>
          </table:table-cell>
          <table:table-cell table:style-name="ce2" office:value-type="float" office:value="0.436428314929527" calcext:value-type="float">
            <text:p>4.36E-01</text:p>
          </table:table-cell>
          <table:table-cell office:value-type="float" office:value="0.638258752196412" calcext:value-type="float">
            <text:p>0.638258752196412</text:p>
          </table:table-cell>
          <table:table-cell table:style-name="ce2" office:value-type="float" office:value="0.441436581908501" calcext:value-type="float">
            <text:p>4.41E-01</text:p>
          </table:table-cell>
          <table:table-cell office:value-type="float" office:value="0.475954941166139" calcext:value-type="float">
            <text:p>0.475954941166139</text:p>
          </table:table-cell>
          <table:table-cell office:value-type="float" office:value="1.65794924636031" calcext:value-type="float">
            <text:p>1.66E+00</text:p>
          </table:table-cell>
          <table:table-cell office:value-type="float" office:value="1.47170799648477" calcext:value-type="float">
            <text:p>1.47170799648477</text:p>
          </table:table-cell>
          <table:table-cell office:value-type="float" office:value="1.65309189452073" calcext:value-type="float">
            <text:p>1.65E+00</text:p>
          </table:table-cell>
          <table:table-cell office:value-type="float" office:value="2.27493398268869" calcext:value-type="float">
            <text:p>2.27493398268869</text:p>
          </table:table-cell>
          <table:table-cell office:value-type="float" office:value="1.66255060317764" calcext:value-type="float">
            <text:p>1.66E+00</text:p>
          </table:table-cell>
          <table:table-cell office:value-type="float" office:value="1.45933563526887" calcext:value-type="float">
            <text:p>1.45933563526887</text:p>
          </table:table-cell>
          <table:table-cell office:value-type="float" office:value="0.903814165277985" calcext:value-type="float">
            <text:p>9.04E-01</text:p>
          </table:table-cell>
          <table:table-cell table:style-name="ce1" office:value-type="float" office:value="1.06107871967661" calcext:value-type="float">
            <text:p>1.06107871967661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table:number-columns-repeated="14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5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float" office:value="3942.2" calcext:value-type="float">
            <text:p>3.94E+03</text:p>
          </table:table-cell>
          <table:table-cell office:value-type="float" office:value="11602.9233762875" calcext:value-type="float">
            <text:p>11602.9233762875</text:p>
          </table:table-cell>
          <table:table-cell table:style-name="ce2" office:value-type="float" office:value="122366.56" calcext:value-type="float">
            <text:p>1.22E+05</text:p>
          </table:table-cell>
          <table:table-cell office:value-type="float" office:value="8164.10585688354" calcext:value-type="float">
            <text:p>8164.10585688354</text:p>
          </table:table-cell>
          <table:table-cell table:style-name="ce2" office:value-type="float" office:value="63154.38" calcext:value-type="float">
            <text:p>6.32E+04</text:p>
          </table:table-cell>
          <table:table-cell office:value-type="float" office:value="7775.34010430412" calcext:value-type="float">
            <text:p>7775.34010430412</text:p>
          </table:table-cell>
          <table:table-cell table:style-name="ce2" office:value-type="float" office:value="59212.18" calcext:value-type="float">
            <text:p>5.92E+04</text:p>
          </table:table-cell>
          <table:table-cell office:value-type="float" office:value="6339.1098682386" calcext:value-type="float">
            <text:p>6339.1098682386</text:p>
          </table:table-cell>
          <table:table-cell table:style-name="ce2" office:value-type="float" office:value="33765.8" calcext:value-type="float">
            <text:p>3.38E+04</text:p>
          </table:table-cell>
          <table:table-cell office:value-type="float" office:value="96.4746598853813" calcext:value-type="float">
            <text:p>96.4746598853813</text:p>
          </table:table-cell>
          <table:table-cell table:style-name="ce2" office:value-type="float" office:value="17822.4" calcext:value-type="float">
            <text:p>1.78E+04</text:p>
          </table:table-cell>
          <table:table-cell office:value-type="float" office:value="1689.01564231951" calcext:value-type="float">
            <text:p>1689.01564231951</text:p>
          </table:table-cell>
          <table:table-cell table:style-name="ce2" office:value-type="float" office:value="15943.4" calcext:value-type="float">
            <text:p>1.59E+04</text:p>
          </table:table-cell>
          <table:table-cell office:value-type="float" office:value="1709.00808658122" calcext:value-type="float">
            <text:p>1709.00808658122</text:p>
          </table:table-cell>
          <table:table-cell table:style-name="ce2" office:value-type="float" office:value="121.024372759857" calcext:value-type="float">
            <text:p>1.21E+02</text:p>
          </table:table-cell>
          <table:table-cell office:value-type="float" office:value="0.345787311417138" calcext:value-type="float">
            <text:p>0.345787311417138</text:p>
          </table:table-cell>
          <table:table-cell table:style-name="ce2" office:value-type="float" office:value="63.8795698924731" calcext:value-type="float">
            <text:p>6.39E+01</text:p>
          </table:table-cell>
          <table:table-cell office:value-type="float" office:value="6.05381950652156" calcext:value-type="float">
            <text:p>6.05381950652156</text:p>
          </table:table-cell>
          <table:table-cell table:style-name="ce2" office:value-type="float" office:value="57.1448028673835" calcext:value-type="float">
            <text:p>5.71E+01</text:p>
          </table:table-cell>
          <table:table-cell office:value-type="float" office:value="6.12547701283591" calcext:value-type="float">
            <text:p>6.12547701283591</text:p>
          </table:table-cell>
          <table:table-cell office:value-type="float" office:value="7.26590918154458" calcext:value-type="float">
            <text:p>7.27E+00</text:p>
          </table:table-cell>
          <table:table-cell office:value-type="float" office:value="0.481145204568407" calcext:value-type="float">
            <text:p>0.481145204568407</text:p>
          </table:table-cell>
          <table:table-cell office:value-type="float" office:value="3.53463056737931" calcext:value-type="float">
            <text:p>3.53E+00</text:p>
          </table:table-cell>
          <table:table-cell office:value-type="float" office:value="0.170119226987903" calcext:value-type="float">
            <text:p>0.170119226987903</text:p>
          </table:table-cell>
          <table:table-cell office:value-type="float" office:value="3.73127861416527" calcext:value-type="float">
            <text:p>3.73E+00</text:p>
          </table:table-cell>
          <table:table-cell table:style-name="ce2" office:value-type="float" office:value="0.365047496325056" calcext:value-type="float">
            <text:p>3.65E-01</text:p>
          </table:table-cell>
          <table:table-cell office:value-type="float" office:value="5.18198326544177" calcext:value-type="float">
            <text:p>5.18E+00</text:p>
          </table:table-cell>
          <table:table-cell table:style-name="ce2" office:value-type="float" office:value="0.41458726490511" calcext:value-type="float">
            <text:p>4.15E-0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530.08" calcext:value-type="float">
            <text:p>2.53E+03</text:p>
          </table:table-cell>
          <table:table-cell office:value-type="float" office:value="9843.75096625265" calcext:value-type="float">
            <text:p>9843.75096625265</text:p>
          </table:table-cell>
          <table:table-cell table:style-name="ce2" office:value-type="float" office:value="98900.6" calcext:value-type="float">
            <text:p>9.89E+04</text:p>
          </table:table-cell>
          <table:table-cell office:value-type="float" office:value="8878.61959383326" calcext:value-type="float">
            <text:p>8878.61959383326</text:p>
          </table:table-cell>
          <table:table-cell table:style-name="ce2" office:value-type="float" office:value="50715.34" calcext:value-type="float">
            <text:p>5.07E+04</text:p>
          </table:table-cell>
          <table:table-cell office:value-type="float" office:value="6986.95997286374" calcext:value-type="float">
            <text:p>6986.95997286374</text:p>
          </table:table-cell>
          <table:table-cell table:style-name="ce2" office:value-type="float" office:value="48185.26" calcext:value-type="float">
            <text:p>4.82E+04</text:p>
          </table:table-cell>
          <table:table-cell office:value-type="float" office:value="6248.7638638694" calcext:value-type="float">
            <text:p>6248.7638638694</text:p>
          </table:table-cell>
          <table:table-cell table:style-name="ce2" office:value-type="float" office:value="17790.2" calcext:value-type="float">
            <text:p>1.78E+04</text:p>
          </table:table-cell>
          <table:table-cell office:value-type="float" office:value="801.452531345432" calcext:value-type="float">
            <text:p>801.452531345432</text:p>
          </table:table-cell>
          <table:table-cell table:style-name="ce2" office:value-type="float" office:value="9426.6" calcext:value-type="float">
            <text:p>9.43E+03</text:p>
          </table:table-cell>
          <table:table-cell office:value-type="float" office:value="1294.18694167419" calcext:value-type="float">
            <text:p>1294.18694167419</text:p>
          </table:table-cell>
          <table:table-cell table:style-name="ce2" office:value-type="float" office:value="8363.6" calcext:value-type="float">
            <text:p>8.36E+03</text:p>
          </table:table-cell>
          <table:table-cell office:value-type="float" office:value="920.097951307359" calcext:value-type="float">
            <text:p>920.097951307359</text:p>
          </table:table-cell>
          <table:table-cell table:style-name="ce2" office:value-type="float" office:value="63.7641577060932" calcext:value-type="float">
            <text:p>6.38E+01</text:p>
          </table:table-cell>
          <table:table-cell office:value-type="float" office:value="2.87258971808398" calcext:value-type="float">
            <text:p>2.87258971808398</text:p>
          </table:table-cell>
          <table:table-cell table:style-name="ce2" office:value-type="float" office:value="33.7870967741935" calcext:value-type="float">
            <text:p>3.38E+01</text:p>
          </table:table-cell>
          <table:table-cell office:value-type="float" office:value="4.6386628733842" calcext:value-type="float">
            <text:p>4.6386628733842</text:p>
          </table:table-cell>
          <table:table-cell table:style-name="ce2" office:value-type="float" office:value="29.9770609318996" calcext:value-type="float">
            <text:p>3.00E+01</text:p>
          </table:table-cell>
          <table:table-cell office:value-type="float" office:value="3.29784211938122" calcext:value-type="float">
            <text:p>3.29784211938122</text:p>
          </table:table-cell>
          <table:table-cell office:value-type="float" office:value="11.1575346232172" calcext:value-type="float">
            <text:p>1.12E+01</text:p>
          </table:table-cell>
          <table:table-cell office:value-type="float" office:value="0.659939918630368" calcext:value-type="float">
            <text:p>0.659939918630368</text:p>
          </table:table-cell>
          <table:table-cell office:value-type="float" office:value="5.38493339535643" calcext:value-type="float">
            <text:p>5.38E+00</text:p>
          </table:table-cell>
          <table:table-cell office:value-type="float" office:value="0.322299886658829" calcext:value-type="float">
            <text:p>0.322299886658829</text:p>
          </table:table-cell>
          <table:table-cell office:value-type="float" office:value="5.77260122786079" calcext:value-type="float">
            <text:p>5.77E+00</text:p>
          </table:table-cell>
          <table:table-cell office:value-type="float" office:value="0.506623371802205" calcext:value-type="float">
            <text:p>0.506623371802205</text:p>
          </table:table-cell>
          <table:table-cell office:value-type="float" office:value="4.83116395707849" calcext:value-type="float">
            <text:p>4.83E+00</text:p>
          </table:table-cell>
          <table:table-cell table:style-name="ce2" office:value-type="float" office:value="0.435700820870597" calcext:value-type="float">
            <text:p>4.36E-0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951.92" calcext:value-type="float">
            <text:p>1.95E+03</text:p>
          </table:table-cell>
          <table:table-cell office:value-type="float" office:value="9137.09730481185" calcext:value-type="float">
            <text:p>9137.09730481185</text:p>
          </table:table-cell>
          <table:table-cell table:style-name="ce2" office:value-type="float" office:value="94659.88" calcext:value-type="float">
            <text:p>9.47E+04</text:p>
          </table:table-cell>
          <table:table-cell office:value-type="float" office:value="9044.1811961946" calcext:value-type="float">
            <text:p>9044.1811961946</text:p>
          </table:table-cell>
          <table:table-cell table:style-name="ce2" office:value-type="float" office:value="48305.9" calcext:value-type="float">
            <text:p>4.83E+04</text:p>
          </table:table-cell>
          <table:table-cell office:value-type="float" office:value="6572.91690530164" calcext:value-type="float">
            <text:p>6572.91690530164</text:p>
          </table:table-cell>
          <table:table-cell table:style-name="ce2" office:value-type="float" office:value="46353.98" calcext:value-type="float">
            <text:p>4.64E+04</text:p>
          </table:table-cell>
          <table:table-cell office:value-type="float" office:value="6280.01940200825" calcext:value-type="float">
            <text:p>6280.01940200825</text:p>
          </table:table-cell>
          <table:table-cell table:style-name="ce2" office:value-type="float" office:value="16363.6" calcext:value-type="float">
            <text:p>1.64E+04</text:p>
          </table:table-cell>
          <table:table-cell office:value-type="float" office:value="867.899210738205" calcext:value-type="float">
            <text:p>867.899210738205</text:p>
          </table:table-cell>
          <table:table-cell table:style-name="ce2" office:value-type="float" office:value="8605.4" calcext:value-type="float">
            <text:p>8.61E+03</text:p>
          </table:table-cell>
          <table:table-cell office:value-type="float" office:value="1147.89260821734" calcext:value-type="float">
            <text:p>1147.89260821734</text:p>
          </table:table-cell>
          <table:table-cell table:style-name="ce2" office:value-type="float" office:value="7758.2" calcext:value-type="float">
            <text:p>7.76E+03</text:p>
          </table:table-cell>
          <table:table-cell office:value-type="float" office:value="832.668817718065" calcext:value-type="float">
            <text:p>832.668817718065</text:p>
          </table:table-cell>
          <table:table-cell table:style-name="ce2" office:value-type="float" office:value="58.6508960573477" calcext:value-type="float">
            <text:p>5.87E+01</text:p>
          </table:table-cell>
          <table:table-cell office:value-type="float" office:value="3.11074985927672" calcext:value-type="float">
            <text:p>3.11074985927672</text:p>
          </table:table-cell>
          <table:table-cell table:style-name="ce2" office:value-type="float" office:value="30.8437275985663" calcext:value-type="float">
            <text:p>3.08E+01</text:p>
          </table:table-cell>
          <table:table-cell office:value-type="float" office:value="4.11431042371805" calcext:value-type="float">
            <text:p>4.11431042371805</text:p>
          </table:table-cell>
          <table:table-cell table:style-name="ce2" office:value-type="float" office:value="27.8071684587814" calcext:value-type="float">
            <text:p>2.78E+01</text:p>
          </table:table-cell>
          <table:table-cell office:value-type="float" office:value="2.98447604916869" calcext:value-type="float">
            <text:p>2.98447604916869</text:p>
          </table:table-cell>
          <table:table-cell office:value-type="float" office:value="11.5970094606258" calcext:value-type="float">
            <text:p>1.16E+01</text:p>
          </table:table-cell>
          <table:table-cell office:value-type="float" office:value="0.683450991509799" calcext:value-type="float">
            <text:p>0.683450991509799</text:p>
          </table:table-cell>
          <table:table-cell office:value-type="float" office:value="5.61825473870139" calcext:value-type="float">
            <text:p>5.62E+00</text:p>
          </table:table-cell>
          <table:table-cell office:value-type="float" office:value="0.357437232195492" calcext:value-type="float">
            <text:p>0.357437232195492</text:p>
          </table:table-cell>
          <table:table-cell office:value-type="float" office:value="5.97875472192439" calcext:value-type="float">
            <text:p>5.98E+00</text:p>
          </table:table-cell>
          <table:table-cell office:value-type="float" office:value="0.505638382798027" calcext:value-type="float">
            <text:p>0.505638382798027</text:p>
          </table:table-cell>
          <table:table-cell office:value-type="float" office:value="4.7867012016782" calcext:value-type="float">
            <text:p>4.79E+00</text:p>
          </table:table-cell>
          <table:table-cell office:value-type="float" office:value="0.437677816066016" calcext:value-type="float">
            <text:p>0.43767781606601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2239.9" calcext:value-type="float">
            <text:p>2.24E+03</text:p>
          </table:table-cell>
          <table:table-cell office:value-type="float" office:value="9207.81566670402" calcext:value-type="float">
            <text:p>9207.81566670402</text:p>
          </table:table-cell>
          <table:table-cell table:style-name="ce2" office:value-type="float" office:value="96314.06" calcext:value-type="float">
            <text:p>9.63E+04</text:p>
          </table:table-cell>
          <table:table-cell office:value-type="float" office:value="9122.91784191878" calcext:value-type="float">
            <text:p>9122.91784191878</text:p>
          </table:table-cell>
          <table:table-cell table:style-name="ce2" office:value-type="float" office:value="49276.98" calcext:value-type="float">
            <text:p>4.93E+04</text:p>
          </table:table-cell>
          <table:table-cell office:value-type="float" office:value="6678.74155972516" calcext:value-type="float">
            <text:p>6678.74155972516</text:p>
          </table:table-cell>
          <table:table-cell table:style-name="ce2" office:value-type="float" office:value="47037.08" calcext:value-type="float">
            <text:p>4.70E+04</text:p>
          </table:table-cell>
          <table:table-cell office:value-type="float" office:value="6276.95474171991" calcext:value-type="float">
            <text:p>6276.95474171991</text:p>
          </table:table-cell>
          <table:table-cell table:style-name="ce2" office:value-type="float" office:value="16851" calcext:value-type="float">
            <text:p>1.69E+04</text:p>
          </table:table-cell>
          <table:table-cell office:value-type="float" office:value="902.887146879387" calcext:value-type="float">
            <text:p>902.887146879387</text:p>
          </table:table-cell>
          <table:table-cell table:style-name="ce2" office:value-type="float" office:value="8895" calcext:value-type="float">
            <text:p>8.90E+03</text:p>
          </table:table-cell>
          <table:table-cell office:value-type="float" office:value="1195.04660996967" calcext:value-type="float">
            <text:p>1195.04660996967</text:p>
          </table:table-cell>
          <table:table-cell table:style-name="ce2" office:value-type="float" office:value="7956" calcext:value-type="float">
            <text:p>7.96E+03</text:p>
          </table:table-cell>
          <table:table-cell office:value-type="float" office:value="849.606026343976" calcext:value-type="float">
            <text:p>849.606026343976</text:p>
          </table:table-cell>
          <table:table-cell table:style-name="ce2" office:value-type="float" office:value="60.3978494623656" calcext:value-type="float">
            <text:p>6.04E+01</text:p>
          </table:table-cell>
          <table:table-cell office:value-type="float" office:value="3.23615464831322" calcext:value-type="float">
            <text:p>3.23615464831322</text:p>
          </table:table-cell>
          <table:table-cell table:style-name="ce2" office:value-type="float" office:value="31.8817204301075" calcext:value-type="float">
            <text:p>3.19E+01</text:p>
          </table:table-cell>
          <table:table-cell office:value-type="float" office:value="4.28332118268699" calcext:value-type="float">
            <text:p>4.28332118268699</text:p>
          </table:table-cell>
          <table:table-cell table:style-name="ce2" office:value-type="float" office:value="28.5161290322581" calcext:value-type="float">
            <text:p>2.85E+01</text:p>
          </table:table-cell>
          <table:table-cell office:value-type="float" office:value="3.04518289012178" calcext:value-type="float">
            <text:p>3.04518289012178</text:p>
          </table:table-cell>
          <table:table-cell office:value-type="float" office:value="11.4626855365434" calcext:value-type="float">
            <text:p>1.15E+01</text:p>
          </table:table-cell>
          <table:table-cell office:value-type="float" office:value="0.666923193656183" calcext:value-type="float">
            <text:p>0.666923193656183</text:p>
          </table:table-cell>
          <table:table-cell office:value-type="float" office:value="5.54572262478987" calcext:value-type="float">
            <text:p>5.55E+00</text:p>
          </table:table-cell>
          <table:table-cell office:value-type="float" office:value="0.350278140533824" calcext:value-type="float">
            <text:p>0.350278140533824</text:p>
          </table:table-cell>
          <table:table-cell office:value-type="float" office:value="5.91696291175348" calcext:value-type="float">
            <text:p>5.92E+00</text:p>
          </table:table-cell>
          <table:table-cell office:value-type="float" office:value="0.497926040172789" calcext:value-type="float">
            <text:p>0.497926040172789</text:p>
          </table:table-cell>
          <table:table-cell office:value-type="float" office:value="4.80606316701466" calcext:value-type="float">
            <text:p>4.81E+00</text:p>
          </table:table-cell>
          <table:table-cell table:style-name="ce1" office:value-type="float" office:value="0.436630848937042" calcext:value-type="float">
            <text:p>0.43663084893704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803.08" calcext:value-type="float">
            <text:p>1.80E+03</text:p>
          </table:table-cell>
          <table:table-cell office:value-type="float" office:value="8680.15983226116" calcext:value-type="float">
            <text:p>8680.15983226116</text:p>
          </table:table-cell>
          <table:table-cell table:style-name="ce2" office:value-type="float" office:value="89176.24" calcext:value-type="float">
            <text:p>8.92E+04</text:p>
          </table:table-cell>
          <table:table-cell office:value-type="float" office:value="9120.5139012229" calcext:value-type="float">
            <text:p>9120.5139012229</text:p>
          </table:table-cell>
          <table:table-cell table:style-name="ce2" office:value-type="float" office:value="45489.66" calcext:value-type="float">
            <text:p>4.55E+04</text:p>
          </table:table-cell>
          <table:table-cell office:value-type="float" office:value="6332.51678737609" calcext:value-type="float">
            <text:p>6332.51678737609</text:p>
          </table:table-cell>
          <table:table-cell table:style-name="ce2" office:value-type="float" office:value="43686.58" calcext:value-type="float">
            <text:p>4.37E+04</text:p>
          </table:table-cell>
          <table:table-cell office:value-type="float" office:value="6258.09119505301" calcext:value-type="float">
            <text:p>6258.09119505301</text:p>
          </table:table-cell>
          <table:table-cell table:style-name="ce2" office:value-type="float" office:value="14869.8" calcext:value-type="float">
            <text:p>1.49E+04</text:p>
          </table:table-cell>
          <table:table-cell office:value-type="float" office:value="915.31533364191" calcext:value-type="float">
            <text:p>915.31533364191</text:p>
          </table:table-cell>
          <table:table-cell table:style-name="ce2" office:value-type="float" office:value="7811.8" calcext:value-type="float">
            <text:p>7.81E+03</text:p>
          </table:table-cell>
          <table:table-cell office:value-type="float" office:value="1085.01214739744" calcext:value-type="float">
            <text:p>1085.01214739744</text:p>
          </table:table-cell>
          <table:table-cell table:style-name="ce2" office:value-type="float" office:value="7058" calcext:value-type="float">
            <text:p>7.06E+03</text:p>
          </table:table-cell>
          <table:table-cell office:value-type="float" office:value="818.198753360087" calcext:value-type="float">
            <text:p>818.198753360087</text:p>
          </table:table-cell>
          <table:table-cell table:style-name="ce2" office:value-type="float" office:value="53.2967741935484" calcext:value-type="float">
            <text:p>5.33E+01</text:p>
          </table:table-cell>
          <table:table-cell office:value-type="float" office:value="3.28070012058032" calcext:value-type="float">
            <text:p>3.28070012058032</text:p>
          </table:table-cell>
          <table:table-cell table:style-name="ce2" office:value-type="float" office:value="27.9992831541219" calcext:value-type="float">
            <text:p>2.80E+01</text:p>
          </table:table-cell>
          <table:table-cell office:value-type="float" office:value="3.88893242794781" calcext:value-type="float">
            <text:p>3.88893242794781</text:p>
          </table:table-cell>
          <table:table-cell table:style-name="ce2" office:value-type="float" office:value="25.2974910394265" calcext:value-type="float">
            <text:p>2.53E+01</text:p>
          </table:table-cell>
          <table:table-cell office:value-type="float" office:value="2.93261201921178" calcext:value-type="float">
            <text:p>2.93261201921178</text:p>
          </table:table-cell>
          <table:table-cell office:value-type="float" office:value="12.0254516455181" calcext:value-type="float">
            <text:p>1.20E+01</text:p>
          </table:table-cell>
          <table:table-cell office:value-type="float" office:value="0.705360172413093" calcext:value-type="float">
            <text:p>0.705360172413093</text:p>
          </table:table-cell>
          <table:table-cell office:value-type="float" office:value="5.83095712886693" calcext:value-type="float">
            <text:p>5.83E+00</text:p>
          </table:table-cell>
          <table:table-cell office:value-type="float" office:value="0.38421580989277" calcext:value-type="float">
            <text:p>0.38421580989277</text:p>
          </table:table-cell>
          <table:table-cell office:value-type="float" office:value="6.19449451665121" calcext:value-type="float">
            <text:p>6.19E+00</text:p>
          </table:table-cell>
          <table:table-cell office:value-type="float" office:value="0.531663464488284" calcext:value-type="float">
            <text:p>0.531663464488284</text:p>
          </table:table-cell>
          <table:table-cell office:value-type="float" office:value="4.68516614076935" calcext:value-type="float">
            <text:p>4.69E+00</text:p>
          </table:table-cell>
          <table:table-cell table:style-name="ce1" office:value-type="float" office:value="0.44020138543789" calcext:value-type="float">
            <text:p>0.44020138543789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1760.96" calcext:value-type="float">
            <text:p>1.76E+03</text:p>
          </table:table-cell>
          <table:table-cell office:value-type="float" office:value="8640.9730059988" calcext:value-type="float">
            <text:p>8640.9730059988</text:p>
          </table:table-cell>
          <table:table-cell table:style-name="ce2" office:value-type="float" office:value="89013.84" calcext:value-type="float">
            <text:p>8.90E+04</text:p>
          </table:table-cell>
          <table:table-cell office:value-type="float" office:value="9100.33269031413" calcext:value-type="float">
            <text:p>9100.33269031413</text:p>
          </table:table-cell>
          <table:table-cell table:style-name="ce2" office:value-type="float" office:value="45387.4" calcext:value-type="float">
            <text:p>4.54E+04</text:p>
          </table:table-cell>
          <table:table-cell office:value-type="float" office:value="6306.83472813423" calcext:value-type="float">
            <text:p>6306.83472813423</text:p>
          </table:table-cell>
          <table:table-cell table:style-name="ce2" office:value-type="float" office:value="43626.44" calcext:value-type="float">
            <text:p>4.36E+04</text:p>
          </table:table-cell>
          <table:table-cell office:value-type="float" office:value="6242.20077331705" calcext:value-type="float">
            <text:p>6242.20077331705</text:p>
          </table:table-cell>
          <table:table-cell table:style-name="ce2" office:value-type="float" office:value="14816.2" calcext:value-type="float">
            <text:p>1.48E+04</text:p>
          </table:table-cell>
          <table:table-cell office:value-type="float" office:value="912.651390181377" calcext:value-type="float">
            <text:p>912.651390181377</text:p>
          </table:table-cell>
          <table:table-cell table:style-name="ce2" office:value-type="float" office:value="7778.2" calcext:value-type="float">
            <text:p>7.78E+03</text:p>
          </table:table-cell>
          <table:table-cell office:value-type="float" office:value="1078.02901630708" calcext:value-type="float">
            <text:p>1078.02901630708</text:p>
          </table:table-cell>
          <table:table-cell table:style-name="ce2" office:value-type="float" office:value="7038" calcext:value-type="float">
            <text:p>7.04E+03</text:p>
          </table:table-cell>
          <table:table-cell office:value-type="float" office:value="813.410843301219" calcext:value-type="float">
            <text:p>813.410843301219</text:p>
          </table:table-cell>
          <table:table-cell table:style-name="ce2" office:value-type="float" office:value="53.1046594982079" calcext:value-type="float">
            <text:p>5.31E+01</text:p>
          </table:table-cell>
          <table:table-cell office:value-type="float" office:value="3.27115193613397" calcext:value-type="float">
            <text:p>3.27115193613397</text:p>
          </table:table-cell>
          <table:table-cell table:style-name="ce2" office:value-type="float" office:value="27.878853046595" calcext:value-type="float">
            <text:p>2.79E+01</text:p>
          </table:table-cell>
          <table:table-cell office:value-type="float" office:value="3.86390328425475" calcext:value-type="float">
            <text:p>3.86390328425475</text:p>
          </table:table-cell>
          <table:table-cell table:style-name="ce2" office:value-type="float" office:value="25.2258064516129" calcext:value-type="float">
            <text:p>2.52E+01</text:p>
          </table:table-cell>
          <table:table-cell office:value-type="float" office:value="2.91545105125885" calcext:value-type="float">
            <text:p>2.91545105125885</text:p>
          </table:table-cell>
          <table:table-cell office:value-type="float" office:value="12.0465086516643" calcext:value-type="float">
            <text:p>1.20E+01</text:p>
          </table:table-cell>
          <table:table-cell office:value-type="float" office:value="0.708105245033627" calcext:value-type="float">
            <text:p>0.708105245033627</text:p>
          </table:table-cell>
          <table:table-cell office:value-type="float" office:value="5.84306914105996" calcext:value-type="float">
            <text:p>5.84E+00</text:p>
          </table:table-cell>
          <table:table-cell office:value-type="float" office:value="0.387010010583512" calcext:value-type="float">
            <text:p>0.387010010583512</text:p>
          </table:table-cell>
          <table:table-cell office:value-type="float" office:value="6.2034395106043" calcext:value-type="float">
            <text:p>6.20E+00</text:p>
          </table:table-cell>
          <table:table-cell office:value-type="float" office:value="0.532726819952837" calcext:value-type="float">
            <text:p>0.532726819952837</text:p>
          </table:table-cell>
          <table:table-cell office:value-type="float" office:value="4.68354987953974" calcext:value-type="float">
            <text:p>4.68E+00</text:p>
          </table:table-cell>
          <table:table-cell table:style-name="ce1" office:value-type="float" office:value="0.439909724239741" calcext:value-type="float">
            <text:p>0.439909724239741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formula="of:=[.B24]/[.B$24]" office:value-type="float" office:value="1" calcext:value-type="float">
            <text:p>1</text:p>
          </table:table-cell>
          <table:table-cell table:formula="of:=[.C24]/[.C$24]" office:value-type="float" office:value="1" calcext:value-type="float">
            <text:p>1</text:p>
          </table:table-cell>
          <table:table-cell table:formula="of:=[.D24]/[.D$24]" office:value-type="float" office:value="1" calcext:value-type="float">
            <text:p>1</text:p>
          </table:table-cell>
          <table:table-cell table:formula="of:=[.E24]/[.E$24]" office:value-type="float" office:value="1" calcext:value-type="float">
            <text:p>1</text:p>
          </table:table-cell>
          <table:table-cell table:formula="of:=[.F24]/[.F$24]" office:value-type="float" office:value="1" calcext:value-type="float">
            <text:p>1</text:p>
          </table:table-cell>
          <table:table-cell table:formula="of:=[.G24]/[.G$24]" office:value-type="float" office:value="1" calcext:value-type="float">
            <text:p>1</text:p>
          </table:table-cell>
          <table:table-cell table:formula="of:=[.H24]/[.H$24]" office:value-type="float" office:value="1" calcext:value-type="float">
            <text:p>1</text:p>
          </table:table-cell>
          <table:table-cell table:formula="of:=[.I24]/[.I$24]" office:value-type="float" office:value="1" calcext:value-type="float">
            <text:p>1</text:p>
          </table:table-cell>
          <table:table-cell table:formula="of:=[.J24]/[.J$24]" office:value-type="float" office:value="1" calcext:value-type="float">
            <text:p>1</text:p>
          </table:table-cell>
          <table:table-cell table:formula="of:=[.K24]/[.K$24]" office:value-type="float" office:value="1" calcext:value-type="float">
            <text:p>1</text:p>
          </table:table-cell>
          <table:table-cell table:formula="of:=[.L24]/[.L$24]" office:value-type="float" office:value="1" calcext:value-type="float">
            <text:p>1</text:p>
          </table:table-cell>
          <table:table-cell table:formula="of:=[.M24]/[.M$24]" office:value-type="float" office:value="1" calcext:value-type="float">
            <text:p>1</text:p>
          </table:table-cell>
          <table:table-cell table:formula="of:=[.N24]/[.N$24]" office:value-type="float" office:value="1" calcext:value-type="float">
            <text:p>1</text:p>
          </table:table-cell>
          <table:table-cell table:formula="of:=[.O24]/[.O$24]" office:value-type="float" office:value="1" calcext:value-type="float">
            <text:p>1</text:p>
          </table:table-cell>
          <table:table-cell table:formula="of:=[.P24]/[.P$24]" office:value-type="float" office:value="1" calcext:value-type="float">
            <text:p>1</text:p>
          </table:table-cell>
          <table:table-cell table:formula="of:=[.Q24]/[.Q$24]" office:value-type="float" office:value="1" calcext:value-type="float">
            <text:p>1</text:p>
          </table:table-cell>
          <table:table-cell table:formula="of:=[.R24]/[.R$24]" office:value-type="float" office:value="1" calcext:value-type="float">
            <text:p>1</text:p>
          </table:table-cell>
          <table:table-cell table:formula="of:=[.S24]/[.S$24]" office:value-type="float" office:value="1" calcext:value-type="float">
            <text:p>1</text:p>
          </table:table-cell>
          <table:table-cell table:formula="of:=[.T24]/[.T$24]" office:value-type="float" office:value="1" calcext:value-type="float">
            <text:p>1</text:p>
          </table:table-cell>
          <table:table-cell table:formula="of:=[.U24]/[.U$24]" office:value-type="float" office:value="1" calcext:value-type="float">
            <text:p>1</text:p>
          </table:table-cell>
          <table:table-cell table:style-name="Default" table:formula="of:=[.V24]/[.V$24]" office:value-type="float" office:value="1" calcext:value-type="float">
            <text:p>1</text:p>
          </table:table-cell>
          <table:table-cell table:formula="of:=[.W24]/[.W$24]" office:value-type="float" office:value="1" calcext:value-type="float">
            <text:p>1</text:p>
          </table:table-cell>
          <table:table-cell table:style-name="Default" table:formula="of:=[.X24]/[.X$24]" office:value-type="float" office:value="1" calcext:value-type="float">
            <text:p>1</text:p>
          </table:table-cell>
          <table:table-cell table:formula="of:=[.Y24]/[.Y$24]" office:value-type="float" office:value="1" calcext:value-type="float">
            <text:p>1</text:p>
          </table:table-cell>
          <table:table-cell table:style-name="Default" table:formula="of:=[.Z24]/[.Z$24]" office:value-type="float" office:value="1" calcext:value-type="float">
            <text:p>1</text:p>
          </table:table-cell>
          <table:table-cell table:formula="of:=[.AA24]/[.AA$24]" office:value-type="float" office:value="1" calcext:value-type="float">
            <text:p>1</text:p>
          </table:table-cell>
          <table:table-cell table:style-name="Default" table:formula="of:=[.AB24]/[.AB$24]" office:value-type="float" office:value="1" calcext:value-type="float">
            <text:p>1</text:p>
          </table:table-cell>
          <table:table-cell table:formula="of:=[.AC24]/[.AC$2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[.B25]/[.B$24]" office:value-type="float" office:value="0.641793922175435" calcext:value-type="float">
            <text:p>0.641793922175435</text:p>
          </table:table-cell>
          <table:table-cell table:formula="of:=[.C25]/[.C$24]" office:value-type="float" office:value="0.848385415210962" calcext:value-type="float">
            <text:p>0.848385415210962</text:p>
          </table:table-cell>
          <table:table-cell table:formula="of:=[.D25]/[.D$24]" office:value-type="float" office:value="0.808232249071969" calcext:value-type="float">
            <text:p>0.808232249071969</text:p>
          </table:table-cell>
          <table:table-cell table:formula="of:=[.E25]/[.E$24]" office:value-type="float" office:value="1.0875189211746" calcext:value-type="float">
            <text:p>1.0875189211746</text:p>
          </table:table-cell>
          <table:table-cell table:formula="of:=[.F25]/[.F$24]" office:value-type="float" office:value="0.803037572374236" calcext:value-type="float">
            <text:p>0.803037572374236</text:p>
          </table:table-cell>
          <table:table-cell table:formula="of:=[.G25]/[.G$24]" office:value-type="float" office:value="0.898605061532426" calcext:value-type="float">
            <text:p>0.898605061532426</text:p>
          </table:table-cell>
          <table:table-cell table:formula="of:=[.H25]/[.H$24]" office:value-type="float" office:value="0.813772774452824" calcext:value-type="float">
            <text:p>0.813772774452824</text:p>
          </table:table-cell>
          <table:table-cell table:formula="of:=[.I25]/[.I$24]" office:value-type="float" office:value="0.985747840588492" calcext:value-type="float">
            <text:p>0.985747840588492</text:p>
          </table:table-cell>
          <table:table-cell table:formula="of:=[.J25]/[.J$24]" office:value-type="float" office:value="0.526870383642621" calcext:value-type="float">
            <text:p>0.526870383642621</text:p>
          </table:table-cell>
          <table:table-cell table:formula="of:=[.K25]/[.K$24]" office:value-type="float" office:value="8.30738903145773" calcext:value-type="float">
            <text:p>8.30738903145773</text:p>
          </table:table-cell>
          <table:table-cell table:formula="of:=[.L25]/[.L$24]" office:value-type="float" office:value="0.528918664152976" calcext:value-type="float">
            <text:p>0.528918664152976</text:p>
          </table:table-cell>
          <table:table-cell table:formula="of:=[.M25]/[.M$24]" office:value-type="float" office:value="0.766237392506854" calcext:value-type="float">
            <text:p>0.766237392506854</text:p>
          </table:table-cell>
          <table:table-cell table:formula="of:=[.N25]/[.N$24]" office:value-type="float" office:value="0.524580704241253" calcext:value-type="float">
            <text:p>0.524580704241253</text:p>
          </table:table-cell>
          <table:table-cell table:formula="of:=[.O25]/[.O$24]" office:value-type="float" office:value="0.538381274220865" calcext:value-type="float">
            <text:p>0.538381274220865</text:p>
          </table:table-cell>
          <table:table-cell table:formula="of:=[.P25]/[.P$24]" office:value-type="float" office:value="0.526870383642619" calcext:value-type="float">
            <text:p>0.526870383642619</text:p>
          </table:table-cell>
          <table:table-cell table:formula="of:=[.Q25]/[.Q$24]" office:value-type="float" office:value="8.3073890314577" calcext:value-type="float">
            <text:p>8.3073890314577</text:p>
          </table:table-cell>
          <table:table-cell table:formula="of:=[.R25]/[.R$24]" office:value-type="float" office:value="0.528918664152975" calcext:value-type="float">
            <text:p>0.528918664152975</text:p>
          </table:table-cell>
          <table:table-cell table:formula="of:=[.S25]/[.S$24]" office:value-type="float" office:value="0.766237392506852" calcext:value-type="float">
            <text:p>0.766237392506852</text:p>
          </table:table-cell>
          <table:table-cell table:formula="of:=[.T25]/[.T$24]" office:value-type="float" office:value="0.524580704241253" calcext:value-type="float">
            <text:p>0.524580704241253</text:p>
          </table:table-cell>
          <table:table-cell table:formula="of:=[.U25]/[.U$24]" office:value-type="float" office:value="0.538381274220866" calcext:value-type="float">
            <text:p>0.538381274220866</text:p>
          </table:table-cell>
          <table:table-cell table:style-name="Default" table:formula="of:=[.V25]/[.V$24]" office:value-type="float" office:value="1.53560061713369" calcext:value-type="float">
            <text:p>1.53560061713369</text:p>
          </table:table-cell>
          <table:table-cell table:formula="of:=[.W25]/[.W$24]" office:value-type="float" office:value="1.37160240269326" calcext:value-type="float">
            <text:p>1.37160240269326</text:p>
          </table:table-cell>
          <table:table-cell table:style-name="Default" table:formula="of:=[.X25]/[.X$24]" office:value-type="float" office:value="1.52347842092844" calcext:value-type="float">
            <text:p>1.52347842092844</text:p>
          </table:table-cell>
          <table:table-cell table:formula="of:=[.Y25]/[.Y$24]" office:value-type="float" office:value="1.89455296949914" calcext:value-type="float">
            <text:p>1.89455296949914</text:p>
          </table:table-cell>
          <table:table-cell table:style-name="Default" table:formula="of:=[.Z25]/[.Z$24]" office:value-type="float" office:value="1.54708394220306" calcext:value-type="float">
            <text:p>1.54708394220306</text:p>
          </table:table-cell>
          <table:table-cell table:formula="of:=[.AA25]/[.AA$24]" office:value-type="float" office:value="1.38782864395016" calcext:value-type="float">
            <text:p>1.38782864395016</text:p>
          </table:table-cell>
          <table:table-cell table:style-name="Default" table:formula="of:=[.AB25]/[.AB$24]" office:value-type="float" office:value="0.932300185007762" calcext:value-type="float">
            <text:p>0.932300185007762</text:p>
          </table:table-cell>
          <table:table-cell table:formula="of:=[.AC25]/[.AC$24]" office:value-type="float" office:value="1.05092668722065" calcext:value-type="float">
            <text:p>1.05092668722065</text:p>
          </table:table-cell>
          <table:table-cell table:number-columns-repeated="6"/>
        </table:table-row>
        <table:table-row table:style-name="ro1">
          <table:table-cell/>
          <table:table-cell table:formula="of:=[.B26]/[.B$24]" office:value-type="float" office:value="0.495134696362437" calcext:value-type="float">
            <text:p>0.495134696362437</text:p>
          </table:table-cell>
          <table:table-cell table:formula="of:=[.C26]/[.C$24]" office:value-type="float" office:value="0.787482344620583" calcext:value-type="float">
            <text:p>0.787482344620583</text:p>
          </table:table-cell>
          <table:table-cell table:formula="of:=[.D26]/[.D$24]" office:value-type="float" office:value="0.77357637576802" calcext:value-type="float">
            <text:p>0.77357637576802</text:p>
          </table:table-cell>
          <table:table-cell table:formula="of:=[.E26]/[.E$24]" office:value-type="float" office:value="1.10779812936514" calcext:value-type="float">
            <text:p>1.10779812936514</text:p>
          </table:table-cell>
          <table:table-cell table:formula="of:=[.F26]/[.F$24]" office:value-type="float" office:value="0.764885982571597" calcext:value-type="float">
            <text:p>0.764885982571597</text:p>
          </table:table-cell>
          <table:table-cell table:formula="of:=[.G26]/[.G$24]" office:value-type="float" office:value="0.845354263238355" calcext:value-type="float">
            <text:p>0.845354263238355</text:p>
          </table:table-cell>
          <table:table-cell table:formula="of:=[.H26]/[.H$24]" office:value-type="float" office:value="0.782845353776875" calcext:value-type="float">
            <text:p>0.782845353776875</text:p>
          </table:table-cell>
          <table:table-cell table:formula="of:=[.I26]/[.I$24]" office:value-type="float" office:value="0.990678428445228" calcext:value-type="float">
            <text:p>0.990678428445228</text:p>
          </table:table-cell>
          <table:table-cell table:formula="of:=[.J26]/[.J$24]" office:value-type="float" office:value="0.484620533202234" calcext:value-type="float">
            <text:p>0.484620533202234</text:p>
          </table:table-cell>
          <table:table-cell table:formula="of:=[.K26]/[.K$24]" office:value-type="float" office:value="8.99613651677374" calcext:value-type="float">
            <text:p>8.99613651677374</text:p>
          </table:table-cell>
          <table:table-cell table:formula="of:=[.L26]/[.L$24]" office:value-type="float" office:value="0.482841817039231" calcext:value-type="float">
            <text:p>0.482841817039231</text:p>
          </table:table-cell>
          <table:table-cell table:formula="of:=[.M26]/[.M$24]" office:value-type="float" office:value="0.679622248282407" calcext:value-type="float">
            <text:p>0.679622248282407</text:p>
          </table:table-cell>
          <table:table-cell table:formula="of:=[.N26]/[.N$24]" office:value-type="float" office:value="0.486608878909141" calcext:value-type="float">
            <text:p>0.486608878909141</text:p>
          </table:table-cell>
          <table:table-cell table:formula="of:=[.O26]/[.O$24]" office:value-type="float" office:value="0.487223450992426" calcext:value-type="float">
            <text:p>0.487223450992426</text:p>
          </table:table-cell>
          <table:table-cell table:formula="of:=[.P26]/[.P$24]" office:value-type="float" office:value="0.484620533202233" calcext:value-type="float">
            <text:p>0.484620533202233</text:p>
          </table:table-cell>
          <table:table-cell table:formula="of:=[.Q26]/[.Q$24]" office:value-type="float" office:value="8.99613651677372" calcext:value-type="float">
            <text:p>8.99613651677372</text:p>
          </table:table-cell>
          <table:table-cell table:formula="of:=[.R26]/[.R$24]" office:value-type="float" office:value="0.482841817039231" calcext:value-type="float">
            <text:p>0.482841817039231</text:p>
          </table:table-cell>
          <table:table-cell table:formula="of:=[.S26]/[.S$24]" office:value-type="float" office:value="0.679622248282403" calcext:value-type="float">
            <text:p>0.679622248282403</text:p>
          </table:table-cell>
          <table:table-cell table:formula="of:=[.T26]/[.T$24]" office:value-type="float" office:value="0.486608878909142" calcext:value-type="float">
            <text:p>0.486608878909142</text:p>
          </table:table-cell>
          <table:table-cell table:formula="of:=[.U26]/[.U$24]" office:value-type="float" office:value="0.487223450992426" calcext:value-type="float">
            <text:p>0.487223450992426</text:p>
          </table:table-cell>
          <table:table-cell table:style-name="Default" table:formula="of:=[.V26]/[.V$24]" office:value-type="float" office:value="1.59608511073634" calcext:value-type="float">
            <text:p>1.59608511073634</text:p>
          </table:table-cell>
          <table:table-cell table:formula="of:=[.W26]/[.W$24]" office:value-type="float" office:value="1.42046722074859" calcext:value-type="float">
            <text:p>1.42046722074859</text:p>
          </table:table-cell>
          <table:table-cell table:style-name="Default" table:formula="of:=[.X26]/[.X$24]" office:value-type="float" office:value="1.58948852832078" calcext:value-type="float">
            <text:p>1.58948852832078</text:p>
          </table:table-cell>
          <table:table-cell table:formula="of:=[.Y26]/[.Y$24]" office:value-type="float" office:value="2.10109837979048" calcext:value-type="float">
            <text:p>2.10109837979048</text:p>
          </table:table-cell>
          <table:table-cell table:style-name="Default" table:formula="of:=[.Z26]/[.Z$24]" office:value-type="float" office:value="1.60233403617379" calcext:value-type="float">
            <text:p>1.60233403617379</text:p>
          </table:table-cell>
          <table:table-cell table:formula="of:=[.AA26]/[.AA$24]" office:value-type="float" office:value="1.38513039505353" calcext:value-type="float">
            <text:p>1.38513039505353</text:p>
          </table:table-cell>
          <table:table-cell table:style-name="Default" table:formula="of:=[.AB26]/[.AB$24]" office:value-type="float" office:value="0.923719926615805" calcext:value-type="float">
            <text:p>0.923719926615805</text:p>
          </table:table-cell>
          <table:table-cell table:formula="of:=[.AC26]/[.AC$24]" office:value-type="float" office:value="1.05569527362639" calcext:value-type="float">
            <text:p>1.05569527362639</text:p>
          </table:table-cell>
          <table:table-cell table:number-columns-repeated="6"/>
        </table:table-row>
        <table:table-row table:style-name="ro1">
          <table:table-cell/>
          <table:table-cell table:formula="of:=[.B27]/[.B$24]" office:value-type="float" office:value="0.568185277256354" calcext:value-type="float">
            <text:p>0.568185277256354</text:p>
          </table:table-cell>
          <table:table-cell table:formula="of:=[.C27]/[.C$24]" office:value-type="float" office:value="0.793577219127528" calcext:value-type="float">
            <text:p>0.793577219127528</text:p>
          </table:table-cell>
          <table:table-cell table:formula="of:=[.D27]/[.D$24]" office:value-type="float" office:value="0.787094611469016" calcext:value-type="float">
            <text:p>0.787094611469016</text:p>
          </table:table-cell>
          <table:table-cell table:formula="of:=[.E27]/[.E$24]" office:value-type="float" office:value="1.11744237542276" calcext:value-type="float">
            <text:p>1.11744237542276</text:p>
          </table:table-cell>
          <table:table-cell table:formula="of:=[.F27]/[.F$24]" office:value-type="float" office:value="0.780262271595414" calcext:value-type="float">
            <text:p>0.780262271595414</text:p>
          </table:table-cell>
          <table:table-cell table:formula="of:=[.G27]/[.G$24]" office:value-type="float" office:value="0.858964555907731" calcext:value-type="float">
            <text:p>0.858964555907731</text:p>
          </table:table-cell>
          <table:table-cell table:formula="of:=[.H27]/[.H$24]" office:value-type="float" office:value="0.794381831575868" calcext:value-type="float">
            <text:p>0.794381831575868</text:p>
          </table:table-cell>
          <table:table-cell table:formula="of:=[.I27]/[.I$24]" office:value-type="float" office:value="0.990194975665257" calcext:value-type="float">
            <text:p>0.990194975665257</text:p>
          </table:table-cell>
          <table:table-cell table:formula="of:=[.J27]/[.J$24]" office:value-type="float" office:value="0.499055257094456" calcext:value-type="float">
            <text:p>0.499055257094456</text:p>
          </table:table-cell>
          <table:table-cell table:formula="of:=[.K27]/[.K$24]" office:value-type="float" office:value="9.35880103596199" calcext:value-type="float">
            <text:p>9.35880103596199</text:p>
          </table:table-cell>
          <table:table-cell table:formula="of:=[.L27]/[.L$24]" office:value-type="float" office:value="0.499091031510908" calcext:value-type="float">
            <text:p>0.499091031510908</text:p>
          </table:table-cell>
          <table:table-cell table:formula="of:=[.M27]/[.M$24]" office:value-type="float" office:value="0.707540285611875" calcext:value-type="float">
            <text:p>0.707540285611875</text:p>
          </table:table-cell>
          <table:table-cell table:formula="of:=[.N27]/[.N$24]" office:value-type="float" office:value="0.499015266505262" calcext:value-type="float">
            <text:p>0.499015266505262</text:p>
          </table:table-cell>
          <table:table-cell table:formula="of:=[.O27]/[.O$24]" office:value-type="float" office:value="0.497134000134293" calcext:value-type="float">
            <text:p>0.497134000134293</text:p>
          </table:table-cell>
          <table:table-cell table:formula="of:=[.P27]/[.P$24]" office:value-type="float" office:value="0.499055257094455" calcext:value-type="float">
            <text:p>0.499055257094455</text:p>
          </table:table-cell>
          <table:table-cell table:formula="of:=[.Q27]/[.Q$24]" office:value-type="float" office:value="9.35880103596198" calcext:value-type="float">
            <text:p>9.35880103596198</text:p>
          </table:table-cell>
          <table:table-cell table:formula="of:=[.R27]/[.R$24]" office:value-type="float" office:value="0.499091031510907" calcext:value-type="float">
            <text:p>0.499091031510907</text:p>
          </table:table-cell>
          <table:table-cell table:formula="of:=[.S27]/[.S$24]" office:value-type="float" office:value="0.707540285611873" calcext:value-type="float">
            <text:p>0.707540285611873</text:p>
          </table:table-cell>
          <table:table-cell table:formula="of:=[.T27]/[.T$24]" office:value-type="float" office:value="0.499015266505263" calcext:value-type="float">
            <text:p>0.499015266505263</text:p>
          </table:table-cell>
          <table:table-cell table:formula="of:=[.U27]/[.U$24]" office:value-type="float" office:value="0.497134000134294" calcext:value-type="float">
            <text:p>0.497134000134294</text:p>
          </table:table-cell>
          <table:table-cell table:style-name="Default" table:formula="of:=[.V27]/[.V$24]" office:value-type="float" office:value="1.57759823996406" calcext:value-type="float">
            <text:p>1.57759823996406</text:p>
          </table:table-cell>
          <table:table-cell table:formula="of:=[.W27]/[.W$24]" office:value-type="float" office:value="1.38611626453686" calcext:value-type="float">
            <text:p>1.38611626453686</text:p>
          </table:table-cell>
          <table:table-cell table:style-name="Default" table:formula="of:=[.X27]/[.X$24]" office:value-type="float" office:value="1.56896810545653" calcext:value-type="float">
            <text:p>1.56896810545653</text:p>
          </table:table-cell>
          <table:table-cell table:formula="of:=[.Y27]/[.Y$24]" office:value-type="float" office:value="2.05901559004105" calcext:value-type="float">
            <text:p>2.05901559004105</text:p>
          </table:table-cell>
          <table:table-cell table:style-name="Default" table:formula="of:=[.Z27]/[.Z$24]" office:value-type="float" office:value="1.58577354403141" calcext:value-type="float">
            <text:p>1.58577354403141</text:p>
          </table:table-cell>
          <table:table-cell table:formula="of:=[.AA27]/[.AA$24]" office:value-type="float" office:value="1.36400343841671" calcext:value-type="float">
            <text:p>1.36400343841671</text:p>
          </table:table-cell>
          <table:table-cell table:style-name="Default" table:formula="of:=[.AB27]/[.AB$24]" office:value-type="float" office:value="0.927456327206981" calcext:value-type="float">
            <text:p>0.927456327206981</text:p>
          </table:table-cell>
          <table:table-cell table:formula="of:=[.AC27]/[.AC$24]" office:value-type="float" office:value="1.05316994972573" calcext:value-type="float">
            <text:p>1.05316994972573</text:p>
          </table:table-cell>
          <table:table-cell table:number-columns-repeated="6"/>
        </table:table-row>
        <table:table-row table:style-name="ro1">
          <table:table-cell/>
          <table:table-cell table:formula="of:=[.B28]/[.B$24]" office:value-type="float" office:value="0.457379128405459" calcext:value-type="float">
            <text:p>0.457379128405459</text:p>
          </table:table-cell>
          <table:table-cell table:formula="of:=[.C28]/[.C$24]" office:value-type="float" office:value="0.748101107863946" calcext:value-type="float">
            <text:p>0.748101107863946</text:p>
          </table:table-cell>
          <table:table-cell table:formula="of:=[.D28]/[.D$24]" office:value-type="float" office:value="0.728763152286049" calcext:value-type="float">
            <text:p>0.728763152286049</text:p>
          </table:table-cell>
          <table:table-cell table:formula="of:=[.E28]/[.E$24]" office:value-type="float" office:value="1.11714792300653" calcext:value-type="float">
            <text:p>1.11714792300653</text:p>
          </table:table-cell>
          <table:table-cell table:formula="of:=[.F28]/[.F$24]" office:value-type="float" office:value="0.720293034307359" calcext:value-type="float">
            <text:p>0.720293034307359</text:p>
          </table:table-cell>
          <table:table-cell table:formula="of:=[.G28]/[.G$24]" office:value-type="float" office:value="0.814435986391214" calcext:value-type="float">
            <text:p>0.814435986391214</text:p>
          </table:table-cell>
          <table:table-cell table:formula="of:=[.H28]/[.H$24]" office:value-type="float" office:value="0.737797189699822" calcext:value-type="float">
            <text:p>0.737797189699822</text:p>
          </table:table-cell>
          <table:table-cell table:formula="of:=[.I28]/[.I$24]" office:value-type="float" office:value="0.987219235055142" calcext:value-type="float">
            <text:p>0.987219235055142</text:p>
          </table:table-cell>
          <table:table-cell table:formula="of:=[.J28]/[.J$24]" office:value-type="float" office:value="0.440380503349543" calcext:value-type="float">
            <text:p>0.440380503349543</text:p>
          </table:table-cell>
          <table:table-cell table:formula="of:=[.K28]/[.K$24]" office:value-type="float" office:value="9.48762436404927" calcext:value-type="float">
            <text:p>9.48762436404927</text:p>
          </table:table-cell>
          <table:table-cell table:formula="of:=[.L28]/[.L$24]" office:value-type="float" office:value="0.438313582906904" calcext:value-type="float">
            <text:p>0.438313582906904</text:p>
          </table:table-cell>
          <table:table-cell table:formula="of:=[.M28]/[.M$24]" office:value-type="float" office:value="0.642393190573062" calcext:value-type="float">
            <text:p>0.642393190573062</text:p>
          </table:table-cell>
          <table:table-cell table:formula="of:=[.N28]/[.N$24]" office:value-type="float" office:value="0.442691019481416" calcext:value-type="float">
            <text:p>0.442691019481416</text:p>
          </table:table-cell>
          <table:table-cell table:formula="of:=[.O28]/[.O$24]" office:value-type="float" office:value="0.478756513666855" calcext:value-type="float">
            <text:p>0.478756513666855</text:p>
          </table:table-cell>
          <table:table-cell table:formula="of:=[.P28]/[.P$24]" office:value-type="float" office:value="0.440380503349542" calcext:value-type="float">
            <text:p>0.440380503349542</text:p>
          </table:table-cell>
          <table:table-cell table:formula="of:=[.Q28]/[.Q$24]" office:value-type="float" office:value="9.48762436404924" calcext:value-type="float">
            <text:p>9.48762436404924</text:p>
          </table:table-cell>
          <table:table-cell table:formula="of:=[.R28]/[.R$24]" office:value-type="float" office:value="0.438313582906904" calcext:value-type="float">
            <text:p>0.438313582906904</text:p>
          </table:table-cell>
          <table:table-cell table:formula="of:=[.S28]/[.S$24]" office:value-type="float" office:value="0.64239319057306" calcext:value-type="float">
            <text:p>0.64239319057306</text:p>
          </table:table-cell>
          <table:table-cell table:formula="of:=[.T28]/[.T$24]" office:value-type="float" office:value="0.442691019481415" calcext:value-type="float">
            <text:p>0.442691019481415</text:p>
          </table:table-cell>
          <table:table-cell table:formula="of:=[.U28]/[.U$24]" office:value-type="float" office:value="0.478756513666855" calcext:value-type="float">
            <text:p>0.478756513666855</text:p>
          </table:table-cell>
          <table:table-cell table:style-name="Default" table:formula="of:=[.V28]/[.V$24]" office:value-type="float" office:value="1.65505119112454" calcext:value-type="float">
            <text:p>1.65505119112454</text:p>
          </table:table-cell>
          <table:table-cell table:formula="of:=[.W28]/[.W$24]" office:value-type="float" office:value="1.46600270711585" calcext:value-type="float">
            <text:p>1.46600270711585</text:p>
          </table:table-cell>
          <table:table-cell table:style-name="Default" table:formula="of:=[.X28]/[.X$24]" office:value-type="float" office:value="1.64966522461503" calcext:value-type="float">
            <text:p>1.64966522461503</text:p>
          </table:table-cell>
          <table:table-cell table:formula="of:=[.Y28]/[.Y$24]" office:value-type="float" office:value="2.25850902743692" calcext:value-type="float">
            <text:p>2.25850902743692</text:p>
          </table:table-cell>
          <table:table-cell table:style-name="Default" table:formula="of:=[.Z28]/[.Z$24]" office:value-type="float" office:value="1.66015330324964" calcext:value-type="float">
            <text:p>1.66015330324964</text:p>
          </table:table-cell>
          <table:table-cell table:formula="of:=[.AA28]/[.AA$24]" office:value-type="float" office:value="1.45642271167603" calcext:value-type="float">
            <text:p>1.45642271167603</text:p>
          </table:table-cell>
          <table:table-cell table:style-name="Default" table:formula="of:=[.AB28]/[.AB$24]" office:value-type="float" office:value="0.904126065403249" calcext:value-type="float">
            <text:p>0.904126065403249</text:p>
          </table:table-cell>
          <table:table-cell table:formula="of:=[.AC28]/[.AC$24]" office:value-type="float" office:value="1.06178221740275" calcext:value-type="float">
            <text:p>1.06178221740275</text:p>
          </table:table-cell>
          <table:table-cell table:number-columns-repeated="6"/>
        </table:table-row>
        <table:table-row table:style-name="ro1">
          <table:table-cell/>
          <table:table-cell table:formula="of:=[.B29]/[.B$24]" office:value-type="float" office:value="0.446694738978236" calcext:value-type="float">
            <text:p>0.446694738978236</text:p>
          </table:table-cell>
          <table:table-cell table:formula="of:=[.C29]/[.C$24]" office:value-type="float" office:value="0.744723784323015" calcext:value-type="float">
            <text:p>0.744723784323015</text:p>
          </table:table-cell>
          <table:table-cell table:formula="of:=[.D29]/[.D$24]" office:value-type="float" office:value="0.727435992316855" calcext:value-type="float">
            <text:p>0.727435992316855</text:p>
          </table:table-cell>
          <table:table-cell table:formula="of:=[.E29]/[.E$24]" office:value-type="float" office:value="1.1146759792" calcext:value-type="float">
            <text:p>1.1146759792</text:p>
          </table:table-cell>
          <table:table-cell table:formula="of:=[.F29]/[.F$24]" office:value-type="float" office:value="0.718673827531836" calcext:value-type="float">
            <text:p>0.718673827531836</text:p>
          </table:table-cell>
          <table:table-cell table:formula="of:=[.G29]/[.G$24]" office:value-type="float" office:value="0.811132972131086" calcext:value-type="float">
            <text:p>0.811132972131086</text:p>
          </table:table-cell>
          <table:table-cell table:formula="of:=[.H29]/[.H$24]" office:value-type="float" office:value="0.736781520288562" calcext:value-type="float">
            <text:p>0.736781520288562</text:p>
          </table:table-cell>
          <table:table-cell table:formula="of:=[.I29]/[.I$24]" office:value-type="float" office:value="0.984712507444128" calcext:value-type="float">
            <text:p>0.984712507444128</text:p>
          </table:table-cell>
          <table:table-cell table:formula="of:=[.J29]/[.J$24]" office:value-type="float" office:value="0.438793098342109" calcext:value-type="float">
            <text:p>0.438793098342109</text:p>
          </table:table-cell>
          <table:table-cell table:formula="of:=[.K29]/[.K$24]" office:value-type="float" office:value="9.46001148141565" calcext:value-type="float">
            <text:p>9.46001148141565</text:p>
          </table:table-cell>
          <table:table-cell table:formula="of:=[.L29]/[.L$24]" office:value-type="float" office:value="0.436428314929527" calcext:value-type="float">
            <text:p>0.436428314929527</text:p>
          </table:table-cell>
          <table:table-cell table:formula="of:=[.M29]/[.M$24]" office:value-type="float" office:value="0.638258752196417" calcext:value-type="float">
            <text:p>0.638258752196417</text:p>
          </table:table-cell>
          <table:table-cell table:formula="of:=[.N29]/[.N$24]" office:value-type="float" office:value="0.441436581908501" calcext:value-type="float">
            <text:p>0.441436581908501</text:p>
          </table:table-cell>
          <table:table-cell table:formula="of:=[.O29]/[.O$24]" office:value-type="float" office:value="0.475954941166138" calcext:value-type="float">
            <text:p>0.475954941166138</text:p>
          </table:table-cell>
          <table:table-cell table:formula="of:=[.P29]/[.P$24]" office:value-type="float" office:value="0.438793098342108" calcext:value-type="float">
            <text:p>0.438793098342108</text:p>
          </table:table-cell>
          <table:table-cell table:formula="of:=[.Q29]/[.Q$24]" office:value-type="float" office:value="9.46001148141564" calcext:value-type="float">
            <text:p>9.46001148141564</text:p>
          </table:table-cell>
          <table:table-cell table:formula="of:=[.R29]/[.R$24]" office:value-type="float" office:value="0.436428314929527" calcext:value-type="float">
            <text:p>0.436428314929527</text:p>
          </table:table-cell>
          <table:table-cell table:formula="of:=[.S29]/[.S$24]" office:value-type="float" office:value="0.638258752196412" calcext:value-type="float">
            <text:p>0.638258752196412</text:p>
          </table:table-cell>
          <table:table-cell table:formula="of:=[.T29]/[.T$24]" office:value-type="float" office:value="0.441436581908501" calcext:value-type="float">
            <text:p>0.441436581908501</text:p>
          </table:table-cell>
          <table:table-cell table:formula="of:=[.U29]/[.U$24]" office:value-type="float" office:value="0.475954941166139" calcext:value-type="float">
            <text:p>0.475954941166139</text:p>
          </table:table-cell>
          <table:table-cell table:style-name="Default" table:formula="of:=[.V29]/[.V$24]" office:value-type="float" office:value="1.65794924636031" calcext:value-type="float">
            <text:p>1.65794924636031</text:p>
          </table:table-cell>
          <table:table-cell table:formula="of:=[.W29]/[.W$24]" office:value-type="float" office:value="1.47170799648477" calcext:value-type="float">
            <text:p>1.47170799648477</text:p>
          </table:table-cell>
          <table:table-cell table:style-name="Default" table:formula="of:=[.X29]/[.X$24]" office:value-type="float" office:value="1.65309189452073" calcext:value-type="float">
            <text:p>1.65309189452073</text:p>
          </table:table-cell>
          <table:table-cell table:formula="of:=[.Y29]/[.Y$24]" office:value-type="float" office:value="2.27493398268869" calcext:value-type="float">
            <text:p>2.27493398268869</text:p>
          </table:table-cell>
          <table:table-cell table:style-name="Default" table:formula="of:=[.Z29]/[.Z$24]" office:value-type="float" office:value="1.66255060317764" calcext:value-type="float">
            <text:p>1.66255060317764</text:p>
          </table:table-cell>
          <table:table-cell table:formula="of:=[.AA29]/[.AA$24]" office:value-type="float" office:value="1.45933563526887" calcext:value-type="float">
            <text:p>1.45933563526887</text:p>
          </table:table-cell>
          <table:table-cell table:style-name="Default" table:formula="of:=[.AB29]/[.AB$24]" office:value-type="float" office:value="0.903814165277985" calcext:value-type="float">
            <text:p>0.903814165277985</text:p>
          </table:table-cell>
          <table:table-cell table:formula="of:=[.AC29]/[.AC$24]" office:value-type="float" office:value="1.06107871967661" calcext:value-type="float">
            <text:p>1.06107871967661</text:p>
          </table:table-cell>
          <table:table-cell table:number-columns-repeated="6"/>
        </table:table-row>
        <table:table-row table:style-name="ro1">
          <table:table-cell/>
          <table:table-cell table:formula="of:=[.B30]/[.B$24]" office:value-type="float" office:value="0.446694738978236" calcext:value-type="float">
            <text:p>0.446694738978236</text:p>
          </table:table-cell>
          <table:table-cell table:formula="of:=[.C30]/[.C$24]" office:value-type="float" office:value="0.744723784323015" calcext:value-type="float">
            <text:p>0.744723784323015</text:p>
          </table:table-cell>
          <table:table-cell table:formula="of:=[.D30]/[.D$24]" office:value-type="float" office:value="0.727435992316855" calcext:value-type="float">
            <text:p>0.727435992316855</text:p>
          </table:table-cell>
          <table:table-cell table:formula="of:=[.E30]/[.E$24]" office:value-type="float" office:value="1.1146759792" calcext:value-type="float">
            <text:p>1.1146759792</text:p>
          </table:table-cell>
          <table:table-cell table:formula="of:=[.F30]/[.F$24]" office:value-type="float" office:value="0.718673827531836" calcext:value-type="float">
            <text:p>0.718673827531836</text:p>
          </table:table-cell>
          <table:table-cell table:formula="of:=[.G30]/[.G$24]" office:value-type="float" office:value="0.811132972131086" calcext:value-type="float">
            <text:p>0.811132972131086</text:p>
          </table:table-cell>
          <table:table-cell table:formula="of:=[.H30]/[.H$24]" office:value-type="float" office:value="0.736781520288562" calcext:value-type="float">
            <text:p>0.736781520288562</text:p>
          </table:table-cell>
          <table:table-cell table:formula="of:=[.I30]/[.I$24]" office:value-type="float" office:value="0.984712507444128" calcext:value-type="float">
            <text:p>0.984712507444128</text:p>
          </table:table-cell>
          <table:table-cell table:formula="of:=[.J30]/[.J$24]" office:value-type="float" office:value="0.438793098342109" calcext:value-type="float">
            <text:p>0.438793098342109</text:p>
          </table:table-cell>
          <table:table-cell table:formula="of:=[.K30]/[.K$24]" office:value-type="float" office:value="9.46001148141565" calcext:value-type="float">
            <text:p>9.46001148141565</text:p>
          </table:table-cell>
          <table:table-cell table:formula="of:=[.L30]/[.L$24]" office:value-type="float" office:value="0.436428314929527" calcext:value-type="float">
            <text:p>0.436428314929527</text:p>
          </table:table-cell>
          <table:table-cell table:formula="of:=[.M30]/[.M$24]" office:value-type="float" office:value="0.638258752196417" calcext:value-type="float">
            <text:p>0.638258752196417</text:p>
          </table:table-cell>
          <table:table-cell table:formula="of:=[.N30]/[.N$24]" office:value-type="float" office:value="0.441436581908501" calcext:value-type="float">
            <text:p>0.441436581908501</text:p>
          </table:table-cell>
          <table:table-cell table:formula="of:=[.O30]/[.O$24]" office:value-type="float" office:value="0.475954941166138" calcext:value-type="float">
            <text:p>0.475954941166138</text:p>
          </table:table-cell>
          <table:table-cell table:formula="of:=[.P30]/[.P$24]" office:value-type="float" office:value="0.438793098342108" calcext:value-type="float">
            <text:p>0.438793098342108</text:p>
          </table:table-cell>
          <table:table-cell table:formula="of:=[.Q30]/[.Q$24]" office:value-type="float" office:value="9.46001148141564" calcext:value-type="float">
            <text:p>9.46001148141564</text:p>
          </table:table-cell>
          <table:table-cell table:formula="of:=[.R30]/[.R$24]" office:value-type="float" office:value="0.436428314929527" calcext:value-type="float">
            <text:p>0.436428314929527</text:p>
          </table:table-cell>
          <table:table-cell table:formula="of:=[.S30]/[.S$24]" office:value-type="float" office:value="0.638258752196412" calcext:value-type="float">
            <text:p>0.638258752196412</text:p>
          </table:table-cell>
          <table:table-cell table:formula="of:=[.T30]/[.T$24]" office:value-type="float" office:value="0.441436581908501" calcext:value-type="float">
            <text:p>0.441436581908501</text:p>
          </table:table-cell>
          <table:table-cell table:formula="of:=[.U30]/[.U$24]" office:value-type="float" office:value="0.475954941166139" calcext:value-type="float">
            <text:p>0.475954941166139</text:p>
          </table:table-cell>
          <table:table-cell table:style-name="Default" table:formula="of:=[.V30]/[.V$24]" office:value-type="float" office:value="1.65794924636031" calcext:value-type="float">
            <text:p>1.65794924636031</text:p>
          </table:table-cell>
          <table:table-cell table:formula="of:=[.W30]/[.W$24]" office:value-type="float" office:value="1.47170799648477" calcext:value-type="float">
            <text:p>1.47170799648477</text:p>
          </table:table-cell>
          <table:table-cell table:style-name="Default" table:formula="of:=[.X30]/[.X$24]" office:value-type="float" office:value="1.65309189452073" calcext:value-type="float">
            <text:p>1.65309189452073</text:p>
          </table:table-cell>
          <table:table-cell table:formula="of:=[.Y30]/[.Y$24]" office:value-type="float" office:value="2.27493398268869" calcext:value-type="float">
            <text:p>2.27493398268869</text:p>
          </table:table-cell>
          <table:table-cell table:style-name="Default" table:formula="of:=[.Z30]/[.Z$24]" office:value-type="float" office:value="1.66255060317764" calcext:value-type="float">
            <text:p>1.66255060317764</text:p>
          </table:table-cell>
          <table:table-cell table:formula="of:=[.AA30]/[.AA$24]" office:value-type="float" office:value="1.45933563526887" calcext:value-type="float">
            <text:p>1.45933563526887</text:p>
          </table:table-cell>
          <table:table-cell table:style-name="Default" table:formula="of:=[.AB30]/[.AB$24]" office:value-type="float" office:value="0.903814165277985" calcext:value-type="float">
            <text:p>0.903814165277985</text:p>
          </table:table-cell>
          <table:table-cell table:formula="of:=[.AC30]/[.AC$24]" office:value-type="float" office:value="1.06107871967661" calcext:value-type="float">
            <text:p>1.06107871967661</text:p>
          </table:table-cell>
          <table:table-cell table:number-columns-repeated="6"/>
        </table:table-row>
        <table:table-row table:style-name="ro1" table:number-rows-repeated="8">
          <table:table-cell table:number-columns-repeated="2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2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7"/>
        </table:table-row>
        <table:table-row table:style-name="ro1" table:number-rows-repeated="10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3"/>
        </table:table-row>
      </table:table>
      <table:table table:name="q10_1" table:style-name="ta1">
        <table:shapes>
          <draw:frame draw:z-index="0" draw:style-name="gr1" draw:text-style-name="P1" svg:width="30.012cm" svg:height="12.564cm" svg:x="68.218cm" svg:y="0.39cm">
            <draw:object draw:notify-on-update-of-ranges="q10_1.A4:q10_1.A10 q10_1.B2:q10_1.B3 q10_1.B4:q10_1.B10 q10_1.D2:q10_1.D3 q10_1.D4:q10_1.D10 q10_1.H2:q10_1.H3 q10_1.H4:q10_1.H10 q10_1.P2:q10_1.P3 q10_1.P4:q10_1.P10 q10_1.T2:q10_1.T3 q10_1.T4:q10_1.T10 q10_1.V2:q10_1.V3 q10_1.V4:q10_1.V10 q10_1.Z2:q10_1.Z3 q10_1.Z4:q10_1.Z10 q10_1.AB2:q10_1.AB3 q10_1.AB4:q10_1.A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1.5188206413338" calcext:value-type="float">
            <text:p>1.52E+00</text:p>
          </table:table-cell>
          <table:table-cell office:value-type="float" office:value="1.10917994539847" calcext:value-type="float">
            <text:p>1.10917994539847</text:p>
          </table:table-cell>
          <table:table-cell table:style-name="ce2" office:value-type="float" office:value="0.767847806387603" calcext:value-type="float">
            <text:p>7.68E-01</text:p>
          </table:table-cell>
          <table:table-cell office:value-type="float" office:value="1.16396881386684" calcext:value-type="float">
            <text:p>1.16396881386684</text:p>
          </table:table-cell>
          <table:table-cell office:value-type="float" office:value="0.75986954436972" calcext:value-type="float">
            <text:p>7.60E-01</text:p>
          </table:table-cell>
          <table:table-cell office:value-type="float" office:value="1.20990989308689" calcext:value-type="float">
            <text:p>1.20990989308689</text:p>
          </table:table-cell>
          <table:table-cell office:value-type="float" office:value="0.775660074851887" calcext:value-type="float">
            <text:p>7.76E-01</text:p>
          </table:table-cell>
          <table:table-cell office:value-type="float" office:value="1.11953610922205" calcext:value-type="float">
            <text:p>1.11953610922205</text:p>
          </table:table-cell>
          <table:table-cell office:value-type="float" office:value="0.468676303365765" calcext:value-type="float">
            <text:p>4.69E-01</text:p>
          </table:table-cell>
          <table:table-cell office:value-type="float" office:value="2.60468177134152" calcext:value-type="float">
            <text:p>2.60468177134152</text:p>
          </table:table-cell>
          <table:table-cell office:value-type="float" office:value="0.471823717617917" calcext:value-type="float">
            <text:p>4.72E-01</text:p>
          </table:table-cell>
          <table:table-cell office:value-type="float" office:value="1.2925149766577" calcext:value-type="float">
            <text:p>1.2925149766577</text:p>
          </table:table-cell>
          <table:table-cell office:value-type="float" office:value="0.465341753004748" calcext:value-type="float">
            <text:p>4.65E-01</text:p>
          </table:table-cell>
          <table:table-cell office:value-type="float" office:value="2.19355142169267" calcext:value-type="float">
            <text:p>2.19355142169267</text:p>
          </table:table-cell>
          <table:table-cell office:value-type="float" office:value="0.468676303365764" calcext:value-type="float">
            <text:p>4.69E-01</text:p>
          </table:table-cell>
          <table:table-cell office:value-type="float" office:value="2.60468177134152" calcext:value-type="float">
            <text:p>2.60468177134152</text:p>
          </table:table-cell>
          <table:table-cell office:value-type="float" office:value="0.471823717617917" calcext:value-type="float">
            <text:p>4.72E-01</text:p>
          </table:table-cell>
          <table:table-cell office:value-type="float" office:value="1.2925149766577" calcext:value-type="float">
            <text:p>1.2925149766577</text:p>
          </table:table-cell>
          <table:table-cell office:value-type="float" office:value="0.465341753004747" calcext:value-type="float">
            <text:p>4.65E-01</text:p>
          </table:table-cell>
          <table:table-cell office:value-type="float" office:value="2.19355142169268" calcext:value-type="float">
            <text:p>2.19355142169268</text:p>
          </table:table-cell>
          <table:table-cell office:value-type="float" office:value="1.63493698960535" calcext:value-type="float">
            <text:p>1.63E+00</text:p>
          </table:table-cell>
          <table:table-cell office:value-type="float" office:value="1.01737233359808" calcext:value-type="float">
            <text:p>1.01737233359808</text:p>
          </table:table-cell>
          <table:table-cell office:value-type="float" office:value="1.60101380943409" calcext:value-type="float">
            <text:p>1.60E+00</text:p>
          </table:table-cell>
          <table:table-cell office:value-type="float" office:value="1.00121521173609" calcext:value-type="float">
            <text:p>1.00121521173609</text:p>
          </table:table-cell>
          <table:table-cell office:value-type="float" office:value="1.66639169927014" calcext:value-type="float">
            <text:p>1.67E+00</text:p>
          </table:table-cell>
          <table:table-cell office:value-type="float" office:value="1.24329746202958" calcext:value-type="float">
            <text:p>1.24329746202958</text:p>
          </table:table-cell>
          <table:table-cell office:value-type="float" office:value="0.925020078290581" calcext:value-type="float">
            <text:p>9.25E-01</text:p>
          </table:table-cell>
          <table:table-cell office:value-type="float" office:value="1.06531112417618" calcext:value-type="float">
            <text:p>1.06531112417618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1.57341584411599" calcext:value-type="float">
            <text:p>1.57E+00</text:p>
          </table:table-cell>
          <table:table-cell office:value-type="float" office:value="1.18873800757127" calcext:value-type="float">
            <text:p>1.18873800757127</text:p>
          </table:table-cell>
          <table:table-cell table:style-name="ce2" office:value-type="float" office:value="0.726738961374458" calcext:value-type="float">
            <text:p>7.27E-01</text:p>
          </table:table-cell>
          <table:table-cell office:value-type="float" office:value="1.19320541673345" calcext:value-type="float">
            <text:p>1.19320541673345</text:p>
          </table:table-cell>
          <table:table-cell office:value-type="float" office:value="0.717743948904425" calcext:value-type="float">
            <text:p>7.18E-01</text:p>
          </table:table-cell>
          <table:table-cell office:value-type="float" office:value="1.2435165775698" calcext:value-type="float">
            <text:p>1.2435165775698</text:p>
          </table:table-cell>
          <table:table-cell office:value-type="float" office:value="0.735546826057012" calcext:value-type="float">
            <text:p>7.36E-01</text:p>
          </table:table-cell>
          <table:table-cell office:value-type="float" office:value="1.15117986061536" calcext:value-type="float">
            <text:p>1.15117986061536</text:p>
          </table:table-cell>
          <table:table-cell office:value-type="float" office:value="0.422023706810731" calcext:value-type="float">
            <text:p>4.22E-01</text:p>
          </table:table-cell>
          <table:table-cell office:value-type="float" office:value="2.83608463798065" calcext:value-type="float">
            <text:p>2.83608463798065</text:p>
          </table:table-cell>
          <table:table-cell office:value-type="float" office:value="0.425637320672928" calcext:value-type="float">
            <text:p>4.26E-01</text:p>
          </table:table-cell>
          <table:table-cell office:value-type="float" office:value="1.44503653756948" calcext:value-type="float">
            <text:p>1.44503653756948</text:p>
          </table:table-cell>
          <table:table-cell office:value-type="float" office:value="0.418195237965065" calcext:value-type="float">
            <text:p>4.18E-01</text:p>
          </table:table-cell>
          <table:table-cell office:value-type="float" office:value="2.35815043769124" calcext:value-type="float">
            <text:p>2.35815043769124</text:p>
          </table:table-cell>
          <table:table-cell office:value-type="float" office:value="0.422023706810729" calcext:value-type="float">
            <text:p>4.22E-01</text:p>
          </table:table-cell>
          <table:table-cell office:value-type="float" office:value="2.83608463798066" calcext:value-type="float">
            <text:p>2.83608463798066</text:p>
          </table:table-cell>
          <table:table-cell office:value-type="float" office:value="0.425637320672928" calcext:value-type="float">
            <text:p>4.26E-01</text:p>
          </table:table-cell>
          <table:table-cell office:value-type="float" office:value="1.44503653756948" calcext:value-type="float">
            <text:p>1.44503653756948</text:p>
          </table:table-cell>
          <table:table-cell office:value-type="float" office:value="0.418195237965065" calcext:value-type="float">
            <text:p>4.18E-01</text:p>
          </table:table-cell>
          <table:table-cell office:value-type="float" office:value="2.35815043769125" calcext:value-type="float">
            <text:p>2.35815043769125</text:p>
          </table:table-cell>
          <table:table-cell office:value-type="float" office:value="1.7197337029966" calcext:value-type="float">
            <text:p>1.72E+00</text:p>
          </table:table-cell>
          <table:table-cell office:value-type="float" office:value="1.01721227262399" calcext:value-type="float">
            <text:p>1.01721227262399</text:p>
          </table:table-cell>
          <table:table-cell office:value-type="float" office:value="1.67631823713088" calcext:value-type="float">
            <text:p>1.68E+00</text:p>
          </table:table-cell>
          <table:table-cell office:value-type="float" office:value="1.02014536544243" calcext:value-type="float">
            <text:p>1.02014536544243</text:p>
          </table:table-cell>
          <table:table-cell office:value-type="float" office:value="1.75998997811212" calcext:value-type="float">
            <text:p>1.76E+00</text:p>
          </table:table-cell>
          <table:table-cell office:value-type="float" office:value="1.24496632953239" calcext:value-type="float">
            <text:p>1.24496632953239</text:p>
          </table:table-cell>
          <table:table-cell office:value-type="float" office:value="0.914101995109546" calcext:value-type="float">
            <text:p>9.14E-01</text:p>
          </table:table-cell>
          <table:table-cell office:value-type="float" office:value="1.07539525586957" calcext:value-type="float">
            <text:p>1.07539525586957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1.40795530097683" calcext:value-type="float">
            <text:p>1.41E+00</text:p>
          </table:table-cell>
          <table:table-cell office:value-type="float" office:value="1.19876805884741" calcext:value-type="float">
            <text:p>1.19876805884741</text:p>
          </table:table-cell>
          <table:table-cell table:style-name="ce2" office:value-type="float" office:value="0.736455360423826" calcext:value-type="float">
            <text:p>7.36E-01</text:p>
          </table:table-cell>
          <table:table-cell office:value-type="float" office:value="1.20762529017623" calcext:value-type="float">
            <text:p>1.20762529017623</text:p>
          </table:table-cell>
          <table:table-cell office:value-type="float" office:value="0.729321410670358" calcext:value-type="float">
            <text:p>7.29E-01</text:p>
          </table:table-cell>
          <table:table-cell office:value-type="float" office:value="1.2554455086896" calcext:value-type="float">
            <text:p>1.2554455086896</text:p>
          </table:table-cell>
          <table:table-cell office:value-type="float" office:value="0.743440883155451" calcext:value-type="float">
            <text:p>7.43E-01</text:p>
          </table:table-cell>
          <table:table-cell office:value-type="float" office:value="1.16720546780719" calcext:value-type="float">
            <text:p>1.16720546780719</text:p>
          </table:table-cell>
          <table:table-cell office:value-type="float" office:value="0.431731198923947" calcext:value-type="float">
            <text:p>4.32E-01</text:p>
          </table:table-cell>
          <table:table-cell office:value-type="float" office:value="2.9046988355102" calcext:value-type="float">
            <text:p>2.9046988355102</text:p>
          </table:table-cell>
          <table:table-cell office:value-type="float" office:value="0.437093611311796" calcext:value-type="float">
            <text:p>4.37E-01</text:p>
          </table:table-cell>
          <table:table-cell office:value-type="float" office:value="1.4638892714652" calcext:value-type="float">
            <text:p>1.4638892714652</text:p>
          </table:table-cell>
          <table:table-cell office:value-type="float" office:value="0.426049953072178" calcext:value-type="float">
            <text:p>4.26E-01</text:p>
          </table:table-cell>
          <table:table-cell office:value-type="float" office:value="2.43383043168514" calcext:value-type="float">
            <text:p>2.43383043168514</text:p>
          </table:table-cell>
          <table:table-cell office:value-type="float" office:value="0.431731198923945" calcext:value-type="float">
            <text:p>4.32E-01</text:p>
          </table:table-cell>
          <table:table-cell office:value-type="float" office:value="2.90469883551021" calcext:value-type="float">
            <text:p>2.90469883551021</text:p>
          </table:table-cell>
          <table:table-cell office:value-type="float" office:value="0.437093611311797" calcext:value-type="float">
            <text:p>4.37E-01</text:p>
          </table:table-cell>
          <table:table-cell office:value-type="float" office:value="1.4638892714652" calcext:value-type="float">
            <text:p>1.4638892714652</text:p>
          </table:table-cell>
          <table:table-cell office:value-type="float" office:value="0.426049953072177" calcext:value-type="float">
            <text:p>4.26E-01</text:p>
          </table:table-cell>
          <table:table-cell office:value-type="float" office:value="2.43383043168515" calcext:value-type="float">
            <text:p>2.43383043168515</text:p>
          </table:table-cell>
          <table:table-cell office:value-type="float" office:value="1.70420106333003" calcext:value-type="float">
            <text:p>1.70E+00</text:p>
          </table:table-cell>
          <table:table-cell office:value-type="float" office:value="0.997624789620084" calcext:value-type="float">
            <text:p>0.997624789620084</text:p>
          </table:table-cell>
          <table:table-cell office:value-type="float" office:value="1.65871997240849" calcext:value-type="float">
            <text:p>1.66E+00</text:p>
          </table:table-cell>
          <table:table-cell office:value-type="float" office:value="1.00739491204472" calcext:value-type="float">
            <text:p>1.00739491204472</text:p>
          </table:table-cell>
          <table:table-cell office:value-type="float" office:value="1.74637265523125" calcext:value-type="float">
            <text:p>1.75E+00</text:p>
          </table:table-cell>
          <table:table-cell office:value-type="float" office:value="1.23520797044118" calcext:value-type="float">
            <text:p>1.23520797044118</text:p>
          </table:table-cell>
          <table:table-cell office:value-type="float" office:value="0.916887436977983" calcext:value-type="float">
            <text:p>9.17E-01</text:p>
          </table:table-cell>
          <table:table-cell office:value-type="float" office:value="1.07691429931213" calcext:value-type="float">
            <text:p>1.07691429931213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1.42355393034316" calcext:value-type="float">
            <text:p>1.42E+00</text:p>
          </table:table-cell>
          <table:table-cell office:value-type="float" office:value="1.21343890242904" calcext:value-type="float">
            <text:p>1.21343890242904</text:p>
          </table:table-cell>
          <table:table-cell table:style-name="ce2" office:value-type="float" office:value="0.67202183518452" calcext:value-type="float">
            <text:p>6.72E-01</text:p>
          </table:table-cell>
          <table:table-cell office:value-type="float" office:value="1.16979291657776" calcext:value-type="float">
            <text:p>1.16979291657776</text:p>
          </table:table-cell>
          <table:table-cell office:value-type="float" office:value="0.664037631640787" calcext:value-type="float">
            <text:p>6.64E-01</text:p>
          </table:table-cell>
          <table:table-cell office:value-type="float" office:value="1.22061393890911" calcext:value-type="float">
            <text:p>1.22061393890911</text:p>
          </table:table-cell>
          <table:table-cell office:value-type="float" office:value="0.679839921556881" calcext:value-type="float">
            <text:p>6.80E-01</text:p>
          </table:table-cell>
          <table:table-cell office:value-type="float" office:value="1.13337513928842" calcext:value-type="float">
            <text:p>1.13337513928842</text:p>
          </table:table-cell>
          <table:table-cell office:value-type="float" office:value="0.369579356756973" calcext:value-type="float">
            <text:p>3.70E-01</text:p>
          </table:table-cell>
          <table:table-cell office:value-type="float" office:value="2.7073462733681" calcext:value-type="float">
            <text:p>2.7073462733681</text:p>
          </table:table-cell>
          <table:table-cell office:value-type="float" office:value="0.376070801940344" calcext:value-type="float">
            <text:p>3.76E-01</text:p>
          </table:table-cell>
          <table:table-cell office:value-type="float" office:value="1.38765103231493" calcext:value-type="float">
            <text:p>1.38765103231493</text:p>
          </table:table-cell>
          <table:table-cell office:value-type="float" office:value="0.36270194909926" calcext:value-type="float">
            <text:p>3.63E-01</text:p>
          </table:table-cell>
          <table:table-cell office:value-type="float" office:value="2.26056511282245" calcext:value-type="float">
            <text:p>2.26056511282245</text:p>
          </table:table-cell>
          <table:table-cell office:value-type="float" office:value="0.369579356756971" calcext:value-type="float">
            <text:p>3.70E-01</text:p>
          </table:table-cell>
          <table:table-cell office:value-type="float" office:value="2.7073462733681" calcext:value-type="float">
            <text:p>2.7073462733681</text:p>
          </table:table-cell>
          <table:table-cell office:value-type="float" office:value="0.376070801940344" calcext:value-type="float">
            <text:p>3.76E-01</text:p>
          </table:table-cell>
          <table:table-cell office:value-type="float" office:value="1.38765103231494" calcext:value-type="float">
            <text:p>1.38765103231494</text:p>
          </table:table-cell>
          <table:table-cell office:value-type="float" office:value="0.362701949099259" calcext:value-type="float">
            <text:p>3.63E-01</text:p>
          </table:table-cell>
          <table:table-cell office:value-type="float" office:value="2.26056511282246" calcext:value-type="float">
            <text:p>2.26056511282246</text:p>
          </table:table-cell>
          <table:table-cell office:value-type="float" office:value="1.81794478866617" calcext:value-type="float">
            <text:p>1.82E+00</text:p>
          </table:table-cell>
          <table:table-cell office:value-type="float" office:value="1.08760425151157" calcext:value-type="float">
            <text:p>1.08760425151157</text:p>
          </table:table-cell>
          <table:table-cell office:value-type="float" office:value="1.7545717657588" calcext:value-type="float">
            <text:p>1.75E+00</text:p>
          </table:table-cell>
          <table:table-cell office:value-type="float" office:value="1.1210241475594" calcext:value-type="float">
            <text:p>1.1210241475594</text:p>
          </table:table-cell>
          <table:table-cell office:value-type="float" office:value="1.87670637959211" calcext:value-type="float">
            <text:p>1.88E+00</text:p>
          </table:table-cell>
          <table:table-cell office:value-type="float" office:value="1.3384941506687" calcext:value-type="float">
            <text:p>1.3384941506687</text:p>
          </table:table-cell>
          <table:table-cell office:value-type="float" office:value="0.892940584938681" calcext:value-type="float">
            <text:p>8.93E-01</text:p>
          </table:table-cell>
          <table:table-cell office:value-type="float" office:value="1.0952665215859" calcext:value-type="float">
            <text:p>1.0952665215859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1.42588093898634" calcext:value-type="float">
            <text:p>1.43E+00</text:p>
          </table:table-cell>
          <table:table-cell office:value-type="float" office:value="1.21179231279564" calcext:value-type="float">
            <text:p>1.21179231279564</text:p>
          </table:table-cell>
          <table:table-cell table:style-name="ce2" office:value-type="float" office:value="0.670549812354726" calcext:value-type="float">
            <text:p>6.71E-01</text:p>
          </table:table-cell>
          <table:table-cell office:value-type="float" office:value="1.16947460847582" calcext:value-type="float">
            <text:p>1.16947460847582</text:p>
          </table:table-cell>
          <table:table-cell office:value-type="float" office:value="0.662525248271844" calcext:value-type="float">
            <text:p>6.63E-01</text:p>
          </table:table-cell>
          <table:table-cell office:value-type="float" office:value="1.22229211469141" calcext:value-type="float">
            <text:p>1.22229211469141</text:p>
          </table:table-cell>
          <table:table-cell office:value-type="float" office:value="0.678407419535816" calcext:value-type="float">
            <text:p>6.78E-01</text:p>
          </table:table-cell>
          <table:table-cell office:value-type="float" office:value="1.13117722571212" calcext:value-type="float">
            <text:p>1.13117722571212</text:p>
          </table:table-cell>
          <table:table-cell office:value-type="float" office:value="0.368057306945236" calcext:value-type="float">
            <text:p>3.68E-01</text:p>
          </table:table-cell>
          <table:table-cell office:value-type="float" office:value="2.70481151257002" calcext:value-type="float">
            <text:p>2.70481151257002</text:p>
          </table:table-cell>
          <table:table-cell office:value-type="float" office:value="0.374522654556714" calcext:value-type="float">
            <text:p>3.75E-01</text:p>
          </table:table-cell>
          <table:table-cell office:value-type="float" office:value="1.39101587404607" calcext:value-type="float">
            <text:p>1.39101587404607</text:p>
          </table:table-cell>
          <table:table-cell office:value-type="float" office:value="0.361207548545238" calcext:value-type="float">
            <text:p>3.61E-01</text:p>
          </table:table-cell>
          <table:table-cell office:value-type="float" office:value="2.25345423564242" calcext:value-type="float">
            <text:p>2.25345423564242</text:p>
          </table:table-cell>
          <table:table-cell office:value-type="float" office:value="0.368057306945237" calcext:value-type="float">
            <text:p>3.68E-01</text:p>
          </table:table-cell>
          <table:table-cell office:value-type="float" office:value="2.70481151257002" calcext:value-type="float">
            <text:p>2.70481151257002</text:p>
          </table:table-cell>
          <table:table-cell office:value-type="float" office:value="0.374522654556713" calcext:value-type="float">
            <text:p>3.75E-01</text:p>
          </table:table-cell>
          <table:table-cell office:value-type="float" office:value="1.39101587404607" calcext:value-type="float">
            <text:p>1.39101587404607</text:p>
          </table:table-cell>
          <table:table-cell office:value-type="float" office:value="0.361207548545237" calcext:value-type="float">
            <text:p>3.61E-01</text:p>
          </table:table-cell>
          <table:table-cell office:value-type="float" office:value="2.25345423564242" calcext:value-type="float">
            <text:p>2.25345423564242</text:p>
          </table:table-cell>
          <table:table-cell office:value-type="float" office:value="1.82146449819287" calcext:value-type="float">
            <text:p>1.82E+00</text:p>
          </table:table-cell>
          <table:table-cell office:value-type="float" office:value="1.08677275916428" calcext:value-type="float">
            <text:p>1.08677275916428</text:p>
          </table:table-cell>
          <table:table-cell office:value-type="float" office:value="1.75778353977924" calcext:value-type="float">
            <text:p>1.76E+00</text:p>
          </table:table-cell>
          <table:table-cell office:value-type="float" office:value="1.12287403703278" calcext:value-type="float">
            <text:p>1.12287403703278</text:p>
          </table:table-cell>
          <table:table-cell office:value-type="float" office:value="1.88051161724134" calcext:value-type="float">
            <text:p>1.88E+00</text:p>
          </table:table-cell>
          <table:table-cell office:value-type="float" office:value="1.33571581103192" calcext:value-type="float">
            <text:p>1.33571581103192</text:p>
          </table:table-cell>
          <table:table-cell office:value-type="float" office:value="0.89248170640358" calcext:value-type="float">
            <text:p>8.92E-01</text:p>
          </table:table-cell>
          <table:table-cell office:value-type="float" office:value="1.09547255235886" calcext:value-type="float">
            <text:p>1.09547255235886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1.42588093898634" calcext:value-type="float">
            <text:p>1.43E+00</text:p>
          </table:table-cell>
          <table:table-cell office:value-type="float" office:value="1.21179231279564" calcext:value-type="float">
            <text:p>1.21179231279564</text:p>
          </table:table-cell>
          <table:table-cell table:style-name="ce2" office:value-type="float" office:value="0.670549812354726" calcext:value-type="float">
            <text:p>6.71E-01</text:p>
          </table:table-cell>
          <table:table-cell office:value-type="float" office:value="1.16947460847582" calcext:value-type="float">
            <text:p>1.16947460847582</text:p>
          </table:table-cell>
          <table:table-cell office:value-type="float" office:value="0.662525248271844" calcext:value-type="float">
            <text:p>6.63E-01</text:p>
          </table:table-cell>
          <table:table-cell office:value-type="float" office:value="1.22229211469141" calcext:value-type="float">
            <text:p>1.22229211469141</text:p>
          </table:table-cell>
          <table:table-cell office:value-type="float" office:value="0.678407419535816" calcext:value-type="float">
            <text:p>6.78E-01</text:p>
          </table:table-cell>
          <table:table-cell office:value-type="float" office:value="1.13117722571212" calcext:value-type="float">
            <text:p>1.13117722571212</text:p>
          </table:table-cell>
          <table:table-cell office:value-type="float" office:value="0.368057306945236" calcext:value-type="float">
            <text:p>3.68E-01</text:p>
          </table:table-cell>
          <table:table-cell office:value-type="float" office:value="2.70481151257002" calcext:value-type="float">
            <text:p>2.70481151257002</text:p>
          </table:table-cell>
          <table:table-cell office:value-type="float" office:value="0.374522654556714" calcext:value-type="float">
            <text:p>3.75E-01</text:p>
          </table:table-cell>
          <table:table-cell office:value-type="float" office:value="1.39101587404607" calcext:value-type="float">
            <text:p>1.39101587404607</text:p>
          </table:table-cell>
          <table:table-cell office:value-type="float" office:value="0.361207548545238" calcext:value-type="float">
            <text:p>3.61E-01</text:p>
          </table:table-cell>
          <table:table-cell office:value-type="float" office:value="2.25345423564242" calcext:value-type="float">
            <text:p>2.25345423564242</text:p>
          </table:table-cell>
          <table:table-cell office:value-type="float" office:value="0.368057306945237" calcext:value-type="float">
            <text:p>3.68E-01</text:p>
          </table:table-cell>
          <table:table-cell office:value-type="float" office:value="2.70481151257002" calcext:value-type="float">
            <text:p>2.70481151257002</text:p>
          </table:table-cell>
          <table:table-cell office:value-type="float" office:value="0.374522654556713" calcext:value-type="float">
            <text:p>3.75E-01</text:p>
          </table:table-cell>
          <table:table-cell office:value-type="float" office:value="1.39101587404607" calcext:value-type="float">
            <text:p>1.39101587404607</text:p>
          </table:table-cell>
          <table:table-cell office:value-type="float" office:value="0.361207548545237" calcext:value-type="float">
            <text:p>3.61E-01</text:p>
          </table:table-cell>
          <table:table-cell office:value-type="float" office:value="2.25345423564242" calcext:value-type="float">
            <text:p>2.25345423564242</text:p>
          </table:table-cell>
          <table:table-cell office:value-type="float" office:value="1.82146449819287" calcext:value-type="float">
            <text:p>1.82E+00</text:p>
          </table:table-cell>
          <table:table-cell office:value-type="float" office:value="1.08677275916428" calcext:value-type="float">
            <text:p>1.08677275916428</text:p>
          </table:table-cell>
          <table:table-cell office:value-type="float" office:value="1.75778353977924" calcext:value-type="float">
            <text:p>1.76E+00</text:p>
          </table:table-cell>
          <table:table-cell office:value-type="float" office:value="1.12287403703278" calcext:value-type="float">
            <text:p>1.12287403703278</text:p>
          </table:table-cell>
          <table:table-cell office:value-type="float" office:value="1.88051161724134" calcext:value-type="float">
            <text:p>1.88E+00</text:p>
          </table:table-cell>
          <table:table-cell office:value-type="float" office:value="1.33571581103192" calcext:value-type="float">
            <text:p>1.33571581103192</text:p>
          </table:table-cell>
          <table:table-cell office:value-type="float" office:value="0.89248170640358" calcext:value-type="float">
            <text:p>8.92E-01</text:p>
          </table:table-cell>
          <table:table-cell office:value-type="float" office:value="1.09547255235886" calcext:value-type="float">
            <text:p>1.09547255235886</text:p>
          </table:table-cell>
          <table:table-cell table:style-name="ce1" table:number-columns-repeated="5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3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float" office:value="-1117.31428571429" calcext:value-type="float">
            <text:p>-1.12E+03</text:p>
          </table:table-cell>
          <table:table-cell office:value-type="float" office:value="2631.64622645683" calcext:value-type="float">
            <text:p>2631.64622645683</text:p>
          </table:table-cell>
          <table:table-cell table:style-name="ce2" office:value-type="float" office:value="106287.171428571" calcext:value-type="float">
            <text:p>1.06E+05</text:p>
          </table:table-cell>
          <table:table-cell office:value-type="float" office:value="9824.17400725872" calcext:value-type="float">
            <text:p>9824.17400725872</text:p>
          </table:table-cell>
          <table:table-cell office:value-type="float" office:value="52584.9285714286" calcext:value-type="float">
            <text:p>5.26E+04</text:p>
          </table:table-cell>
          <table:table-cell office:value-type="float" office:value="4783.12799079499" calcext:value-type="float">
            <text:p>4783.12799079499</text:p>
          </table:table-cell>
          <table:table-cell office:value-type="float" office:value="53702.2428571429" calcext:value-type="float">
            <text:p>5.37E+04</text:p>
          </table:table-cell>
          <table:table-cell office:value-type="float" office:value="5370.4436517605" calcext:value-type="float">
            <text:p>5370.4436517605</text:p>
          </table:table-cell>
          <table:table-cell office:value-type="float" office:value="32287.2857142857" calcext:value-type="float">
            <text:p>3.23E+04</text:p>
          </table:table-cell>
          <table:table-cell office:value-type="float" office:value="583.020390303979" calcext:value-type="float">
            <text:p>583.020390303979</text:p>
          </table:table-cell>
          <table:table-cell office:value-type="float" office:value="16609.7142857143" calcext:value-type="float">
            <text:p>1.66E+04</text:p>
          </table:table-cell>
          <table:table-cell office:value-type="float" office:value="521.268703476902" calcext:value-type="float">
            <text:p>521.268703476902</text:p>
          </table:table-cell>
          <table:table-cell office:value-type="float" office:value="15677.5714285714" calcext:value-type="float">
            <text:p>1.57E+04</text:p>
          </table:table-cell>
          <table:table-cell office:value-type="float" office:value="402.330303941162" calcext:value-type="float">
            <text:p>402.330303941162</text:p>
          </table:table-cell>
          <table:table-cell office:value-type="float" office:value="115.725038402458" calcext:value-type="float">
            <text:p>1.16E+02</text:p>
          </table:table-cell>
          <table:table-cell office:value-type="float" office:value="2.08967881829383" calcext:value-type="float">
            <text:p>2.08967881829383</text:p>
          </table:table-cell>
          <table:table-cell office:value-type="float" office:value="59.5330261136713" calcext:value-type="float">
            <text:p>5.95E+01</text:p>
          </table:table-cell>
          <table:table-cell office:value-type="float" office:value="1.86834660744409" calcext:value-type="float">
            <text:p>1.86834660744409</text:p>
          </table:table-cell>
          <table:table-cell office:value-type="float" office:value="56.1920122887865" calcext:value-type="float">
            <text:p>5.62E+01</text:p>
          </table:table-cell>
          <table:table-cell office:value-type="float" office:value="1.44204410014753" calcext:value-type="float">
            <text:p>1.44204410014753</text:p>
          </table:table-cell>
          <table:table-cell office:value-type="float" office:value="6.59248818878017" calcext:value-type="float">
            <text:p>6.59E+00</text:p>
          </table:table-cell>
          <table:table-cell office:value-type="float" office:value="0.591028145769443" calcext:value-type="float">
            <text:p>0.591028145769443</text:p>
          </table:table-cell>
          <table:table-cell office:value-type="float" office:value="3.17178793115831" calcext:value-type="float">
            <text:p>3.17E+00</text:p>
          </table:table-cell>
          <table:table-cell office:value-type="float" office:value="0.334702851435463" calcext:value-type="float">
            <text:p>0.334702851435463</text:p>
          </table:table-cell>
          <table:table-cell office:value-type="float" office:value="3.42070025762185" calcext:value-type="float">
            <text:p>3.42E+00</text:p>
          </table:table-cell>
          <table:table-cell office:value-type="float" office:value="0.281725888445211" calcext:value-type="float">
            <text:p>0.281725888445211</text:p>
          </table:table-cell>
          <table:table-cell office:value-type="float" office:value="4.72343218941226" calcext:value-type="float">
            <text:p>4.72E+00</text:p>
          </table:table-cell>
          <table:table-cell office:value-type="float" office:value="0.417007442231244" calcext:value-type="float">
            <text:p>0.417007442231244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 office:value-type="float" office:value="-1697" calcext:value-type="float">
            <text:p>-1.70E+03</text:p>
          </table:table-cell>
          <table:table-cell office:value-type="float" office:value="2918.96921776947" calcext:value-type="float">
            <text:p>2918.96921776947</text:p>
          </table:table-cell>
          <table:table-cell table:style-name="ce2" office:value-type="float" office:value="81612.3714285714" calcext:value-type="float">
            <text:p>8.16E+04</text:p>
          </table:table-cell>
          <table:table-cell office:value-type="float" office:value="11435.0321664504" calcext:value-type="float">
            <text:p>11435.0321664504</text:p>
          </table:table-cell>
          <table:table-cell office:value-type="float" office:value="39957.6857142857" calcext:value-type="float">
            <text:p>4.00E+04</text:p>
          </table:table-cell>
          <table:table-cell office:value-type="float" office:value="5787.1538759637" calcext:value-type="float">
            <text:p>5787.1538759637</text:p>
          </table:table-cell>
          <table:table-cell office:value-type="float" office:value="41654.6857142857" calcext:value-type="float">
            <text:p>4.17E+04</text:p>
          </table:table-cell>
          <table:table-cell office:value-type="float" office:value="6012.4055906882" calcext:value-type="float">
            <text:p>6012.4055906882</text:p>
          </table:table-cell>
          <table:table-cell office:value-type="float" office:value="15132.2857142857" calcext:value-type="float">
            <text:p>1.51E+04</text:p>
          </table:table-cell>
          <table:table-cell office:value-type="float" office:value="1518.58258294519" calcext:value-type="float">
            <text:p>1518.58258294519</text:p>
          </table:table-cell>
          <table:table-cell office:value-type="float" office:value="7836.85714285714" calcext:value-type="float">
            <text:p>7.84E+03</text:p>
          </table:table-cell>
          <table:table-cell office:value-type="float" office:value="673.747606106837" calcext:value-type="float">
            <text:p>673.747606106837</text:p>
          </table:table-cell>
          <table:table-cell office:value-type="float" office:value="7295.42857142857" calcext:value-type="float">
            <text:p>7.30E+03</text:p>
          </table:table-cell>
          <table:table-cell office:value-type="float" office:value="882.532210200181" calcext:value-type="float">
            <text:p>882.532210200181</text:p>
          </table:table-cell>
          <table:table-cell office:value-type="float" office:value="54.2375832053251" calcext:value-type="float">
            <text:p>5.42E+01</text:p>
          </table:table-cell>
          <table:table-cell office:value-type="float" office:value="5.44294832596843" calcext:value-type="float">
            <text:p>5.44294832596843</text:p>
          </table:table-cell>
          <table:table-cell office:value-type="float" office:value="28.0890937019969" calcext:value-type="float">
            <text:p>2.81E+01</text:p>
          </table:table-cell>
          <table:table-cell office:value-type="float" office:value="2.41486597170909" calcext:value-type="float">
            <text:p>2.41486597170909</text:p>
          </table:table-cell>
          <table:table-cell office:value-type="float" office:value="26.1484895033282" calcext:value-type="float">
            <text:p>2.61E+01</text:p>
          </table:table-cell>
          <table:table-cell office:value-type="float" office:value="3.16319788602215" calcext:value-type="float">
            <text:p>3.16319788602215</text:p>
          </table:table-cell>
          <table:table-cell office:value-type="float" office:value="10.7783027933731" calcext:value-type="float">
            <text:p>1.08E+01</text:p>
          </table:table-cell>
          <table:table-cell office:value-type="float" office:value="0.601295683883604" calcext:value-type="float">
            <text:p>0.601295683883604</text:p>
          </table:table-cell>
          <table:table-cell office:value-type="float" office:value="5.07807627838085" calcext:value-type="float">
            <text:p>5.08E+00</text:p>
          </table:table-cell>
          <table:table-cell office:value-type="float" office:value="0.335109586268631" calcext:value-type="float">
            <text:p>0.335109586268631</text:p>
          </table:table-cell>
          <table:table-cell office:value-type="float" office:value="5.70022651499228" calcext:value-type="float">
            <text:p>5.70E+00</text:p>
          </table:table-cell>
          <table:table-cell office:value-type="float" office:value="0.35026908209196" calcext:value-type="float">
            <text:p>0.35026908209196</text:p>
          </table:table-cell>
          <table:table-cell office:value-type="float" office:value="4.36926961365038" calcext:value-type="float">
            <text:p>4.37E+00</text:p>
          </table:table-cell>
          <table:table-cell office:value-type="float" office:value="0.4442426670732" calcext:value-type="float">
            <text:p>0.444242667073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758" calcext:value-type="float">
            <text:p>-1.76E+03</text:p>
          </table:table-cell>
          <table:table-cell office:value-type="float" office:value="3128.33789187074" calcext:value-type="float">
            <text:p>3128.33789187074</text:p>
          </table:table-cell>
          <table:table-cell table:style-name="ce2" office:value-type="float" office:value="77243.0285714286" calcext:value-type="float">
            <text:p>7.72E+04</text:p>
          </table:table-cell>
          <table:table-cell office:value-type="float" office:value="11722.2576403931" calcext:value-type="float">
            <text:p>11722.2576403931</text:p>
          </table:table-cell>
          <table:table-cell office:value-type="float" office:value="37742.5142857143" calcext:value-type="float">
            <text:p>3.77E+04</text:p>
          </table:table-cell>
          <table:table-cell office:value-type="float" office:value="5947.89894919172" calcext:value-type="float">
            <text:p>5947.89894919172</text:p>
          </table:table-cell>
          <table:table-cell office:value-type="float" office:value="39500.5142857143" calcext:value-type="float">
            <text:p>3.95E+04</text:p>
          </table:table-cell>
          <table:table-cell office:value-type="float" office:value="6182.3465744763" calcext:value-type="float">
            <text:p>6182.3465744763</text:p>
          </table:table-cell>
          <table:table-cell office:value-type="float" office:value="13626" calcext:value-type="float">
            <text:p>1.36E+04</text:p>
          </table:table-cell>
          <table:table-cell office:value-type="float" office:value="1653.4951725706" calcext:value-type="float">
            <text:p>1653.4951725706</text:p>
          </table:table-cell>
          <table:table-cell office:value-type="float" office:value="7069.71428571429" calcext:value-type="float">
            <text:p>7.07E+03</text:p>
          </table:table-cell>
          <table:table-cell office:value-type="float" office:value="753.252322415597" calcext:value-type="float">
            <text:p>753.252322415597</text:p>
          </table:table-cell>
          <table:table-cell office:value-type="float" office:value="6556.28571428572" calcext:value-type="float">
            <text:p>6.56E+03</text:p>
          </table:table-cell>
          <table:table-cell office:value-type="float" office:value="948.755382335301" calcext:value-type="float">
            <text:p>948.755382335301</text:p>
          </table:table-cell>
          <table:table-cell office:value-type="float" office:value="48.8387096774193" calcext:value-type="float">
            <text:p>4.88E+01</text:p>
          </table:table-cell>
          <table:table-cell office:value-type="float" office:value="5.92650599487671" calcext:value-type="float">
            <text:p>5.92650599487671</text:p>
          </table:table-cell>
          <table:table-cell office:value-type="float" office:value="25.3394777265745" calcext:value-type="float">
            <text:p>2.53E+01</text:p>
          </table:table-cell>
          <table:table-cell office:value-type="float" office:value="2.6998291126007" calcext:value-type="float">
            <text:p>2.6998291126007</text:p>
          </table:table-cell>
          <table:table-cell office:value-type="float" office:value="23.4992319508449" calcext:value-type="float">
            <text:p>2.35E+01</text:p>
          </table:table-cell>
          <table:table-cell office:value-type="float" office:value="3.40055692593298" calcext:value-type="float">
            <text:p>3.40055692593298</text:p>
          </table:table-cell>
          <table:table-cell office:value-type="float" office:value="11.3373241248523" calcext:value-type="float">
            <text:p>1.13E+01</text:p>
          </table:table-cell>
          <table:table-cell office:value-type="float" office:value="0.601201083342875" calcext:value-type="float">
            <text:p>0.601201083342875</text:p>
          </table:table-cell>
          <table:table-cell office:value-type="float" office:value="5.3169259533123" calcext:value-type="float">
            <text:p>5.32E+00</text:p>
          </table:table-cell>
          <table:table-cell office:value-type="float" office:value="0.341445562692255" calcext:value-type="float">
            <text:p>0.341445562692255</text:p>
          </table:table-cell>
          <table:table-cell office:value-type="float" office:value="6.02039817153999" calcext:value-type="float">
            <text:p>6.02E+00</text:p>
          </table:table-cell>
          <table:table-cell office:value-type="float" office:value="0.350739245271886" calcext:value-type="float">
            <text:p>0.350739245271886</text:p>
          </table:table-cell>
          <table:table-cell office:value-type="float" office:value="4.3176987881064" calcext:value-type="float">
            <text:p>4.32E+00</text:p>
          </table:table-cell>
          <table:table-cell office:value-type="float" office:value="0.448447825037785" calcext:value-type="float">
            <text:p>0.44844782503778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573.12857142857" calcext:value-type="float">
            <text:p>-1.57E+03</text:p>
          </table:table-cell>
          <table:table-cell office:value-type="float" office:value="3154.73343846276" calcext:value-type="float">
            <text:p>3154.73343846276</text:p>
          </table:table-cell>
          <table:table-cell table:style-name="ce2" office:value-type="float" office:value="78275.7571428572" calcext:value-type="float">
            <text:p>7.83E+04</text:p>
          </table:table-cell>
          <table:table-cell office:value-type="float" office:value="11863.9209862576" calcext:value-type="float">
            <text:p>11863.9209862576</text:p>
          </table:table-cell>
          <table:table-cell office:value-type="float" office:value="38351.3142857143" calcext:value-type="float">
            <text:p>3.84E+04</text:p>
          </table:table-cell>
          <table:table-cell office:value-type="float" office:value="6004.95655353109" calcext:value-type="float">
            <text:p>6004.95655353109</text:p>
          </table:table-cell>
          <table:table-cell office:value-type="float" office:value="39924.4428571428" calcext:value-type="float">
            <text:p>3.99E+04</text:p>
          </table:table-cell>
          <table:table-cell office:value-type="float" office:value="6268.41119488529" calcext:value-type="float">
            <text:p>6268.41119488529</text:p>
          </table:table-cell>
          <table:table-cell office:value-type="float" office:value="13939.4285714286" calcext:value-type="float">
            <text:p>1.39E+04</text:p>
          </table:table-cell>
          <table:table-cell office:value-type="float" office:value="1693.49864879467" calcext:value-type="float">
            <text:p>1693.49864879467</text:p>
          </table:table-cell>
          <table:table-cell office:value-type="float" office:value="7260" calcext:value-type="float">
            <text:p>7.26E+03</text:p>
          </table:table-cell>
          <table:table-cell office:value-type="float" office:value="763.07966257041" calcext:value-type="float">
            <text:p>763.07966257041</text:p>
          </table:table-cell>
          <table:table-cell office:value-type="float" office:value="6679.42857142857" calcext:value-type="float">
            <text:p>6.68E+03</text:p>
          </table:table-cell>
          <table:table-cell office:value-type="float" office:value="979.203737321133" calcext:value-type="float">
            <text:p>979.203737321133</text:p>
          </table:table-cell>
          <table:table-cell office:value-type="float" office:value="49.9621095750128" calcext:value-type="float">
            <text:p>5.00E+01</text:p>
          </table:table-cell>
          <table:table-cell office:value-type="float" office:value="6.06988763008844" calcext:value-type="float">
            <text:p>6.06988763008844</text:p>
          </table:table-cell>
          <table:table-cell office:value-type="float" office:value="26.0215053763441" calcext:value-type="float">
            <text:p>2.60E+01</text:p>
          </table:table-cell>
          <table:table-cell office:value-type="float" office:value="2.73505255401581" calcext:value-type="float">
            <text:p>2.73505255401581</text:p>
          </table:table-cell>
          <table:table-cell office:value-type="float" office:value="23.9406041986687" calcext:value-type="float">
            <text:p>2.39E+01</text:p>
          </table:table-cell>
          <table:table-cell office:value-type="float" office:value="3.50969081477108" calcext:value-type="float">
            <text:p>3.50969081477108</text:p>
          </table:table-cell>
          <table:table-cell office:value-type="float" office:value="11.2349253813098" calcext:value-type="float">
            <text:p>1.12E+01</text:p>
          </table:table-cell>
          <table:table-cell office:value-type="float" office:value="0.589624329582789" calcext:value-type="float">
            <text:p>0.589624329582789</text:p>
          </table:table-cell>
          <table:table-cell office:value-type="float" office:value="5.2611079896565" calcext:value-type="float">
            <text:p>5.26E+00</text:p>
          </table:table-cell>
          <table:table-cell office:value-type="float" office:value="0.337177949582945" calcext:value-type="float">
            <text:p>0.337177949582945</text:p>
          </table:table-cell>
          <table:table-cell office:value-type="float" office:value="5.9738173916533" calcext:value-type="float">
            <text:p>5.97E+00</text:p>
          </table:table-cell>
          <table:table-cell office:value-type="float" office:value="0.347990062887148" calcext:value-type="float">
            <text:p>0.347990062887148</text:p>
          </table:table-cell>
          <table:table-cell office:value-type="float" office:value="4.33085563388951" calcext:value-type="float">
            <text:p>4.33E+00</text:p>
          </table:table-cell>
          <table:table-cell office:value-type="float" office:value="0.449081277458405" calcext:value-type="float">
            <text:p>0.449081277458405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590.55714285714" calcext:value-type="float">
            <text:p>-1.59E+03</text:p>
          </table:table-cell>
          <table:table-cell office:value-type="float" office:value="3193.34190861331" calcext:value-type="float">
            <text:p>3193.34190861331</text:p>
          </table:table-cell>
          <table:table-cell table:style-name="ce2" office:value-type="float" office:value="71427.3" calcext:value-type="float">
            <text:p>7.14E+04</text:p>
          </table:table-cell>
          <table:table-cell office:value-type="float" office:value="11492.2491649186" calcext:value-type="float">
            <text:p>11492.2491649186</text:p>
          </table:table-cell>
          <table:table-cell office:value-type="float" office:value="34918.3714285714" calcext:value-type="float">
            <text:p>3.49E+04</text:p>
          </table:table-cell>
          <table:table-cell office:value-type="float" office:value="5838.35269715067" calcext:value-type="float">
            <text:p>5838.35269715067</text:p>
          </table:table-cell>
          <table:table-cell office:value-type="float" office:value="36508.9285714286" calcext:value-type="float">
            <text:p>3.65E+04</text:p>
          </table:table-cell>
          <table:table-cell office:value-type="float" office:value="6086.72732185468" calcext:value-type="float">
            <text:p>6086.72732185468</text:p>
          </table:table-cell>
          <table:table-cell office:value-type="float" office:value="11932.7142857143" calcext:value-type="float">
            <text:p>1.19E+04</text:p>
          </table:table-cell>
          <table:table-cell office:value-type="float" office:value="1578.43808098709" calcext:value-type="float">
            <text:p>1578.43808098709</text:p>
          </table:table-cell>
          <table:table-cell office:value-type="float" office:value="6246.42857142857" calcext:value-type="float">
            <text:p>6.25E+03</text:p>
          </table:table-cell>
          <table:table-cell office:value-type="float" office:value="723.33905449319" calcext:value-type="float">
            <text:p>723.33905449319</text:p>
          </table:table-cell>
          <table:table-cell office:value-type="float" office:value="5686.28571428572" calcext:value-type="float">
            <text:p>5.69E+03</text:p>
          </table:table-cell>
          <table:table-cell office:value-type="float" office:value="909.493848920645" calcext:value-type="float">
            <text:p>909.493848920645</text:p>
          </table:table-cell>
          <table:table-cell office:value-type="float" office:value="42.7695852534562" calcext:value-type="float">
            <text:p>4.28E+01</text:p>
          </table:table-cell>
          <table:table-cell office:value-type="float" office:value="5.65748416124405" calcext:value-type="float">
            <text:p>5.65748416124405</text:p>
          </table:table-cell>
          <table:table-cell office:value-type="float" office:value="22.3886328725038" calcext:value-type="float">
            <text:p>2.24E+01</text:p>
          </table:table-cell>
          <table:table-cell office:value-type="float" office:value="2.5926130985419" calcext:value-type="float">
            <text:p>2.5926130985419</text:p>
          </table:table-cell>
          <table:table-cell office:value-type="float" office:value="20.3809523809524" calcext:value-type="float">
            <text:p>2.04E+01</text:p>
          </table:table-cell>
          <table:table-cell office:value-type="float" office:value="3.25983458394496" calcext:value-type="float">
            <text:p>3.25983458394496</text:p>
          </table:table-cell>
          <table:table-cell office:value-type="float" office:value="11.9847795471362" calcext:value-type="float">
            <text:p>1.20E+01</text:p>
          </table:table-cell>
          <table:table-cell office:value-type="float" office:value="0.642804724101844" calcext:value-type="float">
            <text:p>0.642804724101844</text:p>
          </table:table-cell>
          <table:table-cell office:value-type="float" office:value="5.56512955098489" calcext:value-type="float">
            <text:p>5.57E+00</text:p>
          </table:table-cell>
          <table:table-cell office:value-type="float" office:value="0.375209978716142" calcext:value-type="float">
            <text:p>0.375209978716142</text:p>
          </table:table-cell>
          <table:table-cell office:value-type="float" office:value="6.41964999615131" calcext:value-type="float">
            <text:p>6.42E+00</text:p>
          </table:table-cell>
          <table:table-cell office:value-type="float" office:value="0.377088453775858" calcext:value-type="float">
            <text:p>0.377088453775858</text:p>
          </table:table-cell>
          <table:table-cell office:value-type="float" office:value="4.21774430213198" calcext:value-type="float">
            <text:p>4.22E+00</text:p>
          </table:table-cell>
          <table:table-cell office:value-type="float" office:value="0.456734290728046" calcext:value-type="float">
            <text:p>0.456734290728046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593.15714285714" calcext:value-type="float">
            <text:p>-1.59E+03</text:p>
          </table:table-cell>
          <table:table-cell office:value-type="float" office:value="3189.00866721805" calcext:value-type="float">
            <text:p>3189.00866721805</text:p>
          </table:table-cell>
          <table:table-cell table:style-name="ce2" office:value-type="float" office:value="71270.8428571429" calcext:value-type="float">
            <text:p>7.13E+04</text:p>
          </table:table-cell>
          <table:table-cell office:value-type="float" office:value="11489.1220507372" calcext:value-type="float">
            <text:p>11489.1220507372</text:p>
          </table:table-cell>
          <table:table-cell office:value-type="float" office:value="34838.8428571429" calcext:value-type="float">
            <text:p>3.48E+04</text:p>
          </table:table-cell>
          <table:table-cell office:value-type="float" office:value="5846.37962670847" calcext:value-type="float">
            <text:p>5846.37962670847</text:p>
          </table:table-cell>
          <table:table-cell office:value-type="float" office:value="36432" calcext:value-type="float">
            <text:p>3.64E+04</text:p>
          </table:table-cell>
          <table:table-cell office:value-type="float" office:value="6074.92355084172" calcext:value-type="float">
            <text:p>6074.92355084172</text:p>
          </table:table-cell>
          <table:table-cell office:value-type="float" office:value="11883.5714285714" calcext:value-type="float">
            <text:p>1.19E+04</text:p>
          </table:table-cell>
          <table:table-cell office:value-type="float" office:value="1576.96026375727" calcext:value-type="float">
            <text:p>1576.96026375727</text:p>
          </table:table-cell>
          <table:table-cell office:value-type="float" office:value="6220.71428571429" calcext:value-type="float">
            <text:p>6.22E+03</text:p>
          </table:table-cell>
          <table:table-cell office:value-type="float" office:value="725.093041179783" calcext:value-type="float">
            <text:p>725.093041179783</text:p>
          </table:table-cell>
          <table:table-cell office:value-type="float" office:value="5662.85714285714" calcext:value-type="float">
            <text:p>5.66E+03</text:p>
          </table:table-cell>
          <table:table-cell office:value-type="float" office:value="906.632927543514" calcext:value-type="float">
            <text:p>906.632927543514</text:p>
          </table:table-cell>
          <table:table-cell office:value-type="float" office:value="42.5934459805428" calcext:value-type="float">
            <text:p>4.26E+01</text:p>
          </table:table-cell>
          <table:table-cell office:value-type="float" office:value="5.65218732529486" calcext:value-type="float">
            <text:p>5.65218732529486</text:p>
          </table:table-cell>
          <table:table-cell office:value-type="float" office:value="22.2964669738863" calcext:value-type="float">
            <text:p>2.23E+01</text:p>
          </table:table-cell>
          <table:table-cell office:value-type="float" office:value="2.59889978917485" calcext:value-type="float">
            <text:p>2.59889978917485</text:p>
          </table:table-cell>
          <table:table-cell office:value-type="float" office:value="20.2969790066564" calcext:value-type="float">
            <text:p>2.03E+01</text:p>
          </table:table-cell>
          <table:table-cell office:value-type="float" office:value="3.24958038546062" calcext:value-type="float">
            <text:p>3.24958038546062</text:p>
          </table:table-cell>
          <table:table-cell office:value-type="float" office:value="12.0079831906189" calcext:value-type="float">
            <text:p>1.20E+01</text:p>
          </table:table-cell>
          <table:table-cell office:value-type="float" office:value="0.642313288721604" calcext:value-type="float">
            <text:p>0.642313288721604</text:p>
          </table:table-cell>
          <table:table-cell office:value-type="float" office:value="5.57531661706052" calcext:value-type="float">
            <text:p>5.58E+00</text:p>
          </table:table-cell>
          <table:table-cell office:value-type="float" office:value="0.37582914199772" calcext:value-type="float">
            <text:p>0.37582914199772</text:p>
          </table:table-cell>
          <table:table-cell office:value-type="float" office:value="6.43266657355835" calcext:value-type="float">
            <text:p>6.43E+00</text:p>
          </table:table-cell>
          <table:table-cell office:value-type="float" office:value="0.376305723573283" calcext:value-type="float">
            <text:p>0.376305723573283</text:p>
          </table:table-cell>
          <table:table-cell office:value-type="float" office:value="4.21557682048825" calcext:value-type="float">
            <text:p>4.22E+00</text:p>
          </table:table-cell>
          <table:table-cell office:value-type="float" office:value="0.4568202070937" calcext:value-type="float">
            <text:p>0.4568202070937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-1593.15714285714" calcext:value-type="float">
            <text:p>-1.59E+03</text:p>
          </table:table-cell>
          <table:table-cell office:value-type="float" office:value="3189.00866721805" calcext:value-type="float">
            <text:p>3189.00866721805</text:p>
          </table:table-cell>
          <table:table-cell table:style-name="ce2" office:value-type="float" office:value="71270.8428571429" calcext:value-type="float">
            <text:p>7.13E+04</text:p>
          </table:table-cell>
          <table:table-cell office:value-type="float" office:value="11489.1220507372" calcext:value-type="float">
            <text:p>11489.1220507372</text:p>
          </table:table-cell>
          <table:table-cell office:value-type="float" office:value="34838.8428571429" calcext:value-type="float">
            <text:p>3.48E+04</text:p>
          </table:table-cell>
          <table:table-cell office:value-type="float" office:value="5846.37962670847" calcext:value-type="float">
            <text:p>5846.37962670847</text:p>
          </table:table-cell>
          <table:table-cell office:value-type="float" office:value="36432" calcext:value-type="float">
            <text:p>3.64E+04</text:p>
          </table:table-cell>
          <table:table-cell office:value-type="float" office:value="6074.92355084172" calcext:value-type="float">
            <text:p>6074.92355084172</text:p>
          </table:table-cell>
          <table:table-cell office:value-type="float" office:value="11883.5714285714" calcext:value-type="float">
            <text:p>1.19E+04</text:p>
          </table:table-cell>
          <table:table-cell office:value-type="float" office:value="1576.96026375727" calcext:value-type="float">
            <text:p>1576.96026375727</text:p>
          </table:table-cell>
          <table:table-cell office:value-type="float" office:value="6220.71428571429" calcext:value-type="float">
            <text:p>6.22E+03</text:p>
          </table:table-cell>
          <table:table-cell office:value-type="float" office:value="725.093041179783" calcext:value-type="float">
            <text:p>725.093041179783</text:p>
          </table:table-cell>
          <table:table-cell office:value-type="float" office:value="5662.85714285714" calcext:value-type="float">
            <text:p>5.66E+03</text:p>
          </table:table-cell>
          <table:table-cell office:value-type="float" office:value="906.632927543514" calcext:value-type="float">
            <text:p>906.632927543514</text:p>
          </table:table-cell>
          <table:table-cell office:value-type="float" office:value="42.5934459805428" calcext:value-type="float">
            <text:p>4.26E+01</text:p>
          </table:table-cell>
          <table:table-cell office:value-type="float" office:value="5.65218732529486" calcext:value-type="float">
            <text:p>5.65218732529486</text:p>
          </table:table-cell>
          <table:table-cell office:value-type="float" office:value="22.2964669738863" calcext:value-type="float">
            <text:p>2.23E+01</text:p>
          </table:table-cell>
          <table:table-cell office:value-type="float" office:value="2.59889978917485" calcext:value-type="float">
            <text:p>2.59889978917485</text:p>
          </table:table-cell>
          <table:table-cell office:value-type="float" office:value="20.2969790066564" calcext:value-type="float">
            <text:p>2.03E+01</text:p>
          </table:table-cell>
          <table:table-cell office:value-type="float" office:value="3.24958038546062" calcext:value-type="float">
            <text:p>3.24958038546062</text:p>
          </table:table-cell>
          <table:table-cell office:value-type="float" office:value="12.0079831906189" calcext:value-type="float">
            <text:p>1.20E+01</text:p>
          </table:table-cell>
          <table:table-cell office:value-type="float" office:value="0.642313288721604" calcext:value-type="float">
            <text:p>0.642313288721604</text:p>
          </table:table-cell>
          <table:table-cell office:value-type="float" office:value="5.57531661706052" calcext:value-type="float">
            <text:p>5.58E+00</text:p>
          </table:table-cell>
          <table:table-cell office:value-type="float" office:value="0.37582914199772" calcext:value-type="float">
            <text:p>0.37582914199772</text:p>
          </table:table-cell>
          <table:table-cell office:value-type="float" office:value="6.43266657355835" calcext:value-type="float">
            <text:p>6.43E+00</text:p>
          </table:table-cell>
          <table:table-cell office:value-type="float" office:value="0.376305723573283" calcext:value-type="float">
            <text:p>0.376305723573283</text:p>
          </table:table-cell>
          <table:table-cell office:value-type="float" office:value="4.21557682048825" calcext:value-type="float">
            <text:p>4.22E+00</text:p>
          </table:table-cell>
          <table:table-cell office:value-type="float" office:value="0.4568202070937" calcext:value-type="float">
            <text:p>0.4568202070937</text:p>
          </table:table-cell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formula="of:=[.B19]/[.B$19]" office:value-type="float" office:value="1" calcext:value-type="float">
            <text:p>1</text:p>
          </table:table-cell>
          <table:table-cell table:formula="of:=[.C19]/[.C$19]" office:value-type="float" office:value="1" calcext:value-type="float">
            <text:p>1</text:p>
          </table:table-cell>
          <table:table-cell table:formula="of:=[.D19]/[.D$19]" office:value-type="float" office:value="1" calcext:value-type="float">
            <text:p>1</text:p>
          </table:table-cell>
          <table:table-cell table:formula="of:=[.E19]/[.E$19]" office:value-type="float" office:value="1" calcext:value-type="float">
            <text:p>1</text:p>
          </table:table-cell>
          <table:table-cell table:style-name="Default" table:formula="of:=[.F19]/[.F$19]" office:value-type="float" office:value="1" calcext:value-type="float">
            <text:p>1</text:p>
          </table:table-cell>
          <table:table-cell table:formula="of:=[.G19]/[.G$19]" office:value-type="float" office:value="1" calcext:value-type="float">
            <text:p>1</text:p>
          </table:table-cell>
          <table:table-cell table:style-name="Default" table:formula="of:=[.H19]/[.H$19]" office:value-type="float" office:value="1" calcext:value-type="float">
            <text:p>1</text:p>
          </table:table-cell>
          <table:table-cell table:formula="of:=[.I19]/[.I$19]" office:value-type="float" office:value="1" calcext:value-type="float">
            <text:p>1</text:p>
          </table:table-cell>
          <table:table-cell table:style-name="Default" table:formula="of:=[.J19]/[.J$19]" office:value-type="float" office:value="1" calcext:value-type="float">
            <text:p>1</text:p>
          </table:table-cell>
          <table:table-cell table:formula="of:=[.K19]/[.K$19]" office:value-type="float" office:value="1" calcext:value-type="float">
            <text:p>1</text:p>
          </table:table-cell>
          <table:table-cell table:style-name="Default" table:formula="of:=[.L19]/[.L$19]" office:value-type="float" office:value="1" calcext:value-type="float">
            <text:p>1</text:p>
          </table:table-cell>
          <table:table-cell table:formula="of:=[.M19]/[.M$19]" office:value-type="float" office:value="1" calcext:value-type="float">
            <text:p>1</text:p>
          </table:table-cell>
          <table:table-cell table:style-name="Default" table:formula="of:=[.N19]/[.N$19]" office:value-type="float" office:value="1" calcext:value-type="float">
            <text:p>1</text:p>
          </table:table-cell>
          <table:table-cell table:formula="of:=[.O19]/[.O$19]" office:value-type="float" office:value="1" calcext:value-type="float">
            <text:p>1</text:p>
          </table:table-cell>
          <table:table-cell table:style-name="Default" table:formula="of:=[.P19]/[.P$19]" office:value-type="float" office:value="1" calcext:value-type="float">
            <text:p>1</text:p>
          </table:table-cell>
          <table:table-cell table:formula="of:=[.Q19]/[.Q$19]" office:value-type="float" office:value="1" calcext:value-type="float">
            <text:p>1</text:p>
          </table:table-cell>
          <table:table-cell table:style-name="Default" table:formula="of:=[.R19]/[.R$19]" office:value-type="float" office:value="1" calcext:value-type="float">
            <text:p>1</text:p>
          </table:table-cell>
          <table:table-cell table:formula="of:=[.S19]/[.S$19]" office:value-type="float" office:value="1" calcext:value-type="float">
            <text:p>1</text:p>
          </table:table-cell>
          <table:table-cell table:style-name="Default" table:formula="of:=[.T19]/[.T$19]" office:value-type="float" office:value="1" calcext:value-type="float">
            <text:p>1</text:p>
          </table:table-cell>
          <table:table-cell table:formula="of:=[.U19]/[.U$19]" office:value-type="float" office:value="1" calcext:value-type="float">
            <text:p>1</text:p>
          </table:table-cell>
          <table:table-cell table:style-name="Default" table:formula="of:=[.V19]/[.V$19]" office:value-type="float" office:value="1" calcext:value-type="float">
            <text:p>1</text:p>
          </table:table-cell>
          <table:table-cell table:formula="of:=[.W19]/[.W$19]" office:value-type="float" office:value="1" calcext:value-type="float">
            <text:p>1</text:p>
          </table:table-cell>
          <table:table-cell table:style-name="Default" table:formula="of:=[.X19]/[.X$19]" office:value-type="float" office:value="1" calcext:value-type="float">
            <text:p>1</text:p>
          </table:table-cell>
          <table:table-cell table:formula="of:=[.Y19]/[.Y$19]" office:value-type="float" office:value="1" calcext:value-type="float">
            <text:p>1</text:p>
          </table:table-cell>
          <table:table-cell table:style-name="Default" table:formula="of:=[.Z19]/[.Z$19]" office:value-type="float" office:value="1" calcext:value-type="float">
            <text:p>1</text:p>
          </table:table-cell>
          <table:table-cell table:formula="of:=[.AA19]/[.AA$19]" office:value-type="float" office:value="1" calcext:value-type="float">
            <text:p>1</text:p>
          </table:table-cell>
          <table:table-cell table:style-name="Default" table:formula="of:=[.AB19]/[.AB$19]" office:value-type="float" office:value="1" calcext:value-type="float">
            <text:p>1</text:p>
          </table:table-cell>
          <table:table-cell table:formula="of:=[.AC19]/[.AC$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[.B20]/[.B$19]" office:value-type="float" office:value="1.5188206413338" calcext:value-type="float">
            <text:p>1.5188206413338</text:p>
          </table:table-cell>
          <table:table-cell table:formula="of:=[.C20]/[.C$19]" office:value-type="float" office:value="1.10917994539847" calcext:value-type="float">
            <text:p>1.10917994539847</text:p>
          </table:table-cell>
          <table:table-cell table:formula="of:=[.D20]/[.D$19]" office:value-type="float" office:value="0.767847806387603" calcext:value-type="float">
            <text:p>0.767847806387603</text:p>
          </table:table-cell>
          <table:table-cell table:formula="of:=[.E20]/[.E$19]" office:value-type="float" office:value="1.16396881386684" calcext:value-type="float">
            <text:p>1.16396881386684</text:p>
          </table:table-cell>
          <table:table-cell table:style-name="Default" table:formula="of:=[.F20]/[.F$19]" office:value-type="float" office:value="0.75986954436972" calcext:value-type="float">
            <text:p>0.75986954436972</text:p>
          </table:table-cell>
          <table:table-cell table:formula="of:=[.G20]/[.G$19]" office:value-type="float" office:value="1.20990989308689" calcext:value-type="float">
            <text:p>1.20990989308689</text:p>
          </table:table-cell>
          <table:table-cell table:style-name="Default" table:formula="of:=[.H20]/[.H$19]" office:value-type="float" office:value="0.775660074851887" calcext:value-type="float">
            <text:p>0.775660074851887</text:p>
          </table:table-cell>
          <table:table-cell table:formula="of:=[.I20]/[.I$19]" office:value-type="float" office:value="1.11953610922205" calcext:value-type="float">
            <text:p>1.11953610922205</text:p>
          </table:table-cell>
          <table:table-cell table:style-name="Default" table:formula="of:=[.J20]/[.J$19]" office:value-type="float" office:value="0.468676303365765" calcext:value-type="float">
            <text:p>0.468676303365765</text:p>
          </table:table-cell>
          <table:table-cell table:formula="of:=[.K20]/[.K$19]" office:value-type="float" office:value="2.60468177134152" calcext:value-type="float">
            <text:p>2.60468177134152</text:p>
          </table:table-cell>
          <table:table-cell table:style-name="Default" table:formula="of:=[.L20]/[.L$19]" office:value-type="float" office:value="0.471823717617917" calcext:value-type="float">
            <text:p>0.471823717617917</text:p>
          </table:table-cell>
          <table:table-cell table:formula="of:=[.M20]/[.M$19]" office:value-type="float" office:value="1.2925149766577" calcext:value-type="float">
            <text:p>1.2925149766577</text:p>
          </table:table-cell>
          <table:table-cell table:style-name="Default" table:formula="of:=[.N20]/[.N$19]" office:value-type="float" office:value="0.465341753004748" calcext:value-type="float">
            <text:p>0.465341753004748</text:p>
          </table:table-cell>
          <table:table-cell table:formula="of:=[.O20]/[.O$19]" office:value-type="float" office:value="2.19355142169267" calcext:value-type="float">
            <text:p>2.19355142169267</text:p>
          </table:table-cell>
          <table:table-cell table:style-name="Default" table:formula="of:=[.P20]/[.P$19]" office:value-type="float" office:value="0.468676303365764" calcext:value-type="float">
            <text:p>0.468676303365764</text:p>
          </table:table-cell>
          <table:table-cell table:formula="of:=[.Q20]/[.Q$19]" office:value-type="float" office:value="2.60468177134152" calcext:value-type="float">
            <text:p>2.60468177134152</text:p>
          </table:table-cell>
          <table:table-cell table:style-name="Default" table:formula="of:=[.R20]/[.R$19]" office:value-type="float" office:value="0.471823717617917" calcext:value-type="float">
            <text:p>0.471823717617917</text:p>
          </table:table-cell>
          <table:table-cell table:formula="of:=[.S20]/[.S$19]" office:value-type="float" office:value="1.2925149766577" calcext:value-type="float">
            <text:p>1.2925149766577</text:p>
          </table:table-cell>
          <table:table-cell table:style-name="Default" table:formula="of:=[.T20]/[.T$19]" office:value-type="float" office:value="0.465341753004747" calcext:value-type="float">
            <text:p>0.465341753004747</text:p>
          </table:table-cell>
          <table:table-cell table:formula="of:=[.U20]/[.U$19]" office:value-type="float" office:value="2.19355142169268" calcext:value-type="float">
            <text:p>2.19355142169268</text:p>
          </table:table-cell>
          <table:table-cell table:style-name="Default" table:formula="of:=[.V20]/[.V$19]" office:value-type="float" office:value="1.63493698960535" calcext:value-type="float">
            <text:p>1.63493698960535</text:p>
          </table:table-cell>
          <table:table-cell table:formula="of:=[.W20]/[.W$19]" office:value-type="float" office:value="1.01737233359808" calcext:value-type="float">
            <text:p>1.01737233359808</text:p>
          </table:table-cell>
          <table:table-cell table:style-name="Default" table:formula="of:=[.X20]/[.X$19]" office:value-type="float" office:value="1.60101380943409" calcext:value-type="float">
            <text:p>1.60101380943409</text:p>
          </table:table-cell>
          <table:table-cell table:formula="of:=[.Y20]/[.Y$19]" office:value-type="float" office:value="1.00121521173609" calcext:value-type="float">
            <text:p>1.00121521173609</text:p>
          </table:table-cell>
          <table:table-cell table:style-name="Default" table:formula="of:=[.Z20]/[.Z$19]" office:value-type="float" office:value="1.66639169927014" calcext:value-type="float">
            <text:p>1.66639169927014</text:p>
          </table:table-cell>
          <table:table-cell table:formula="of:=[.AA20]/[.AA$19]" office:value-type="float" office:value="1.24329746202958" calcext:value-type="float">
            <text:p>1.24329746202958</text:p>
          </table:table-cell>
          <table:table-cell table:style-name="Default" table:formula="of:=[.AB20]/[.AB$19]" office:value-type="float" office:value="0.925020078290581" calcext:value-type="float">
            <text:p>0.925020078290581</text:p>
          </table:table-cell>
          <table:table-cell table:formula="of:=[.AC20]/[.AC$19]" office:value-type="float" office:value="1.06531112417618" calcext:value-type="float">
            <text:p>1.06531112417618</text:p>
          </table:table-cell>
          <table:table-cell table:number-columns-repeated="6"/>
        </table:table-row>
        <table:table-row table:style-name="ro1">
          <table:table-cell/>
          <table:table-cell table:formula="of:=[.B21]/[.B$19]" office:value-type="float" office:value="1.57341584411599" calcext:value-type="float">
            <text:p>1.57341584411599</text:p>
          </table:table-cell>
          <table:table-cell table:formula="of:=[.C21]/[.C$19]" office:value-type="float" office:value="1.18873800757127" calcext:value-type="float">
            <text:p>1.18873800757127</text:p>
          </table:table-cell>
          <table:table-cell table:formula="of:=[.D21]/[.D$19]" office:value-type="float" office:value="0.726738961374458" calcext:value-type="float">
            <text:p>0.726738961374458</text:p>
          </table:table-cell>
          <table:table-cell table:formula="of:=[.E21]/[.E$19]" office:value-type="float" office:value="1.19320541673345" calcext:value-type="float">
            <text:p>1.19320541673345</text:p>
          </table:table-cell>
          <table:table-cell table:style-name="Default" table:formula="of:=[.F21]/[.F$19]" office:value-type="float" office:value="0.717743948904425" calcext:value-type="float">
            <text:p>0.717743948904425</text:p>
          </table:table-cell>
          <table:table-cell table:formula="of:=[.G21]/[.G$19]" office:value-type="float" office:value="1.2435165775698" calcext:value-type="float">
            <text:p>1.2435165775698</text:p>
          </table:table-cell>
          <table:table-cell table:style-name="Default" table:formula="of:=[.H21]/[.H$19]" office:value-type="float" office:value="0.735546826057012" calcext:value-type="float">
            <text:p>0.735546826057012</text:p>
          </table:table-cell>
          <table:table-cell table:formula="of:=[.I21]/[.I$19]" office:value-type="float" office:value="1.15117986061536" calcext:value-type="float">
            <text:p>1.15117986061536</text:p>
          </table:table-cell>
          <table:table-cell table:style-name="Default" table:formula="of:=[.J21]/[.J$19]" office:value-type="float" office:value="0.422023706810731" calcext:value-type="float">
            <text:p>0.422023706810731</text:p>
          </table:table-cell>
          <table:table-cell table:formula="of:=[.K21]/[.K$19]" office:value-type="float" office:value="2.83608463798065" calcext:value-type="float">
            <text:p>2.83608463798065</text:p>
          </table:table-cell>
          <table:table-cell table:style-name="Default" table:formula="of:=[.L21]/[.L$19]" office:value-type="float" office:value="0.425637320672928" calcext:value-type="float">
            <text:p>0.425637320672928</text:p>
          </table:table-cell>
          <table:table-cell table:formula="of:=[.M21]/[.M$19]" office:value-type="float" office:value="1.44503653756948" calcext:value-type="float">
            <text:p>1.44503653756948</text:p>
          </table:table-cell>
          <table:table-cell table:style-name="Default" table:formula="of:=[.N21]/[.N$19]" office:value-type="float" office:value="0.418195237965065" calcext:value-type="float">
            <text:p>0.418195237965065</text:p>
          </table:table-cell>
          <table:table-cell table:formula="of:=[.O21]/[.O$19]" office:value-type="float" office:value="2.35815043769124" calcext:value-type="float">
            <text:p>2.35815043769124</text:p>
          </table:table-cell>
          <table:table-cell table:style-name="Default" table:formula="of:=[.P21]/[.P$19]" office:value-type="float" office:value="0.422023706810729" calcext:value-type="float">
            <text:p>0.422023706810729</text:p>
          </table:table-cell>
          <table:table-cell table:formula="of:=[.Q21]/[.Q$19]" office:value-type="float" office:value="2.83608463798066" calcext:value-type="float">
            <text:p>2.83608463798066</text:p>
          </table:table-cell>
          <table:table-cell table:style-name="Default" table:formula="of:=[.R21]/[.R$19]" office:value-type="float" office:value="0.425637320672928" calcext:value-type="float">
            <text:p>0.425637320672928</text:p>
          </table:table-cell>
          <table:table-cell table:formula="of:=[.S21]/[.S$19]" office:value-type="float" office:value="1.44503653756948" calcext:value-type="float">
            <text:p>1.44503653756948</text:p>
          </table:table-cell>
          <table:table-cell table:style-name="Default" table:formula="of:=[.T21]/[.T$19]" office:value-type="float" office:value="0.418195237965065" calcext:value-type="float">
            <text:p>0.418195237965065</text:p>
          </table:table-cell>
          <table:table-cell table:formula="of:=[.U21]/[.U$19]" office:value-type="float" office:value="2.35815043769125" calcext:value-type="float">
            <text:p>2.35815043769125</text:p>
          </table:table-cell>
          <table:table-cell table:style-name="Default" table:formula="of:=[.V21]/[.V$19]" office:value-type="float" office:value="1.7197337029966" calcext:value-type="float">
            <text:p>1.7197337029966</text:p>
          </table:table-cell>
          <table:table-cell table:formula="of:=[.W21]/[.W$19]" office:value-type="float" office:value="1.01721227262399" calcext:value-type="float">
            <text:p>1.01721227262399</text:p>
          </table:table-cell>
          <table:table-cell table:style-name="Default" table:formula="of:=[.X21]/[.X$19]" office:value-type="float" office:value="1.67631823713088" calcext:value-type="float">
            <text:p>1.67631823713088</text:p>
          </table:table-cell>
          <table:table-cell table:formula="of:=[.Y21]/[.Y$19]" office:value-type="float" office:value="1.02014536544243" calcext:value-type="float">
            <text:p>1.02014536544243</text:p>
          </table:table-cell>
          <table:table-cell table:style-name="Default" table:formula="of:=[.Z21]/[.Z$19]" office:value-type="float" office:value="1.75998997811212" calcext:value-type="float">
            <text:p>1.75998997811212</text:p>
          </table:table-cell>
          <table:table-cell table:formula="of:=[.AA21]/[.AA$19]" office:value-type="float" office:value="1.24496632953239" calcext:value-type="float">
            <text:p>1.24496632953239</text:p>
          </table:table-cell>
          <table:table-cell table:style-name="Default" table:formula="of:=[.AB21]/[.AB$19]" office:value-type="float" office:value="0.914101995109546" calcext:value-type="float">
            <text:p>0.914101995109546</text:p>
          </table:table-cell>
          <table:table-cell table:formula="of:=[.AC21]/[.AC$19]" office:value-type="float" office:value="1.07539525586957" calcext:value-type="float">
            <text:p>1.07539525586957</text:p>
          </table:table-cell>
          <table:table-cell table:number-columns-repeated="6"/>
        </table:table-row>
        <table:table-row table:style-name="ro1">
          <table:table-cell/>
          <table:table-cell table:formula="of:=[.B22]/[.B$19]" office:value-type="float" office:value="1.40795530097683" calcext:value-type="float">
            <text:p>1.40795530097683</text:p>
          </table:table-cell>
          <table:table-cell table:formula="of:=[.C22]/[.C$19]" office:value-type="float" office:value="1.19876805884741" calcext:value-type="float">
            <text:p>1.19876805884741</text:p>
          </table:table-cell>
          <table:table-cell table:formula="of:=[.D22]/[.D$19]" office:value-type="float" office:value="0.736455360423826" calcext:value-type="float">
            <text:p>0.736455360423826</text:p>
          </table:table-cell>
          <table:table-cell table:formula="of:=[.E22]/[.E$19]" office:value-type="float" office:value="1.20762529017623" calcext:value-type="float">
            <text:p>1.20762529017623</text:p>
          </table:table-cell>
          <table:table-cell table:style-name="Default" table:formula="of:=[.F22]/[.F$19]" office:value-type="float" office:value="0.729321410670358" calcext:value-type="float">
            <text:p>0.729321410670358</text:p>
          </table:table-cell>
          <table:table-cell table:formula="of:=[.G22]/[.G$19]" office:value-type="float" office:value="1.2554455086896" calcext:value-type="float">
            <text:p>1.2554455086896</text:p>
          </table:table-cell>
          <table:table-cell table:style-name="Default" table:formula="of:=[.H22]/[.H$19]" office:value-type="float" office:value="0.743440883155451" calcext:value-type="float">
            <text:p>0.743440883155451</text:p>
          </table:table-cell>
          <table:table-cell table:formula="of:=[.I22]/[.I$19]" office:value-type="float" office:value="1.16720546780719" calcext:value-type="float">
            <text:p>1.16720546780719</text:p>
          </table:table-cell>
          <table:table-cell table:style-name="Default" table:formula="of:=[.J22]/[.J$19]" office:value-type="float" office:value="0.431731198923947" calcext:value-type="float">
            <text:p>0.431731198923947</text:p>
          </table:table-cell>
          <table:table-cell table:formula="of:=[.K22]/[.K$19]" office:value-type="float" office:value="2.9046988355102" calcext:value-type="float">
            <text:p>2.9046988355102</text:p>
          </table:table-cell>
          <table:table-cell table:style-name="Default" table:formula="of:=[.L22]/[.L$19]" office:value-type="float" office:value="0.437093611311796" calcext:value-type="float">
            <text:p>0.437093611311796</text:p>
          </table:table-cell>
          <table:table-cell table:formula="of:=[.M22]/[.M$19]" office:value-type="float" office:value="1.4638892714652" calcext:value-type="float">
            <text:p>1.4638892714652</text:p>
          </table:table-cell>
          <table:table-cell table:style-name="Default" table:formula="of:=[.N22]/[.N$19]" office:value-type="float" office:value="0.426049953072178" calcext:value-type="float">
            <text:p>0.426049953072178</text:p>
          </table:table-cell>
          <table:table-cell table:formula="of:=[.O22]/[.O$19]" office:value-type="float" office:value="2.43383043168514" calcext:value-type="float">
            <text:p>2.43383043168514</text:p>
          </table:table-cell>
          <table:table-cell table:style-name="Default" table:formula="of:=[.P22]/[.P$19]" office:value-type="float" office:value="0.431731198923945" calcext:value-type="float">
            <text:p>0.431731198923945</text:p>
          </table:table-cell>
          <table:table-cell table:formula="of:=[.Q22]/[.Q$19]" office:value-type="float" office:value="2.90469883551021" calcext:value-type="float">
            <text:p>2.90469883551021</text:p>
          </table:table-cell>
          <table:table-cell table:style-name="Default" table:formula="of:=[.R22]/[.R$19]" office:value-type="float" office:value="0.437093611311797" calcext:value-type="float">
            <text:p>0.437093611311797</text:p>
          </table:table-cell>
          <table:table-cell table:formula="of:=[.S22]/[.S$19]" office:value-type="float" office:value="1.4638892714652" calcext:value-type="float">
            <text:p>1.4638892714652</text:p>
          </table:table-cell>
          <table:table-cell table:style-name="Default" table:formula="of:=[.T22]/[.T$19]" office:value-type="float" office:value="0.426049953072177" calcext:value-type="float">
            <text:p>0.426049953072177</text:p>
          </table:table-cell>
          <table:table-cell table:formula="of:=[.U22]/[.U$19]" office:value-type="float" office:value="2.43383043168515" calcext:value-type="float">
            <text:p>2.43383043168515</text:p>
          </table:table-cell>
          <table:table-cell table:style-name="Default" table:formula="of:=[.V22]/[.V$19]" office:value-type="float" office:value="1.70420106333003" calcext:value-type="float">
            <text:p>1.70420106333003</text:p>
          </table:table-cell>
          <table:table-cell table:formula="of:=[.W22]/[.W$19]" office:value-type="float" office:value="0.997624789620084" calcext:value-type="float">
            <text:p>0.997624789620084</text:p>
          </table:table-cell>
          <table:table-cell table:style-name="Default" table:formula="of:=[.X22]/[.X$19]" office:value-type="float" office:value="1.65871997240849" calcext:value-type="float">
            <text:p>1.65871997240849</text:p>
          </table:table-cell>
          <table:table-cell table:formula="of:=[.Y22]/[.Y$19]" office:value-type="float" office:value="1.00739491204472" calcext:value-type="float">
            <text:p>1.00739491204472</text:p>
          </table:table-cell>
          <table:table-cell table:style-name="Default" table:formula="of:=[.Z22]/[.Z$19]" office:value-type="float" office:value="1.74637265523125" calcext:value-type="float">
            <text:p>1.74637265523125</text:p>
          </table:table-cell>
          <table:table-cell table:formula="of:=[.AA22]/[.AA$19]" office:value-type="float" office:value="1.23520797044118" calcext:value-type="float">
            <text:p>1.23520797044118</text:p>
          </table:table-cell>
          <table:table-cell table:style-name="Default" table:formula="of:=[.AB22]/[.AB$19]" office:value-type="float" office:value="0.916887436977983" calcext:value-type="float">
            <text:p>0.916887436977983</text:p>
          </table:table-cell>
          <table:table-cell table:formula="of:=[.AC22]/[.AC$19]" office:value-type="float" office:value="1.07691429931213" calcext:value-type="float">
            <text:p>1.07691429931213</text:p>
          </table:table-cell>
          <table:table-cell table:number-columns-repeated="6"/>
        </table:table-row>
        <table:table-row table:style-name="ro1">
          <table:table-cell/>
          <table:table-cell table:formula="of:=[.B23]/[.B$19]" office:value-type="float" office:value="1.42355393034316" calcext:value-type="float">
            <text:p>1.42355393034316</text:p>
          </table:table-cell>
          <table:table-cell table:formula="of:=[.C23]/[.C$19]" office:value-type="float" office:value="1.21343890242904" calcext:value-type="float">
            <text:p>1.21343890242904</text:p>
          </table:table-cell>
          <table:table-cell table:formula="of:=[.D23]/[.D$19]" office:value-type="float" office:value="0.67202183518452" calcext:value-type="float">
            <text:p>0.67202183518452</text:p>
          </table:table-cell>
          <table:table-cell table:formula="of:=[.E23]/[.E$19]" office:value-type="float" office:value="1.16979291657776" calcext:value-type="float">
            <text:p>1.16979291657776</text:p>
          </table:table-cell>
          <table:table-cell table:style-name="Default" table:formula="of:=[.F23]/[.F$19]" office:value-type="float" office:value="0.664037631640787" calcext:value-type="float">
            <text:p>0.664037631640787</text:p>
          </table:table-cell>
          <table:table-cell table:formula="of:=[.G23]/[.G$19]" office:value-type="float" office:value="1.22061393890911" calcext:value-type="float">
            <text:p>1.22061393890911</text:p>
          </table:table-cell>
          <table:table-cell table:style-name="Default" table:formula="of:=[.H23]/[.H$19]" office:value-type="float" office:value="0.679839921556881" calcext:value-type="float">
            <text:p>0.679839921556881</text:p>
          </table:table-cell>
          <table:table-cell table:formula="of:=[.I23]/[.I$19]" office:value-type="float" office:value="1.13337513928842" calcext:value-type="float">
            <text:p>1.13337513928842</text:p>
          </table:table-cell>
          <table:table-cell table:style-name="Default" table:formula="of:=[.J23]/[.J$19]" office:value-type="float" office:value="0.369579356756973" calcext:value-type="float">
            <text:p>0.369579356756973</text:p>
          </table:table-cell>
          <table:table-cell table:formula="of:=[.K23]/[.K$19]" office:value-type="float" office:value="2.7073462733681" calcext:value-type="float">
            <text:p>2.7073462733681</text:p>
          </table:table-cell>
          <table:table-cell table:style-name="Default" table:formula="of:=[.L23]/[.L$19]" office:value-type="float" office:value="0.376070801940344" calcext:value-type="float">
            <text:p>0.376070801940344</text:p>
          </table:table-cell>
          <table:table-cell table:formula="of:=[.M23]/[.M$19]" office:value-type="float" office:value="1.38765103231493" calcext:value-type="float">
            <text:p>1.38765103231493</text:p>
          </table:table-cell>
          <table:table-cell table:style-name="Default" table:formula="of:=[.N23]/[.N$19]" office:value-type="float" office:value="0.36270194909926" calcext:value-type="float">
            <text:p>0.36270194909926</text:p>
          </table:table-cell>
          <table:table-cell table:formula="of:=[.O23]/[.O$19]" office:value-type="float" office:value="2.26056511282245" calcext:value-type="float">
            <text:p>2.26056511282245</text:p>
          </table:table-cell>
          <table:table-cell table:style-name="Default" table:formula="of:=[.P23]/[.P$19]" office:value-type="float" office:value="0.369579356756971" calcext:value-type="float">
            <text:p>0.369579356756971</text:p>
          </table:table-cell>
          <table:table-cell table:formula="of:=[.Q23]/[.Q$19]" office:value-type="float" office:value="2.7073462733681" calcext:value-type="float">
            <text:p>2.7073462733681</text:p>
          </table:table-cell>
          <table:table-cell table:style-name="Default" table:formula="of:=[.R23]/[.R$19]" office:value-type="float" office:value="0.376070801940344" calcext:value-type="float">
            <text:p>0.376070801940344</text:p>
          </table:table-cell>
          <table:table-cell table:formula="of:=[.S23]/[.S$19]" office:value-type="float" office:value="1.38765103231494" calcext:value-type="float">
            <text:p>1.38765103231494</text:p>
          </table:table-cell>
          <table:table-cell table:style-name="Default" table:formula="of:=[.T23]/[.T$19]" office:value-type="float" office:value="0.362701949099259" calcext:value-type="float">
            <text:p>0.362701949099259</text:p>
          </table:table-cell>
          <table:table-cell table:formula="of:=[.U23]/[.U$19]" office:value-type="float" office:value="2.26056511282246" calcext:value-type="float">
            <text:p>2.26056511282246</text:p>
          </table:table-cell>
          <table:table-cell table:style-name="Default" table:formula="of:=[.V23]/[.V$19]" office:value-type="float" office:value="1.81794478866617" calcext:value-type="float">
            <text:p>1.81794478866617</text:p>
          </table:table-cell>
          <table:table-cell table:formula="of:=[.W23]/[.W$19]" office:value-type="float" office:value="1.08760425151157" calcext:value-type="float">
            <text:p>1.08760425151157</text:p>
          </table:table-cell>
          <table:table-cell table:style-name="Default" table:formula="of:=[.X23]/[.X$19]" office:value-type="float" office:value="1.7545717657588" calcext:value-type="float">
            <text:p>1.7545717657588</text:p>
          </table:table-cell>
          <table:table-cell table:formula="of:=[.Y23]/[.Y$19]" office:value-type="float" office:value="1.1210241475594" calcext:value-type="float">
            <text:p>1.1210241475594</text:p>
          </table:table-cell>
          <table:table-cell table:style-name="Default" table:formula="of:=[.Z23]/[.Z$19]" office:value-type="float" office:value="1.87670637959211" calcext:value-type="float">
            <text:p>1.87670637959211</text:p>
          </table:table-cell>
          <table:table-cell table:formula="of:=[.AA23]/[.AA$19]" office:value-type="float" office:value="1.3384941506687" calcext:value-type="float">
            <text:p>1.3384941506687</text:p>
          </table:table-cell>
          <table:table-cell table:style-name="Default" table:formula="of:=[.AB23]/[.AB$19]" office:value-type="float" office:value="0.892940584938681" calcext:value-type="float">
            <text:p>0.892940584938681</text:p>
          </table:table-cell>
          <table:table-cell table:formula="of:=[.AC23]/[.AC$19]" office:value-type="float" office:value="1.0952665215859" calcext:value-type="float">
            <text:p>1.0952665215859</text:p>
          </table:table-cell>
          <table:table-cell table:number-columns-repeated="6"/>
        </table:table-row>
        <table:table-row table:style-name="ro1">
          <table:table-cell/>
          <table:table-cell table:formula="of:=[.B24]/[.B$19]" office:value-type="float" office:value="1.42588093898634" calcext:value-type="float">
            <text:p>1.42588093898634</text:p>
          </table:table-cell>
          <table:table-cell table:formula="of:=[.C24]/[.C$19]" office:value-type="float" office:value="1.21179231279564" calcext:value-type="float">
            <text:p>1.21179231279564</text:p>
          </table:table-cell>
          <table:table-cell table:formula="of:=[.D24]/[.D$19]" office:value-type="float" office:value="0.670549812354726" calcext:value-type="float">
            <text:p>0.670549812354726</text:p>
          </table:table-cell>
          <table:table-cell table:formula="of:=[.E24]/[.E$19]" office:value-type="float" office:value="1.16947460847582" calcext:value-type="float">
            <text:p>1.16947460847582</text:p>
          </table:table-cell>
          <table:table-cell table:style-name="Default" table:formula="of:=[.F24]/[.F$19]" office:value-type="float" office:value="0.662525248271844" calcext:value-type="float">
            <text:p>0.662525248271844</text:p>
          </table:table-cell>
          <table:table-cell table:formula="of:=[.G24]/[.G$19]" office:value-type="float" office:value="1.22229211469141" calcext:value-type="float">
            <text:p>1.22229211469141</text:p>
          </table:table-cell>
          <table:table-cell table:style-name="Default" table:formula="of:=[.H24]/[.H$19]" office:value-type="float" office:value="0.678407419535816" calcext:value-type="float">
            <text:p>0.678407419535816</text:p>
          </table:table-cell>
          <table:table-cell table:formula="of:=[.I24]/[.I$19]" office:value-type="float" office:value="1.13117722571212" calcext:value-type="float">
            <text:p>1.13117722571212</text:p>
          </table:table-cell>
          <table:table-cell table:style-name="Default" table:formula="of:=[.J24]/[.J$19]" office:value-type="float" office:value="0.368057306945236" calcext:value-type="float">
            <text:p>0.368057306945236</text:p>
          </table:table-cell>
          <table:table-cell table:formula="of:=[.K24]/[.K$19]" office:value-type="float" office:value="2.70481151257002" calcext:value-type="float">
            <text:p>2.70481151257002</text:p>
          </table:table-cell>
          <table:table-cell table:style-name="Default" table:formula="of:=[.L24]/[.L$19]" office:value-type="float" office:value="0.374522654556714" calcext:value-type="float">
            <text:p>0.374522654556714</text:p>
          </table:table-cell>
          <table:table-cell table:formula="of:=[.M24]/[.M$19]" office:value-type="float" office:value="1.39101587404607" calcext:value-type="float">
            <text:p>1.39101587404607</text:p>
          </table:table-cell>
          <table:table-cell table:style-name="Default" table:formula="of:=[.N24]/[.N$19]" office:value-type="float" office:value="0.361207548545238" calcext:value-type="float">
            <text:p>0.361207548545238</text:p>
          </table:table-cell>
          <table:table-cell table:formula="of:=[.O24]/[.O$19]" office:value-type="float" office:value="2.25345423564242" calcext:value-type="float">
            <text:p>2.25345423564242</text:p>
          </table:table-cell>
          <table:table-cell table:style-name="Default" table:formula="of:=[.P24]/[.P$19]" office:value-type="float" office:value="0.368057306945237" calcext:value-type="float">
            <text:p>0.368057306945237</text:p>
          </table:table-cell>
          <table:table-cell table:formula="of:=[.Q24]/[.Q$19]" office:value-type="float" office:value="2.70481151257002" calcext:value-type="float">
            <text:p>2.70481151257002</text:p>
          </table:table-cell>
          <table:table-cell table:style-name="Default" table:formula="of:=[.R24]/[.R$19]" office:value-type="float" office:value="0.374522654556713" calcext:value-type="float">
            <text:p>0.374522654556713</text:p>
          </table:table-cell>
          <table:table-cell table:formula="of:=[.S24]/[.S$19]" office:value-type="float" office:value="1.39101587404607" calcext:value-type="float">
            <text:p>1.39101587404607</text:p>
          </table:table-cell>
          <table:table-cell table:style-name="Default" table:formula="of:=[.T24]/[.T$19]" office:value-type="float" office:value="0.361207548545237" calcext:value-type="float">
            <text:p>0.361207548545237</text:p>
          </table:table-cell>
          <table:table-cell table:formula="of:=[.U24]/[.U$19]" office:value-type="float" office:value="2.25345423564242" calcext:value-type="float">
            <text:p>2.25345423564242</text:p>
          </table:table-cell>
          <table:table-cell table:style-name="Default" table:formula="of:=[.V24]/[.V$19]" office:value-type="float" office:value="1.82146449819287" calcext:value-type="float">
            <text:p>1.82146449819287</text:p>
          </table:table-cell>
          <table:table-cell table:formula="of:=[.W24]/[.W$19]" office:value-type="float" office:value="1.08677275916428" calcext:value-type="float">
            <text:p>1.08677275916428</text:p>
          </table:table-cell>
          <table:table-cell table:style-name="Default" table:formula="of:=[.X24]/[.X$19]" office:value-type="float" office:value="1.75778353977924" calcext:value-type="float">
            <text:p>1.75778353977924</text:p>
          </table:table-cell>
          <table:table-cell table:formula="of:=[.Y24]/[.Y$19]" office:value-type="float" office:value="1.12287403703278" calcext:value-type="float">
            <text:p>1.12287403703278</text:p>
          </table:table-cell>
          <table:table-cell table:style-name="Default" table:formula="of:=[.Z24]/[.Z$19]" office:value-type="float" office:value="1.88051161724134" calcext:value-type="float">
            <text:p>1.88051161724134</text:p>
          </table:table-cell>
          <table:table-cell table:formula="of:=[.AA24]/[.AA$19]" office:value-type="float" office:value="1.33571581103192" calcext:value-type="float">
            <text:p>1.33571581103192</text:p>
          </table:table-cell>
          <table:table-cell table:style-name="Default" table:formula="of:=[.AB24]/[.AB$19]" office:value-type="float" office:value="0.89248170640358" calcext:value-type="float">
            <text:p>0.89248170640358</text:p>
          </table:table-cell>
          <table:table-cell table:formula="of:=[.AC24]/[.AC$19]" office:value-type="float" office:value="1.09547255235886" calcext:value-type="float">
            <text:p>1.09547255235886</text:p>
          </table:table-cell>
          <table:table-cell table:number-columns-repeated="6"/>
        </table:table-row>
        <table:table-row table:style-name="ro1">
          <table:table-cell/>
          <table:table-cell table:formula="of:=[.B25]/[.B$19]" office:value-type="float" office:value="1.42588093898634" calcext:value-type="float">
            <text:p>1.42588093898634</text:p>
          </table:table-cell>
          <table:table-cell table:formula="of:=[.C25]/[.C$19]" office:value-type="float" office:value="1.21179231279564" calcext:value-type="float">
            <text:p>1.21179231279564</text:p>
          </table:table-cell>
          <table:table-cell table:formula="of:=[.D25]/[.D$19]" office:value-type="float" office:value="0.670549812354726" calcext:value-type="float">
            <text:p>0.670549812354726</text:p>
          </table:table-cell>
          <table:table-cell table:formula="of:=[.E25]/[.E$19]" office:value-type="float" office:value="1.16947460847582" calcext:value-type="float">
            <text:p>1.16947460847582</text:p>
          </table:table-cell>
          <table:table-cell table:style-name="Default" table:formula="of:=[.F25]/[.F$19]" office:value-type="float" office:value="0.662525248271844" calcext:value-type="float">
            <text:p>0.662525248271844</text:p>
          </table:table-cell>
          <table:table-cell table:formula="of:=[.G25]/[.G$19]" office:value-type="float" office:value="1.22229211469141" calcext:value-type="float">
            <text:p>1.22229211469141</text:p>
          </table:table-cell>
          <table:table-cell table:style-name="Default" table:formula="of:=[.H25]/[.H$19]" office:value-type="float" office:value="0.678407419535816" calcext:value-type="float">
            <text:p>0.678407419535816</text:p>
          </table:table-cell>
          <table:table-cell table:formula="of:=[.I25]/[.I$19]" office:value-type="float" office:value="1.13117722571212" calcext:value-type="float">
            <text:p>1.13117722571212</text:p>
          </table:table-cell>
          <table:table-cell table:style-name="Default" table:formula="of:=[.J25]/[.J$19]" office:value-type="float" office:value="0.368057306945236" calcext:value-type="float">
            <text:p>0.368057306945236</text:p>
          </table:table-cell>
          <table:table-cell table:formula="of:=[.K25]/[.K$19]" office:value-type="float" office:value="2.70481151257002" calcext:value-type="float">
            <text:p>2.70481151257002</text:p>
          </table:table-cell>
          <table:table-cell table:style-name="Default" table:formula="of:=[.L25]/[.L$19]" office:value-type="float" office:value="0.374522654556714" calcext:value-type="float">
            <text:p>0.374522654556714</text:p>
          </table:table-cell>
          <table:table-cell table:formula="of:=[.M25]/[.M$19]" office:value-type="float" office:value="1.39101587404607" calcext:value-type="float">
            <text:p>1.39101587404607</text:p>
          </table:table-cell>
          <table:table-cell table:style-name="Default" table:formula="of:=[.N25]/[.N$19]" office:value-type="float" office:value="0.361207548545238" calcext:value-type="float">
            <text:p>0.361207548545238</text:p>
          </table:table-cell>
          <table:table-cell table:formula="of:=[.O25]/[.O$19]" office:value-type="float" office:value="2.25345423564242" calcext:value-type="float">
            <text:p>2.25345423564242</text:p>
          </table:table-cell>
          <table:table-cell table:style-name="Default" table:formula="of:=[.P25]/[.P$19]" office:value-type="float" office:value="0.368057306945237" calcext:value-type="float">
            <text:p>0.368057306945237</text:p>
          </table:table-cell>
          <table:table-cell table:formula="of:=[.Q25]/[.Q$19]" office:value-type="float" office:value="2.70481151257002" calcext:value-type="float">
            <text:p>2.70481151257002</text:p>
          </table:table-cell>
          <table:table-cell table:style-name="Default" table:formula="of:=[.R25]/[.R$19]" office:value-type="float" office:value="0.374522654556713" calcext:value-type="float">
            <text:p>0.374522654556713</text:p>
          </table:table-cell>
          <table:table-cell table:formula="of:=[.S25]/[.S$19]" office:value-type="float" office:value="1.39101587404607" calcext:value-type="float">
            <text:p>1.39101587404607</text:p>
          </table:table-cell>
          <table:table-cell table:style-name="Default" table:formula="of:=[.T25]/[.T$19]" office:value-type="float" office:value="0.361207548545237" calcext:value-type="float">
            <text:p>0.361207548545237</text:p>
          </table:table-cell>
          <table:table-cell table:formula="of:=[.U25]/[.U$19]" office:value-type="float" office:value="2.25345423564242" calcext:value-type="float">
            <text:p>2.25345423564242</text:p>
          </table:table-cell>
          <table:table-cell table:style-name="Default" table:formula="of:=[.V25]/[.V$19]" office:value-type="float" office:value="1.82146449819287" calcext:value-type="float">
            <text:p>1.82146449819287</text:p>
          </table:table-cell>
          <table:table-cell table:formula="of:=[.W25]/[.W$19]" office:value-type="float" office:value="1.08677275916428" calcext:value-type="float">
            <text:p>1.08677275916428</text:p>
          </table:table-cell>
          <table:table-cell table:style-name="Default" table:formula="of:=[.X25]/[.X$19]" office:value-type="float" office:value="1.75778353977924" calcext:value-type="float">
            <text:p>1.75778353977924</text:p>
          </table:table-cell>
          <table:table-cell table:formula="of:=[.Y25]/[.Y$19]" office:value-type="float" office:value="1.12287403703278" calcext:value-type="float">
            <text:p>1.12287403703278</text:p>
          </table:table-cell>
          <table:table-cell table:style-name="Default" table:formula="of:=[.Z25]/[.Z$19]" office:value-type="float" office:value="1.88051161724134" calcext:value-type="float">
            <text:p>1.88051161724134</text:p>
          </table:table-cell>
          <table:table-cell table:formula="of:=[.AA25]/[.AA$19]" office:value-type="float" office:value="1.33571581103192" calcext:value-type="float">
            <text:p>1.33571581103192</text:p>
          </table:table-cell>
          <table:table-cell table:style-name="Default" table:formula="of:=[.AB25]/[.AB$19]" office:value-type="float" office:value="0.89248170640358" calcext:value-type="float">
            <text:p>0.89248170640358</text:p>
          </table:table-cell>
          <table:table-cell table:formula="of:=[.AC25]/[.AC$19]" office:value-type="float" office:value="1.09547255235886" calcext:value-type="float">
            <text:p>1.09547255235886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ce2"/>
          <table:table-cell/>
          <table:table-cell table:style-name="ce2"/>
          <table:table-cell table:number-columns-repeated="31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7"/>
        </table:table-row>
        <table:table-row table:style-name="ro1" table:number-rows-repeated="5">
          <table:table-cell table:number-columns-repeated="29"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2" table:number-columns-repeated="2"/>
        </table:table-row>
      </table:table>
      <table:table table:name="q10_2" table:style-name="ta1">
        <table:shapes>
          <draw:frame draw:z-index="0" draw:style-name="gr1" draw:text-style-name="P1" svg:width="30.012cm" svg:height="12.564cm" svg:x="68.218cm" svg:y="0.39cm">
            <draw:object draw:notify-on-update-of-ranges="q10_2.A4:q10_2.A10 q10_2.B2:q10_2.B3 q10_2.B4:q10_2.B10 q10_2.D2:q10_2.D3 q10_2.D4:q10_2.D10 q10_2.H2:q10_2.H3 q10_2.H4:q10_2.H10 q10_2.P2:q10_2.P3 q10_2.P4:q10_2.P10 q10_2.T2:q10_2.T3 q10_2.T4:q10_2.T10 q10_2.V2:q10_2.V3 q10_2.V4:q10_2.V10 q10_2.Z2:q10_2.Z3 q10_2.Z4:q10_2.Z10 q10_2.AB2:q10_2.AB3 q10_2.AB4:q10_2.AB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raw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ean</text:p>
          </table:table-cell>
          <table:table-cell office:value-type="float" office:value="1.11429247795467" calcext:value-type="float">
            <text:p>1.11E+00</text:p>
          </table:table-cell>
          <table:table-cell office:value-type="float" office:value="0.811351794521087" calcext:value-type="float">
            <text:p>0.811351794521087</text:p>
          </table:table-cell>
          <table:table-cell office:value-type="float" office:value="0.666663577034621" calcext:value-type="float">
            <text:p>6.67E-01</text:p>
          </table:table-cell>
          <table:table-cell office:value-type="float" office:value="1.06841435216995" calcext:value-type="float">
            <text:p>1.06841435216995</text:p>
          </table:table-cell>
          <table:table-cell office:value-type="float" office:value="0.661809722052161" calcext:value-type="float">
            <text:p>6.62E-01</text:p>
          </table:table-cell>
          <table:table-cell office:value-type="float" office:value="1.10796285442136" calcext:value-type="float">
            <text:p>1.10796285442136</text:p>
          </table:table-cell>
          <table:table-cell office:value-type="float" office:value="0.671414401086996" calcext:value-type="float">
            <text:p>6.71E-01</text:p>
          </table:table-cell>
          <table:table-cell office:value-type="float" office:value="0.961946110377972" calcext:value-type="float">
            <text:p>0.961946110377972</text:p>
          </table:table-cell>
          <table:table-cell office:value-type="float" office:value="0.354492750757225" calcext:value-type="float">
            <text:p>3.54E-01</text:p>
          </table:table-cell>
          <table:table-cell office:value-type="float" office:value="14.9960388522837" calcext:value-type="float">
            <text:p>14.9960388522837</text:p>
          </table:table-cell>
          <table:table-cell office:value-type="float" office:value="0.355438083307646" calcext:value-type="float">
            <text:p>3.55E-01</text:p>
          </table:table-cell>
          <table:table-cell office:value-type="float" office:value="0.848462393091636" calcext:value-type="float">
            <text:p>0.848462393091636</text:p>
          </table:table-cell>
          <table:table-cell office:value-type="float" office:value="0.353537829601166" calcext:value-type="float">
            <text:p>3.54E-01</text:p>
          </table:table-cell>
          <table:table-cell office:value-type="float" office:value="0.797257589849761" calcext:value-type="float">
            <text:p>0.797257589849761</text:p>
          </table:table-cell>
          <table:table-cell table:style-name="ce2" office:value-type="float" office:value="0.354492750757224" calcext:value-type="float">
            <text:p>3.54E-01</text:p>
          </table:table-cell>
          <table:table-cell office:value-type="float" office:value="14.9960388522837" calcext:value-type="float">
            <text:p>14.9960388522837</text:p>
          </table:table-cell>
          <table:table-cell table:style-name="ce2" office:value-type="float" office:value="0.355438083307645" calcext:value-type="float">
            <text:p>3.55E-01</text:p>
          </table:table-cell>
          <table:table-cell office:value-type="float" office:value="0.848462393091635" calcext:value-type="float">
            <text:p>0.848462393091635</text:p>
          </table:table-cell>
          <table:table-cell table:style-name="ce2" office:value-type="float" office:value="0.353537829601166" calcext:value-type="float">
            <text:p>3.54E-01</text:p>
          </table:table-cell>
          <table:table-cell office:value-type="float" office:value="0.797257589849765" calcext:value-type="float">
            <text:p>0.797257589849765</text:p>
          </table:table-cell>
          <table:table-cell table:style-name="ce2" office:value-type="float" office:value="1.87805901336034" calcext:value-type="float">
            <text:p>1.88E+00</text:p>
          </table:table-cell>
          <table:table-cell office:value-type="float" office:value="2.04829313657037" calcext:value-type="float">
            <text:p>2.04829313657037</text:p>
          </table:table-cell>
          <table:table-cell table:style-name="ce2" office:value-type="float" office:value="1.85676827455893" calcext:value-type="float">
            <text:p>1.86E+00</text:p>
          </table:table-cell>
          <table:table-cell office:value-type="float" office:value="2.01973302160235" calcext:value-type="float">
            <text:p>2.01973302160235</text:p>
          </table:table-cell>
          <table:table-cell table:style-name="ce2" office:value-type="float" office:value="1.89870578036776" calcext:value-type="float">
            <text:p>1.90E+00</text:p>
          </table:table-cell>
          <table:table-cell office:value-type="float" office:value="2.23854769891948" calcext:value-type="float">
            <text:p>2.23854769891948</text:p>
          </table:table-cell>
          <table:table-cell table:style-name="ce2" office:value-type="float" office:value="0.895559866011382" calcext:value-type="float">
            <text:p>8.96E-01</text:p>
          </table:table-cell>
          <table:table-cell office:value-type="float" office:value="1.09089697224508" calcext:value-type="float">
            <text:p>1.09089697224508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</text:p>
          </table:table-cell>
          <table:table-cell office:value-type="float" office:value="1.2017991359413" calcext:value-type="float">
            <text:p>1.20E+00</text:p>
          </table:table-cell>
          <table:table-cell office:value-type="float" office:value="0.824958410343659" calcext:value-type="float">
            <text:p>0.824958410343659</text:p>
          </table:table-cell>
          <table:table-cell office:value-type="float" office:value="0.60930371163423" calcext:value-type="float">
            <text:p>6.09E-01</text:p>
          </table:table-cell>
          <table:table-cell office:value-type="float" office:value="1.09497126637532" calcext:value-type="float">
            <text:p>1.09497126637532</text:p>
          </table:table-cell>
          <table:table-cell office:value-type="float" office:value="0.602878999419611" calcext:value-type="float">
            <text:p>6.03E-01</text:p>
          </table:table-cell>
          <table:table-cell office:value-type="float" office:value="1.15337924579763" calcext:value-type="float">
            <text:p>1.15337924579763</text:p>
          </table:table-cell>
          <table:table-cell office:value-type="float" office:value="0.615592048930892" calcext:value-type="float">
            <text:p>6.16E-01</text:p>
          </table:table-cell>
          <table:table-cell office:value-type="float" office:value="0.962821638096311" calcext:value-type="float">
            <text:p>0.962821638096311</text:p>
          </table:table-cell>
          <table:table-cell office:value-type="float" office:value="0.301613982353969" calcext:value-type="float">
            <text:p>3.02E-01</text:p>
          </table:table-cell>
          <table:table-cell office:value-type="float" office:value="15.9902076642202" calcext:value-type="float">
            <text:p>15.9902076642202</text:p>
          </table:table-cell>
          <table:table-cell office:value-type="float" office:value="0.302129585298188" calcext:value-type="float">
            <text:p>3.02E-01</text:p>
          </table:table-cell>
          <table:table-cell office:value-type="float" office:value="0.925711040309867" calcext:value-type="float">
            <text:p>0.925711040309867</text:p>
          </table:table-cell>
          <table:table-cell office:value-type="float" office:value="0.301093149595866" calcext:value-type="float">
            <text:p>3.01E-01</text:p>
          </table:table-cell>
          <table:table-cell office:value-type="float" office:value="0.694580575384874" calcext:value-type="float">
            <text:p>0.694580575384874</text:p>
          </table:table-cell>
          <table:table-cell table:style-name="ce2" office:value-type="float" office:value="0.301613982353969" calcext:value-type="float">
            <text:p>3.02E-01</text:p>
          </table:table-cell>
          <table:table-cell office:value-type="float" office:value="15.9902076642202" calcext:value-type="float">
            <text:p>15.9902076642202</text:p>
          </table:table-cell>
          <table:table-cell table:style-name="ce2" office:value-type="float" office:value="0.302129585298188" calcext:value-type="float">
            <text:p>3.02E-01</text:p>
          </table:table-cell>
          <table:table-cell office:value-type="float" office:value="0.925711040309866" calcext:value-type="float">
            <text:p>0.925711040309866</text:p>
          </table:table-cell>
          <table:table-cell table:style-name="ce2" office:value-type="float" office:value="0.301093149595865" calcext:value-type="float">
            <text:p>3.01E-01</text:p>
          </table:table-cell>
          <table:table-cell office:value-type="float" office:value="0.694580575384877" calcext:value-type="float">
            <text:p>0.694580575384877</text:p>
          </table:table-cell>
          <table:table-cell table:style-name="ce2" office:value-type="float" office:value="2.01591458140895" calcext:value-type="float">
            <text:p>2.02E+00</text:p>
          </table:table-cell>
          <table:table-cell office:value-type="float" office:value="2.3102783126091" calcext:value-type="float">
            <text:p>2.3102783126091</text:p>
          </table:table-cell>
          <table:table-cell table:style-name="ce2" office:value-type="float" office:value="1.98801804018634" calcext:value-type="float">
            <text:p>1.99E+00</text:p>
          </table:table-cell>
          <table:table-cell office:value-type="float" office:value="2.25368228988537" calcext:value-type="float">
            <text:p>2.25368228988537</text:p>
          </table:table-cell>
          <table:table-cell table:style-name="ce2" office:value-type="float" office:value="2.04296734798078" calcext:value-type="float">
            <text:p>2.04E+00</text:p>
          </table:table-cell>
          <table:table-cell office:value-type="float" office:value="2.5246840686687" calcext:value-type="float">
            <text:p>2.5246840686687</text:p>
          </table:table-cell>
          <table:table-cell table:style-name="ce2" office:value-type="float" office:value="0.877844629292979" calcext:value-type="float">
            <text:p>8.78E-01</text:p>
          </table:table-cell>
          <table:table-cell office:value-type="float" office:value="1.1218408402748" calcext:value-type="float">
            <text:p>1.1218408402748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fill</text:p>
          </table:table-cell>
          <table:table-cell office:value-type="float" office:value="1.1112150085814" calcext:value-type="float">
            <text:p>1.11E+00</text:p>
          </table:table-cell>
          <table:table-cell office:value-type="float" office:value="0.837383297480722" calcext:value-type="float">
            <text:p>0.837383297480722</text:p>
          </table:table-cell>
          <table:table-cell office:value-type="float" office:value="0.617478751055607" calcext:value-type="float">
            <text:p>6.17E-01</text:p>
          </table:table-cell>
          <table:table-cell office:value-type="float" office:value="1.08831969996826" calcext:value-type="float">
            <text:p>1.08831969996826</text:p>
          </table:table-cell>
          <table:table-cell office:value-type="float" office:value="0.612124931879305" calcext:value-type="float">
            <text:p>6.12E-01</text:p>
          </table:table-cell>
          <table:table-cell office:value-type="float" office:value="1.15324337740454" calcext:value-type="float">
            <text:p>1.15324337740454</text:p>
          </table:table-cell>
          <table:table-cell office:value-type="float" office:value="0.622718926752399" calcext:value-type="float">
            <text:p>6.23E-01</text:p>
          </table:table-cell>
          <table:table-cell office:value-type="float" office:value="0.952478939403787" calcext:value-type="float">
            <text:p>0.952478939403787</text:p>
          </table:table-cell>
          <table:table-cell office:value-type="float" office:value="0.308195813599375" calcext:value-type="float">
            <text:p>3.08E-01</text:p>
          </table:table-cell>
          <table:table-cell office:value-type="float" office:value="15.9085902078287" calcext:value-type="float">
            <text:p>15.9085902078287</text:p>
          </table:table-cell>
          <table:table-cell office:value-type="float" office:value="0.309494920345509" calcext:value-type="float">
            <text:p>3.09E-01</text:p>
          </table:table-cell>
          <table:table-cell office:value-type="float" office:value="0.932307295585803" calcext:value-type="float">
            <text:p>0.932307295585803</text:p>
          </table:table-cell>
          <table:table-cell office:value-type="float" office:value="0.306883529879423" calcext:value-type="float">
            <text:p>3.07E-01</text:p>
          </table:table-cell>
          <table:table-cell office:value-type="float" office:value="0.690784095146934" calcext:value-type="float">
            <text:p>0.690784095146934</text:p>
          </table:table-cell>
          <table:table-cell table:style-name="ce2" office:value-type="float" office:value="0.308195813599375" calcext:value-type="float">
            <text:p>3.08E-01</text:p>
          </table:table-cell>
          <table:table-cell office:value-type="float" office:value="15.9085902078287" calcext:value-type="float">
            <text:p>15.9085902078287</text:p>
          </table:table-cell>
          <table:table-cell table:style-name="ce2" office:value-type="float" office:value="0.309494920345509" calcext:value-type="float">
            <text:p>3.09E-01</text:p>
          </table:table-cell>
          <table:table-cell office:value-type="float" office:value="0.932307295585802" calcext:value-type="float">
            <text:p>0.932307295585802</text:p>
          </table:table-cell>
          <table:table-cell table:style-name="ce2" office:value-type="float" office:value="0.306883529879423" calcext:value-type="float">
            <text:p>3.07E-01</text:p>
          </table:table-cell>
          <table:table-cell office:value-type="float" office:value="0.690784095146935" calcext:value-type="float">
            <text:p>0.690784095146935</text:p>
          </table:table-cell>
          <table:table-cell table:style-name="ce2" office:value-type="float" office:value="1.99986646933875" calcext:value-type="float">
            <text:p>2.00E+00</text:p>
          </table:table-cell>
          <table:table-cell office:value-type="float" office:value="2.30028673662182" calcext:value-type="float">
            <text:p>2.30028673662182</text:p>
          </table:table-cell>
          <table:table-cell table:style-name="ce2" office:value-type="float" office:value="1.97086738645719" calcext:value-type="float">
            <text:p>1.97E+00</text:p>
          </table:table-cell>
          <table:table-cell office:value-type="float" office:value="2.23449681019172" calcext:value-type="float">
            <text:p>2.23449681019172</text:p>
          </table:table-cell>
          <table:table-cell table:style-name="ce2" office:value-type="float" office:value="2.0279884294675" calcext:value-type="float">
            <text:p>2.03E+00</text:p>
          </table:table-cell>
          <table:table-cell office:value-type="float" office:value="2.51498918299464" calcext:value-type="float">
            <text:p>2.51498918299464</text:p>
          </table:table-cell>
          <table:table-cell table:style-name="ce2" office:value-type="float" office:value="0.880723168583023" calcext:value-type="float">
            <text:p>8.81E-01</text:p>
          </table:table-cell>
          <table:table-cell office:value-type="float" office:value="1.11601828418297" calcext:value-type="float">
            <text:p>1.11601828418297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.03397052731254" calcext:value-type="float">
            <text:p>1.03E+00</text:p>
          </table:table-cell>
          <table:table-cell office:value-type="float" office:value="0.80806860274895" calcext:value-type="float">
            <text:p>0.80806860274895</text:p>
          </table:table-cell>
          <table:table-cell office:value-type="float" office:value="0.549684521057726" calcext:value-type="float">
            <text:p>5.50E-01</text:p>
          </table:table-cell>
          <table:table-cell office:value-type="float" office:value="1.15559602514129" calcext:value-type="float">
            <text:p>1.15559602514129</text:p>
          </table:table-cell>
          <table:table-cell office:value-type="float" office:value="0.544433175490975" calcext:value-type="float">
            <text:p>5.44E-01</text:p>
          </table:table-cell>
          <table:table-cell office:value-type="float" office:value="1.19803839783088" calcext:value-type="float">
            <text:p>1.19803839783088</text:p>
          </table:table-cell>
          <table:table-cell office:value-type="float" office:value="0.554824398313228" calcext:value-type="float">
            <text:p>5.55E-01</text:p>
          </table:table-cell>
          <table:table-cell office:value-type="float" office:value="1.02584566677379" calcext:value-type="float">
            <text:p>1.02584566677379</text:p>
          </table:table-cell>
          <table:table-cell office:value-type="float" office:value="0.254802891127876" calcext:value-type="float">
            <text:p>2.55E-01</text:p>
          </table:table-cell>
          <table:table-cell office:value-type="float" office:value="17.1543722228502" calcext:value-type="float">
            <text:p>17.1543722228502</text:p>
          </table:table-cell>
          <table:table-cell office:value-type="float" office:value="0.256186422336051" calcext:value-type="float">
            <text:p>2.56E-01</text:p>
          </table:table-cell>
          <table:table-cell office:value-type="float" office:value="0.961904585975096" calcext:value-type="float">
            <text:p>0.961904585975096</text:p>
          </table:table-cell>
          <table:table-cell office:value-type="float" office:value="0.253405326619849" calcext:value-type="float">
            <text:p>2.53E-01</text:p>
          </table:table-cell>
          <table:table-cell office:value-type="float" office:value="0.709390476854548" calcext:value-type="float">
            <text:p>0.709390476854548</text:p>
          </table:table-cell>
          <table:table-cell table:style-name="ce2" office:value-type="float" office:value="0.254802891127876" calcext:value-type="float">
            <text:p>2.55E-01</text:p>
          </table:table-cell>
          <table:table-cell office:value-type="float" office:value="17.1543722228502" calcext:value-type="float">
            <text:p>17.1543722228502</text:p>
          </table:table-cell>
          <table:table-cell table:style-name="ce2" office:value-type="float" office:value="0.25618642233605" calcext:value-type="float">
            <text:p>2.56E-01</text:p>
          </table:table-cell>
          <table:table-cell office:value-type="float" office:value="0.961904585975095" calcext:value-type="float">
            <text:p>0.961904585975095</text:p>
          </table:table-cell>
          <table:table-cell table:style-name="ce2" office:value-type="float" office:value="0.253405326619849" calcext:value-type="float">
            <text:p>2.53E-01</text:p>
          </table:table-cell>
          <table:table-cell office:value-type="float" office:value="0.709390476854552" calcext:value-type="float">
            <text:p>0.709390476854552</text:p>
          </table:table-cell>
          <table:table-cell table:style-name="ce2" office:value-type="float" office:value="2.15015405279985" calcext:value-type="float">
            <text:p>2.15E+00</text:p>
          </table:table-cell>
          <table:table-cell office:value-type="float" office:value="2.53431542340373" calcext:value-type="float">
            <text:p>2.53431542340373</text:p>
          </table:table-cell>
          <table:table-cell table:style-name="ce2" office:value-type="float" office:value="2.11387979694994" calcext:value-type="float">
            <text:p>2.11E+00</text:p>
          </table:table-cell>
          <table:table-cell office:value-type="float" office:value="2.47503849439766" calcext:value-type="float">
            <text:p>2.47503849439766</text:p>
          </table:table-cell>
          <table:table-cell table:style-name="ce2" office:value-type="float" office:value="2.18533113687789" calcext:value-type="float">
            <text:p>2.19E+00</text:p>
          </table:table-cell>
          <table:table-cell office:value-type="float" office:value="2.83077809835047" calcext:value-type="float">
            <text:p>2.83077809835047</text:p>
          </table:table-cell>
          <table:table-cell table:style-name="ce2" office:value-type="float" office:value="0.852303190560634" calcext:value-type="float">
            <text:p>8.52E-01</text:p>
          </table:table-cell>
          <table:table-cell office:value-type="float" office:value="1.18719887921848" calcext:value-type="float">
            <text:p>1.18719887921848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isol2</text:p>
          </table:table-cell>
          <table:table-cell office:value-type="float" office:value="1.03773450908445" calcext:value-type="float">
            <text:p>1.04E+00</text:p>
          </table:table-cell>
          <table:table-cell office:value-type="float" office:value="0.805501769986184" calcext:value-type="float">
            <text:p>0.805501769986184</text:p>
          </table:table-cell>
          <table:table-cell office:value-type="float" office:value="0.54776954172165" calcext:value-type="float">
            <text:p>5.48E-01</text:p>
          </table:table-cell>
          <table:table-cell office:value-type="float" office:value="1.15657659415046" calcext:value-type="float">
            <text:p>1.15657659415046</text:p>
          </table:table-cell>
          <table:table-cell office:value-type="float" office:value="0.542456616454366" calcext:value-type="float">
            <text:p>5.42E-01</text:p>
          </table:table-cell>
          <table:table-cell office:value-type="float" office:value="1.19606894562166" calcext:value-type="float">
            <text:p>1.19606894562166</text:p>
          </table:table-cell>
          <table:table-cell office:value-type="float" office:value="0.552969691548848" calcext:value-type="float">
            <text:p>5.53E-01</text:p>
          </table:table-cell>
          <table:table-cell office:value-type="float" office:value="1.02961213522832" calcext:value-type="float">
            <text:p>1.02961213522832</text:p>
          </table:table-cell>
          <table:table-cell office:value-type="float" office:value="0.25330657095491" calcext:value-type="float">
            <text:p>2.53E-01</text:p>
          </table:table-cell>
          <table:table-cell office:value-type="float" office:value="17.2196352926542" calcext:value-type="float">
            <text:p>17.2196352926542</text:p>
          </table:table-cell>
          <table:table-cell office:value-type="float" office:value="0.254723849125408" calcext:value-type="float">
            <text:p>2.55E-01</text:p>
          </table:table-cell>
          <table:table-cell office:value-type="float" office:value="0.958997971835921" calcext:value-type="float">
            <text:p>0.958997971835921</text:p>
          </table:table-cell>
          <table:table-cell office:value-type="float" office:value="0.251874917185637" calcext:value-type="float">
            <text:p>2.52E-01</text:p>
          </table:table-cell>
          <table:table-cell office:value-type="float" office:value="0.716957659993157" calcext:value-type="float">
            <text:p>0.716957659993157</text:p>
          </table:table-cell>
          <table:table-cell table:style-name="ce2" office:value-type="float" office:value="0.25330657095491" calcext:value-type="float">
            <text:p>2.53E-01</text:p>
          </table:table-cell>
          <table:table-cell office:value-type="float" office:value="17.2196352926542" calcext:value-type="float">
            <text:p>17.2196352926542</text:p>
          </table:table-cell>
          <table:table-cell table:style-name="ce2" office:value-type="float" office:value="0.254723849125408" calcext:value-type="float">
            <text:p>2.55E-01</text:p>
          </table:table-cell>
          <table:table-cell office:value-type="float" office:value="0.95899797183592" calcext:value-type="float">
            <text:p>0.95899797183592</text:p>
          </table:table-cell>
          <table:table-cell table:style-name="ce2" office:value-type="float" office:value="0.251874917185636" calcext:value-type="float">
            <text:p>2.52E-01</text:p>
          </table:table-cell>
          <table:table-cell office:value-type="float" office:value="0.716957659993158" calcext:value-type="float">
            <text:p>0.716957659993158</text:p>
          </table:table-cell>
          <table:table-cell table:style-name="ce2" office:value-type="float" office:value="2.15528766549107" calcext:value-type="float">
            <text:p>2.16E+00</text:p>
          </table:table-cell>
          <table:table-cell office:value-type="float" office:value="2.53879275009835" calcext:value-type="float">
            <text:p>2.53879275009835</text:p>
          </table:table-cell>
          <table:table-cell table:style-name="ce2" office:value-type="float" office:value="2.11825278757062" calcext:value-type="float">
            <text:p>2.12E+00</text:p>
          </table:table-cell>
          <table:table-cell office:value-type="float" office:value="2.48387941148688" calcext:value-type="float">
            <text:p>2.48387941148688</text:p>
          </table:table-cell>
          <table:table-cell table:style-name="ce2" office:value-type="float" office:value="2.19120236543195" calcext:value-type="float">
            <text:p>2.19E+00</text:p>
          </table:table-cell>
          <table:table-cell office:value-type="float" office:value="2.83697111820591" calcext:value-type="float">
            <text:p>2.83697111820591</text:p>
          </table:table-cell>
          <table:table-cell table:style-name="ce2" office:value-type="float" office:value="0.851511958951804" calcext:value-type="float">
            <text:p>8.52E-01</text:p>
          </table:table-cell>
          <table:table-cell office:value-type="float" office:value="1.18790290350035" calcext:value-type="float">
            <text:p>1.18790290350035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office:value-type="float" office:value="1.03773450908445" calcext:value-type="float">
            <text:p>1.04E+00</text:p>
          </table:table-cell>
          <table:table-cell office:value-type="float" office:value="0.805501769986184" calcext:value-type="float">
            <text:p>0.805501769986184</text:p>
          </table:table-cell>
          <table:table-cell office:value-type="float" office:value="0.54776954172165" calcext:value-type="float">
            <text:p>5.48E-01</text:p>
          </table:table-cell>
          <table:table-cell office:value-type="float" office:value="1.15657659415046" calcext:value-type="float">
            <text:p>1.15657659415046</text:p>
          </table:table-cell>
          <table:table-cell office:value-type="float" office:value="0.542456616454366" calcext:value-type="float">
            <text:p>5.42E-01</text:p>
          </table:table-cell>
          <table:table-cell office:value-type="float" office:value="1.19606894562166" calcext:value-type="float">
            <text:p>1.19606894562166</text:p>
          </table:table-cell>
          <table:table-cell office:value-type="float" office:value="0.552969691548848" calcext:value-type="float">
            <text:p>5.53E-01</text:p>
          </table:table-cell>
          <table:table-cell office:value-type="float" office:value="1.02961213522832" calcext:value-type="float">
            <text:p>1.02961213522832</text:p>
          </table:table-cell>
          <table:table-cell office:value-type="float" office:value="0.25330657095491" calcext:value-type="float">
            <text:p>2.53E-01</text:p>
          </table:table-cell>
          <table:table-cell office:value-type="float" office:value="17.2196352926542" calcext:value-type="float">
            <text:p>17.2196352926542</text:p>
          </table:table-cell>
          <table:table-cell office:value-type="float" office:value="0.254723849125408" calcext:value-type="float">
            <text:p>2.55E-01</text:p>
          </table:table-cell>
          <table:table-cell office:value-type="float" office:value="0.958997971835921" calcext:value-type="float">
            <text:p>0.958997971835921</text:p>
          </table:table-cell>
          <table:table-cell office:value-type="float" office:value="0.251874917185637" calcext:value-type="float">
            <text:p>2.52E-01</text:p>
          </table:table-cell>
          <table:table-cell office:value-type="float" office:value="0.716957659993157" calcext:value-type="float">
            <text:p>0.716957659993157</text:p>
          </table:table-cell>
          <table:table-cell table:style-name="ce2" office:value-type="float" office:value="0.25330657095491" calcext:value-type="float">
            <text:p>2.53E-01</text:p>
          </table:table-cell>
          <table:table-cell office:value-type="float" office:value="17.2196352926542" calcext:value-type="float">
            <text:p>17.2196352926542</text:p>
          </table:table-cell>
          <table:table-cell table:style-name="ce2" office:value-type="float" office:value="0.254723849125408" calcext:value-type="float">
            <text:p>2.55E-01</text:p>
          </table:table-cell>
          <table:table-cell office:value-type="float" office:value="0.95899797183592" calcext:value-type="float">
            <text:p>0.95899797183592</text:p>
          </table:table-cell>
          <table:table-cell table:style-name="ce2" office:value-type="float" office:value="0.251874917185636" calcext:value-type="float">
            <text:p>2.52E-01</text:p>
          </table:table-cell>
          <table:table-cell office:value-type="float" office:value="0.716957659993158" calcext:value-type="float">
            <text:p>0.716957659993158</text:p>
          </table:table-cell>
          <table:table-cell table:style-name="ce2" office:value-type="float" office:value="2.15528766549107" calcext:value-type="float">
            <text:p>2.16E+00</text:p>
          </table:table-cell>
          <table:table-cell office:value-type="float" office:value="2.53879275009835" calcext:value-type="float">
            <text:p>2.53879275009835</text:p>
          </table:table-cell>
          <table:table-cell table:style-name="ce2" office:value-type="float" office:value="2.11825278757062" calcext:value-type="float">
            <text:p>2.12E+00</text:p>
          </table:table-cell>
          <table:table-cell office:value-type="float" office:value="2.48387941148688" calcext:value-type="float">
            <text:p>2.48387941148688</text:p>
          </table:table-cell>
          <table:table-cell table:style-name="ce2" office:value-type="float" office:value="2.19120236543195" calcext:value-type="float">
            <text:p>2.19E+00</text:p>
          </table:table-cell>
          <table:table-cell office:value-type="float" office:value="2.83697111820591" calcext:value-type="float">
            <text:p>2.83697111820591</text:p>
          </table:table-cell>
          <table:table-cell table:style-name="ce2" office:value-type="float" office:value="0.851511958951804" calcext:value-type="float">
            <text:p>8.52E-01</text:p>
          </table:table-cell>
          <table:table-cell office:value-type="float" office:value="1.18790290350035" calcext:value-type="float">
            <text:p>1.18790290350035</text:p>
          </table:table-cell>
          <table:table-cell table:style-name="ce1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office:value-type="float" office:value="-938.722222222222" calcext:value-type="float">
            <text:p>-9.39E+02</text:p>
          </table:table-cell>
          <table:table-cell office:value-type="float" office:value="2219.13521583811" calcext:value-type="float">
            <text:p>2219.13521583811</text:p>
          </table:table-cell>
          <table:table-cell office:value-type="float" office:value="87508.9222222222" calcext:value-type="float">
            <text:p>8.75E+04</text:p>
          </table:table-cell>
          <table:table-cell office:value-type="float" office:value="5728.66303265678" calcext:value-type="float">
            <text:p>5728.66303265678</text:p>
          </table:table-cell>
          <table:table-cell office:value-type="float" office:value="43285.1" calcext:value-type="float">
            <text:p>4.33E+04</text:p>
          </table:table-cell>
          <table:table-cell office:value-type="float" office:value="3091.97538404748" calcext:value-type="float">
            <text:p>3091.97538404748</text:p>
          </table:table-cell>
          <table:table-cell office:value-type="float" office:value="44223.8222222222" calcext:value-type="float">
            <text:p>4.42E+04</text:p>
          </table:table-cell>
          <table:table-cell office:value-type="float" office:value="3051.35360920282" calcext:value-type="float">
            <text:p>3051.35360920282</text:p>
          </table:table-cell>
          <table:table-cell office:value-type="float" office:value="33712.3333333333" calcext:value-type="float">
            <text:p>3.37E+04</text:p>
          </table:table-cell>
          <table:table-cell office:value-type="float" office:value="37.7565299723843" calcext:value-type="float">
            <text:p>37.7565299723843</text:p>
          </table:table-cell>
          <table:table-cell office:value-type="float" office:value="16941.2222222222" calcext:value-type="float">
            <text:p>1.69E+04</text:p>
          </table:table-cell>
          <table:table-cell office:value-type="float" office:value="423.886456961132" calcext:value-type="float">
            <text:p>423.886456961132</text:p>
          </table:table-cell>
          <table:table-cell office:value-type="float" office:value="16771.1111111111" calcext:value-type="float">
            <text:p>1.68E+04</text:p>
          </table:table-cell>
          <table:table-cell office:value-type="float" office:value="432.402961353937" calcext:value-type="float">
            <text:p>432.402961353937</text:p>
          </table:table-cell>
          <table:table-cell table:style-name="ce2" office:value-type="float" office:value="120.832735961768" calcext:value-type="float">
            <text:p>1.21E+02</text:p>
          </table:table-cell>
          <table:table-cell office:value-type="float" office:value="0.135328064417148" calcext:value-type="float">
            <text:p>0.135328064417148</text:p>
          </table:table-cell>
          <table:table-cell table:style-name="ce2" office:value-type="float" office:value="60.721226602947" calcext:value-type="float">
            <text:p>6.07E+01</text:p>
          </table:table-cell>
          <table:table-cell office:value-type="float" office:value="1.51930629735173" calcext:value-type="float">
            <text:p>1.51930629735173</text:p>
          </table:table-cell>
          <table:table-cell table:style-name="ce2" office:value-type="float" office:value="60.1115093588212" calcext:value-type="float">
            <text:p>6.01E+01</text:p>
          </table:table-cell>
          <table:table-cell office:value-type="float" office:value="1.54983140270228" calcext:value-type="float">
            <text:p>1.54983140270228</text:p>
          </table:table-cell>
          <table:table-cell table:style-name="ce2" office:value-type="float" office:value="5.19234416748941" calcext:value-type="float">
            <text:p>5.19E+00</text:p>
          </table:table-cell>
          <table:table-cell office:value-type="float" office:value="0.336647477678356" calcext:value-type="float">
            <text:p>0.336647477678356</text:p>
          </table:table-cell>
          <table:table-cell table:style-name="ce2" office:value-type="float" office:value="2.55630653709343" calcext:value-type="float">
            <text:p>2.56E+00</text:p>
          </table:table-cell>
          <table:table-cell office:value-type="float" office:value="0.190234058097679" calcext:value-type="float">
            <text:p>0.190234058097679</text:p>
          </table:table-cell>
          <table:table-cell table:style-name="ce2" office:value-type="float" office:value="2.63603763039598" calcext:value-type="float">
            <text:p>2.64E+00</text:p>
          </table:table-cell>
          <table:table-cell office:value-type="float" office:value="0.155388580313857" calcext:value-type="float">
            <text:p>0.155388580313857</text:p>
          </table:table-cell>
          <table:table-cell table:style-name="ce2" office:value-type="float" office:value="3.83195421988175" calcext:value-type="float">
            <text:p>3.83E+00</text:p>
          </table:table-cell>
          <table:table-cell office:value-type="float" office:value="0.299647408561105" calcext:value-type="float">
            <text:p>0.299647408561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46.01111111111" calcext:value-type="float">
            <text:p>-1.05E+03</text:p>
          </table:table-cell>
          <table:table-cell office:value-type="float" office:value="1800.49933965519" calcext:value-type="float">
            <text:p>1800.49933965519</text:p>
          </table:table-cell>
          <table:table-cell office:value-type="float" office:value="58339.0111111111" calcext:value-type="float">
            <text:p>5.83E+04</text:p>
          </table:table-cell>
          <table:table-cell office:value-type="float" office:value="6120.58580283591" calcext:value-type="float">
            <text:p>6120.58580283591</text:p>
          </table:table-cell>
          <table:table-cell office:value-type="float" office:value="28646.5" calcext:value-type="float">
            <text:p>2.86E+04</text:p>
          </table:table-cell>
          <table:table-cell office:value-type="float" office:value="3425.79387230983" calcext:value-type="float">
            <text:p>3425.79387230983</text:p>
          </table:table-cell>
          <table:table-cell office:value-type="float" office:value="29692.5111111111" calcext:value-type="float">
            <text:p>2.97E+04</text:p>
          </table:table-cell>
          <table:table-cell office:value-type="float" office:value="2935.23773576044" calcext:value-type="float">
            <text:p>2935.23773576044</text:p>
          </table:table-cell>
          <table:table-cell office:value-type="float" office:value="11950.7777777778" calcext:value-type="float">
            <text:p>1.20E+04</text:p>
          </table:table-cell>
          <table:table-cell office:value-type="float" office:value="566.198390393288" calcext:value-type="float">
            <text:p>566.198390393288</text:p>
          </table:table-cell>
          <table:table-cell office:value-type="float" office:value="6021.55555555556" calcext:value-type="float">
            <text:p>6.02E+03</text:p>
          </table:table-cell>
          <table:table-cell office:value-type="float" office:value="359.651717672377" calcext:value-type="float">
            <text:p>359.651717672377</text:p>
          </table:table-cell>
          <table:table-cell office:value-type="float" office:value="5929.22222222222" calcext:value-type="float">
            <text:p>5.93E+03</text:p>
          </table:table-cell>
          <table:table-cell office:value-type="float" office:value="344.736542812939" calcext:value-type="float">
            <text:p>344.736542812939</text:p>
          </table:table-cell>
          <table:table-cell table:style-name="ce2" office:value-type="float" office:value="42.8343289526085" calcext:value-type="float">
            <text:p>4.28E+01</text:p>
          </table:table-cell>
          <table:table-cell office:value-type="float" office:value="2.0293849118039" calcext:value-type="float">
            <text:p>2.0293849118039</text:p>
          </table:table-cell>
          <table:table-cell table:style-name="ce2" office:value-type="float" office:value="21.5826363998407" calcext:value-type="float">
            <text:p>2.16E+01</text:p>
          </table:table-cell>
          <table:table-cell office:value-type="float" office:value="1.28907425689024" calcext:value-type="float">
            <text:p>1.28907425689024</text:p>
          </table:table-cell>
          <table:table-cell table:style-name="ce2" office:value-type="float" office:value="21.2516925527678" calcext:value-type="float">
            <text:p>2.13E+01</text:p>
          </table:table-cell>
          <table:table-cell office:value-type="float" office:value="1.2356148487919" calcext:value-type="float">
            <text:p>1.2356148487919</text:p>
          </table:table-cell>
          <table:table-cell table:style-name="ce2" office:value-type="float" office:value="9.75152876422248" calcext:value-type="float">
            <text:p>9.75E+00</text:p>
          </table:table-cell>
          <table:table-cell office:value-type="float" office:value="0.689552717972304" calcext:value-type="float">
            <text:p>0.689552717972304</text:p>
          </table:table-cell>
          <table:table-cell table:style-name="ce2" office:value-type="float" office:value="4.74646887812269" calcext:value-type="float">
            <text:p>4.75E+00</text:p>
          </table:table-cell>
          <table:table-cell office:value-type="float" office:value="0.384222008973302" calcext:value-type="float">
            <text:p>0.384222008973302</text:p>
          </table:table-cell>
          <table:table-cell table:style-name="ce2" office:value-type="float" office:value="5.00505988609978" calcext:value-type="float">
            <text:p>5.01E+00</text:p>
          </table:table-cell>
          <table:table-cell office:value-type="float" office:value="0.347844748899949" calcext:value-type="float">
            <text:p>0.347844748899949</text:p>
          </table:table-cell>
          <table:table-cell table:style-name="ce2" office:value-type="float" office:value="3.43174440771905" calcext:value-type="float">
            <text:p>3.43E+00</text:p>
          </table:table-cell>
          <table:table-cell office:value-type="float" office:value="0.326884450740394" calcext:value-type="float">
            <text:p>0.326884450740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28.15555555556" calcext:value-type="float">
            <text:p>-1.13E+03</text:p>
          </table:table-cell>
          <table:table-cell office:value-type="float" office:value="1830.69425999544" calcext:value-type="float">
            <text:p>1830.69425999544</text:p>
          </table:table-cell>
          <table:table-cell office:value-type="float" office:value="53319.5111111111" calcext:value-type="float">
            <text:p>5.33E+04</text:p>
          </table:table-cell>
          <table:table-cell office:value-type="float" office:value="6272.72141550565" calcext:value-type="float">
            <text:p>6272.72141550565</text:p>
          </table:table-cell>
          <table:table-cell office:value-type="float" office:value="26095.6777777778" calcext:value-type="float">
            <text:p>2.61E+04</text:p>
          </table:table-cell>
          <table:table-cell office:value-type="float" office:value="3566.22023647751" calcext:value-type="float">
            <text:p>3566.22023647751</text:p>
          </table:table-cell>
          <table:table-cell office:value-type="float" office:value="27223.8333333333" calcext:value-type="float">
            <text:p>2.72E+04</text:p>
          </table:table-cell>
          <table:table-cell office:value-type="float" office:value="2937.90928042375" calcext:value-type="float">
            <text:p>2937.90928042375</text:p>
          </table:table-cell>
          <table:table-cell office:value-type="float" office:value="10168.1111111111" calcext:value-type="float">
            <text:p>1.02E+04</text:p>
          </table:table-cell>
          <table:table-cell office:value-type="float" office:value="603.734754938779" calcext:value-type="float">
            <text:p>603.734754938779</text:p>
          </table:table-cell>
          <table:table-cell office:value-type="float" office:value="5118.44444444444" calcext:value-type="float">
            <text:p>5.12E+03</text:p>
          </table:table-cell>
          <table:table-cell office:value-type="float" office:value="392.396373046753" calcext:value-type="float">
            <text:p>392.396373046753</text:p>
          </table:table-cell>
          <table:table-cell office:value-type="float" office:value="5049.66666666667" calcext:value-type="float">
            <text:p>5.05E+03</text:p>
          </table:table-cell>
          <table:table-cell office:value-type="float" office:value="300.338697695341" calcext:value-type="float">
            <text:p>300.338697695341</text:p>
          </table:table-cell>
          <table:table-cell table:style-name="ce2" office:value-type="float" office:value="36.4448426921545" calcext:value-type="float">
            <text:p>3.64E+01</text:p>
          </table:table-cell>
          <table:table-cell office:value-type="float" office:value="2.16392385282716" calcext:value-type="float">
            <text:p>2.16392385282716</text:p>
          </table:table-cell>
          <table:table-cell table:style-name="ce2" office:value-type="float" office:value="18.3456790123457" calcext:value-type="float">
            <text:p>1.83E+01</text:p>
          </table:table-cell>
          <table:table-cell office:value-type="float" office:value="1.4064386130708" calcext:value-type="float">
            <text:p>1.4064386130708</text:p>
          </table:table-cell>
          <table:table-cell table:style-name="ce2" office:value-type="float" office:value="18.0991636798088" calcext:value-type="float">
            <text:p>1.81E+01</text:p>
          </table:table-cell>
          <table:table-cell office:value-type="float" office:value="1.0764827874385" calcext:value-type="float">
            <text:p>1.0764827874385</text:p>
          </table:table-cell>
          <table:table-cell table:style-name="ce2" office:value-type="float" office:value="10.4673223189356" calcext:value-type="float">
            <text:p>1.05E+01</text:p>
          </table:table-cell>
          <table:table-cell office:value-type="float" office:value="0.777749366674862" calcext:value-type="float">
            <text:p>0.777749366674862</text:p>
          </table:table-cell>
          <table:table-cell table:style-name="ce2" office:value-type="float" office:value="5.081983511988" calcext:value-type="float">
            <text:p>5.08E+00</text:p>
          </table:table-cell>
          <table:table-cell office:value-type="float" office:value="0.428727127667764" calcext:value-type="float">
            <text:p>0.428727127667764</text:p>
          </table:table-cell>
          <table:table-cell table:style-name="ce2" office:value-type="float" office:value="5.38533880694761" calcext:value-type="float">
            <text:p>5.39E+00</text:p>
          </table:table-cell>
          <table:table-cell office:value-type="float" office:value="0.392307073171441" calcext:value-type="float">
            <text:p>0.392307073171441</text:p>
          </table:table-cell>
          <table:table-cell table:style-name="ce2" office:value-type="float" office:value="3.36386043161976" calcext:value-type="float">
            <text:p>3.36E+00</text:p>
          </table:table-cell>
          <table:table-cell office:value-type="float" office:value="0.336156700606355" calcext:value-type="float">
            <text:p>0.336156700606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43.12222222222" calcext:value-type="float">
            <text:p>-1.04E+03</text:p>
          </table:table-cell>
          <table:table-cell office:value-type="float" office:value="1858.26676459411" calcext:value-type="float">
            <text:p>1858.26676459411</text:p>
          </table:table-cell>
          <table:table-cell office:value-type="float" office:value="54034.9" calcext:value-type="float">
            <text:p>5.40E+04</text:p>
          </table:table-cell>
          <table:table-cell office:value-type="float" office:value="6234.61683292031" calcext:value-type="float">
            <text:p>6234.61683292031</text:p>
          </table:table-cell>
          <table:table-cell office:value-type="float" office:value="26495.8888888889" calcext:value-type="float">
            <text:p>2.65E+04</text:p>
          </table:table-cell>
          <table:table-cell office:value-type="float" office:value="3565.80013475063" calcext:value-type="float">
            <text:p>3565.80013475063</text:p>
          </table:table-cell>
          <table:table-cell office:value-type="float" office:value="27539.0111111111" calcext:value-type="float">
            <text:p>2.75E+04</text:p>
          </table:table-cell>
          <table:table-cell office:value-type="float" office:value="2906.35004943942" calcext:value-type="float">
            <text:p>2906.35004943942</text:p>
          </table:table-cell>
          <table:table-cell office:value-type="float" office:value="10390" calcext:value-type="float">
            <text:p>1.04E+04</text:p>
          </table:table-cell>
          <table:table-cell office:value-type="float" office:value="600.653163000264" calcext:value-type="float">
            <text:p>600.653163000264</text:p>
          </table:table-cell>
          <table:table-cell office:value-type="float" office:value="5243.22222222222" calcext:value-type="float">
            <text:p>5.24E+03</text:p>
          </table:table-cell>
          <table:table-cell office:value-type="float" office:value="395.192436324881" calcext:value-type="float">
            <text:p>395.192436324881</text:p>
          </table:table-cell>
          <table:table-cell office:value-type="float" office:value="5146.77777777778" calcext:value-type="float">
            <text:p>5.15E+03</text:p>
          </table:table-cell>
          <table:table-cell office:value-type="float" office:value="298.697088397734" calcext:value-type="float">
            <text:p>298.697088397734</text:p>
          </table:table-cell>
          <table:table-cell table:style-name="ce2" office:value-type="float" office:value="37.2401433691756" calcext:value-type="float">
            <text:p>3.72E+01</text:p>
          </table:table-cell>
          <table:table-cell office:value-type="float" office:value="2.15287872043105" calcext:value-type="float">
            <text:p>2.15287872043105</text:p>
          </table:table-cell>
          <table:table-cell table:style-name="ce2" office:value-type="float" office:value="18.7929111907607" calcext:value-type="float">
            <text:p>1.88E+01</text:p>
          </table:table-cell>
          <table:table-cell office:value-type="float" office:value="1.41646034525047" calcext:value-type="float">
            <text:p>1.41646034525047</text:p>
          </table:table-cell>
          <table:table-cell table:style-name="ce2" office:value-type="float" office:value="18.447232178415" calcext:value-type="float">
            <text:p>1.84E+01</text:p>
          </table:table-cell>
          <table:table-cell office:value-type="float" office:value="1.070598883146" calcext:value-type="float">
            <text:p>1.070598883146</text:p>
          </table:table-cell>
          <table:table-cell table:style-name="ce2" office:value-type="float" office:value="10.3839949978287" calcext:value-type="float">
            <text:p>1.04E+01</text:p>
          </table:table-cell>
          <table:table-cell office:value-type="float" office:value="0.774385727820712" calcext:value-type="float">
            <text:p>0.774385727820712</text:p>
          </table:table-cell>
          <table:table-cell table:style-name="ce2" office:value-type="float" office:value="5.03814118374477" calcext:value-type="float">
            <text:p>5.04E+00</text:p>
          </table:table-cell>
          <table:table-cell office:value-type="float" office:value="0.42507739600909" calcext:value-type="float">
            <text:p>0.42507739600909</text:p>
          </table:table-cell>
          <table:table-cell table:style-name="ce2" office:value-type="float" office:value="5.34585381408397" calcext:value-type="float">
            <text:p>5.35E+00</text:p>
          </table:table-cell>
          <table:table-cell office:value-type="float" office:value="0.390800598650244" calcext:value-type="float">
            <text:p>0.390800598650244</text:p>
          </table:table-cell>
          <table:table-cell table:style-name="ce2" office:value-type="float" office:value="3.37489086239934" calcext:value-type="float">
            <text:p>3.37E+00</text:p>
          </table:table-cell>
          <table:table-cell office:value-type="float" office:value="0.334411986762239" calcext:value-type="float">
            <text:p>0.33441198676223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float" office:value="-970.611111111111" calcext:value-type="float">
            <text:p>-9.71E+02</text:p>
          </table:table-cell>
          <table:table-cell office:value-type="float" office:value="1793.21349317329" calcext:value-type="float">
            <text:p>1793.21349317329</text:p>
          </table:table-cell>
          <table:table-cell office:value-type="float" office:value="48102.3" calcext:value-type="float">
            <text:p>4.81E+04</text:p>
          </table:table-cell>
          <table:table-cell office:value-type="float" office:value="6620.02022991203" calcext:value-type="float">
            <text:p>6620.02022991203</text:p>
          </table:table-cell>
          <table:table-cell office:value-type="float" office:value="23565.8444444444" calcext:value-type="float">
            <text:p>2.36E+04</text:p>
          </table:table-cell>
          <table:table-cell office:value-type="float" office:value="3704.30523523676" calcext:value-type="float">
            <text:p>3704.30523523676</text:p>
          </table:table-cell>
          <table:table-cell office:value-type="float" office:value="24536.4555555556" calcext:value-type="float">
            <text:p>2.45E+04</text:p>
          </table:table-cell>
          <table:table-cell office:value-type="float" office:value="3130.21787779527" calcext:value-type="float">
            <text:p>3130.21787779527</text:p>
          </table:table-cell>
          <table:table-cell office:value-type="float" office:value="8590" calcext:value-type="float">
            <text:p>8.59E+03</text:p>
          </table:table-cell>
          <table:table-cell office:value-type="float" office:value="647.68956898948" calcext:value-type="float">
            <text:p>647.68956898948</text:p>
          </table:table-cell>
          <table:table-cell office:value-type="float" office:value="4340.11111111111" calcext:value-type="float">
            <text:p>4.34E+03</text:p>
          </table:table-cell>
          <table:table-cell office:value-type="float" office:value="407.738326883648" calcext:value-type="float">
            <text:p>407.738326883648</text:p>
          </table:table-cell>
          <table:table-cell office:value-type="float" office:value="4249.88888888889" calcext:value-type="float">
            <text:p>4.25E+03</text:p>
          </table:table-cell>
          <table:table-cell office:value-type="float" office:value="306.742542948188" calcext:value-type="float">
            <text:p>306.742542948188</text:p>
          </table:table-cell>
          <table:table-cell table:style-name="ce2" office:value-type="float" office:value="30.7885304659498" calcext:value-type="float">
            <text:p>3.08E+01</text:p>
          </table:table-cell>
          <table:table-cell office:value-type="float" office:value="2.3214679892096" calcext:value-type="float">
            <text:p>2.3214679892096</text:p>
          </table:table-cell>
          <table:table-cell table:style-name="ce2" office:value-type="float" office:value="15.5559538032656" calcext:value-type="float">
            <text:p>1.56E+01</text:p>
          </table:table-cell>
          <table:table-cell office:value-type="float" office:value="1.46142769492347" calcext:value-type="float">
            <text:p>1.46142769492347</text:p>
          </table:table-cell>
          <table:table-cell table:style-name="ce2" office:value-type="float" office:value="15.2325766626842" calcext:value-type="float">
            <text:p>1.52E+01</text:p>
          </table:table-cell>
          <table:table-cell office:value-type="float" office:value="1.09943563780713" calcext:value-type="float">
            <text:p>1.09943563780713</text:p>
          </table:table-cell>
          <table:table-cell table:style-name="ce2" office:value-type="float" office:value="11.164339855259" calcext:value-type="float">
            <text:p>1.12E+01</text:p>
          </table:table-cell>
          <table:table-cell office:value-type="float" office:value="0.853170894930221" calcext:value-type="float">
            <text:p>0.853170894930221</text:p>
          </table:table-cell>
          <table:table-cell table:style-name="ce2" office:value-type="float" office:value="5.40372474357287" calcext:value-type="float">
            <text:p>5.40E+00</text:p>
          </table:table-cell>
          <table:table-cell office:value-type="float" office:value="0.470836616737237" calcext:value-type="float">
            <text:p>0.470836616737237</text:p>
          </table:table-cell>
          <table:table-cell table:style-name="ce2" office:value-type="float" office:value="5.76061511168615" calcext:value-type="float">
            <text:p>5.76E+00</text:p>
          </table:table-cell>
          <table:table-cell office:value-type="float" office:value="0.43987058988624" calcext:value-type="float">
            <text:p>0.43987058988624</text:p>
          </table:table-cell>
          <table:table-cell table:style-name="ce2" office:value-type="float" office:value="3.2659868076875" calcext:value-type="float">
            <text:p>3.27E+00</text:p>
          </table:table-cell>
          <table:table-cell office:value-type="float" office:value="0.355741067604467" calcext:value-type="float">
            <text:p>0.355741067604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74.144444444445" calcext:value-type="float">
            <text:p>-9.74E+02</text:p>
          </table:table-cell>
          <table:table-cell office:value-type="float" office:value="1787.51734419627" calcext:value-type="float">
            <text:p>1787.51734419627</text:p>
          </table:table-cell>
          <table:table-cell office:value-type="float" office:value="47934.7222222222" calcext:value-type="float">
            <text:p>4.79E+04</text:p>
          </table:table-cell>
          <table:table-cell office:value-type="float" office:value="6625.63757934581" calcext:value-type="float">
            <text:p>6625.63757934581</text:p>
          </table:table-cell>
          <table:table-cell office:value-type="float" office:value="23480.2888888889" calcext:value-type="float">
            <text:p>2.35E+04</text:p>
          </table:table-cell>
          <table:table-cell office:value-type="float" office:value="3698.2157374858" calcext:value-type="float">
            <text:p>3698.2157374858</text:p>
          </table:table-cell>
          <table:table-cell office:value-type="float" office:value="24454.4333333333" calcext:value-type="float">
            <text:p>2.45E+04</text:p>
          </table:table-cell>
          <table:table-cell office:value-type="float" office:value="3141.71070490797" calcext:value-type="float">
            <text:p>3141.71070490797</text:p>
          </table:table-cell>
          <table:table-cell office:value-type="float" office:value="8539.55555555556" calcext:value-type="float">
            <text:p>8.54E+03</text:p>
          </table:table-cell>
          <table:table-cell office:value-type="float" office:value="650.153676040623" calcext:value-type="float">
            <text:p>650.153676040623</text:p>
          </table:table-cell>
          <table:table-cell office:value-type="float" office:value="4315.33333333333" calcext:value-type="float">
            <text:p>4.32E+03</text:p>
          </table:table-cell>
          <table:table-cell office:value-type="float" office:value="406.50625251444" calcext:value-type="float">
            <text:p>406.50625251444</text:p>
          </table:table-cell>
          <table:table-cell office:value-type="float" office:value="4224.22222222222" calcext:value-type="float">
            <text:p>4.22E+03</text:p>
          </table:table-cell>
          <table:table-cell office:value-type="float" office:value="310.01461534643" calcext:value-type="float">
            <text:p>310.01461534643</text:p>
          </table:table-cell>
          <table:table-cell table:style-name="ce2" office:value-type="float" office:value="30.6077260055755" calcext:value-type="float">
            <text:p>3.06E+01</text:p>
          </table:table-cell>
          <table:table-cell office:value-type="float" office:value="2.3302999141241" calcext:value-type="float">
            <text:p>2.3302999141241</text:p>
          </table:table-cell>
          <table:table-cell table:style-name="ce2" office:value-type="float" office:value="15.4671445639188" calcext:value-type="float">
            <text:p>1.55E+01</text:p>
          </table:table-cell>
          <table:table-cell office:value-type="float" office:value="1.45701165775785" calcext:value-type="float">
            <text:p>1.45701165775785</text:p>
          </table:table-cell>
          <table:table-cell table:style-name="ce2" office:value-type="float" office:value="15.1405814416567" calcext:value-type="float">
            <text:p>1.51E+01</text:p>
          </table:table-cell>
          <table:table-cell office:value-type="float" office:value="1.11116349586534" calcext:value-type="float">
            <text:p>1.11116349586534</text:p>
          </table:table-cell>
          <table:table-cell table:style-name="ce2" office:value-type="float" office:value="11.1909953391744" calcext:value-type="float">
            <text:p>1.12E+01</text:p>
          </table:table-cell>
          <table:table-cell office:value-type="float" office:value="0.854678175668707" calcext:value-type="float">
            <text:p>0.854678175668707</text:p>
          </table:table-cell>
          <table:table-cell table:style-name="ce2" office:value-type="float" office:value="5.41490344808315" calcext:value-type="float">
            <text:p>5.41E+00</text:p>
          </table:table-cell>
          <table:table-cell office:value-type="float" office:value="0.472518460272423" calcext:value-type="float">
            <text:p>0.472518460272423</text:p>
          </table:table-cell>
          <table:table-cell table:style-name="ce2" office:value-type="float" office:value="5.7760918910913" calcext:value-type="float">
            <text:p>5.78E+00</text:p>
          </table:table-cell>
          <table:table-cell office:value-type="float" office:value="0.440832914449432" calcext:value-type="float">
            <text:p>0.440832914449432</text:p>
          </table:table-cell>
          <table:table-cell table:style-name="ce2" office:value-type="float" office:value="3.26295484438514" calcext:value-type="float">
            <text:p>3.26E+00</text:p>
          </table:table-cell>
          <table:table-cell office:value-type="float" office:value="0.355952026656093" calcext:value-type="float">
            <text:p>0.35595202665609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style-name="Default" table:formula="of:=[.B16]/[.B$16]" office:value-type="float" office:value="1" calcext:value-type="float">
            <text:p>1</text:p>
          </table:table-cell>
          <table:table-cell table:formula="of:=[.C16]/[.C$16]" office:value-type="float" office:value="1" calcext:value-type="float">
            <text:p>1</text:p>
          </table:table-cell>
          <table:table-cell table:style-name="Default" table:formula="of:=[.D16]/[.D$16]" office:value-type="float" office:value="1" calcext:value-type="float">
            <text:p>1</text:p>
          </table:table-cell>
          <table:table-cell table:formula="of:=[.E16]/[.E$16]" office:value-type="float" office:value="1" calcext:value-type="float">
            <text:p>1</text:p>
          </table:table-cell>
          <table:table-cell table:style-name="Default" table:formula="of:=[.F16]/[.F$16]" office:value-type="float" office:value="1" calcext:value-type="float">
            <text:p>1</text:p>
          </table:table-cell>
          <table:table-cell table:formula="of:=[.G16]/[.G$16]" office:value-type="float" office:value="1" calcext:value-type="float">
            <text:p>1</text:p>
          </table:table-cell>
          <table:table-cell table:style-name="Default" table:formula="of:=[.H16]/[.H$16]" office:value-type="float" office:value="1" calcext:value-type="float">
            <text:p>1</text:p>
          </table:table-cell>
          <table:table-cell table:formula="of:=[.I16]/[.I$16]" office:value-type="float" office:value="1" calcext:value-type="float">
            <text:p>1</text:p>
          </table:table-cell>
          <table:table-cell table:style-name="Default" table:formula="of:=[.J16]/[.J$16]" office:value-type="float" office:value="1" calcext:value-type="float">
            <text:p>1</text:p>
          </table:table-cell>
          <table:table-cell table:formula="of:=[.K16]/[.K$16]" office:value-type="float" office:value="1" calcext:value-type="float">
            <text:p>1</text:p>
          </table:table-cell>
          <table:table-cell table:style-name="Default" table:formula="of:=[.L16]/[.L$16]" office:value-type="float" office:value="1" calcext:value-type="float">
            <text:p>1</text:p>
          </table:table-cell>
          <table:table-cell table:formula="of:=[.M16]/[.M$16]" office:value-type="float" office:value="1" calcext:value-type="float">
            <text:p>1</text:p>
          </table:table-cell>
          <table:table-cell table:style-name="Default" table:formula="of:=[.N16]/[.N$16]" office:value-type="float" office:value="1" calcext:value-type="float">
            <text:p>1</text:p>
          </table:table-cell>
          <table:table-cell table:formula="of:=[.O16]/[.O$16]" office:value-type="float" office:value="1" calcext:value-type="float">
            <text:p>1</text:p>
          </table:table-cell>
          <table:table-cell table:formula="of:=[.P16]/[.P$16]" office:value-type="float" office:value="1" calcext:value-type="float">
            <text:p>1</text:p>
          </table:table-cell>
          <table:table-cell table:formula="of:=[.Q16]/[.Q$16]" office:value-type="float" office:value="1" calcext:value-type="float">
            <text:p>1</text:p>
          </table:table-cell>
          <table:table-cell table:formula="of:=[.R16]/[.R$16]" office:value-type="float" office:value="1" calcext:value-type="float">
            <text:p>1</text:p>
          </table:table-cell>
          <table:table-cell table:formula="of:=[.S16]/[.S$16]" office:value-type="float" office:value="1" calcext:value-type="float">
            <text:p>1</text:p>
          </table:table-cell>
          <table:table-cell table:formula="of:=[.T16]/[.T$16]" office:value-type="float" office:value="1" calcext:value-type="float">
            <text:p>1</text:p>
          </table:table-cell>
          <table:table-cell table:formula="of:=[.U16]/[.U$16]" office:value-type="float" office:value="1" calcext:value-type="float">
            <text:p>1</text:p>
          </table:table-cell>
          <table:table-cell table:formula="of:=[.V16]/[.V$16]" office:value-type="float" office:value="1" calcext:value-type="float">
            <text:p>1</text:p>
          </table:table-cell>
          <table:table-cell table:formula="of:=[.W16]/[.W$16]" office:value-type="float" office:value="1" calcext:value-type="float">
            <text:p>1</text:p>
          </table:table-cell>
          <table:table-cell table:formula="of:=[.X16]/[.X$16]" office:value-type="float" office:value="1" calcext:value-type="float">
            <text:p>1</text:p>
          </table:table-cell>
          <table:table-cell table:formula="of:=[.Y16]/[.Y$16]" office:value-type="float" office:value="1" calcext:value-type="float">
            <text:p>1</text:p>
          </table:table-cell>
          <table:table-cell table:formula="of:=[.Z16]/[.Z$16]" office:value-type="float" office:value="1" calcext:value-type="float">
            <text:p>1</text:p>
          </table:table-cell>
          <table:table-cell table:formula="of:=[.AA16]/[.AA$16]" office:value-type="float" office:value="1" calcext:value-type="float">
            <text:p>1</text:p>
          </table:table-cell>
          <table:table-cell table:formula="of:=[.AB16]/[.AB$16]" office:value-type="float" office:value="1" calcext:value-type="float">
            <text:p>1</text:p>
          </table:table-cell>
          <table:table-cell table:formula="of:=[.AC16]/[.AC$1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17]/[.B$16]" office:value-type="float" office:value="1.11429247795467" calcext:value-type="float">
            <text:p>1.11429247795467</text:p>
          </table:table-cell>
          <table:table-cell table:formula="of:=[.C17]/[.C$16]" office:value-type="float" office:value="0.811351794521087" calcext:value-type="float">
            <text:p>0.811351794521087</text:p>
          </table:table-cell>
          <table:table-cell table:style-name="Default" table:formula="of:=[.D17]/[.D$16]" office:value-type="float" office:value="0.666663577034621" calcext:value-type="float">
            <text:p>0.666663577034621</text:p>
          </table:table-cell>
          <table:table-cell table:formula="of:=[.E17]/[.E$16]" office:value-type="float" office:value="1.06841435216995" calcext:value-type="float">
            <text:p>1.06841435216995</text:p>
          </table:table-cell>
          <table:table-cell table:style-name="Default" table:formula="of:=[.F17]/[.F$16]" office:value-type="float" office:value="0.661809722052161" calcext:value-type="float">
            <text:p>0.661809722052161</text:p>
          </table:table-cell>
          <table:table-cell table:formula="of:=[.G17]/[.G$16]" office:value-type="float" office:value="1.10796285442136" calcext:value-type="float">
            <text:p>1.10796285442136</text:p>
          </table:table-cell>
          <table:table-cell table:style-name="Default" table:formula="of:=[.H17]/[.H$16]" office:value-type="float" office:value="0.671414401086996" calcext:value-type="float">
            <text:p>0.671414401086996</text:p>
          </table:table-cell>
          <table:table-cell table:formula="of:=[.I17]/[.I$16]" office:value-type="float" office:value="0.961946110377972" calcext:value-type="float">
            <text:p>0.961946110377972</text:p>
          </table:table-cell>
          <table:table-cell table:style-name="Default" table:formula="of:=[.J17]/[.J$16]" office:value-type="float" office:value="0.354492750757225" calcext:value-type="float">
            <text:p>0.354492750757225</text:p>
          </table:table-cell>
          <table:table-cell table:formula="of:=[.K17]/[.K$16]" office:value-type="float" office:value="14.9960388522837" calcext:value-type="float">
            <text:p>14.9960388522837</text:p>
          </table:table-cell>
          <table:table-cell table:style-name="Default" table:formula="of:=[.L17]/[.L$16]" office:value-type="float" office:value="0.355438083307646" calcext:value-type="float">
            <text:p>0.355438083307646</text:p>
          </table:table-cell>
          <table:table-cell table:formula="of:=[.M17]/[.M$16]" office:value-type="float" office:value="0.848462393091636" calcext:value-type="float">
            <text:p>0.848462393091636</text:p>
          </table:table-cell>
          <table:table-cell table:style-name="Default" table:formula="of:=[.N17]/[.N$16]" office:value-type="float" office:value="0.353537829601166" calcext:value-type="float">
            <text:p>0.353537829601166</text:p>
          </table:table-cell>
          <table:table-cell table:formula="of:=[.O17]/[.O$16]" office:value-type="float" office:value="0.797257589849761" calcext:value-type="float">
            <text:p>0.797257589849761</text:p>
          </table:table-cell>
          <table:table-cell table:formula="of:=[.P17]/[.P$16]" office:value-type="float" office:value="0.354492750757224" calcext:value-type="float">
            <text:p>0.354492750757224</text:p>
          </table:table-cell>
          <table:table-cell table:formula="of:=[.Q17]/[.Q$16]" office:value-type="float" office:value="14.9960388522837" calcext:value-type="float">
            <text:p>14.9960388522837</text:p>
          </table:table-cell>
          <table:table-cell table:formula="of:=[.R17]/[.R$16]" office:value-type="float" office:value="0.355438083307645" calcext:value-type="float">
            <text:p>0.355438083307645</text:p>
          </table:table-cell>
          <table:table-cell table:formula="of:=[.S17]/[.S$16]" office:value-type="float" office:value="0.848462393091635" calcext:value-type="float">
            <text:p>0.848462393091635</text:p>
          </table:table-cell>
          <table:table-cell table:formula="of:=[.T17]/[.T$16]" office:value-type="float" office:value="0.353537829601166" calcext:value-type="float">
            <text:p>0.353537829601166</text:p>
          </table:table-cell>
          <table:table-cell table:formula="of:=[.U17]/[.U$16]" office:value-type="float" office:value="0.797257589849765" calcext:value-type="float">
            <text:p>0.797257589849765</text:p>
          </table:table-cell>
          <table:table-cell table:formula="of:=[.V17]/[.V$16]" office:value-type="float" office:value="1.87805901336034" calcext:value-type="float">
            <text:p>1.87805901336034</text:p>
          </table:table-cell>
          <table:table-cell table:formula="of:=[.W17]/[.W$16]" office:value-type="float" office:value="2.04829313657037" calcext:value-type="float">
            <text:p>2.04829313657037</text:p>
          </table:table-cell>
          <table:table-cell table:formula="of:=[.X17]/[.X$16]" office:value-type="float" office:value="1.85676827455893" calcext:value-type="float">
            <text:p>1.85676827455893</text:p>
          </table:table-cell>
          <table:table-cell table:formula="of:=[.Y17]/[.Y$16]" office:value-type="float" office:value="2.01973302160235" calcext:value-type="float">
            <text:p>2.01973302160235</text:p>
          </table:table-cell>
          <table:table-cell table:formula="of:=[.Z17]/[.Z$16]" office:value-type="float" office:value="1.89870578036776" calcext:value-type="float">
            <text:p>1.89870578036776</text:p>
          </table:table-cell>
          <table:table-cell table:formula="of:=[.AA17]/[.AA$16]" office:value-type="float" office:value="2.23854769891948" calcext:value-type="float">
            <text:p>2.23854769891948</text:p>
          </table:table-cell>
          <table:table-cell table:formula="of:=[.AB17]/[.AB$16]" office:value-type="float" office:value="0.895559866011382" calcext:value-type="float">
            <text:p>0.895559866011382</text:p>
          </table:table-cell>
          <table:table-cell table:formula="of:=[.AC17]/[.AC$16]" office:value-type="float" office:value="1.09089697224508" calcext:value-type="float">
            <text:p>1.09089697224508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18]/[.B$16]" office:value-type="float" office:value="1.2017991359413" calcext:value-type="float">
            <text:p>1.2017991359413</text:p>
          </table:table-cell>
          <table:table-cell table:formula="of:=[.C18]/[.C$16]" office:value-type="float" office:value="0.824958410343659" calcext:value-type="float">
            <text:p>0.824958410343659</text:p>
          </table:table-cell>
          <table:table-cell table:style-name="Default" table:formula="of:=[.D18]/[.D$16]" office:value-type="float" office:value="0.60930371163423" calcext:value-type="float">
            <text:p>0.60930371163423</text:p>
          </table:table-cell>
          <table:table-cell table:formula="of:=[.E18]/[.E$16]" office:value-type="float" office:value="1.09497126637532" calcext:value-type="float">
            <text:p>1.09497126637532</text:p>
          </table:table-cell>
          <table:table-cell table:style-name="Default" table:formula="of:=[.F18]/[.F$16]" office:value-type="float" office:value="0.602878999419611" calcext:value-type="float">
            <text:p>0.602878999419611</text:p>
          </table:table-cell>
          <table:table-cell table:formula="of:=[.G18]/[.G$16]" office:value-type="float" office:value="1.15337924579763" calcext:value-type="float">
            <text:p>1.15337924579763</text:p>
          </table:table-cell>
          <table:table-cell table:style-name="Default" table:formula="of:=[.H18]/[.H$16]" office:value-type="float" office:value="0.615592048930892" calcext:value-type="float">
            <text:p>0.615592048930892</text:p>
          </table:table-cell>
          <table:table-cell table:formula="of:=[.I18]/[.I$16]" office:value-type="float" office:value="0.962821638096311" calcext:value-type="float">
            <text:p>0.962821638096311</text:p>
          </table:table-cell>
          <table:table-cell table:style-name="Default" table:formula="of:=[.J18]/[.J$16]" office:value-type="float" office:value="0.301613982353969" calcext:value-type="float">
            <text:p>0.301613982353969</text:p>
          </table:table-cell>
          <table:table-cell table:formula="of:=[.K18]/[.K$16]" office:value-type="float" office:value="15.9902076642202" calcext:value-type="float">
            <text:p>15.9902076642202</text:p>
          </table:table-cell>
          <table:table-cell table:style-name="Default" table:formula="of:=[.L18]/[.L$16]" office:value-type="float" office:value="0.302129585298188" calcext:value-type="float">
            <text:p>0.302129585298188</text:p>
          </table:table-cell>
          <table:table-cell table:formula="of:=[.M18]/[.M$16]" office:value-type="float" office:value="0.925711040309867" calcext:value-type="float">
            <text:p>0.925711040309867</text:p>
          </table:table-cell>
          <table:table-cell table:style-name="Default" table:formula="of:=[.N18]/[.N$16]" office:value-type="float" office:value="0.301093149595866" calcext:value-type="float">
            <text:p>0.301093149595866</text:p>
          </table:table-cell>
          <table:table-cell table:formula="of:=[.O18]/[.O$16]" office:value-type="float" office:value="0.694580575384874" calcext:value-type="float">
            <text:p>0.694580575384874</text:p>
          </table:table-cell>
          <table:table-cell table:formula="of:=[.P18]/[.P$16]" office:value-type="float" office:value="0.301613982353969" calcext:value-type="float">
            <text:p>0.301613982353969</text:p>
          </table:table-cell>
          <table:table-cell table:formula="of:=[.Q18]/[.Q$16]" office:value-type="float" office:value="15.9902076642202" calcext:value-type="float">
            <text:p>15.9902076642202</text:p>
          </table:table-cell>
          <table:table-cell table:formula="of:=[.R18]/[.R$16]" office:value-type="float" office:value="0.302129585298188" calcext:value-type="float">
            <text:p>0.302129585298188</text:p>
          </table:table-cell>
          <table:table-cell table:formula="of:=[.S18]/[.S$16]" office:value-type="float" office:value="0.925711040309866" calcext:value-type="float">
            <text:p>0.925711040309866</text:p>
          </table:table-cell>
          <table:table-cell table:formula="of:=[.T18]/[.T$16]" office:value-type="float" office:value="0.301093149595865" calcext:value-type="float">
            <text:p>0.301093149595865</text:p>
          </table:table-cell>
          <table:table-cell table:formula="of:=[.U18]/[.U$16]" office:value-type="float" office:value="0.694580575384877" calcext:value-type="float">
            <text:p>0.694580575384877</text:p>
          </table:table-cell>
          <table:table-cell table:formula="of:=[.V18]/[.V$16]" office:value-type="float" office:value="2.01591458140895" calcext:value-type="float">
            <text:p>2.01591458140895</text:p>
          </table:table-cell>
          <table:table-cell table:formula="of:=[.W18]/[.W$16]" office:value-type="float" office:value="2.3102783126091" calcext:value-type="float">
            <text:p>2.3102783126091</text:p>
          </table:table-cell>
          <table:table-cell table:formula="of:=[.X18]/[.X$16]" office:value-type="float" office:value="1.98801804018634" calcext:value-type="float">
            <text:p>1.98801804018634</text:p>
          </table:table-cell>
          <table:table-cell table:formula="of:=[.Y18]/[.Y$16]" office:value-type="float" office:value="2.25368228988537" calcext:value-type="float">
            <text:p>2.25368228988537</text:p>
          </table:table-cell>
          <table:table-cell table:formula="of:=[.Z18]/[.Z$16]" office:value-type="float" office:value="2.04296734798078" calcext:value-type="float">
            <text:p>2.04296734798078</text:p>
          </table:table-cell>
          <table:table-cell table:formula="of:=[.AA18]/[.AA$16]" office:value-type="float" office:value="2.5246840686687" calcext:value-type="float">
            <text:p>2.5246840686687</text:p>
          </table:table-cell>
          <table:table-cell table:formula="of:=[.AB18]/[.AB$16]" office:value-type="float" office:value="0.877844629292979" calcext:value-type="float">
            <text:p>0.877844629292979</text:p>
          </table:table-cell>
          <table:table-cell table:formula="of:=[.AC18]/[.AC$16]" office:value-type="float" office:value="1.1218408402748" calcext:value-type="float">
            <text:p>1.1218408402748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19]/[.B$16]" office:value-type="float" office:value="1.1112150085814" calcext:value-type="float">
            <text:p>1.1112150085814</text:p>
          </table:table-cell>
          <table:table-cell table:formula="of:=[.C19]/[.C$16]" office:value-type="float" office:value="0.837383297480722" calcext:value-type="float">
            <text:p>0.837383297480722</text:p>
          </table:table-cell>
          <table:table-cell table:style-name="Default" table:formula="of:=[.D19]/[.D$16]" office:value-type="float" office:value="0.617478751055607" calcext:value-type="float">
            <text:p>0.617478751055607</text:p>
          </table:table-cell>
          <table:table-cell table:formula="of:=[.E19]/[.E$16]" office:value-type="float" office:value="1.08831969996826" calcext:value-type="float">
            <text:p>1.08831969996826</text:p>
          </table:table-cell>
          <table:table-cell table:style-name="Default" table:formula="of:=[.F19]/[.F$16]" office:value-type="float" office:value="0.612124931879305" calcext:value-type="float">
            <text:p>0.612124931879305</text:p>
          </table:table-cell>
          <table:table-cell table:formula="of:=[.G19]/[.G$16]" office:value-type="float" office:value="1.15324337740454" calcext:value-type="float">
            <text:p>1.15324337740454</text:p>
          </table:table-cell>
          <table:table-cell table:style-name="Default" table:formula="of:=[.H19]/[.H$16]" office:value-type="float" office:value="0.622718926752399" calcext:value-type="float">
            <text:p>0.622718926752399</text:p>
          </table:table-cell>
          <table:table-cell table:formula="of:=[.I19]/[.I$16]" office:value-type="float" office:value="0.952478939403787" calcext:value-type="float">
            <text:p>0.952478939403787</text:p>
          </table:table-cell>
          <table:table-cell table:style-name="Default" table:formula="of:=[.J19]/[.J$16]" office:value-type="float" office:value="0.308195813599375" calcext:value-type="float">
            <text:p>0.308195813599375</text:p>
          </table:table-cell>
          <table:table-cell table:formula="of:=[.K19]/[.K$16]" office:value-type="float" office:value="15.9085902078287" calcext:value-type="float">
            <text:p>15.9085902078287</text:p>
          </table:table-cell>
          <table:table-cell table:style-name="Default" table:formula="of:=[.L19]/[.L$16]" office:value-type="float" office:value="0.309494920345509" calcext:value-type="float">
            <text:p>0.309494920345509</text:p>
          </table:table-cell>
          <table:table-cell table:formula="of:=[.M19]/[.M$16]" office:value-type="float" office:value="0.932307295585803" calcext:value-type="float">
            <text:p>0.932307295585803</text:p>
          </table:table-cell>
          <table:table-cell table:style-name="Default" table:formula="of:=[.N19]/[.N$16]" office:value-type="float" office:value="0.306883529879423" calcext:value-type="float">
            <text:p>0.306883529879423</text:p>
          </table:table-cell>
          <table:table-cell table:formula="of:=[.O19]/[.O$16]" office:value-type="float" office:value="0.690784095146934" calcext:value-type="float">
            <text:p>0.690784095146934</text:p>
          </table:table-cell>
          <table:table-cell table:formula="of:=[.P19]/[.P$16]" office:value-type="float" office:value="0.308195813599375" calcext:value-type="float">
            <text:p>0.308195813599375</text:p>
          </table:table-cell>
          <table:table-cell table:formula="of:=[.Q19]/[.Q$16]" office:value-type="float" office:value="15.9085902078287" calcext:value-type="float">
            <text:p>15.9085902078287</text:p>
          </table:table-cell>
          <table:table-cell table:formula="of:=[.R19]/[.R$16]" office:value-type="float" office:value="0.309494920345509" calcext:value-type="float">
            <text:p>0.309494920345509</text:p>
          </table:table-cell>
          <table:table-cell table:formula="of:=[.S19]/[.S$16]" office:value-type="float" office:value="0.932307295585802" calcext:value-type="float">
            <text:p>0.932307295585802</text:p>
          </table:table-cell>
          <table:table-cell table:formula="of:=[.T19]/[.T$16]" office:value-type="float" office:value="0.306883529879423" calcext:value-type="float">
            <text:p>0.306883529879423</text:p>
          </table:table-cell>
          <table:table-cell table:formula="of:=[.U19]/[.U$16]" office:value-type="float" office:value="0.690784095146935" calcext:value-type="float">
            <text:p>0.690784095146935</text:p>
          </table:table-cell>
          <table:table-cell table:formula="of:=[.V19]/[.V$16]" office:value-type="float" office:value="1.99986646933875" calcext:value-type="float">
            <text:p>1.99986646933875</text:p>
          </table:table-cell>
          <table:table-cell table:formula="of:=[.W19]/[.W$16]" office:value-type="float" office:value="2.30028673662182" calcext:value-type="float">
            <text:p>2.30028673662182</text:p>
          </table:table-cell>
          <table:table-cell table:formula="of:=[.X19]/[.X$16]" office:value-type="float" office:value="1.97086738645719" calcext:value-type="float">
            <text:p>1.97086738645719</text:p>
          </table:table-cell>
          <table:table-cell table:formula="of:=[.Y19]/[.Y$16]" office:value-type="float" office:value="2.23449681019172" calcext:value-type="float">
            <text:p>2.23449681019172</text:p>
          </table:table-cell>
          <table:table-cell table:formula="of:=[.Z19]/[.Z$16]" office:value-type="float" office:value="2.0279884294675" calcext:value-type="float">
            <text:p>2.0279884294675</text:p>
          </table:table-cell>
          <table:table-cell table:formula="of:=[.AA19]/[.AA$16]" office:value-type="float" office:value="2.51498918299464" calcext:value-type="float">
            <text:p>2.51498918299464</text:p>
          </table:table-cell>
          <table:table-cell table:formula="of:=[.AB19]/[.AB$16]" office:value-type="float" office:value="0.880723168583023" calcext:value-type="float">
            <text:p>0.880723168583023</text:p>
          </table:table-cell>
          <table:table-cell table:formula="of:=[.AC19]/[.AC$16]" office:value-type="float" office:value="1.11601828418297" calcext:value-type="float">
            <text:p>1.11601828418297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20]/[.B$16]" office:value-type="float" office:value="1.03397052731254" calcext:value-type="float">
            <text:p>1.03397052731254</text:p>
          </table:table-cell>
          <table:table-cell table:formula="of:=[.C20]/[.C$16]" office:value-type="float" office:value="0.80806860274895" calcext:value-type="float">
            <text:p>0.80806860274895</text:p>
          </table:table-cell>
          <table:table-cell table:style-name="Default" table:formula="of:=[.D20]/[.D$16]" office:value-type="float" office:value="0.549684521057726" calcext:value-type="float">
            <text:p>0.549684521057726</text:p>
          </table:table-cell>
          <table:table-cell table:formula="of:=[.E20]/[.E$16]" office:value-type="float" office:value="1.15559602514129" calcext:value-type="float">
            <text:p>1.15559602514129</text:p>
          </table:table-cell>
          <table:table-cell table:style-name="Default" table:formula="of:=[.F20]/[.F$16]" office:value-type="float" office:value="0.544433175490975" calcext:value-type="float">
            <text:p>0.544433175490975</text:p>
          </table:table-cell>
          <table:table-cell table:formula="of:=[.G20]/[.G$16]" office:value-type="float" office:value="1.19803839783088" calcext:value-type="float">
            <text:p>1.19803839783088</text:p>
          </table:table-cell>
          <table:table-cell table:style-name="Default" table:formula="of:=[.H20]/[.H$16]" office:value-type="float" office:value="0.554824398313228" calcext:value-type="float">
            <text:p>0.554824398313228</text:p>
          </table:table-cell>
          <table:table-cell table:formula="of:=[.I20]/[.I$16]" office:value-type="float" office:value="1.02584566677379" calcext:value-type="float">
            <text:p>1.02584566677379</text:p>
          </table:table-cell>
          <table:table-cell table:style-name="Default" table:formula="of:=[.J20]/[.J$16]" office:value-type="float" office:value="0.254802891127876" calcext:value-type="float">
            <text:p>0.254802891127876</text:p>
          </table:table-cell>
          <table:table-cell table:formula="of:=[.K20]/[.K$16]" office:value-type="float" office:value="17.1543722228502" calcext:value-type="float">
            <text:p>17.1543722228502</text:p>
          </table:table-cell>
          <table:table-cell table:style-name="Default" table:formula="of:=[.L20]/[.L$16]" office:value-type="float" office:value="0.256186422336051" calcext:value-type="float">
            <text:p>0.256186422336051</text:p>
          </table:table-cell>
          <table:table-cell table:formula="of:=[.M20]/[.M$16]" office:value-type="float" office:value="0.961904585975096" calcext:value-type="float">
            <text:p>0.961904585975096</text:p>
          </table:table-cell>
          <table:table-cell table:style-name="Default" table:formula="of:=[.N20]/[.N$16]" office:value-type="float" office:value="0.253405326619849" calcext:value-type="float">
            <text:p>0.253405326619849</text:p>
          </table:table-cell>
          <table:table-cell table:formula="of:=[.O20]/[.O$16]" office:value-type="float" office:value="0.709390476854548" calcext:value-type="float">
            <text:p>0.709390476854548</text:p>
          </table:table-cell>
          <table:table-cell table:formula="of:=[.P20]/[.P$16]" office:value-type="float" office:value="0.254802891127876" calcext:value-type="float">
            <text:p>0.254802891127876</text:p>
          </table:table-cell>
          <table:table-cell table:formula="of:=[.Q20]/[.Q$16]" office:value-type="float" office:value="17.1543722228502" calcext:value-type="float">
            <text:p>17.1543722228502</text:p>
          </table:table-cell>
          <table:table-cell table:formula="of:=[.R20]/[.R$16]" office:value-type="float" office:value="0.25618642233605" calcext:value-type="float">
            <text:p>0.25618642233605</text:p>
          </table:table-cell>
          <table:table-cell table:formula="of:=[.S20]/[.S$16]" office:value-type="float" office:value="0.961904585975095" calcext:value-type="float">
            <text:p>0.961904585975095</text:p>
          </table:table-cell>
          <table:table-cell table:formula="of:=[.T20]/[.T$16]" office:value-type="float" office:value="0.253405326619849" calcext:value-type="float">
            <text:p>0.253405326619849</text:p>
          </table:table-cell>
          <table:table-cell table:formula="of:=[.U20]/[.U$16]" office:value-type="float" office:value="0.709390476854552" calcext:value-type="float">
            <text:p>0.709390476854552</text:p>
          </table:table-cell>
          <table:table-cell table:formula="of:=[.V20]/[.V$16]" office:value-type="float" office:value="2.15015405279985" calcext:value-type="float">
            <text:p>2.15015405279985</text:p>
          </table:table-cell>
          <table:table-cell table:formula="of:=[.W20]/[.W$16]" office:value-type="float" office:value="2.53431542340373" calcext:value-type="float">
            <text:p>2.53431542340373</text:p>
          </table:table-cell>
          <table:table-cell table:formula="of:=[.X20]/[.X$16]" office:value-type="float" office:value="2.11387979694994" calcext:value-type="float">
            <text:p>2.11387979694994</text:p>
          </table:table-cell>
          <table:table-cell table:formula="of:=[.Y20]/[.Y$16]" office:value-type="float" office:value="2.47503849439766" calcext:value-type="float">
            <text:p>2.47503849439766</text:p>
          </table:table-cell>
          <table:table-cell table:formula="of:=[.Z20]/[.Z$16]" office:value-type="float" office:value="2.18533113687789" calcext:value-type="float">
            <text:p>2.18533113687789</text:p>
          </table:table-cell>
          <table:table-cell table:formula="of:=[.AA20]/[.AA$16]" office:value-type="float" office:value="2.83077809835047" calcext:value-type="float">
            <text:p>2.83077809835047</text:p>
          </table:table-cell>
          <table:table-cell table:formula="of:=[.AB20]/[.AB$16]" office:value-type="float" office:value="0.852303190560634" calcext:value-type="float">
            <text:p>0.852303190560634</text:p>
          </table:table-cell>
          <table:table-cell table:formula="of:=[.AC20]/[.AC$16]" office:value-type="float" office:value="1.18719887921848" calcext:value-type="float">
            <text:p>1.18719887921848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21]/[.B$16]" office:value-type="float" office:value="1.03773450908445" calcext:value-type="float">
            <text:p>1.03773450908445</text:p>
          </table:table-cell>
          <table:table-cell table:formula="of:=[.C21]/[.C$16]" office:value-type="float" office:value="0.805501769986184" calcext:value-type="float">
            <text:p>0.805501769986184</text:p>
          </table:table-cell>
          <table:table-cell table:style-name="Default" table:formula="of:=[.D21]/[.D$16]" office:value-type="float" office:value="0.54776954172165" calcext:value-type="float">
            <text:p>0.54776954172165</text:p>
          </table:table-cell>
          <table:table-cell table:formula="of:=[.E21]/[.E$16]" office:value-type="float" office:value="1.15657659415046" calcext:value-type="float">
            <text:p>1.15657659415046</text:p>
          </table:table-cell>
          <table:table-cell table:style-name="Default" table:formula="of:=[.F21]/[.F$16]" office:value-type="float" office:value="0.542456616454366" calcext:value-type="float">
            <text:p>0.542456616454366</text:p>
          </table:table-cell>
          <table:table-cell table:formula="of:=[.G21]/[.G$16]" office:value-type="float" office:value="1.19606894562166" calcext:value-type="float">
            <text:p>1.19606894562166</text:p>
          </table:table-cell>
          <table:table-cell table:style-name="Default" table:formula="of:=[.H21]/[.H$16]" office:value-type="float" office:value="0.552969691548848" calcext:value-type="float">
            <text:p>0.552969691548848</text:p>
          </table:table-cell>
          <table:table-cell table:formula="of:=[.I21]/[.I$16]" office:value-type="float" office:value="1.02961213522832" calcext:value-type="float">
            <text:p>1.02961213522832</text:p>
          </table:table-cell>
          <table:table-cell table:style-name="Default" table:formula="of:=[.J21]/[.J$16]" office:value-type="float" office:value="0.25330657095491" calcext:value-type="float">
            <text:p>0.25330657095491</text:p>
          </table:table-cell>
          <table:table-cell table:formula="of:=[.K21]/[.K$16]" office:value-type="float" office:value="17.2196352926542" calcext:value-type="float">
            <text:p>17.2196352926542</text:p>
          </table:table-cell>
          <table:table-cell table:style-name="Default" table:formula="of:=[.L21]/[.L$16]" office:value-type="float" office:value="0.254723849125408" calcext:value-type="float">
            <text:p>0.254723849125408</text:p>
          </table:table-cell>
          <table:table-cell table:formula="of:=[.M21]/[.M$16]" office:value-type="float" office:value="0.958997971835921" calcext:value-type="float">
            <text:p>0.958997971835921</text:p>
          </table:table-cell>
          <table:table-cell table:style-name="Default" table:formula="of:=[.N21]/[.N$16]" office:value-type="float" office:value="0.251874917185637" calcext:value-type="float">
            <text:p>0.251874917185637</text:p>
          </table:table-cell>
          <table:table-cell table:formula="of:=[.O21]/[.O$16]" office:value-type="float" office:value="0.716957659993157" calcext:value-type="float">
            <text:p>0.716957659993157</text:p>
          </table:table-cell>
          <table:table-cell table:formula="of:=[.P21]/[.P$16]" office:value-type="float" office:value="0.25330657095491" calcext:value-type="float">
            <text:p>0.25330657095491</text:p>
          </table:table-cell>
          <table:table-cell table:formula="of:=[.Q21]/[.Q$16]" office:value-type="float" office:value="17.2196352926542" calcext:value-type="float">
            <text:p>17.2196352926542</text:p>
          </table:table-cell>
          <table:table-cell table:formula="of:=[.R21]/[.R$16]" office:value-type="float" office:value="0.254723849125408" calcext:value-type="float">
            <text:p>0.254723849125408</text:p>
          </table:table-cell>
          <table:table-cell table:formula="of:=[.S21]/[.S$16]" office:value-type="float" office:value="0.95899797183592" calcext:value-type="float">
            <text:p>0.95899797183592</text:p>
          </table:table-cell>
          <table:table-cell table:formula="of:=[.T21]/[.T$16]" office:value-type="float" office:value="0.251874917185636" calcext:value-type="float">
            <text:p>0.251874917185636</text:p>
          </table:table-cell>
          <table:table-cell table:formula="of:=[.U21]/[.U$16]" office:value-type="float" office:value="0.716957659993158" calcext:value-type="float">
            <text:p>0.716957659993158</text:p>
          </table:table-cell>
          <table:table-cell table:formula="of:=[.V21]/[.V$16]" office:value-type="float" office:value="2.15528766549107" calcext:value-type="float">
            <text:p>2.15528766549107</text:p>
          </table:table-cell>
          <table:table-cell table:formula="of:=[.W21]/[.W$16]" office:value-type="float" office:value="2.53879275009835" calcext:value-type="float">
            <text:p>2.53879275009835</text:p>
          </table:table-cell>
          <table:table-cell table:formula="of:=[.X21]/[.X$16]" office:value-type="float" office:value="2.11825278757062" calcext:value-type="float">
            <text:p>2.11825278757062</text:p>
          </table:table-cell>
          <table:table-cell table:formula="of:=[.Y21]/[.Y$16]" office:value-type="float" office:value="2.48387941148688" calcext:value-type="float">
            <text:p>2.48387941148688</text:p>
          </table:table-cell>
          <table:table-cell table:formula="of:=[.Z21]/[.Z$16]" office:value-type="float" office:value="2.19120236543195" calcext:value-type="float">
            <text:p>2.19120236543195</text:p>
          </table:table-cell>
          <table:table-cell table:formula="of:=[.AA21]/[.AA$16]" office:value-type="float" office:value="2.83697111820591" calcext:value-type="float">
            <text:p>2.83697111820591</text:p>
          </table:table-cell>
          <table:table-cell table:formula="of:=[.AB21]/[.AB$16]" office:value-type="float" office:value="0.851511958951804" calcext:value-type="float">
            <text:p>0.851511958951804</text:p>
          </table:table-cell>
          <table:table-cell table:formula="of:=[.AC21]/[.AC$16]" office:value-type="float" office:value="1.18790290350035" calcext:value-type="float">
            <text:p>1.18790290350035</text:p>
          </table:table-cell>
          <table:table-cell table:number-columns-repeated="6"/>
        </table:table-row>
        <table:table-row table:style-name="ro1">
          <table:table-cell/>
          <table:table-cell table:style-name="Default" table:formula="of:=[.B22]/[.B$16]" office:value-type="float" office:value="1.03773450908445" calcext:value-type="float">
            <text:p>1.03773450908445</text:p>
          </table:table-cell>
          <table:table-cell table:formula="of:=[.C22]/[.C$16]" office:value-type="float" office:value="0.805501769986184" calcext:value-type="float">
            <text:p>0.805501769986184</text:p>
          </table:table-cell>
          <table:table-cell table:style-name="Default" table:formula="of:=[.D22]/[.D$16]" office:value-type="float" office:value="0.54776954172165" calcext:value-type="float">
            <text:p>0.54776954172165</text:p>
          </table:table-cell>
          <table:table-cell table:formula="of:=[.E22]/[.E$16]" office:value-type="float" office:value="1.15657659415046" calcext:value-type="float">
            <text:p>1.15657659415046</text:p>
          </table:table-cell>
          <table:table-cell table:style-name="Default" table:formula="of:=[.F22]/[.F$16]" office:value-type="float" office:value="0.542456616454366" calcext:value-type="float">
            <text:p>0.542456616454366</text:p>
          </table:table-cell>
          <table:table-cell table:formula="of:=[.G22]/[.G$16]" office:value-type="float" office:value="1.19606894562166" calcext:value-type="float">
            <text:p>1.19606894562166</text:p>
          </table:table-cell>
          <table:table-cell table:style-name="Default" table:formula="of:=[.H22]/[.H$16]" office:value-type="float" office:value="0.552969691548848" calcext:value-type="float">
            <text:p>0.552969691548848</text:p>
          </table:table-cell>
          <table:table-cell table:formula="of:=[.I22]/[.I$16]" office:value-type="float" office:value="1.02961213522832" calcext:value-type="float">
            <text:p>1.02961213522832</text:p>
          </table:table-cell>
          <table:table-cell table:style-name="Default" table:formula="of:=[.J22]/[.J$16]" office:value-type="float" office:value="0.25330657095491" calcext:value-type="float">
            <text:p>0.25330657095491</text:p>
          </table:table-cell>
          <table:table-cell table:formula="of:=[.K22]/[.K$16]" office:value-type="float" office:value="17.2196352926542" calcext:value-type="float">
            <text:p>17.2196352926542</text:p>
          </table:table-cell>
          <table:table-cell table:style-name="Default" table:formula="of:=[.L22]/[.L$16]" office:value-type="float" office:value="0.254723849125408" calcext:value-type="float">
            <text:p>0.254723849125408</text:p>
          </table:table-cell>
          <table:table-cell table:formula="of:=[.M22]/[.M$16]" office:value-type="float" office:value="0.958997971835921" calcext:value-type="float">
            <text:p>0.958997971835921</text:p>
          </table:table-cell>
          <table:table-cell table:style-name="Default" table:formula="of:=[.N22]/[.N$16]" office:value-type="float" office:value="0.251874917185637" calcext:value-type="float">
            <text:p>0.251874917185637</text:p>
          </table:table-cell>
          <table:table-cell table:formula="of:=[.O22]/[.O$16]" office:value-type="float" office:value="0.716957659993157" calcext:value-type="float">
            <text:p>0.716957659993157</text:p>
          </table:table-cell>
          <table:table-cell table:formula="of:=[.P22]/[.P$16]" office:value-type="float" office:value="0.25330657095491" calcext:value-type="float">
            <text:p>0.25330657095491</text:p>
          </table:table-cell>
          <table:table-cell table:formula="of:=[.Q22]/[.Q$16]" office:value-type="float" office:value="17.2196352926542" calcext:value-type="float">
            <text:p>17.2196352926542</text:p>
          </table:table-cell>
          <table:table-cell table:formula="of:=[.R22]/[.R$16]" office:value-type="float" office:value="0.254723849125408" calcext:value-type="float">
            <text:p>0.254723849125408</text:p>
          </table:table-cell>
          <table:table-cell table:formula="of:=[.S22]/[.S$16]" office:value-type="float" office:value="0.95899797183592" calcext:value-type="float">
            <text:p>0.95899797183592</text:p>
          </table:table-cell>
          <table:table-cell table:formula="of:=[.T22]/[.T$16]" office:value-type="float" office:value="0.251874917185636" calcext:value-type="float">
            <text:p>0.251874917185636</text:p>
          </table:table-cell>
          <table:table-cell table:formula="of:=[.U22]/[.U$16]" office:value-type="float" office:value="0.716957659993158" calcext:value-type="float">
            <text:p>0.716957659993158</text:p>
          </table:table-cell>
          <table:table-cell table:formula="of:=[.V22]/[.V$16]" office:value-type="float" office:value="2.15528766549107" calcext:value-type="float">
            <text:p>2.15528766549107</text:p>
          </table:table-cell>
          <table:table-cell table:formula="of:=[.W22]/[.W$16]" office:value-type="float" office:value="2.53879275009835" calcext:value-type="float">
            <text:p>2.53879275009835</text:p>
          </table:table-cell>
          <table:table-cell table:formula="of:=[.X22]/[.X$16]" office:value-type="float" office:value="2.11825278757062" calcext:value-type="float">
            <text:p>2.11825278757062</text:p>
          </table:table-cell>
          <table:table-cell table:formula="of:=[.Y22]/[.Y$16]" office:value-type="float" office:value="2.48387941148688" calcext:value-type="float">
            <text:p>2.48387941148688</text:p>
          </table:table-cell>
          <table:table-cell table:formula="of:=[.Z22]/[.Z$16]" office:value-type="float" office:value="2.19120236543195" calcext:value-type="float">
            <text:p>2.19120236543195</text:p>
          </table:table-cell>
          <table:table-cell table:formula="of:=[.AA22]/[.AA$16]" office:value-type="float" office:value="2.83697111820591" calcext:value-type="float">
            <text:p>2.83697111820591</text:p>
          </table:table-cell>
          <table:table-cell table:formula="of:=[.AB22]/[.AB$16]" office:value-type="float" office:value="0.851511958951804" calcext:value-type="float">
            <text:p>0.851511958951804</text:p>
          </table:table-cell>
          <table:table-cell table:formula="of:=[.AC22]/[.AC$16]" office:value-type="float" office:value="1.18790290350035" calcext:value-type="float">
            <text:p>1.18790290350035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7">
          <table:table-cell table:number-columns-repeated="1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ce2"/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2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4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4"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4"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8"/>
          <table:table-cell table:style-name="ce2" table:number-columns-repeated="2"/>
        </table:table-row>
        <table:table-row table:style-name="ro1" table:number-rows-repeated="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1"/>
        </table:table-row>
        <table:table-row table:style-name="ro1" table:number-rows-repeated="13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0"/>
        </table:table-row>
      </table:table>
      <table:table table:name="q15_2" table:style-name="ta1">
        <table:shapes>
          <draw:frame draw:z-index="0" draw:style-name="gr1" draw:text-style-name="P1" svg:width="30.012cm" svg:height="12.564cm" svg:x="68.218cm" svg:y="0.39cm">
            <draw:object draw:notify-on-update-of-ranges="q15_2.A4:q15_2.A10 q15_2.B2:q15_2.B3 q15_2.B4:q15_2.B10 q15_2.D2:q15_2.D3 q15_2.D4:q15_2.D10 q15_2.H2:q15_2.H3 q15_2.H4:q15_2.H10 q15_2.P2:q15_2.P3 q15_2.P4:q15_2.P10 q15_2.T2:q15_2.T3 q15_2.T4:q15_2.T10 q15_2.V2:q15_2.V3 q15_2.V4:q15_2.V10 q15_2.Z2:q15_2.Z3 q15_2.Z4:q15_2.Z10 q15_2.AB2:q15_2.AB3 q15_2.AB4:q15_2.AB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raw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.00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" office:value-type="float" office:value="2.01280315154499" calcext:value-type="float">
            <text:p>2.01E+00</text:p>
          </table:table-cell>
          <table:table-cell office:value-type="float" office:value="0.800821511840884" calcext:value-type="float">
            <text:p>0.800821511840884</text:p>
          </table:table-cell>
          <table:table-cell table:style-name="ce2" office:value-type="float" office:value="0.747666098996598" calcext:value-type="float">
            <text:p>7.48E-01</text:p>
          </table:table-cell>
          <table:table-cell office:value-type="float" office:value="1.15653948153775" calcext:value-type="float">
            <text:p>1.15653948153775</text:p>
          </table:table-cell>
          <table:table-cell table:style-name="ce2" office:value-type="float" office:value="0.745468588521857" calcext:value-type="float">
            <text:p>7.45E-01</text:p>
          </table:table-cell>
          <table:table-cell office:value-type="float" office:value="1.1781806809654" calcext:value-type="float">
            <text:p>1.1781806809654</text:p>
          </table:table-cell>
          <table:table-cell table:style-name="ce2" office:value-type="float" office:value="0.749856001861587" calcext:value-type="float">
            <text:p>7.50E-01</text:p>
          </table:table-cell>
          <table:table-cell office:value-type="float" office:value="1.09381083768683" calcext:value-type="float">
            <text:p>1.09381083768683</text:p>
          </table:table-cell>
          <table:table-cell table:style-name="ce2" office:value-type="float" office:value="0.441908549233067" calcext:value-type="float">
            <text:p>4.42E-01</text:p>
          </table:table-cell>
          <table:table-cell office:value-type="float" office:value="25.3706215060257" calcext:value-type="float">
            <text:p>25.3706215060257</text:p>
          </table:table-cell>
          <table:table-cell table:style-name="ce2" office:value-type="float" office:value="0.443247813946171" calcext:value-type="float">
            <text:p>4.43E-01</text:p>
          </table:table-cell>
          <table:table-cell office:value-type="float" office:value="1.60083252097584" calcext:value-type="float">
            <text:p>1.60083252097584</text:p>
          </table:table-cell>
          <table:table-cell table:style-name="ce2" office:value-type="float" office:value="0.440548313649254" calcext:value-type="float">
            <text:p>4.41E-01</text:p>
          </table:table-cell>
          <table:table-cell office:value-type="float" office:value="1.54392565828028" calcext:value-type="float">
            <text:p>1.54392565828028</text:p>
          </table:table-cell>
          <table:table-cell table:style-name="ce2" office:value-type="float" office:value="0.441908549233064" calcext:value-type="float">
            <text:p>4.42E-01</text:p>
          </table:table-cell>
          <table:table-cell office:value-type="float" office:value="25.3706215060256" calcext:value-type="float">
            <text:p>25.3706215060256</text:p>
          </table:table-cell>
          <table:table-cell table:style-name="ce2" office:value-type="float" office:value="0.443247813946171" calcext:value-type="float">
            <text:p>4.43E-01</text:p>
          </table:table-cell>
          <table:table-cell office:value-type="float" office:value="1.60083252097584" calcext:value-type="float">
            <text:p>1.60083252097584</text:p>
          </table:table-cell>
          <table:table-cell table:style-name="ce2" office:value-type="float" office:value="0.440548313649255" calcext:value-type="float">
            <text:p>4.41E-01</text:p>
          </table:table-cell>
          <table:table-cell office:value-type="float" office:value="1.54392565828028" calcext:value-type="float">
            <text:p>1.54392565828028</text:p>
          </table:table-cell>
          <table:table-cell table:style-name="ce2" office:value-type="float" office:value="1.68964213324403" calcext:value-type="float">
            <text:p>1.69E+00</text:p>
          </table:table-cell>
          <table:table-cell office:value-type="float" office:value="0.799452005281081" calcext:value-type="float">
            <text:p>0.799452005281081</text:p>
          </table:table-cell>
          <table:table-cell table:style-name="ce2" office:value-type="float" office:value="1.68117697092104" calcext:value-type="float">
            <text:p>1.68E+00</text:p>
          </table:table-cell>
          <table:table-cell office:value-type="float" office:value="0.758671161938167" calcext:value-type="float">
            <text:p>0.758671161938167</text:p>
          </table:table-cell>
          <table:table-cell table:style-name="ce2" office:value-type="float" office:value="1.69794989145958" calcext:value-type="float">
            <text:p>1.70E+00</text:p>
          </table:table-cell>
          <table:table-cell office:value-type="float" office:value="1.16963782469752" calcext:value-type="float">
            <text:p>1.16963782469752</text:p>
          </table:table-cell>
          <table:table-cell table:style-name="ce2" office:value-type="float" office:value="0.918474995382346" calcext:value-type="float">
            <text:p>9.18E-01</text:p>
          </table:table-cell>
          <table:table-cell table:style-name="ce2" office:value-type="float" office:value="1.05376800325027" calcext:value-type="float">
            <text:p>1.05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</text:p>
          </table:table-cell>
          <table:table-cell table:style-name="ce2" office:value-type="float" office:value="2.90569986458205" calcext:value-type="float">
            <text:p>2.91E+00</text:p>
          </table:table-cell>
          <table:table-cell office:value-type="float" office:value="0.689744247610225" calcext:value-type="float">
            <text:p>0.689744247610225</text:p>
          </table:table-cell>
          <table:table-cell table:style-name="ce2" office:value-type="float" office:value="0.700568837004976" calcext:value-type="float">
            <text:p>7.01E-01</text:p>
          </table:table-cell>
          <table:table-cell office:value-type="float" office:value="1.21040528899145" calcext:value-type="float">
            <text:p>1.21040528899145</text:p>
          </table:table-cell>
          <table:table-cell table:style-name="ce2" office:value-type="float" office:value="0.696738581206593" calcext:value-type="float">
            <text:p>6.97E-01</text:p>
          </table:table-cell>
          <table:table-cell office:value-type="float" office:value="1.25555242271305" calcext:value-type="float">
            <text:p>1.25555242271305</text:p>
          </table:table-cell>
          <table:table-cell table:style-name="ce2" office:value-type="float" office:value="0.704385832756737" calcext:value-type="float">
            <text:p>7.04E-01</text:p>
          </table:table-cell>
          <table:table-cell office:value-type="float" office:value="1.11594796855828" calcext:value-type="float">
            <text:p>1.11594796855828</text:p>
          </table:table-cell>
          <table:table-cell table:style-name="ce2" office:value-type="float" office:value="0.391902604008404" calcext:value-type="float">
            <text:p>3.92E-01</text:p>
          </table:table-cell>
          <table:table-cell office:value-type="float" office:value="27.9091240888951" calcext:value-type="float">
            <text:p>27.9091240888951</text:p>
          </table:table-cell>
          <table:table-cell table:style-name="ce2" office:value-type="float" office:value="0.392381913763945" calcext:value-type="float">
            <text:p>3.92E-01</text:p>
          </table:table-cell>
          <table:table-cell office:value-type="float" office:value="1.78042860550628" calcext:value-type="float">
            <text:p>1.78042860550628</text:p>
          </table:table-cell>
          <table:table-cell table:style-name="ce2" office:value-type="float" office:value="0.391415788983129" calcext:value-type="float">
            <text:p>3.91E-01</text:p>
          </table:table-cell>
          <table:table-cell office:value-type="float" office:value="1.58262092720737" calcext:value-type="float">
            <text:p>1.58262092720737</text:p>
          </table:table-cell>
          <table:table-cell table:style-name="ce2" office:value-type="float" office:value="0.391902604008401" calcext:value-type="float">
            <text:p>3.92E-01</text:p>
          </table:table-cell>
          <table:table-cell office:value-type="float" office:value="27.9091240888952" calcext:value-type="float">
            <text:p>27.9091240888952</text:p>
          </table:table-cell>
          <table:table-cell table:style-name="ce2" office:value-type="float" office:value="0.392381913763946" calcext:value-type="float">
            <text:p>3.92E-01</text:p>
          </table:table-cell>
          <table:table-cell office:value-type="float" office:value="1.78042860550628" calcext:value-type="float">
            <text:p>1.78042860550628</text:p>
          </table:table-cell>
          <table:table-cell table:style-name="ce2" office:value-type="float" office:value="0.39141578898313" calcext:value-type="float">
            <text:p>3.91E-01</text:p>
          </table:table-cell>
          <table:table-cell office:value-type="float" office:value="1.58262092720737" calcext:value-type="float">
            <text:p>1.58262092720737</text:p>
          </table:table-cell>
          <table:table-cell table:style-name="ce2" office:value-type="float" office:value="1.78613989307197" calcext:value-type="float">
            <text:p>1.79E+00</text:p>
          </table:table-cell>
          <table:table-cell office:value-type="float" office:value="0.745445917796355" calcext:value-type="float">
            <text:p>0.745445917796355</text:p>
          </table:table-cell>
          <table:table-cell table:style-name="ce2" office:value-type="float" office:value="1.77715325982676" calcext:value-type="float">
            <text:p>1.78E+00</text:p>
          </table:table-cell>
          <table:table-cell office:value-type="float" office:value="0.911892993790624" calcext:value-type="float">
            <text:p>0.911892993790624</text:p>
          </table:table-cell>
          <table:table-cell table:style-name="ce2" office:value-type="float" office:value="1.79495942580203" calcext:value-type="float">
            <text:p>1.79E+00</text:p>
          </table:table-cell>
          <table:table-cell office:value-type="float" office:value="1.20566832510691" calcext:value-type="float">
            <text:p>1.20566832510691</text:p>
          </table:table-cell>
          <table:table-cell table:style-name="ce2" office:value-type="float" office:value="0.905820944887025" calcext:value-type="float">
            <text:p>9.06E-01</text:p>
          </table:table-cell>
          <table:table-cell table:style-name="ce2" office:value-type="float" office:value="1.08605767414861" calcext:value-type="float">
            <text:p>1.09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ill</text:p>
          </table:table-cell>
          <table:table-cell table:style-name="ce2" office:value-type="float" office:value="2.28043826172596" calcext:value-type="float">
            <text:p>2.28E+00</text:p>
          </table:table-cell>
          <table:table-cell office:value-type="float" office:value="0.700492392475166" calcext:value-type="float">
            <text:p>0.700492392475166</text:p>
          </table:table-cell>
          <table:table-cell table:style-name="ce2" office:value-type="float" office:value="0.711387584035169" calcext:value-type="float">
            <text:p>7.11E-01</text:p>
          </table:table-cell>
          <table:table-cell office:value-type="float" office:value="1.23142896052169" calcext:value-type="float">
            <text:p>1.23142896052169</text:p>
          </table:table-cell>
          <table:table-cell table:style-name="ce2" office:value-type="float" office:value="0.708662183421314" calcext:value-type="float">
            <text:p>7.09E-01</text:p>
          </table:table-cell>
          <table:table-cell office:value-type="float" office:value="1.28582897003725" calcext:value-type="float">
            <text:p>1.28582897003725</text:p>
          </table:table-cell>
          <table:table-cell table:style-name="ce2" office:value-type="float" office:value="0.714103549524811" calcext:value-type="float">
            <text:p>7.14E-01</text:p>
          </table:table-cell>
          <table:table-cell office:value-type="float" office:value="1.13055997469599" calcext:value-type="float">
            <text:p>1.13055997469599</text:p>
          </table:table-cell>
          <table:table-cell table:style-name="ce2" office:value-type="float" office:value="0.401999577228468" calcext:value-type="float">
            <text:p>4.02E-01</text:p>
          </table:table-cell>
          <table:table-cell office:value-type="float" office:value="29.0160526983112" calcext:value-type="float">
            <text:p>29.0160526983112</text:p>
          </table:table-cell>
          <table:table-cell table:style-name="ce2" office:value-type="float" office:value="0.403354789653771" calcext:value-type="float">
            <text:p>4.03E-01</text:p>
          </table:table-cell>
          <table:table-cell office:value-type="float" office:value="1.85857186227365" calcext:value-type="float">
            <text:p>1.85857186227365</text:p>
          </table:table-cell>
          <table:table-cell table:style-name="ce2" office:value-type="float" office:value="0.400623144215277" calcext:value-type="float">
            <text:p>4.01E-01</text:p>
          </table:table-cell>
          <table:table-cell office:value-type="float" office:value="1.64923182457667" calcext:value-type="float">
            <text:p>1.64923182457667</text:p>
          </table:table-cell>
          <table:table-cell table:style-name="ce2" office:value-type="float" office:value="0.401999577228467" calcext:value-type="float">
            <text:p>4.02E-01</text:p>
          </table:table-cell>
          <table:table-cell office:value-type="float" office:value="29.0160526983111" calcext:value-type="float">
            <text:p>29.0160526983111</text:p>
          </table:table-cell>
          <table:table-cell table:style-name="ce2" office:value-type="float" office:value="0.403354789653771" calcext:value-type="float">
            <text:p>4.03E-01</text:p>
          </table:table-cell>
          <table:table-cell office:value-type="float" office:value="1.85857186227365" calcext:value-type="float">
            <text:p>1.85857186227365</text:p>
          </table:table-cell>
          <table:table-cell table:style-name="ce2" office:value-type="float" office:value="0.400623144215278" calcext:value-type="float">
            <text:p>4.01E-01</text:p>
          </table:table-cell>
          <table:table-cell office:value-type="float" office:value="1.64923182457668" calcext:value-type="float">
            <text:p>1.64923182457668</text:p>
          </table:table-cell>
          <table:table-cell table:style-name="ce2" office:value-type="float" office:value="1.7685468443881" calcext:value-type="float">
            <text:p>1.77E+00</text:p>
          </table:table-cell>
          <table:table-cell office:value-type="float" office:value="0.73786710186325" calcext:value-type="float">
            <text:p>0.73786710186325</text:p>
          </table:table-cell>
          <table:table-cell table:style-name="ce2" office:value-type="float" office:value="1.75862625190601" calcext:value-type="float">
            <text:p>1.76E+00</text:p>
          </table:table-cell>
          <table:table-cell office:value-type="float" office:value="0.912496683426325" calcext:value-type="float">
            <text:p>0.912496683426325</text:p>
          </table:table-cell>
          <table:table-cell table:style-name="ce2" office:value-type="float" office:value="1.77828296999936" calcext:value-type="float">
            <text:p>1.78E+00</text:p>
          </table:table-cell>
          <table:table-cell office:value-type="float" office:value="1.20145226171541" calcext:value-type="float">
            <text:p>1.20145226171541</text:p>
          </table:table-cell>
          <table:table-cell table:style-name="ce2" office:value-type="float" office:value="0.9090656780363" calcext:value-type="float">
            <text:p>9.09E-01</text:p>
          </table:table-cell>
          <table:table-cell table:style-name="ce2" office:value-type="float" office:value="1.08872457163307" calcext:value-type="float">
            <text:p>1.09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style-name="ce2" office:value-type="float" office:value="3.39855964545119" calcext:value-type="float">
            <text:p>3.40E+00</text:p>
          </table:table-cell>
          <table:table-cell office:value-type="float" office:value="0.705413617533047" calcext:value-type="float">
            <text:p>0.705413617533047</text:p>
          </table:table-cell>
          <table:table-cell table:style-name="ce2" office:value-type="float" office:value="0.645950515791377" calcext:value-type="float">
            <text:p>6.46E-01</text:p>
          </table:table-cell>
          <table:table-cell office:value-type="float" office:value="1.21248760857407" calcext:value-type="float">
            <text:p>1.21248760857407</text:p>
          </table:table-cell>
          <table:table-cell table:style-name="ce2" office:value-type="float" office:value="0.641169304630811" calcext:value-type="float">
            <text:p>6.41E-01</text:p>
          </table:table-cell>
          <table:table-cell office:value-type="float" office:value="1.24275135362897" calcext:value-type="float">
            <text:p>1.24275135362897</text:p>
          </table:table-cell>
          <table:table-cell table:style-name="ce2" office:value-type="float" office:value="0.65071517477208" calcext:value-type="float">
            <text:p>6.51E-01</text:p>
          </table:table-cell>
          <table:table-cell office:value-type="float" office:value="1.1274525036587" calcext:value-type="float">
            <text:p>1.1274525036587</text:p>
          </table:table-cell>
          <table:table-cell table:style-name="ce2" office:value-type="float" office:value="0.342441637711221" calcext:value-type="float">
            <text:p>3.42E-01</text:p>
          </table:table-cell>
          <table:table-cell office:value-type="float" office:value="28.1375890034963" calcext:value-type="float">
            <text:p>28.1375890034963</text:p>
          </table:table-cell>
          <table:table-cell table:style-name="ce2" office:value-type="float" office:value="0.342355038739364" calcext:value-type="float">
            <text:p>3.42E-01</text:p>
          </table:table-cell>
          <table:table-cell office:value-type="float" office:value="1.78657929256413" calcext:value-type="float">
            <text:p>1.78657929256413</text:p>
          </table:table-cell>
          <table:table-cell table:style-name="ce2" office:value-type="float" office:value="0.342529592692701" calcext:value-type="float">
            <text:p>3.43E-01</text:p>
          </table:table-cell>
          <table:table-cell office:value-type="float" office:value="1.5816967429046" calcext:value-type="float">
            <text:p>1.5816967429046</text:p>
          </table:table-cell>
          <table:table-cell table:style-name="ce2" office:value-type="float" office:value="0.342441637711219" calcext:value-type="float">
            <text:p>3.42E-01</text:p>
          </table:table-cell>
          <table:table-cell office:value-type="float" office:value="28.1375890034963" calcext:value-type="float">
            <text:p>28.1375890034963</text:p>
          </table:table-cell>
          <table:table-cell table:style-name="ce2" office:value-type="float" office:value="0.342355038739364" calcext:value-type="float">
            <text:p>3.42E-01</text:p>
          </table:table-cell>
          <table:table-cell office:value-type="float" office:value="1.78657929256413" calcext:value-type="float">
            <text:p>1.78657929256413</text:p>
          </table:table-cell>
          <table:table-cell table:style-name="ce2" office:value-type="float" office:value="0.342529592692703" calcext:value-type="float">
            <text:p>3.43E-01</text:p>
          </table:table-cell>
          <table:table-cell office:value-type="float" office:value="1.58169674290461" calcext:value-type="float">
            <text:p>1.58169674290461</text:p>
          </table:table-cell>
          <table:table-cell table:style-name="ce2" office:value-type="float" office:value="1.8859498811725" calcext:value-type="float">
            <text:p>1.89E+00</text:p>
          </table:table-cell>
          <table:table-cell office:value-type="float" office:value="0.728603473233847" calcext:value-type="float">
            <text:p>0.728603473233847</text:p>
          </table:table-cell>
          <table:table-cell table:style-name="ce2" office:value-type="float" office:value="1.87701618763871" calcext:value-type="float">
            <text:p>1.88E+00</text:p>
          </table:table-cell>
          <table:table-cell office:value-type="float" office:value="1.10916101149199" calcext:value-type="float">
            <text:p>1.10916101149199</text:p>
          </table:table-cell>
          <table:table-cell table:style-name="ce2" office:value-type="float" office:value="1.89471745857016" calcext:value-type="float">
            <text:p>1.89E+00</text:p>
          </table:table-cell>
          <table:table-cell office:value-type="float" office:value="1.30350530315025" calcext:value-type="float">
            <text:p>1.30350530315025</text:p>
          </table:table-cell>
          <table:table-cell table:style-name="ce2" office:value-type="float" office:value="0.884178435733094" calcext:value-type="float">
            <text:p>8.84E-01</text:p>
          </table:table-cell>
          <table:table-cell table:style-name="ce2" office:value-type="float" office:value="1.11080266751577" calcext:value-type="float">
            <text:p>1.11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2</text:p>
          </table:table-cell>
          <table:table-cell table:style-name="ce2" office:value-type="float" office:value="3.53219253970208" calcext:value-type="float">
            <text:p>3.53E+00</text:p>
          </table:table-cell>
          <table:table-cell office:value-type="float" office:value="0.708177563867242" calcext:value-type="float">
            <text:p>0.708177563867242</text:p>
          </table:table-cell>
          <table:table-cell table:style-name="ce2" office:value-type="float" office:value="0.643951752170818" calcext:value-type="float">
            <text:p>6.44E-01</text:p>
          </table:table-cell>
          <table:table-cell office:value-type="float" office:value="1.21002258652925" calcext:value-type="float">
            <text:p>1.21002258652925</text:p>
          </table:table-cell>
          <table:table-cell table:style-name="ce2" office:value-type="float" office:value="0.63893495231393" calcext:value-type="float">
            <text:p>6.39E-01</text:p>
          </table:table-cell>
          <table:table-cell office:value-type="float" office:value="1.23694819385208" calcext:value-type="float">
            <text:p>1.23694819385208</text:p>
          </table:table-cell>
          <table:table-cell table:style-name="ce2" office:value-type="float" office:value="0.648951184258163" calcext:value-type="float">
            <text:p>6.49E-01</text:p>
          </table:table-cell>
          <table:table-cell office:value-type="float" office:value="1.12734791943237" calcext:value-type="float">
            <text:p>1.12734791943237</text:p>
          </table:table-cell>
          <table:table-cell table:style-name="ce2" office:value-type="float" office:value="0.340654767409601" calcext:value-type="float">
            <text:p>3.41E-01</text:p>
          </table:table-cell>
          <table:table-cell office:value-type="float" office:value="28.0185701852807" calcext:value-type="float">
            <text:p>28.0185701852807</text:p>
          </table:table-cell>
          <table:table-cell table:style-name="ce2" office:value-type="float" office:value="0.340355799105913" calcext:value-type="float">
            <text:p>3.40E-01</text:p>
          </table:table-cell>
          <table:table-cell office:value-type="float" office:value="1.77460125259789" calcext:value-type="float">
            <text:p>1.77460125259789</text:p>
          </table:table-cell>
          <table:table-cell table:style-name="ce2" office:value-type="float" office:value="0.340958417107172" calcext:value-type="float">
            <text:p>3.41E-01</text:p>
          </table:table-cell>
          <table:table-cell office:value-type="float" office:value="1.57850321709614" calcext:value-type="float">
            <text:p>1.57850321709614</text:p>
          </table:table-cell>
          <table:table-cell table:style-name="ce2" office:value-type="float" office:value="0.340654767409598" calcext:value-type="float">
            <text:p>3.41E-01</text:p>
          </table:table-cell>
          <table:table-cell office:value-type="float" office:value="28.0185701852808" calcext:value-type="float">
            <text:p>28.0185701852808</text:p>
          </table:table-cell>
          <table:table-cell table:style-name="ce2" office:value-type="float" office:value="0.340355799105914" calcext:value-type="float">
            <text:p>3.40E-01</text:p>
          </table:table-cell>
          <table:table-cell office:value-type="float" office:value="1.77460125259789" calcext:value-type="float">
            <text:p>1.77460125259789</text:p>
          </table:table-cell>
          <table:table-cell table:style-name="ce2" office:value-type="float" office:value="0.340958417107174" calcext:value-type="float">
            <text:p>3.41E-01</text:p>
          </table:table-cell>
          <table:table-cell office:value-type="float" office:value="1.57850321709615" calcext:value-type="float">
            <text:p>1.57850321709615</text:p>
          </table:table-cell>
          <table:table-cell table:style-name="ce2" office:value-type="float" office:value="1.8899396084164" calcext:value-type="float">
            <text:p>1.89E+00</text:p>
          </table:table-cell>
          <table:table-cell office:value-type="float" office:value="0.731162557552493" calcext:value-type="float">
            <text:p>0.731162557552493</text:p>
          </table:table-cell>
          <table:table-cell table:style-name="ce2" office:value-type="float" office:value="1.88147322651516" calcext:value-type="float">
            <text:p>1.88E+00</text:p>
          </table:table-cell>
          <table:table-cell office:value-type="float" office:value="1.11643578188819" calcext:value-type="float">
            <text:p>1.11643578188819</text:p>
          </table:table-cell>
          <table:table-cell table:style-name="ce2" office:value-type="float" office:value="1.89824856353296" calcext:value-type="float">
            <text:p>1.90E+00</text:p>
          </table:table-cell>
          <table:table-cell office:value-type="float" office:value="1.30581270127418" calcext:value-type="float">
            <text:p>1.30581270127418</text:p>
          </table:table-cell>
          <table:table-cell table:style-name="ce2" office:value-type="float" office:value="0.883434325159504" calcext:value-type="float">
            <text:p>8.83E-01</text:p>
          </table:table-cell>
          <table:table-cell table:style-name="ce2" office:value-type="float" office:value="1.11110229799658" calcext:value-type="float">
            <text:p>1.11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table:style-name="ce2" office:value-type="float" office:value="3.53219253970208" calcext:value-type="float">
            <text:p>3.53E+00</text:p>
          </table:table-cell>
          <table:table-cell office:value-type="float" office:value="0.708177563867242" calcext:value-type="float">
            <text:p>0.708177563867242</text:p>
          </table:table-cell>
          <table:table-cell table:style-name="ce2" office:value-type="float" office:value="0.643951752170818" calcext:value-type="float">
            <text:p>6.44E-01</text:p>
          </table:table-cell>
          <table:table-cell office:value-type="float" office:value="1.21002258652925" calcext:value-type="float">
            <text:p>1.21002258652925</text:p>
          </table:table-cell>
          <table:table-cell table:style-name="ce2" office:value-type="float" office:value="0.63893495231393" calcext:value-type="float">
            <text:p>6.39E-01</text:p>
          </table:table-cell>
          <table:table-cell office:value-type="float" office:value="1.23694819385208" calcext:value-type="float">
            <text:p>1.23694819385208</text:p>
          </table:table-cell>
          <table:table-cell table:style-name="ce2" office:value-type="float" office:value="0.648951184258163" calcext:value-type="float">
            <text:p>6.49E-01</text:p>
          </table:table-cell>
          <table:table-cell office:value-type="float" office:value="1.12734791943237" calcext:value-type="float">
            <text:p>1.12734791943237</text:p>
          </table:table-cell>
          <table:table-cell table:style-name="ce2" office:value-type="float" office:value="0.340654767409601" calcext:value-type="float">
            <text:p>3.41E-01</text:p>
          </table:table-cell>
          <table:table-cell office:value-type="float" office:value="28.0185701852807" calcext:value-type="float">
            <text:p>28.0185701852807</text:p>
          </table:table-cell>
          <table:table-cell table:style-name="ce2" office:value-type="float" office:value="0.340355799105913" calcext:value-type="float">
            <text:p>3.40E-01</text:p>
          </table:table-cell>
          <table:table-cell office:value-type="float" office:value="1.77460125259789" calcext:value-type="float">
            <text:p>1.77460125259789</text:p>
          </table:table-cell>
          <table:table-cell table:style-name="ce2" office:value-type="float" office:value="0.340958417107172" calcext:value-type="float">
            <text:p>3.41E-01</text:p>
          </table:table-cell>
          <table:table-cell office:value-type="float" office:value="1.57850321709614" calcext:value-type="float">
            <text:p>1.57850321709614</text:p>
          </table:table-cell>
          <table:table-cell table:style-name="ce2" office:value-type="float" office:value="0.340654767409598" calcext:value-type="float">
            <text:p>3.41E-01</text:p>
          </table:table-cell>
          <table:table-cell office:value-type="float" office:value="28.0185701852808" calcext:value-type="float">
            <text:p>28.0185701852808</text:p>
          </table:table-cell>
          <table:table-cell table:style-name="ce2" office:value-type="float" office:value="0.340355799105914" calcext:value-type="float">
            <text:p>3.40E-01</text:p>
          </table:table-cell>
          <table:table-cell office:value-type="float" office:value="1.77460125259789" calcext:value-type="float">
            <text:p>1.77460125259789</text:p>
          </table:table-cell>
          <table:table-cell table:style-name="ce2" office:value-type="float" office:value="0.340958417107174" calcext:value-type="float">
            <text:p>3.41E-01</text:p>
          </table:table-cell>
          <table:table-cell office:value-type="float" office:value="1.57850321709615" calcext:value-type="float">
            <text:p>1.57850321709615</text:p>
          </table:table-cell>
          <table:table-cell table:style-name="ce2" office:value-type="float" office:value="1.8899396084164" calcext:value-type="float">
            <text:p>1.89E+00</text:p>
          </table:table-cell>
          <table:table-cell office:value-type="float" office:value="0.731162557552493" calcext:value-type="float">
            <text:p>0.731162557552493</text:p>
          </table:table-cell>
          <table:table-cell table:style-name="ce2" office:value-type="float" office:value="1.88147322651516" calcext:value-type="float">
            <text:p>1.88E+00</text:p>
          </table:table-cell>
          <table:table-cell office:value-type="float" office:value="1.11643578188819" calcext:value-type="float">
            <text:p>1.11643578188819</text:p>
          </table:table-cell>
          <table:table-cell table:style-name="ce2" office:value-type="float" office:value="1.89824856353296" calcext:value-type="float">
            <text:p>1.90E+00</text:p>
          </table:table-cell>
          <table:table-cell office:value-type="float" office:value="1.30581270127418" calcext:value-type="float">
            <text:p>1.30581270127418</text:p>
          </table:table-cell>
          <table:table-cell table:style-name="ce2" office:value-type="float" office:value="0.883434325159504" calcext:value-type="float">
            <text:p>8.83E-01</text:p>
          </table:table-cell>
          <table:table-cell table:style-name="ce2" office:value-type="float" office:value="1.11110229799658" calcext:value-type="float">
            <text:p>1.11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number-columns-repeated="14"/>
          <table:table-cell table:number-columns-repeated="21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2" office:value-type="float" office:value="-180.511111111111" calcext:value-type="float">
            <text:p>-1.81E+02</text:p>
          </table:table-cell>
          <table:table-cell office:value-type="float" office:value="2630.05750779731" calcext:value-type="float">
            <text:p>2630.05750779731</text:p>
          </table:table-cell>
          <table:table-cell table:style-name="ce2" office:value-type="float" office:value="104103.244444444" calcext:value-type="float">
            <text:p>1.04E+05</text:p>
          </table:table-cell>
          <table:table-cell office:value-type="float" office:value="7373.66773610455" calcext:value-type="float">
            <text:p>7373.66773610455</text:p>
          </table:table-cell>
          <table:table-cell table:style-name="ce2" office:value-type="float" office:value="51961.3666666667" calcext:value-type="float">
            <text:p>5.20E+04</text:p>
          </table:table-cell>
          <table:table-cell office:value-type="float" office:value="3162.91483252044" calcext:value-type="float">
            <text:p>3162.91483252044</text:p>
          </table:table-cell>
          <table:table-cell table:style-name="ce2" office:value-type="float" office:value="52141.8777777778" calcext:value-type="float">
            <text:p>5.21E+04</text:p>
          </table:table-cell>
          <table:table-cell office:value-type="float" office:value="4543.13316452614" calcext:value-type="float">
            <text:p>4543.13316452614</text:p>
          </table:table-cell>
          <table:table-cell table:style-name="ce2" office:value-type="float" office:value="33640.4444444444" calcext:value-type="float">
            <text:p>3.36E+04</text:p>
          </table:table-cell>
          <table:table-cell office:value-type="float" office:value="49.4707795035752" calcext:value-type="float">
            <text:p>49.4707795035752</text:p>
          </table:table-cell>
          <table:table-cell table:style-name="ce2" office:value-type="float" office:value="16950.8888888889" calcext:value-type="float">
            <text:p>1.70E+04</text:p>
          </table:table-cell>
          <table:table-cell office:value-type="float" office:value="423.295653032893" calcext:value-type="float">
            <text:p>423.295653032893</text:p>
          </table:table-cell>
          <table:table-cell table:style-name="ce2" office:value-type="float" office:value="16689.5555555556" calcext:value-type="float">
            <text:p>1.67E+04</text:p>
          </table:table-cell>
          <table:table-cell office:value-type="float" office:value="429.63346422299" calcext:value-type="float">
            <text:p>429.63346422299</text:p>
          </table:table-cell>
          <table:table-cell table:style-name="ce2" office:value-type="float" office:value="121.008792965628" calcext:value-type="float">
            <text:p>1.21E+02</text:p>
          </table:table-cell>
          <table:table-cell office:value-type="float" office:value="0.177952444257465" calcext:value-type="float">
            <text:p>0.177952444257465</text:p>
          </table:table-cell>
          <table:table-cell table:style-name="ce2" office:value-type="float" office:value="60.9744204636291" calcext:value-type="float">
            <text:p>6.10E+01</text:p>
          </table:table-cell>
          <table:table-cell office:value-type="float" office:value="1.52264623393127" calcext:value-type="float">
            <text:p>1.52264623393127</text:p>
          </table:table-cell>
          <table:table-cell table:style-name="ce2" office:value-type="float" office:value="60.0343725019984" calcext:value-type="float">
            <text:p>6.00E+01</text:p>
          </table:table-cell>
          <table:table-cell office:value-type="float" office:value="1.54544411591003" calcext:value-type="float">
            <text:p>1.54544411591003</text:p>
          </table:table-cell>
          <table:table-cell table:style-name="ce2" office:value-type="float" office:value="6.19058133188059" calcext:value-type="float">
            <text:p>6.19E+00</text:p>
          </table:table-cell>
          <table:table-cell office:value-type="float" office:value="0.434445006040411" calcext:value-type="float">
            <text:p>0.434445006040411</text:p>
          </table:table-cell>
          <table:table-cell table:style-name="ce2" office:value-type="float" office:value="3.06624316264987" calcext:value-type="float">
            <text:p>3.07E+00</text:p>
          </table:table-cell>
          <table:table-cell office:value-type="float" office:value="0.184684106772152" calcext:value-type="float">
            <text:p>0.184684106772152</text:p>
          </table:table-cell>
          <table:table-cell table:style-name="ce2" office:value-type="float" office:value="3.12433816923072" calcext:value-type="float">
            <text:p>3.12E+00</text:p>
          </table:table-cell>
          <table:table-cell office:value-type="float" office:value="0.262306220739821" calcext:value-type="float">
            <text:p>0.262306220739821</text:p>
          </table:table-cell>
          <table:table-cell table:style-name="ce2" office:value-type="float" office:value="4.5461625539858" calcext:value-type="float">
            <text:p>4.55E+00</text:p>
          </table:table-cell>
          <table:table-cell table:style-name="ce2" office:value-type="float" office:value="0.279311161552898" calcext:value-type="float">
            <text:p>2.79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363.333333333333" calcext:value-type="float">
            <text:p>-3.63E+02</text:p>
          </table:table-cell>
          <table:table-cell office:value-type="float" office:value="2106.20662962271" calcext:value-type="float">
            <text:p>2106.20662962271</text:p>
          </table:table-cell>
          <table:table-cell table:style-name="ce2" office:value-type="float" office:value="77834.4666666667" calcext:value-type="float">
            <text:p>7.78E+04</text:p>
          </table:table-cell>
          <table:table-cell office:value-type="float" office:value="8527.93786054597" calcext:value-type="float">
            <text:p>8527.93786054597</text:p>
          </table:table-cell>
          <table:table-cell table:style-name="ce2" office:value-type="float" office:value="38735.5666666667" calcext:value-type="float">
            <text:p>3.87E+04</text:p>
          </table:table-cell>
          <table:table-cell office:value-type="float" office:value="3726.48515121451" calcext:value-type="float">
            <text:p>3726.48515121451</text:p>
          </table:table-cell>
          <table:table-cell table:style-name="ce2" office:value-type="float" office:value="39098.9" calcext:value-type="float">
            <text:p>3.91E+04</text:p>
          </table:table-cell>
          <table:table-cell office:value-type="float" office:value="4969.32829241315" calcext:value-type="float">
            <text:p>4969.32829241315</text:p>
          </table:table-cell>
          <table:table-cell table:style-name="ce2" office:value-type="float" office:value="14866" calcext:value-type="float">
            <text:p>1.49E+04</text:p>
          </table:table-cell>
          <table:table-cell office:value-type="float" office:value="1255.10442239326" calcext:value-type="float">
            <text:p>1255.10442239326</text:p>
          </table:table-cell>
          <table:table-cell table:style-name="ce2" office:value-type="float" office:value="7513.44444444444" calcext:value-type="float">
            <text:p>7.51E+03</text:p>
          </table:table-cell>
          <table:table-cell office:value-type="float" office:value="677.62544736276" calcext:value-type="float">
            <text:p>677.62544736276</text:p>
          </table:table-cell>
          <table:table-cell table:style-name="ce2" office:value-type="float" office:value="7352.55555555556" calcext:value-type="float">
            <text:p>7.35E+03</text:p>
          </table:table-cell>
          <table:table-cell office:value-type="float" office:value="663.322129069715" calcext:value-type="float">
            <text:p>663.322129069715</text:p>
          </table:table-cell>
          <table:table-cell table:style-name="ce2" office:value-type="float" office:value="53.4748201438849" calcext:value-type="float">
            <text:p>5.35E+01</text:p>
          </table:table-cell>
          <table:table-cell office:value-type="float" office:value="4.51476410932826" calcext:value-type="float">
            <text:p>4.51476410932826</text:p>
          </table:table-cell>
          <table:table-cell table:style-name="ce2" office:value-type="float" office:value="27.0267785771383" calcext:value-type="float">
            <text:p>2.70E+01</text:p>
          </table:table-cell>
          <table:table-cell office:value-type="float" office:value="2.43750160921856" calcext:value-type="float">
            <text:p>2.43750160921856</text:p>
          </table:table-cell>
          <table:table-cell table:style-name="ce2" office:value-type="float" office:value="26.4480415667466" calcext:value-type="float">
            <text:p>2.64E+01</text:p>
          </table:table-cell>
          <table:table-cell office:value-type="float" office:value="2.38605082399178" calcext:value-type="float">
            <text:p>2.38605082399178</text:p>
          </table:table-cell>
          <table:table-cell table:style-name="ce2" office:value-type="float" office:value="10.4598670476194" calcext:value-type="float">
            <text:p>1.05E+01</text:p>
          </table:table-cell>
          <table:table-cell office:value-type="float" office:value="0.347317931263358" calcext:value-type="float">
            <text:p>0.347317931263358</text:p>
          </table:table-cell>
          <table:table-cell table:style-name="ce2" office:value-type="float" office:value="5.15489739229107" calcext:value-type="float">
            <text:p>5.15E+00</text:p>
          </table:table-cell>
          <table:table-cell office:value-type="float" office:value="0.140114505876341" calcext:value-type="float">
            <text:p>0.140114505876341</text:p>
          </table:table-cell>
          <table:table-cell table:style-name="ce2" office:value-type="float" office:value="5.30496965532833" calcext:value-type="float">
            <text:p>5.30E+00</text:p>
          </table:table-cell>
          <table:table-cell office:value-type="float" office:value="0.306803277430752" calcext:value-type="float">
            <text:p>0.306803277430752</text:p>
          </table:table-cell>
          <table:table-cell table:style-name="ce2" office:value-type="float" office:value="4.1755366307795" calcext:value-type="float">
            <text:p>4.18E+00</text:p>
          </table:table-cell>
          <table:table-cell table:style-name="ce2" office:value-type="float" office:value="0.29432916499511" calcext:value-type="float">
            <text:p>2.94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524.511111111111" calcext:value-type="float">
            <text:p>-5.25E+02</text:p>
          </table:table-cell>
          <table:table-cell office:value-type="float" office:value="1814.06703688728" calcext:value-type="float">
            <text:p>1814.06703688728</text:p>
          </table:table-cell>
          <table:table-cell table:style-name="ce2" office:value-type="float" office:value="72931.4888888889" calcext:value-type="float">
            <text:p>7.29E+04</text:p>
          </table:table-cell>
          <table:table-cell office:value-type="float" office:value="8925.12642704659" calcext:value-type="float">
            <text:p>8925.12642704659</text:p>
          </table:table-cell>
          <table:table-cell table:style-name="ce2" office:value-type="float" office:value="36203.4888888889" calcext:value-type="float">
            <text:p>3.62E+04</text:p>
          </table:table-cell>
          <table:table-cell office:value-type="float" office:value="3971.20538080609" calcext:value-type="float">
            <text:p>3971.20538080609</text:p>
          </table:table-cell>
          <table:table-cell table:style-name="ce2" office:value-type="float" office:value="36728" calcext:value-type="float">
            <text:p>3.67E+04</text:p>
          </table:table-cell>
          <table:table-cell office:value-type="float" office:value="5069.90022584271" calcext:value-type="float">
            <text:p>5069.90022584271</text:p>
          </table:table-cell>
          <table:table-cell table:style-name="ce2" office:value-type="float" office:value="13183.7777777778" calcext:value-type="float">
            <text:p>1.32E+04</text:p>
          </table:table-cell>
          <table:table-cell office:value-type="float" office:value="1380.68612393965" calcext:value-type="float">
            <text:p>1380.68612393965</text:p>
          </table:table-cell>
          <table:table-cell table:style-name="ce2" office:value-type="float" office:value="6651.22222222222" calcext:value-type="float">
            <text:p>6.65E+03</text:p>
          </table:table-cell>
          <table:table-cell office:value-type="float" office:value="753.647689246224" calcext:value-type="float">
            <text:p>753.647689246224</text:p>
          </table:table-cell>
          <table:table-cell table:style-name="ce2" office:value-type="float" office:value="6532.55555555556" calcext:value-type="float">
            <text:p>6.53E+03</text:p>
          </table:table-cell>
          <table:table-cell office:value-type="float" office:value="679.946911507903" calcext:value-type="float">
            <text:p>679.946911507903</text:p>
          </table:table-cell>
          <table:table-cell table:style-name="ce2" office:value-type="float" office:value="47.4236610711431" calcext:value-type="float">
            <text:p>4.74E+01</text:p>
          </table:table-cell>
          <table:table-cell office:value-type="float" office:value="4.96649684870379" calcext:value-type="float">
            <text:p>4.96649684870379</text:p>
          </table:table-cell>
          <table:table-cell table:style-name="ce2" office:value-type="float" office:value="23.9252597921663" calcext:value-type="float">
            <text:p>2.39E+01</text:p>
          </table:table-cell>
          <table:table-cell office:value-type="float" office:value="2.71096291095764" calcext:value-type="float">
            <text:p>2.71096291095764</text:p>
          </table:table-cell>
          <table:table-cell table:style-name="ce2" office:value-type="float" office:value="23.4984012789768" calcext:value-type="float">
            <text:p>2.35E+01</text:p>
          </table:table-cell>
          <table:table-cell office:value-type="float" office:value="2.44585219966871" calcext:value-type="float">
            <text:p>2.44585219966871</text:p>
          </table:table-cell>
          <table:table-cell table:style-name="ce2" office:value-type="float" office:value="11.0572442781785" calcext:value-type="float">
            <text:p>1.11E+01</text:p>
          </table:table-cell>
          <table:table-cell office:value-type="float" office:value="0.323855256259837" calcext:value-type="float">
            <text:p>0.323855256259837</text:p>
          </table:table-cell>
          <table:table-cell table:style-name="ce2" office:value-type="float" office:value="5.44918403192474" calcext:value-type="float">
            <text:p>5.45E+00</text:p>
          </table:table-cell>
          <table:table-cell office:value-type="float" office:value="0.168412143030005" calcext:value-type="float">
            <text:p>0.168412143030005</text:p>
          </table:table-cell>
          <table:table-cell table:style-name="ce2" office:value-type="float" office:value="5.60806024625374" calcext:value-type="float">
            <text:p>5.61E+00</text:p>
          </table:table-cell>
          <table:table-cell office:value-type="float" office:value="0.316254301824504" calcext:value-type="float">
            <text:p>0.316254301824504</text:p>
          </table:table-cell>
          <table:table-cell table:style-name="ce2" office:value-type="float" office:value="4.11800926026143" calcext:value-type="float">
            <text:p>4.12E+00</text:p>
          </table:table-cell>
          <table:table-cell table:style-name="ce2" office:value-type="float" office:value="0.303348030479888" calcext:value-type="float">
            <text:p>3.03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411.644444444444" calcext:value-type="float">
            <text:p>-4.12E+02</text:p>
          </table:table-cell>
          <table:table-cell office:value-type="float" office:value="1842.33527598421" calcext:value-type="float">
            <text:p>1842.33527598421</text:p>
          </table:table-cell>
          <table:table-cell table:style-name="ce2" office:value-type="float" office:value="74057.7555555556" calcext:value-type="float">
            <text:p>7.41E+04</text:p>
          </table:table-cell>
          <table:table-cell office:value-type="float" office:value="9080.14799550354" calcext:value-type="float">
            <text:p>9080.14799550354</text:p>
          </table:table-cell>
          <table:table-cell table:style-name="ce2" office:value-type="float" office:value="36823.0555555555" calcext:value-type="float">
            <text:p>3.68E+04</text:p>
          </table:table-cell>
          <table:table-cell office:value-type="float" office:value="4066.9675214153" calcext:value-type="float">
            <text:p>4066.9675214153</text:p>
          </table:table-cell>
          <table:table-cell table:style-name="ce2" office:value-type="float" office:value="37234.7" calcext:value-type="float">
            <text:p>3.72E+04</text:p>
          </table:table-cell>
          <table:table-cell office:value-type="float" office:value="5136.2845155272" calcext:value-type="float">
            <text:p>5136.2845155272</text:p>
          </table:table-cell>
          <table:table-cell table:style-name="ce2" office:value-type="float" office:value="13523.4444444444" calcext:value-type="float">
            <text:p>1.35E+04</text:p>
          </table:table-cell>
          <table:table-cell office:value-type="float" office:value="1435.44674510227" calcext:value-type="float">
            <text:p>1435.44674510227</text:p>
          </table:table-cell>
          <table:table-cell table:style-name="ce2" office:value-type="float" office:value="6837.22222222222" calcext:value-type="float">
            <text:p>6.84E+03</text:p>
          </table:table-cell>
          <table:table-cell office:value-type="float" office:value="786.725390149684" calcext:value-type="float">
            <text:p>786.725390149684</text:p>
          </table:table-cell>
          <table:table-cell table:style-name="ce2" office:value-type="float" office:value="6686.22222222222" calcext:value-type="float">
            <text:p>6.69E+03</text:p>
          </table:table-cell>
          <table:table-cell office:value-type="float" office:value="708.565182099679" calcext:value-type="float">
            <text:p>708.565182099679</text:p>
          </table:table-cell>
          <table:table-cell table:style-name="ce2" office:value-type="float" office:value="48.6454836131095" calcext:value-type="float">
            <text:p>4.86E+01</text:p>
          </table:table-cell>
          <table:table-cell office:value-type="float" office:value="5.16347750036787" calcext:value-type="float">
            <text:p>5.16347750036787</text:p>
          </table:table-cell>
          <table:table-cell table:style-name="ce2" office:value-type="float" office:value="24.5943245403677" calcext:value-type="float">
            <text:p>2.46E+01</text:p>
          </table:table-cell>
          <table:table-cell office:value-type="float" office:value="2.8299474465816" calcext:value-type="float">
            <text:p>2.8299474465816</text:p>
          </table:table-cell>
          <table:table-cell table:style-name="ce2" office:value-type="float" office:value="24.0511590727418" calcext:value-type="float">
            <text:p>2.41E+01</text:p>
          </table:table-cell>
          <table:table-cell office:value-type="float" office:value="2.54879561906359" calcext:value-type="float">
            <text:p>2.54879561906359</text:p>
          </table:table-cell>
          <table:table-cell table:style-name="ce2" office:value-type="float" office:value="10.9483330794253" calcext:value-type="float">
            <text:p>1.09E+01</text:p>
          </table:table-cell>
          <table:table-cell office:value-type="float" office:value="0.320562677526" calcext:value-type="float">
            <text:p>0.320562677526</text:p>
          </table:table-cell>
          <table:table-cell table:style-name="ce2" office:value-type="float" office:value="5.39237572056337" calcext:value-type="float">
            <text:p>5.39E+00</text:p>
          </table:table-cell>
          <table:table-cell office:value-type="float" office:value="0.168523634911142" calcext:value-type="float">
            <text:p>0.168523634911142</text:p>
          </table:table-cell>
          <table:table-cell table:style-name="ce2" office:value-type="float" office:value="5.55595735886196" calcext:value-type="float">
            <text:p>5.56E+00</text:p>
          </table:table-cell>
          <table:table-cell office:value-type="float" office:value="0.315148402169879" calcext:value-type="float">
            <text:p>0.315148402169879</text:p>
          </table:table-cell>
          <table:table-cell table:style-name="ce2" office:value-type="float" office:value="4.13276034460234" calcext:value-type="float">
            <text:p>4.13E+00</text:p>
          </table:table-cell>
          <table:table-cell table:style-name="ce2" office:value-type="float" office:value="0.304092924714015" calcext:value-type="float">
            <text:p>3.04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613.477777777778" calcext:value-type="float">
            <text:p>-6.13E+02</text:p>
          </table:table-cell>
          <table:table-cell office:value-type="float" office:value="1855.27838089525" calcext:value-type="float">
            <text:p>1855.27838089525</text:p>
          </table:table-cell>
          <table:table-cell table:style-name="ce2" office:value-type="float" office:value="67245.5444444444" calcext:value-type="float">
            <text:p>6.72E+04</text:p>
          </table:table-cell>
          <table:table-cell office:value-type="float" office:value="8940.48075976916" calcext:value-type="float">
            <text:p>8940.48075976916</text:p>
          </table:table-cell>
          <table:table-cell table:style-name="ce2" office:value-type="float" office:value="33316.0333333333" calcext:value-type="float">
            <text:p>3.33E+04</text:p>
          </table:table-cell>
          <table:table-cell office:value-type="float" office:value="3930.71668952792" calcext:value-type="float">
            <text:p>3930.71668952792</text:p>
          </table:table-cell>
          <table:table-cell table:style-name="ce2" office:value-type="float" office:value="33929.5111111111" calcext:value-type="float">
            <text:p>3.39E+04</text:p>
          </table:table-cell>
          <table:table-cell office:value-type="float" office:value="5122.16686079989" calcext:value-type="float">
            <text:p>5122.16686079989</text:p>
          </table:table-cell>
          <table:table-cell table:style-name="ce2" office:value-type="float" office:value="11519.8888888889" calcext:value-type="float">
            <text:p>1.15E+04</text:p>
          </table:table-cell>
          <table:table-cell office:value-type="float" office:value="1391.98846135419" calcext:value-type="float">
            <text:p>1391.98846135419</text:p>
          </table:table-cell>
          <table:table-cell table:style-name="ce2" office:value-type="float" office:value="5803.22222222222" calcext:value-type="float">
            <text:p>5.80E+03</text:p>
          </table:table-cell>
          <table:table-cell office:value-type="float" office:value="756.251248340976" calcext:value-type="float">
            <text:p>756.251248340976</text:p>
          </table:table-cell>
          <table:table-cell table:style-name="ce2" office:value-type="float" office:value="5716.66666666667" calcext:value-type="float">
            <text:p>5.72E+03</text:p>
          </table:table-cell>
          <table:table-cell office:value-type="float" office:value="679.549851004325" calcext:value-type="float">
            <text:p>679.549851004325</text:p>
          </table:table-cell>
          <table:table-cell table:style-name="ce2" office:value-type="float" office:value="41.4384492406075" calcext:value-type="float">
            <text:p>4.14E+01</text:p>
          </table:table-cell>
          <table:table-cell office:value-type="float" office:value="5.00715273868414" calcext:value-type="float">
            <text:p>5.00715273868414</text:p>
          </table:table-cell>
          <table:table-cell table:style-name="ce2" office:value-type="float" office:value="20.874900079936" calcext:value-type="float">
            <text:p>2.09E+01</text:p>
          </table:table-cell>
          <table:table-cell office:value-type="float" office:value="2.72032823144236" calcext:value-type="float">
            <text:p>2.72032823144236</text:p>
          </table:table-cell>
          <table:table-cell table:style-name="ce2" office:value-type="float" office:value="20.5635491606715" calcext:value-type="float">
            <text:p>2.06E+01</text:p>
          </table:table-cell>
          <table:table-cell office:value-type="float" office:value="2.44442392447599" calcext:value-type="float">
            <text:p>2.44442392447599</text:p>
          </table:table-cell>
          <table:table-cell table:style-name="ce2" office:value-type="float" office:value="11.6751261272489" calcext:value-type="float">
            <text:p>1.17E+01</text:p>
          </table:table-cell>
          <table:table-cell office:value-type="float" office:value="0.316538140330143" calcext:value-type="float">
            <text:p>0.316538140330143</text:p>
          </table:table-cell>
          <table:table-cell table:style-name="ce2" office:value-type="float" office:value="5.75538805153032" calcext:value-type="float">
            <text:p>5.76E+00</text:p>
          </table:table-cell>
          <table:table-cell office:value-type="float" office:value="0.204844410673895" calcext:value-type="float">
            <text:p>0.204844410673895</text:p>
          </table:table-cell>
          <table:table-cell table:style-name="ce2" office:value-type="float" office:value="5.91973807571859" calcext:value-type="float">
            <text:p>5.92E+00</text:p>
          </table:table-cell>
          <table:table-cell office:value-type="float" office:value="0.341917549783656" calcext:value-type="float">
            <text:p>0.341917549783656</text:p>
          </table:table-cell>
          <table:table-cell table:style-name="ce2" office:value-type="float" office:value="4.01961889557153" calcext:value-type="float">
            <text:p>4.02E+00</text:p>
          </table:table-cell>
          <table:table-cell table:style-name="ce2" office:value-type="float" office:value="0.310259583319887" calcext:value-type="float">
            <text:p>3.10E-01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-637.6" calcext:value-type="float">
            <text:p>-6.38E+02</text:p>
          </table:table-cell>
          <table:table-cell office:value-type="float" office:value="1862.54771870265" calcext:value-type="float">
            <text:p>1862.54771870265</text:p>
          </table:table-cell>
          <table:table-cell table:style-name="ce2" office:value-type="float" office:value="67037.4666666667" calcext:value-type="float">
            <text:p>6.70E+04</text:p>
          </table:table-cell>
          <table:table-cell office:value-type="float" office:value="8922.3045062485" calcext:value-type="float">
            <text:p>8922.3045062485</text:p>
          </table:table-cell>
          <table:table-cell table:style-name="ce2" office:value-type="float" office:value="33199.9333333333" calcext:value-type="float">
            <text:p>3.32E+04</text:p>
          </table:table-cell>
          <table:table-cell office:value-type="float" office:value="3912.36178939411" calcext:value-type="float">
            <text:p>3912.36178939411</text:p>
          </table:table-cell>
          <table:table-cell table:style-name="ce2" office:value-type="float" office:value="33837.5333333333" calcext:value-type="float">
            <text:p>3.38E+04</text:p>
          </table:table-cell>
          <table:table-cell office:value-type="float" office:value="5121.69172073273" calcext:value-type="float">
            <text:p>5121.69172073273</text:p>
          </table:table-cell>
          <table:table-cell table:style-name="ce2" office:value-type="float" office:value="11459.7777777778" calcext:value-type="float">
            <text:p>1.15E+04</text:p>
          </table:table-cell>
          <table:table-cell office:value-type="float" office:value="1386.10050764147" calcext:value-type="float">
            <text:p>1386.10050764147</text:p>
          </table:table-cell>
          <table:table-cell table:style-name="ce2" office:value-type="float" office:value="5769.33333333333" calcext:value-type="float">
            <text:p>5.77E+03</text:p>
          </table:table-cell>
          <table:table-cell office:value-type="float" office:value="751.180996091414" calcext:value-type="float">
            <text:p>751.180996091414</text:p>
          </table:table-cell>
          <table:table-cell table:style-name="ce2" office:value-type="float" office:value="5690.44444444444" calcext:value-type="float">
            <text:p>5.69E+03</text:p>
          </table:table-cell>
          <table:table-cell office:value-type="float" office:value="678.17780544815" calcext:value-type="float">
            <text:p>678.17780544815</text:p>
          </table:table-cell>
          <table:table-cell table:style-name="ce2" office:value-type="float" office:value="41.2222222222222" calcext:value-type="float">
            <text:p>4.12E+01</text:p>
          </table:table-cell>
          <table:table-cell office:value-type="float" office:value="4.98597304907005" calcext:value-type="float">
            <text:p>4.98597304907005</text:p>
          </table:table-cell>
          <table:table-cell table:style-name="ce2" office:value-type="float" office:value="20.7529976019185" calcext:value-type="float">
            <text:p>2.08E+01</text:p>
          </table:table-cell>
          <table:table-cell office:value-type="float" office:value="2.70208991399789" calcext:value-type="float">
            <text:p>2.70208991399789</text:p>
          </table:table-cell>
          <table:table-cell table:style-name="ce2" office:value-type="float" office:value="20.4692246203038" calcext:value-type="float">
            <text:p>2.05E+01</text:p>
          </table:table-cell>
          <table:table-cell office:value-type="float" office:value="2.4394885088063" calcext:value-type="float">
            <text:p>2.4394885088063</text:p>
          </table:table-cell>
          <table:table-cell table:style-name="ce2" office:value-type="float" office:value="11.6998248582443" calcext:value-type="float">
            <text:p>1.17E+01</text:p>
          </table:table-cell>
          <table:table-cell office:value-type="float" office:value="0.317649921732415" calcext:value-type="float">
            <text:p>0.317649921732415</text:p>
          </table:table-cell>
          <table:table-cell table:style-name="ce2" office:value-type="float" office:value="5.76905441651089" calcext:value-type="float">
            <text:p>5.77E+00</text:p>
          </table:table-cell>
          <table:table-cell office:value-type="float" office:value="0.20618794514649" calcext:value-type="float">
            <text:p>0.20618794514649</text:p>
          </table:table-cell>
          <table:table-cell table:style-name="ce2" office:value-type="float" office:value="5.93077044173341" calcext:value-type="float">
            <text:p>5.93E+00</text:p>
          </table:table-cell>
          <table:table-cell office:value-type="float" office:value="0.342522794665287" calcext:value-type="float">
            <text:p>0.342522794665287</text:p>
          </table:table-cell>
          <table:table-cell table:style-name="ce2" office:value-type="float" office:value="4.01623604794585" calcext:value-type="float">
            <text:p>4.02E+00</text:p>
          </table:table-cell>
          <table:table-cell table:style-name="ce2" office:value-type="float" office:value="0.310343273457518" calcext:value-type="float">
            <text:p>3.10E-01</text:p>
          </table:table-cell>
          <table:table-cell table:number-columns-repeated="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table:formula="of:=+[.B15]/[.B$15]" office:value-type="float" office:value="1" calcext:value-type="float">
            <text:p>1</text:p>
          </table:table-cell>
          <table:table-cell table:formula="of:=+[.C15]/[.C$15]" office:value-type="float" office:value="1" calcext:value-type="float">
            <text:p>1</text:p>
          </table:table-cell>
          <table:table-cell table:formula="of:=+[.D15]/[.D$15]" office:value-type="float" office:value="1" calcext:value-type="float">
            <text:p>1</text:p>
          </table:table-cell>
          <table:table-cell table:formula="of:=+[.E15]/[.E$15]" office:value-type="float" office:value="1" calcext:value-type="float">
            <text:p>1</text:p>
          </table:table-cell>
          <table:table-cell table:formula="of:=+[.F15]/[.F$15]" office:value-type="float" office:value="1" calcext:value-type="float">
            <text:p>1</text:p>
          </table:table-cell>
          <table:table-cell table:formula="of:=+[.G15]/[.G$15]" office:value-type="float" office:value="1" calcext:value-type="float">
            <text:p>1</text:p>
          </table:table-cell>
          <table:table-cell table:formula="of:=+[.H15]/[.H$15]" office:value-type="float" office:value="1" calcext:value-type="float">
            <text:p>1</text:p>
          </table:table-cell>
          <table:table-cell table:formula="of:=+[.I15]/[.I$15]" office:value-type="float" office:value="1" calcext:value-type="float">
            <text:p>1</text:p>
          </table:table-cell>
          <table:table-cell table:formula="of:=+[.J15]/[.J$15]" office:value-type="float" office:value="1" calcext:value-type="float">
            <text:p>1</text:p>
          </table:table-cell>
          <table:table-cell table:formula="of:=+[.K15]/[.K$15]" office:value-type="float" office:value="1" calcext:value-type="float">
            <text:p>1</text:p>
          </table:table-cell>
          <table:table-cell table:formula="of:=+[.L15]/[.L$15]" office:value-type="float" office:value="1" calcext:value-type="float">
            <text:p>1</text:p>
          </table:table-cell>
          <table:table-cell table:formula="of:=+[.M15]/[.M$15]" office:value-type="float" office:value="1" calcext:value-type="float">
            <text:p>1</text:p>
          </table:table-cell>
          <table:table-cell table:formula="of:=+[.N15]/[.N$15]" office:value-type="float" office:value="1" calcext:value-type="float">
            <text:p>1</text:p>
          </table:table-cell>
          <table:table-cell table:formula="of:=+[.O15]/[.O$15]" office:value-type="float" office:value="1" calcext:value-type="float">
            <text:p>1</text:p>
          </table:table-cell>
          <table:table-cell table:formula="of:=+[.P15]/[.P$15]" office:value-type="float" office:value="1" calcext:value-type="float">
            <text:p>1</text:p>
          </table:table-cell>
          <table:table-cell table:formula="of:=+[.Q15]/[.Q$15]" office:value-type="float" office:value="1" calcext:value-type="float">
            <text:p>1</text:p>
          </table:table-cell>
          <table:table-cell table:formula="of:=+[.R15]/[.R$15]" office:value-type="float" office:value="1" calcext:value-type="float">
            <text:p>1</text:p>
          </table:table-cell>
          <table:table-cell table:formula="of:=+[.S15]/[.S$15]" office:value-type="float" office:value="1" calcext:value-type="float">
            <text:p>1</text:p>
          </table:table-cell>
          <table:table-cell table:formula="of:=+[.T15]/[.T$15]" office:value-type="float" office:value="1" calcext:value-type="float">
            <text:p>1</text:p>
          </table:table-cell>
          <table:table-cell table:formula="of:=+[.U15]/[.U$15]" office:value-type="float" office:value="1" calcext:value-type="float">
            <text:p>1</text:p>
          </table:table-cell>
          <table:table-cell table:formula="of:=+[.V15]/[.V$15]" office:value-type="float" office:value="1" calcext:value-type="float">
            <text:p>1</text:p>
          </table:table-cell>
          <table:table-cell table:formula="of:=+[.W15]/[.W$15]" office:value-type="float" office:value="1" calcext:value-type="float">
            <text:p>1</text:p>
          </table:table-cell>
          <table:table-cell table:formula="of:=+[.X15]/[.X$15]" office:value-type="float" office:value="1" calcext:value-type="float">
            <text:p>1</text:p>
          </table:table-cell>
          <table:table-cell table:formula="of:=+[.Y15]/[.Y$15]" office:value-type="float" office:value="1" calcext:value-type="float">
            <text:p>1</text:p>
          </table:table-cell>
          <table:table-cell table:formula="of:=+[.Z15]/[.Z$15]" office:value-type="float" office:value="1" calcext:value-type="float">
            <text:p>1</text:p>
          </table:table-cell>
          <table:table-cell table:formula="of:=+[.AA15]/[.AA$15]" office:value-type="float" office:value="1" calcext:value-type="float">
            <text:p>1</text:p>
          </table:table-cell>
          <table:table-cell table:formula="of:=+[.AB15]/[.AB$15]" office:value-type="float" office:value="1" calcext:value-type="float">
            <text:p>1</text:p>
          </table:table-cell>
          <table:table-cell table:formula="of:=+[.AC15]/[.AC$1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+[.B16]/[.B$15]" office:value-type="float" office:value="2.01280315154499" calcext:value-type="float">
            <text:p>2.01280315154499</text:p>
          </table:table-cell>
          <table:table-cell table:formula="of:=+[.C16]/[.C$15]" office:value-type="float" office:value="0.800821511840884" calcext:value-type="float">
            <text:p>0.800821511840884</text:p>
          </table:table-cell>
          <table:table-cell table:formula="of:=+[.D16]/[.D$15]" office:value-type="float" office:value="0.747666098996598" calcext:value-type="float">
            <text:p>0.747666098996598</text:p>
          </table:table-cell>
          <table:table-cell table:formula="of:=+[.E16]/[.E$15]" office:value-type="float" office:value="1.15653948153775" calcext:value-type="float">
            <text:p>1.15653948153775</text:p>
          </table:table-cell>
          <table:table-cell table:formula="of:=+[.F16]/[.F$15]" office:value-type="float" office:value="0.745468588521857" calcext:value-type="float">
            <text:p>0.745468588521857</text:p>
          </table:table-cell>
          <table:table-cell table:formula="of:=+[.G16]/[.G$15]" office:value-type="float" office:value="1.1781806809654" calcext:value-type="float">
            <text:p>1.1781806809654</text:p>
          </table:table-cell>
          <table:table-cell table:formula="of:=+[.H16]/[.H$15]" office:value-type="float" office:value="0.749856001861587" calcext:value-type="float">
            <text:p>0.749856001861587</text:p>
          </table:table-cell>
          <table:table-cell table:formula="of:=+[.I16]/[.I$15]" office:value-type="float" office:value="1.09381083768683" calcext:value-type="float">
            <text:p>1.09381083768683</text:p>
          </table:table-cell>
          <table:table-cell table:formula="of:=+[.J16]/[.J$15]" office:value-type="float" office:value="0.441908549233067" calcext:value-type="float">
            <text:p>0.441908549233067</text:p>
          </table:table-cell>
          <table:table-cell table:formula="of:=+[.K16]/[.K$15]" office:value-type="float" office:value="25.3706215060257" calcext:value-type="float">
            <text:p>25.3706215060257</text:p>
          </table:table-cell>
          <table:table-cell table:formula="of:=+[.L16]/[.L$15]" office:value-type="float" office:value="0.443247813946171" calcext:value-type="float">
            <text:p>0.443247813946171</text:p>
          </table:table-cell>
          <table:table-cell table:formula="of:=+[.M16]/[.M$15]" office:value-type="float" office:value="1.60083252097584" calcext:value-type="float">
            <text:p>1.60083252097584</text:p>
          </table:table-cell>
          <table:table-cell table:formula="of:=+[.N16]/[.N$15]" office:value-type="float" office:value="0.440548313649254" calcext:value-type="float">
            <text:p>0.440548313649254</text:p>
          </table:table-cell>
          <table:table-cell table:formula="of:=+[.O16]/[.O$15]" office:value-type="float" office:value="1.54392565828028" calcext:value-type="float">
            <text:p>1.54392565828028</text:p>
          </table:table-cell>
          <table:table-cell table:formula="of:=+[.P16]/[.P$15]" office:value-type="float" office:value="0.441908549233064" calcext:value-type="float">
            <text:p>0.441908549233064</text:p>
          </table:table-cell>
          <table:table-cell table:formula="of:=+[.Q16]/[.Q$15]" office:value-type="float" office:value="25.3706215060256" calcext:value-type="float">
            <text:p>25.3706215060256</text:p>
          </table:table-cell>
          <table:table-cell table:formula="of:=+[.R16]/[.R$15]" office:value-type="float" office:value="0.443247813946171" calcext:value-type="float">
            <text:p>0.443247813946171</text:p>
          </table:table-cell>
          <table:table-cell table:formula="of:=+[.S16]/[.S$15]" office:value-type="float" office:value="1.60083252097584" calcext:value-type="float">
            <text:p>1.60083252097584</text:p>
          </table:table-cell>
          <table:table-cell table:formula="of:=+[.T16]/[.T$15]" office:value-type="float" office:value="0.440548313649255" calcext:value-type="float">
            <text:p>0.440548313649255</text:p>
          </table:table-cell>
          <table:table-cell table:formula="of:=+[.U16]/[.U$15]" office:value-type="float" office:value="1.54392565828028" calcext:value-type="float">
            <text:p>1.54392565828028</text:p>
          </table:table-cell>
          <table:table-cell table:formula="of:=+[.V16]/[.V$15]" office:value-type="float" office:value="1.68964213324403" calcext:value-type="float">
            <text:p>1.68964213324403</text:p>
          </table:table-cell>
          <table:table-cell table:formula="of:=+[.W16]/[.W$15]" office:value-type="float" office:value="0.799452005281081" calcext:value-type="float">
            <text:p>0.799452005281081</text:p>
          </table:table-cell>
          <table:table-cell table:formula="of:=+[.X16]/[.X$15]" office:value-type="float" office:value="1.68117697092104" calcext:value-type="float">
            <text:p>1.68117697092104</text:p>
          </table:table-cell>
          <table:table-cell table:formula="of:=+[.Y16]/[.Y$15]" office:value-type="float" office:value="0.758671161938167" calcext:value-type="float">
            <text:p>0.758671161938167</text:p>
          </table:table-cell>
          <table:table-cell table:formula="of:=+[.Z16]/[.Z$15]" office:value-type="float" office:value="1.69794989145958" calcext:value-type="float">
            <text:p>1.69794989145958</text:p>
          </table:table-cell>
          <table:table-cell table:formula="of:=+[.AA16]/[.AA$15]" office:value-type="float" office:value="1.16963782469752" calcext:value-type="float">
            <text:p>1.16963782469752</text:p>
          </table:table-cell>
          <table:table-cell table:formula="of:=+[.AB16]/[.AB$15]" office:value-type="float" office:value="0.918474995382346" calcext:value-type="float">
            <text:p>0.918474995382346</text:p>
          </table:table-cell>
          <table:table-cell table:formula="of:=+[.AC16]/[.AC$15]" office:value-type="float" office:value="1.05376800325027" calcext:value-type="float">
            <text:p>1.05376800325027</text:p>
          </table:table-cell>
          <table:table-cell table:number-columns-repeated="7"/>
        </table:table-row>
        <table:table-row table:style-name="ro1">
          <table:table-cell/>
          <table:table-cell table:formula="of:=+[.B17]/[.B$15]" office:value-type="float" office:value="2.90569986458205" calcext:value-type="float">
            <text:p>2.90569986458205</text:p>
          </table:table-cell>
          <table:table-cell table:formula="of:=+[.C17]/[.C$15]" office:value-type="float" office:value="0.689744247610225" calcext:value-type="float">
            <text:p>0.689744247610225</text:p>
          </table:table-cell>
          <table:table-cell table:formula="of:=+[.D17]/[.D$15]" office:value-type="float" office:value="0.700568837004976" calcext:value-type="float">
            <text:p>0.700568837004976</text:p>
          </table:table-cell>
          <table:table-cell table:formula="of:=+[.E17]/[.E$15]" office:value-type="float" office:value="1.21040528899145" calcext:value-type="float">
            <text:p>1.21040528899145</text:p>
          </table:table-cell>
          <table:table-cell table:formula="of:=+[.F17]/[.F$15]" office:value-type="float" office:value="0.696738581206593" calcext:value-type="float">
            <text:p>0.696738581206593</text:p>
          </table:table-cell>
          <table:table-cell table:formula="of:=+[.G17]/[.G$15]" office:value-type="float" office:value="1.25555242271305" calcext:value-type="float">
            <text:p>1.25555242271305</text:p>
          </table:table-cell>
          <table:table-cell table:formula="of:=+[.H17]/[.H$15]" office:value-type="float" office:value="0.704385832756737" calcext:value-type="float">
            <text:p>0.704385832756737</text:p>
          </table:table-cell>
          <table:table-cell table:formula="of:=+[.I17]/[.I$15]" office:value-type="float" office:value="1.11594796855828" calcext:value-type="float">
            <text:p>1.11594796855828</text:p>
          </table:table-cell>
          <table:table-cell table:formula="of:=+[.J17]/[.J$15]" office:value-type="float" office:value="0.391902604008404" calcext:value-type="float">
            <text:p>0.391902604008404</text:p>
          </table:table-cell>
          <table:table-cell table:formula="of:=+[.K17]/[.K$15]" office:value-type="float" office:value="27.9091240888951" calcext:value-type="float">
            <text:p>27.9091240888951</text:p>
          </table:table-cell>
          <table:table-cell table:formula="of:=+[.L17]/[.L$15]" office:value-type="float" office:value="0.392381913763945" calcext:value-type="float">
            <text:p>0.392381913763945</text:p>
          </table:table-cell>
          <table:table-cell table:formula="of:=+[.M17]/[.M$15]" office:value-type="float" office:value="1.78042860550628" calcext:value-type="float">
            <text:p>1.78042860550628</text:p>
          </table:table-cell>
          <table:table-cell table:formula="of:=+[.N17]/[.N$15]" office:value-type="float" office:value="0.391415788983129" calcext:value-type="float">
            <text:p>0.391415788983129</text:p>
          </table:table-cell>
          <table:table-cell table:formula="of:=+[.O17]/[.O$15]" office:value-type="float" office:value="1.58262092720737" calcext:value-type="float">
            <text:p>1.58262092720737</text:p>
          </table:table-cell>
          <table:table-cell table:formula="of:=+[.P17]/[.P$15]" office:value-type="float" office:value="0.391902604008401" calcext:value-type="float">
            <text:p>0.391902604008401</text:p>
          </table:table-cell>
          <table:table-cell table:formula="of:=+[.Q17]/[.Q$15]" office:value-type="float" office:value="27.9091240888952" calcext:value-type="float">
            <text:p>27.9091240888952</text:p>
          </table:table-cell>
          <table:table-cell table:formula="of:=+[.R17]/[.R$15]" office:value-type="float" office:value="0.392381913763946" calcext:value-type="float">
            <text:p>0.392381913763946</text:p>
          </table:table-cell>
          <table:table-cell table:formula="of:=+[.S17]/[.S$15]" office:value-type="float" office:value="1.78042860550628" calcext:value-type="float">
            <text:p>1.78042860550628</text:p>
          </table:table-cell>
          <table:table-cell table:formula="of:=+[.T17]/[.T$15]" office:value-type="float" office:value="0.39141578898313" calcext:value-type="float">
            <text:p>0.39141578898313</text:p>
          </table:table-cell>
          <table:table-cell table:formula="of:=+[.U17]/[.U$15]" office:value-type="float" office:value="1.58262092720737" calcext:value-type="float">
            <text:p>1.58262092720737</text:p>
          </table:table-cell>
          <table:table-cell table:formula="of:=+[.V17]/[.V$15]" office:value-type="float" office:value="1.78613989307197" calcext:value-type="float">
            <text:p>1.78613989307197</text:p>
          </table:table-cell>
          <table:table-cell table:formula="of:=+[.W17]/[.W$15]" office:value-type="float" office:value="0.745445917796355" calcext:value-type="float">
            <text:p>0.745445917796355</text:p>
          </table:table-cell>
          <table:table-cell table:formula="of:=+[.X17]/[.X$15]" office:value-type="float" office:value="1.77715325982676" calcext:value-type="float">
            <text:p>1.77715325982676</text:p>
          </table:table-cell>
          <table:table-cell table:formula="of:=+[.Y17]/[.Y$15]" office:value-type="float" office:value="0.911892993790624" calcext:value-type="float">
            <text:p>0.911892993790624</text:p>
          </table:table-cell>
          <table:table-cell table:formula="of:=+[.Z17]/[.Z$15]" office:value-type="float" office:value="1.79495942580203" calcext:value-type="float">
            <text:p>1.79495942580203</text:p>
          </table:table-cell>
          <table:table-cell table:formula="of:=+[.AA17]/[.AA$15]" office:value-type="float" office:value="1.20566832510691" calcext:value-type="float">
            <text:p>1.20566832510691</text:p>
          </table:table-cell>
          <table:table-cell table:formula="of:=+[.AB17]/[.AB$15]" office:value-type="float" office:value="0.905820944887025" calcext:value-type="float">
            <text:p>0.905820944887025</text:p>
          </table:table-cell>
          <table:table-cell table:formula="of:=+[.AC17]/[.AC$15]" office:value-type="float" office:value="1.08605767414861" calcext:value-type="float">
            <text:p>1.08605767414861</text:p>
          </table:table-cell>
          <table:table-cell table:number-columns-repeated="7"/>
        </table:table-row>
        <table:table-row table:style-name="ro1">
          <table:table-cell/>
          <table:table-cell table:formula="of:=+[.B18]/[.B$15]" office:value-type="float" office:value="2.28043826172596" calcext:value-type="float">
            <text:p>2.28043826172596</text:p>
          </table:table-cell>
          <table:table-cell table:formula="of:=+[.C18]/[.C$15]" office:value-type="float" office:value="0.700492392475166" calcext:value-type="float">
            <text:p>0.700492392475166</text:p>
          </table:table-cell>
          <table:table-cell table:formula="of:=+[.D18]/[.D$15]" office:value-type="float" office:value="0.711387584035169" calcext:value-type="float">
            <text:p>0.711387584035169</text:p>
          </table:table-cell>
          <table:table-cell table:formula="of:=+[.E18]/[.E$15]" office:value-type="float" office:value="1.23142896052169" calcext:value-type="float">
            <text:p>1.23142896052169</text:p>
          </table:table-cell>
          <table:table-cell table:formula="of:=+[.F18]/[.F$15]" office:value-type="float" office:value="0.708662183421314" calcext:value-type="float">
            <text:p>0.708662183421314</text:p>
          </table:table-cell>
          <table:table-cell table:formula="of:=+[.G18]/[.G$15]" office:value-type="float" office:value="1.28582897003725" calcext:value-type="float">
            <text:p>1.28582897003725</text:p>
          </table:table-cell>
          <table:table-cell table:formula="of:=+[.H18]/[.H$15]" office:value-type="float" office:value="0.714103549524811" calcext:value-type="float">
            <text:p>0.714103549524811</text:p>
          </table:table-cell>
          <table:table-cell table:formula="of:=+[.I18]/[.I$15]" office:value-type="float" office:value="1.13055997469599" calcext:value-type="float">
            <text:p>1.13055997469599</text:p>
          </table:table-cell>
          <table:table-cell table:formula="of:=+[.J18]/[.J$15]" office:value-type="float" office:value="0.401999577228468" calcext:value-type="float">
            <text:p>0.401999577228468</text:p>
          </table:table-cell>
          <table:table-cell table:formula="of:=+[.K18]/[.K$15]" office:value-type="float" office:value="29.0160526983112" calcext:value-type="float">
            <text:p>29.0160526983112</text:p>
          </table:table-cell>
          <table:table-cell table:formula="of:=+[.L18]/[.L$15]" office:value-type="float" office:value="0.403354789653771" calcext:value-type="float">
            <text:p>0.403354789653771</text:p>
          </table:table-cell>
          <table:table-cell table:formula="of:=+[.M18]/[.M$15]" office:value-type="float" office:value="1.85857186227365" calcext:value-type="float">
            <text:p>1.85857186227365</text:p>
          </table:table-cell>
          <table:table-cell table:formula="of:=+[.N18]/[.N$15]" office:value-type="float" office:value="0.400623144215277" calcext:value-type="float">
            <text:p>0.400623144215277</text:p>
          </table:table-cell>
          <table:table-cell table:formula="of:=+[.O18]/[.O$15]" office:value-type="float" office:value="1.64923182457667" calcext:value-type="float">
            <text:p>1.64923182457667</text:p>
          </table:table-cell>
          <table:table-cell table:formula="of:=+[.P18]/[.P$15]" office:value-type="float" office:value="0.401999577228467" calcext:value-type="float">
            <text:p>0.401999577228467</text:p>
          </table:table-cell>
          <table:table-cell table:formula="of:=+[.Q18]/[.Q$15]" office:value-type="float" office:value="29.0160526983111" calcext:value-type="float">
            <text:p>29.0160526983111</text:p>
          </table:table-cell>
          <table:table-cell table:formula="of:=+[.R18]/[.R$15]" office:value-type="float" office:value="0.403354789653771" calcext:value-type="float">
            <text:p>0.403354789653771</text:p>
          </table:table-cell>
          <table:table-cell table:formula="of:=+[.S18]/[.S$15]" office:value-type="float" office:value="1.85857186227365" calcext:value-type="float">
            <text:p>1.85857186227365</text:p>
          </table:table-cell>
          <table:table-cell table:formula="of:=+[.T18]/[.T$15]" office:value-type="float" office:value="0.400623144215278" calcext:value-type="float">
            <text:p>0.400623144215278</text:p>
          </table:table-cell>
          <table:table-cell table:formula="of:=+[.U18]/[.U$15]" office:value-type="float" office:value="1.64923182457668" calcext:value-type="float">
            <text:p>1.64923182457668</text:p>
          </table:table-cell>
          <table:table-cell table:formula="of:=+[.V18]/[.V$15]" office:value-type="float" office:value="1.7685468443881" calcext:value-type="float">
            <text:p>1.7685468443881</text:p>
          </table:table-cell>
          <table:table-cell table:formula="of:=+[.W18]/[.W$15]" office:value-type="float" office:value="0.73786710186325" calcext:value-type="float">
            <text:p>0.73786710186325</text:p>
          </table:table-cell>
          <table:table-cell table:formula="of:=+[.X18]/[.X$15]" office:value-type="float" office:value="1.75862625190601" calcext:value-type="float">
            <text:p>1.75862625190601</text:p>
          </table:table-cell>
          <table:table-cell table:formula="of:=+[.Y18]/[.Y$15]" office:value-type="float" office:value="0.912496683426325" calcext:value-type="float">
            <text:p>0.912496683426325</text:p>
          </table:table-cell>
          <table:table-cell table:formula="of:=+[.Z18]/[.Z$15]" office:value-type="float" office:value="1.77828296999936" calcext:value-type="float">
            <text:p>1.77828296999936</text:p>
          </table:table-cell>
          <table:table-cell table:formula="of:=+[.AA18]/[.AA$15]" office:value-type="float" office:value="1.20145226171541" calcext:value-type="float">
            <text:p>1.20145226171541</text:p>
          </table:table-cell>
          <table:table-cell table:formula="of:=+[.AB18]/[.AB$15]" office:value-type="float" office:value="0.9090656780363" calcext:value-type="float">
            <text:p>0.9090656780363</text:p>
          </table:table-cell>
          <table:table-cell table:formula="of:=+[.AC18]/[.AC$15]" office:value-type="float" office:value="1.08872457163307" calcext:value-type="float">
            <text:p>1.08872457163307</text:p>
          </table:table-cell>
          <table:table-cell table:number-columns-repeated="7"/>
        </table:table-row>
        <table:table-row table:style-name="ro1">
          <table:table-cell/>
          <table:table-cell table:formula="of:=+[.B19]/[.B$15]" office:value-type="float" office:value="3.39855964545119" calcext:value-type="float">
            <text:p>3.39855964545119</text:p>
          </table:table-cell>
          <table:table-cell table:formula="of:=+[.C19]/[.C$15]" office:value-type="float" office:value="0.705413617533047" calcext:value-type="float">
            <text:p>0.705413617533047</text:p>
          </table:table-cell>
          <table:table-cell table:formula="of:=+[.D19]/[.D$15]" office:value-type="float" office:value="0.645950515791377" calcext:value-type="float">
            <text:p>0.645950515791377</text:p>
          </table:table-cell>
          <table:table-cell table:formula="of:=+[.E19]/[.E$15]" office:value-type="float" office:value="1.21248760857407" calcext:value-type="float">
            <text:p>1.21248760857407</text:p>
          </table:table-cell>
          <table:table-cell table:formula="of:=+[.F19]/[.F$15]" office:value-type="float" office:value="0.641169304630811" calcext:value-type="float">
            <text:p>0.641169304630811</text:p>
          </table:table-cell>
          <table:table-cell table:formula="of:=+[.G19]/[.G$15]" office:value-type="float" office:value="1.24275135362897" calcext:value-type="float">
            <text:p>1.24275135362897</text:p>
          </table:table-cell>
          <table:table-cell table:formula="of:=+[.H19]/[.H$15]" office:value-type="float" office:value="0.65071517477208" calcext:value-type="float">
            <text:p>0.65071517477208</text:p>
          </table:table-cell>
          <table:table-cell table:formula="of:=+[.I19]/[.I$15]" office:value-type="float" office:value="1.1274525036587" calcext:value-type="float">
            <text:p>1.1274525036587</text:p>
          </table:table-cell>
          <table:table-cell table:formula="of:=+[.J19]/[.J$15]" office:value-type="float" office:value="0.342441637711221" calcext:value-type="float">
            <text:p>0.342441637711221</text:p>
          </table:table-cell>
          <table:table-cell table:formula="of:=+[.K19]/[.K$15]" office:value-type="float" office:value="28.1375890034963" calcext:value-type="float">
            <text:p>28.1375890034963</text:p>
          </table:table-cell>
          <table:table-cell table:formula="of:=+[.L19]/[.L$15]" office:value-type="float" office:value="0.342355038739364" calcext:value-type="float">
            <text:p>0.342355038739364</text:p>
          </table:table-cell>
          <table:table-cell table:formula="of:=+[.M19]/[.M$15]" office:value-type="float" office:value="1.78657929256413" calcext:value-type="float">
            <text:p>1.78657929256413</text:p>
          </table:table-cell>
          <table:table-cell table:formula="of:=+[.N19]/[.N$15]" office:value-type="float" office:value="0.342529592692701" calcext:value-type="float">
            <text:p>0.342529592692701</text:p>
          </table:table-cell>
          <table:table-cell table:formula="of:=+[.O19]/[.O$15]" office:value-type="float" office:value="1.5816967429046" calcext:value-type="float">
            <text:p>1.5816967429046</text:p>
          </table:table-cell>
          <table:table-cell table:formula="of:=+[.P19]/[.P$15]" office:value-type="float" office:value="0.342441637711219" calcext:value-type="float">
            <text:p>0.342441637711219</text:p>
          </table:table-cell>
          <table:table-cell table:formula="of:=+[.Q19]/[.Q$15]" office:value-type="float" office:value="28.1375890034963" calcext:value-type="float">
            <text:p>28.1375890034963</text:p>
          </table:table-cell>
          <table:table-cell table:formula="of:=+[.R19]/[.R$15]" office:value-type="float" office:value="0.342355038739364" calcext:value-type="float">
            <text:p>0.342355038739364</text:p>
          </table:table-cell>
          <table:table-cell table:formula="of:=+[.S19]/[.S$15]" office:value-type="float" office:value="1.78657929256413" calcext:value-type="float">
            <text:p>1.78657929256413</text:p>
          </table:table-cell>
          <table:table-cell table:formula="of:=+[.T19]/[.T$15]" office:value-type="float" office:value="0.342529592692703" calcext:value-type="float">
            <text:p>0.342529592692703</text:p>
          </table:table-cell>
          <table:table-cell table:formula="of:=+[.U19]/[.U$15]" office:value-type="float" office:value="1.58169674290461" calcext:value-type="float">
            <text:p>1.58169674290461</text:p>
          </table:table-cell>
          <table:table-cell table:formula="of:=+[.V19]/[.V$15]" office:value-type="float" office:value="1.8859498811725" calcext:value-type="float">
            <text:p>1.8859498811725</text:p>
          </table:table-cell>
          <table:table-cell table:formula="of:=+[.W19]/[.W$15]" office:value-type="float" office:value="0.728603473233847" calcext:value-type="float">
            <text:p>0.728603473233847</text:p>
          </table:table-cell>
          <table:table-cell table:formula="of:=+[.X19]/[.X$15]" office:value-type="float" office:value="1.87701618763871" calcext:value-type="float">
            <text:p>1.87701618763871</text:p>
          </table:table-cell>
          <table:table-cell table:formula="of:=+[.Y19]/[.Y$15]" office:value-type="float" office:value="1.10916101149199" calcext:value-type="float">
            <text:p>1.10916101149199</text:p>
          </table:table-cell>
          <table:table-cell table:formula="of:=+[.Z19]/[.Z$15]" office:value-type="float" office:value="1.89471745857016" calcext:value-type="float">
            <text:p>1.89471745857016</text:p>
          </table:table-cell>
          <table:table-cell table:formula="of:=+[.AA19]/[.AA$15]" office:value-type="float" office:value="1.30350530315025" calcext:value-type="float">
            <text:p>1.30350530315025</text:p>
          </table:table-cell>
          <table:table-cell table:formula="of:=+[.AB19]/[.AB$15]" office:value-type="float" office:value="0.884178435733094" calcext:value-type="float">
            <text:p>0.884178435733094</text:p>
          </table:table-cell>
          <table:table-cell table:formula="of:=+[.AC19]/[.AC$15]" office:value-type="float" office:value="1.11080266751577" calcext:value-type="float">
            <text:p>1.11080266751577</text:p>
          </table:table-cell>
          <table:table-cell table:number-columns-repeated="7"/>
        </table:table-row>
        <table:table-row table:style-name="ro1">
          <table:table-cell/>
          <table:table-cell table:formula="of:=+[.B20]/[.B$15]" office:value-type="float" office:value="3.53219253970208" calcext:value-type="float">
            <text:p>3.53219253970208</text:p>
          </table:table-cell>
          <table:table-cell table:formula="of:=+[.C20]/[.C$15]" office:value-type="float" office:value="0.708177563867242" calcext:value-type="float">
            <text:p>0.708177563867242</text:p>
          </table:table-cell>
          <table:table-cell table:formula="of:=+[.D20]/[.D$15]" office:value-type="float" office:value="0.643951752170818" calcext:value-type="float">
            <text:p>0.643951752170818</text:p>
          </table:table-cell>
          <table:table-cell table:formula="of:=+[.E20]/[.E$15]" office:value-type="float" office:value="1.21002258652925" calcext:value-type="float">
            <text:p>1.21002258652925</text:p>
          </table:table-cell>
          <table:table-cell table:formula="of:=+[.F20]/[.F$15]" office:value-type="float" office:value="0.63893495231393" calcext:value-type="float">
            <text:p>0.63893495231393</text:p>
          </table:table-cell>
          <table:table-cell table:formula="of:=+[.G20]/[.G$15]" office:value-type="float" office:value="1.23694819385208" calcext:value-type="float">
            <text:p>1.23694819385208</text:p>
          </table:table-cell>
          <table:table-cell table:formula="of:=+[.H20]/[.H$15]" office:value-type="float" office:value="0.648951184258163" calcext:value-type="float">
            <text:p>0.648951184258163</text:p>
          </table:table-cell>
          <table:table-cell table:formula="of:=+[.I20]/[.I$15]" office:value-type="float" office:value="1.12734791943237" calcext:value-type="float">
            <text:p>1.12734791943237</text:p>
          </table:table-cell>
          <table:table-cell table:formula="of:=+[.J20]/[.J$15]" office:value-type="float" office:value="0.340654767409601" calcext:value-type="float">
            <text:p>0.340654767409601</text:p>
          </table:table-cell>
          <table:table-cell table:formula="of:=+[.K20]/[.K$15]" office:value-type="float" office:value="28.0185701852807" calcext:value-type="float">
            <text:p>28.0185701852807</text:p>
          </table:table-cell>
          <table:table-cell table:formula="of:=+[.L20]/[.L$15]" office:value-type="float" office:value="0.340355799105913" calcext:value-type="float">
            <text:p>0.340355799105913</text:p>
          </table:table-cell>
          <table:table-cell table:formula="of:=+[.M20]/[.M$15]" office:value-type="float" office:value="1.77460125259789" calcext:value-type="float">
            <text:p>1.77460125259789</text:p>
          </table:table-cell>
          <table:table-cell table:formula="of:=+[.N20]/[.N$15]" office:value-type="float" office:value="0.340958417107172" calcext:value-type="float">
            <text:p>0.340958417107172</text:p>
          </table:table-cell>
          <table:table-cell table:formula="of:=+[.O20]/[.O$15]" office:value-type="float" office:value="1.57850321709614" calcext:value-type="float">
            <text:p>1.57850321709614</text:p>
          </table:table-cell>
          <table:table-cell table:formula="of:=+[.P20]/[.P$15]" office:value-type="float" office:value="0.340654767409598" calcext:value-type="float">
            <text:p>0.340654767409598</text:p>
          </table:table-cell>
          <table:table-cell table:formula="of:=+[.Q20]/[.Q$15]" office:value-type="float" office:value="28.0185701852808" calcext:value-type="float">
            <text:p>28.0185701852808</text:p>
          </table:table-cell>
          <table:table-cell table:formula="of:=+[.R20]/[.R$15]" office:value-type="float" office:value="0.340355799105914" calcext:value-type="float">
            <text:p>0.340355799105914</text:p>
          </table:table-cell>
          <table:table-cell table:formula="of:=+[.S20]/[.S$15]" office:value-type="float" office:value="1.77460125259789" calcext:value-type="float">
            <text:p>1.77460125259789</text:p>
          </table:table-cell>
          <table:table-cell table:formula="of:=+[.T20]/[.T$15]" office:value-type="float" office:value="0.340958417107174" calcext:value-type="float">
            <text:p>0.340958417107174</text:p>
          </table:table-cell>
          <table:table-cell table:formula="of:=+[.U20]/[.U$15]" office:value-type="float" office:value="1.57850321709615" calcext:value-type="float">
            <text:p>1.57850321709615</text:p>
          </table:table-cell>
          <table:table-cell table:formula="of:=+[.V20]/[.V$15]" office:value-type="float" office:value="1.8899396084164" calcext:value-type="float">
            <text:p>1.8899396084164</text:p>
          </table:table-cell>
          <table:table-cell table:formula="of:=+[.W20]/[.W$15]" office:value-type="float" office:value="0.731162557552493" calcext:value-type="float">
            <text:p>0.731162557552493</text:p>
          </table:table-cell>
          <table:table-cell table:formula="of:=+[.X20]/[.X$15]" office:value-type="float" office:value="1.88147322651516" calcext:value-type="float">
            <text:p>1.88147322651516</text:p>
          </table:table-cell>
          <table:table-cell table:formula="of:=+[.Y20]/[.Y$15]" office:value-type="float" office:value="1.11643578188819" calcext:value-type="float">
            <text:p>1.11643578188819</text:p>
          </table:table-cell>
          <table:table-cell table:formula="of:=+[.Z20]/[.Z$15]" office:value-type="float" office:value="1.89824856353296" calcext:value-type="float">
            <text:p>1.89824856353296</text:p>
          </table:table-cell>
          <table:table-cell table:formula="of:=+[.AA20]/[.AA$15]" office:value-type="float" office:value="1.30581270127418" calcext:value-type="float">
            <text:p>1.30581270127418</text:p>
          </table:table-cell>
          <table:table-cell table:formula="of:=+[.AB20]/[.AB$15]" office:value-type="float" office:value="0.883434325159504" calcext:value-type="float">
            <text:p>0.883434325159504</text:p>
          </table:table-cell>
          <table:table-cell table:formula="of:=+[.AC20]/[.AC$15]" office:value-type="float" office:value="1.11110229799658" calcext:value-type="float">
            <text:p>1.11110229799658</text:p>
          </table:table-cell>
          <table:table-cell table:number-columns-repeated="7"/>
        </table:table-row>
        <table:table-row table:style-name="ro1">
          <table:table-cell/>
          <table:table-cell table:formula="of:=+[.B21]/[.B$15]" office:value-type="float" office:value="3.53219253970208" calcext:value-type="float">
            <text:p>3.53219253970208</text:p>
          </table:table-cell>
          <table:table-cell table:formula="of:=+[.C21]/[.C$15]" office:value-type="float" office:value="0.708177563867242" calcext:value-type="float">
            <text:p>0.708177563867242</text:p>
          </table:table-cell>
          <table:table-cell table:formula="of:=+[.D21]/[.D$15]" office:value-type="float" office:value="0.643951752170818" calcext:value-type="float">
            <text:p>0.643951752170818</text:p>
          </table:table-cell>
          <table:table-cell table:formula="of:=+[.E21]/[.E$15]" office:value-type="float" office:value="1.21002258652925" calcext:value-type="float">
            <text:p>1.21002258652925</text:p>
          </table:table-cell>
          <table:table-cell table:formula="of:=+[.F21]/[.F$15]" office:value-type="float" office:value="0.63893495231393" calcext:value-type="float">
            <text:p>0.63893495231393</text:p>
          </table:table-cell>
          <table:table-cell table:formula="of:=+[.G21]/[.G$15]" office:value-type="float" office:value="1.23694819385208" calcext:value-type="float">
            <text:p>1.23694819385208</text:p>
          </table:table-cell>
          <table:table-cell table:formula="of:=+[.H21]/[.H$15]" office:value-type="float" office:value="0.648951184258163" calcext:value-type="float">
            <text:p>0.648951184258163</text:p>
          </table:table-cell>
          <table:table-cell table:formula="of:=+[.I21]/[.I$15]" office:value-type="float" office:value="1.12734791943237" calcext:value-type="float">
            <text:p>1.12734791943237</text:p>
          </table:table-cell>
          <table:table-cell table:formula="of:=+[.J21]/[.J$15]" office:value-type="float" office:value="0.340654767409601" calcext:value-type="float">
            <text:p>0.340654767409601</text:p>
          </table:table-cell>
          <table:table-cell table:formula="of:=+[.K21]/[.K$15]" office:value-type="float" office:value="28.0185701852807" calcext:value-type="float">
            <text:p>28.0185701852807</text:p>
          </table:table-cell>
          <table:table-cell table:formula="of:=+[.L21]/[.L$15]" office:value-type="float" office:value="0.340355799105913" calcext:value-type="float">
            <text:p>0.340355799105913</text:p>
          </table:table-cell>
          <table:table-cell table:formula="of:=+[.M21]/[.M$15]" office:value-type="float" office:value="1.77460125259789" calcext:value-type="float">
            <text:p>1.77460125259789</text:p>
          </table:table-cell>
          <table:table-cell table:formula="of:=+[.N21]/[.N$15]" office:value-type="float" office:value="0.340958417107172" calcext:value-type="float">
            <text:p>0.340958417107172</text:p>
          </table:table-cell>
          <table:table-cell table:formula="of:=+[.O21]/[.O$15]" office:value-type="float" office:value="1.57850321709614" calcext:value-type="float">
            <text:p>1.57850321709614</text:p>
          </table:table-cell>
          <table:table-cell table:formula="of:=+[.P21]/[.P$15]" office:value-type="float" office:value="0.340654767409598" calcext:value-type="float">
            <text:p>0.340654767409598</text:p>
          </table:table-cell>
          <table:table-cell table:formula="of:=+[.Q21]/[.Q$15]" office:value-type="float" office:value="28.0185701852808" calcext:value-type="float">
            <text:p>28.0185701852808</text:p>
          </table:table-cell>
          <table:table-cell table:formula="of:=+[.R21]/[.R$15]" office:value-type="float" office:value="0.340355799105914" calcext:value-type="float">
            <text:p>0.340355799105914</text:p>
          </table:table-cell>
          <table:table-cell table:formula="of:=+[.S21]/[.S$15]" office:value-type="float" office:value="1.77460125259789" calcext:value-type="float">
            <text:p>1.77460125259789</text:p>
          </table:table-cell>
          <table:table-cell table:formula="of:=+[.T21]/[.T$15]" office:value-type="float" office:value="0.340958417107174" calcext:value-type="float">
            <text:p>0.340958417107174</text:p>
          </table:table-cell>
          <table:table-cell table:formula="of:=+[.U21]/[.U$15]" office:value-type="float" office:value="1.57850321709615" calcext:value-type="float">
            <text:p>1.57850321709615</text:p>
          </table:table-cell>
          <table:table-cell table:formula="of:=+[.V21]/[.V$15]" office:value-type="float" office:value="1.8899396084164" calcext:value-type="float">
            <text:p>1.8899396084164</text:p>
          </table:table-cell>
          <table:table-cell table:formula="of:=+[.W21]/[.W$15]" office:value-type="float" office:value="0.731162557552493" calcext:value-type="float">
            <text:p>0.731162557552493</text:p>
          </table:table-cell>
          <table:table-cell table:formula="of:=+[.X21]/[.X$15]" office:value-type="float" office:value="1.88147322651516" calcext:value-type="float">
            <text:p>1.88147322651516</text:p>
          </table:table-cell>
          <table:table-cell table:formula="of:=+[.Y21]/[.Y$15]" office:value-type="float" office:value="1.11643578188819" calcext:value-type="float">
            <text:p>1.11643578188819</text:p>
          </table:table-cell>
          <table:table-cell table:formula="of:=+[.Z21]/[.Z$15]" office:value-type="float" office:value="1.89824856353296" calcext:value-type="float">
            <text:p>1.89824856353296</text:p>
          </table:table-cell>
          <table:table-cell table:formula="of:=+[.AA21]/[.AA$15]" office:value-type="float" office:value="1.30581270127418" calcext:value-type="float">
            <text:p>1.30581270127418</text:p>
          </table:table-cell>
          <table:table-cell table:formula="of:=+[.AB21]/[.AB$15]" office:value-type="float" office:value="0.883434325159504" calcext:value-type="float">
            <text:p>0.883434325159504</text:p>
          </table:table-cell>
          <table:table-cell table:formula="of:=+[.AC21]/[.AC$15]" office:value-type="float" office:value="1.11110229799658" calcext:value-type="float">
            <text:p>1.11110229799658</text:p>
          </table:table-cell>
          <table:table-cell table:number-columns-repeated="7"/>
        </table:table-row>
        <table:table-row table:style-name="ro1" table:number-rows-repeated="3">
          <table:table-cell table:number-columns-repeated="36"/>
        </table:table-row>
        <table:table-row table:style-name="ro1" table:number-rows-repeated="4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8"/>
          <table:table-cell table:style-name="ce2"/>
          <table:table-cell/>
          <table:table-cell table:style-name="ce2" table:number-columns-repeated="6"/>
        </table:table-row>
        <table:table-row table:style-name="ro1" table:number-rows-repeated="2">
          <table:table-cell table:number-columns-repeated="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4">
          <table:table-cell table:number-columns-repeated="29"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 table:number-columns-repeated="33"/>
          <table:table-cell table:style-name="ce2" table:number-columns-repeated="2"/>
          <table:table-cell/>
        </table:table-row>
        <table:table-row table:style-name="ro1">
          <table:table-cell table:number-columns-repeated="33"/>
          <table:table-cell table:style-name="ce2" table:number-columns-repeated="2"/>
          <table:table-cell/>
        </table:table-row>
      </table:table>
      <table:table table:name="q20_2" table:style-name="ta1">
        <table:shapes>
          <draw:frame draw:z-index="0" draw:style-name="gr1" draw:text-style-name="P1" svg:width="30.012cm" svg:height="12.564cm" svg:x="68.218cm" svg:y="0.39cm">
            <draw:object draw:notify-on-update-of-ranges="q20_2.A4:q20_2.A10 q20_2.B2:q20_2.B3 q20_2.B4:q20_2.B10 q20_2.D2:q20_2.D3 q20_2.D4:q20_2.D10 q20_2.H2:q20_2.H3 q20_2.H4:q20_2.H10 q20_2.P2:q20_2.P3 q20_2.P4:q20_2.P10 q20_2.T2:q20_2.T3 q20_2.T4:q20_2.T10 q20_2.V2:q20_2.V3 q20_2.V4:q20_2.V10 q20_2.Z2:q20_2.Z3 q20_2.Z4:q20_2.Z10 q20_2.AB2:q20_2.AB3 q20_2.AB4:q20_2.AB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um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p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co_vo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rph_act_area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width_mean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de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ct_thickness_sc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ri</text:p>
          </table:table-cell>
          <table:covered-table-cell table:style-name="ce1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q07_1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raw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office:value-type="float" office:value="0.180717255164642" calcext:value-type="float">
            <text:p>1.81E-01</text:p>
          </table:table-cell>
          <table:table-cell office:value-type="float" office:value="0.909085778820804" calcext:value-type="float">
            <text:p>0.909085778820804</text:p>
          </table:table-cell>
          <table:table-cell table:style-name="ce2" office:value-type="float" office:value="0.741097231977188" calcext:value-type="float">
            <text:p>7.41E-01</text:p>
          </table:table-cell>
          <table:table-cell office:value-type="float" office:value="1.09570432069437" calcext:value-type="float">
            <text:p>1.09570432069437</text:p>
          </table:table-cell>
          <table:table-cell office:value-type="float" office:value="0.735425759011496" calcext:value-type="float">
            <text:p>7.35E-01</text:p>
          </table:table-cell>
          <table:table-cell office:value-type="float" office:value="1.01843811145658" calcext:value-type="float">
            <text:p>1.01843811145658</text:p>
          </table:table-cell>
          <table:table-cell office:value-type="float" office:value="0.746885875930589" calcext:value-type="float">
            <text:p>7.47E-01</text:p>
          </table:table-cell>
          <table:table-cell office:value-type="float" office:value="1.0844485061067" calcext:value-type="float">
            <text:p>1.0844485061067</text:p>
          </table:table-cell>
          <table:table-cell office:value-type="float" office:value="0.44964835507028" calcext:value-type="float">
            <text:p>4.50E-01</text:p>
          </table:table-cell>
          <table:table-cell office:value-type="float" office:value="22.5932127844643" calcext:value-type="float">
            <text:p>22.5932127844643</text:p>
          </table:table-cell>
          <table:table-cell office:value-type="float" office:value="0.45071885808683" calcext:value-type="float">
            <text:p>4.51E-01</text:p>
          </table:table-cell>
          <table:table-cell office:value-type="float" office:value="1.31224570521577" calcext:value-type="float">
            <text:p>1.31224570521577</text:p>
          </table:table-cell>
          <table:table-cell office:value-type="float" office:value="0.448519050504088" calcext:value-type="float">
            <text:p>4.49E-01</text:p>
          </table:table-cell>
          <table:table-cell office:value-type="float" office:value="0.622700056938965" calcext:value-type="float">
            <text:p>0.622700056938965</text:p>
          </table:table-cell>
          <table:table-cell table:style-name="ce2" office:value-type="float" office:value="0.449648355070281" calcext:value-type="float">
            <text:p>4.50E-01</text:p>
          </table:table-cell>
          <table:table-cell office:value-type="float" office:value="22.5932127844639" calcext:value-type="float">
            <text:p>22.5932127844639</text:p>
          </table:table-cell>
          <table:table-cell table:style-name="ce2" office:value-type="float" office:value="0.45071885808683" calcext:value-type="float">
            <text:p>4.51E-01</text:p>
          </table:table-cell>
          <table:table-cell office:value-type="float" office:value="1.31224570521576" calcext:value-type="float">
            <text:p>1.31224570521576</text:p>
          </table:table-cell>
          <table:table-cell table:style-name="ce2" office:value-type="float" office:value="0.448519050504088" calcext:value-type="float">
            <text:p>4.49E-01</text:p>
          </table:table-cell>
          <table:table-cell office:value-type="float" office:value="0.622700056938963" calcext:value-type="float">
            <text:p>0.622700056938963</text:p>
          </table:table-cell>
          <table:table-cell table:style-name="ce2" office:value-type="float" office:value="1.64683314323272" calcext:value-type="float">
            <text:p>1.65E+00</text:p>
          </table:table-cell>
          <table:table-cell office:value-type="float" office:value="1.38218377041124" calcext:value-type="float">
            <text:p>1.38218377041124</text:p>
          </table:table-cell>
          <table:table-cell table:style-name="ce2" office:value-type="float" office:value="1.63215235904696" calcext:value-type="float">
            <text:p>1.63E+00</text:p>
          </table:table-cell>
          <table:table-cell office:value-type="float" office:value="1.21667225948259" calcext:value-type="float">
            <text:p>1.21667225948259</text:p>
          </table:table-cell>
          <table:table-cell table:style-name="ce2" office:value-type="float" office:value="1.66100458645848" calcext:value-type="float">
            <text:p>1.66E+00</text:p>
          </table:table-cell>
          <table:table-cell office:value-type="float" office:value="1.69151495245334" calcext:value-type="float">
            <text:p>1.69151495245334</text:p>
          </table:table-cell>
          <table:table-cell table:style-name="ce2" office:value-type="float" office:value="0.910283058093844" calcext:value-type="float">
            <text:p>9.10E-01</text:p>
          </table:table-cell>
          <table:table-cell office:value-type="float" office:value="1.04123324001004" calcext:value-type="float">
            <text:p>1.04123324001004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</text:p>
          </table:table-cell>
          <table:table-cell office:value-type="float" office:value="-0.19887722879653" calcext:value-type="float">
            <text:p>-1.99E-01</text:p>
          </table:table-cell>
          <table:table-cell office:value-type="float" office:value="0.860244475179791" calcext:value-type="float">
            <text:p>0.860244475179791</text:p>
          </table:table-cell>
          <table:table-cell table:style-name="ce2" office:value-type="float" office:value="0.695241265347696" calcext:value-type="float">
            <text:p>6.95E-01</text:p>
          </table:table-cell>
          <table:table-cell office:value-type="float" office:value="1.1164517040958" calcext:value-type="float">
            <text:p>1.1164517040958</text:p>
          </table:table-cell>
          <table:table-cell office:value-type="float" office:value="0.686192103925998" calcext:value-type="float">
            <text:p>6.86E-01</text:p>
          </table:table-cell>
          <table:table-cell office:value-type="float" office:value="1.01171868529569" calcext:value-type="float">
            <text:p>1.01171868529569</text:p>
          </table:table-cell>
          <table:table-cell office:value-type="float" office:value="0.704477379821653" calcext:value-type="float">
            <text:p>7.04E-01</text:p>
          </table:table-cell>
          <table:table-cell office:value-type="float" office:value="1.10235112819479" calcext:value-type="float">
            <text:p>1.10235112819479</text:p>
          </table:table-cell>
          <table:table-cell office:value-type="float" office:value="0.400815590972184" calcext:value-type="float">
            <text:p>4.01E-01</text:p>
          </table:table-cell>
          <table:table-cell office:value-type="float" office:value="24.159990981636" calcext:value-type="float">
            <text:p>24.159990981636</text:p>
          </table:table-cell>
          <table:table-cell office:value-type="float" office:value="0.399211450105828" calcext:value-type="float">
            <text:p>3.99E-01</text:p>
          </table:table-cell>
          <table:table-cell office:value-type="float" office:value="1.31648089451488" calcext:value-type="float">
            <text:p>1.31648089451488</text:p>
          </table:table-cell>
          <table:table-cell office:value-type="float" office:value="0.402507845526519" calcext:value-type="float">
            <text:p>4.03E-01</text:p>
          </table:table-cell>
          <table:table-cell office:value-type="float" office:value="0.630713462421077" calcext:value-type="float">
            <text:p>0.630713462421077</text:p>
          </table:table-cell>
          <table:table-cell table:style-name="ce2" office:value-type="float" office:value="0.400815590972185" calcext:value-type="float">
            <text:p>4.01E-01</text:p>
          </table:table-cell>
          <table:table-cell office:value-type="float" office:value="24.1599909816357" calcext:value-type="float">
            <text:p>24.1599909816357</text:p>
          </table:table-cell>
          <table:table-cell table:style-name="ce2" office:value-type="float" office:value="0.399211450105827" calcext:value-type="float">
            <text:p>3.99E-01</text:p>
          </table:table-cell>
          <table:table-cell office:value-type="float" office:value="1.31648089451488" calcext:value-type="float">
            <text:p>1.31648089451488</text:p>
          </table:table-cell>
          <table:table-cell table:style-name="ce2" office:value-type="float" office:value="0.402507845526518" calcext:value-type="float">
            <text:p>4.03E-01</text:p>
          </table:table-cell>
          <table:table-cell office:value-type="float" office:value="0.630713462421078" calcext:value-type="float">
            <text:p>0.630713462421078</text:p>
          </table:table-cell>
          <table:table-cell table:style-name="ce2" office:value-type="float" office:value="1.73277287466574" calcext:value-type="float">
            <text:p>1.73E+00</text:p>
          </table:table-cell>
          <table:table-cell office:value-type="float" office:value="1.43680438395764" calcext:value-type="float">
            <text:p>1.43680438395764</text:p>
          </table:table-cell>
          <table:table-cell table:style-name="ce2" office:value-type="float" office:value="1.72029426816309" calcext:value-type="float">
            <text:p>1.72E+00</text:p>
          </table:table-cell>
          <table:table-cell office:value-type="float" office:value="1.36108085092873" calcext:value-type="float">
            <text:p>1.36108085092873</text:p>
          </table:table-cell>
          <table:table-cell table:style-name="ce2" office:value-type="float" office:value="1.74481854343595" calcext:value-type="float">
            <text:p>1.74E+00</text:p>
          </table:table-cell>
          <table:table-cell office:value-type="float" office:value="1.81362545699281" calcext:value-type="float">
            <text:p>1.81362545699281</text:p>
          </table:table-cell>
          <table:table-cell table:style-name="ce2" office:value-type="float" office:value="0.89775333044313" calcext:value-type="float">
            <text:p>8.98E-01</text:p>
          </table:table-cell>
          <table:table-cell office:value-type="float" office:value="1.06159655270239" calcext:value-type="float">
            <text:p>1.06159655270239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fill</text:p>
          </table:table-cell>
          <table:table-cell office:value-type="float" office:value="-0.114658756233188" calcext:value-type="float">
            <text:p>-1.15E-01</text:p>
          </table:table-cell>
          <table:table-cell office:value-type="float" office:value="0.880559313644865" calcext:value-type="float">
            <text:p>0.880559313644865</text:p>
          </table:table-cell>
          <table:table-cell table:style-name="ce2" office:value-type="float" office:value="0.707718788771113" calcext:value-type="float">
            <text:p>7.08E-01</text:p>
          </table:table-cell>
          <table:table-cell office:value-type="float" office:value="1.1287971015824" calcext:value-type="float">
            <text:p>1.1287971015824</text:p>
          </table:table-cell>
          <table:table-cell office:value-type="float" office:value="0.69939570049695" calcext:value-type="float">
            <text:p>6.99E-01</text:p>
          </table:table-cell>
          <table:table-cell office:value-type="float" office:value="1.03383666363223" calcext:value-type="float">
            <text:p>1.03383666363223</text:p>
          </table:table-cell>
          <table:table-cell office:value-type="float" office:value="0.716213829636744" calcext:value-type="float">
            <text:p>7.16E-01</text:p>
          </table:table-cell>
          <table:table-cell office:value-type="float" office:value="1.10810617460943" calcext:value-type="float">
            <text:p>1.10810617460943</text:p>
          </table:table-cell>
          <table:table-cell office:value-type="float" office:value="0.412539297107667" calcext:value-type="float">
            <text:p>4.13E-01</text:p>
          </table:table-cell>
          <table:table-cell office:value-type="float" office:value="24.8263513616684" calcext:value-type="float">
            <text:p>24.8263513616684</text:p>
          </table:table-cell>
          <table:table-cell office:value-type="float" office:value="0.41159465179908" calcext:value-type="float">
            <text:p>4.12E-01</text:p>
          </table:table-cell>
          <table:table-cell office:value-type="float" office:value="1.37775420567556" calcext:value-type="float">
            <text:p>1.37775420567556</text:p>
          </table:table-cell>
          <table:table-cell office:value-type="float" office:value="0.41353583074085" calcext:value-type="float">
            <text:p>4.14E-01</text:p>
          </table:table-cell>
          <table:table-cell office:value-type="float" office:value="0.653902042878867" calcext:value-type="float">
            <text:p>0.653902042878867</text:p>
          </table:table-cell>
          <table:table-cell table:style-name="ce2" office:value-type="float" office:value="0.412539297107668" calcext:value-type="float">
            <text:p>4.13E-01</text:p>
          </table:table-cell>
          <table:table-cell office:value-type="float" office:value="24.826351361668" calcext:value-type="float">
            <text:p>24.826351361668</text:p>
          </table:table-cell>
          <table:table-cell table:style-name="ce2" office:value-type="float" office:value="0.41159465179908" calcext:value-type="float">
            <text:p>4.12E-01</text:p>
          </table:table-cell>
          <table:table-cell office:value-type="float" office:value="1.37775420567556" calcext:value-type="float">
            <text:p>1.37775420567556</text:p>
          </table:table-cell>
          <table:table-cell table:style-name="ce2" office:value-type="float" office:value="0.413535830740849" calcext:value-type="float">
            <text:p>4.14E-01</text:p>
          </table:table-cell>
          <table:table-cell office:value-type="float" office:value="0.653902042878868" calcext:value-type="float">
            <text:p>0.653902042878868</text:p>
          </table:table-cell>
          <table:table-cell table:style-name="ce2" office:value-type="float" office:value="1.71414747326185" calcext:value-type="float">
            <text:p>1.71E+00</text:p>
          </table:table-cell>
          <table:table-cell office:value-type="float" office:value="1.42283387509544" calcext:value-type="float">
            <text:p>1.42283387509544</text:p>
          </table:table-cell>
          <table:table-cell table:style-name="ce2" office:value-type="float" office:value="1.70092264559937" calcext:value-type="float">
            <text:p>1.70E+00</text:p>
          </table:table-cell>
          <table:table-cell office:value-type="float" office:value="1.36738245178549" calcext:value-type="float">
            <text:p>1.36738245178549</text:p>
          </table:table-cell>
          <table:table-cell table:style-name="ce2" office:value-type="float" office:value="1.72691347349847" calcext:value-type="float">
            <text:p>1.73E+00</text:p>
          </table:table-cell>
          <table:table-cell office:value-type="float" office:value="1.79359958108479" calcext:value-type="float">
            <text:p>1.79359958108479</text:p>
          </table:table-cell>
          <table:table-cell table:style-name="ce2" office:value-type="float" office:value="0.901538714305788" calcext:value-type="float">
            <text:p>9.02E-01</text:p>
          </table:table-cell>
          <table:table-cell office:value-type="float" office:value="1.06044528038823" calcext:value-type="float">
            <text:p>1.06044528038823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-0.630325454796765" calcext:value-type="float">
            <text:p>-6.30E-01</text:p>
          </table:table-cell>
          <table:table-cell office:value-type="float" office:value="0.876393949476522" calcext:value-type="float">
            <text:p>0.876393949476522</text:p>
          </table:table-cell>
          <table:table-cell table:style-name="ce2" office:value-type="float" office:value="0.640750140694322" calcext:value-type="float">
            <text:p>6.41E-01</text:p>
          </table:table-cell>
          <table:table-cell office:value-type="float" office:value="1.10066804449994" calcext:value-type="float">
            <text:p>1.10066804449994</text:p>
          </table:table-cell>
          <table:table-cell office:value-type="float" office:value="0.627885885768261" calcext:value-type="float">
            <text:p>6.28E-01</text:p>
          </table:table-cell>
          <table:table-cell office:value-type="float" office:value="0.975464238986345" calcext:value-type="float">
            <text:p>0.975464238986345</text:p>
          </table:table-cell>
          <table:table-cell office:value-type="float" office:value="0.65388016739872" calcext:value-type="float">
            <text:p>6.54E-01</text:p>
          </table:table-cell>
          <table:table-cell office:value-type="float" office:value="1.12020712001523" calcext:value-type="float">
            <text:p>1.12020712001523</text:p>
          </table:table-cell>
          <table:table-cell office:value-type="float" office:value="0.352724875524652" calcext:value-type="float">
            <text:p>3.53E-01</text:p>
          </table:table-cell>
          <table:table-cell office:value-type="float" office:value="24.3471972458493" calcext:value-type="float">
            <text:p>24.3471972458493</text:p>
          </table:table-cell>
          <table:table-cell office:value-type="float" office:value="0.349259201899746" calcext:value-type="float">
            <text:p>3.49E-01</text:p>
          </table:table-cell>
          <table:table-cell office:value-type="float" office:value="1.28773495529253" calcext:value-type="float">
            <text:p>1.28773495529253</text:p>
          </table:table-cell>
          <table:table-cell office:value-type="float" office:value="0.356380914778181" calcext:value-type="float">
            <text:p>3.56E-01</text:p>
          </table:table-cell>
          <table:table-cell office:value-type="float" office:value="0.674420452046395" calcext:value-type="float">
            <text:p>0.674420452046395</text:p>
          </table:table-cell>
          <table:table-cell table:style-name="ce2" office:value-type="float" office:value="0.352724875524652" calcext:value-type="float">
            <text:p>3.53E-01</text:p>
          </table:table-cell>
          <table:table-cell office:value-type="float" office:value="24.3471972458489" calcext:value-type="float">
            <text:p>24.3471972458489</text:p>
          </table:table-cell>
          <table:table-cell table:style-name="ce2" office:value-type="float" office:value="0.349259201899747" calcext:value-type="float">
            <text:p>3.49E-01</text:p>
          </table:table-cell>
          <table:table-cell office:value-type="float" office:value="1.28773495529253" calcext:value-type="float">
            <text:p>1.28773495529253</text:p>
          </table:table-cell>
          <table:table-cell table:style-name="ce2" office:value-type="float" office:value="0.356380914778181" calcext:value-type="float">
            <text:p>3.56E-01</text:p>
          </table:table-cell>
          <table:table-cell office:value-type="float" office:value="0.674420452046397" calcext:value-type="float">
            <text:p>0.674420452046397</text:p>
          </table:table-cell>
          <table:table-cell table:style-name="ce2" office:value-type="float" office:value="1.81470854236387" calcext:value-type="float">
            <text:p>1.81E+00</text:p>
          </table:table-cell>
          <table:table-cell office:value-type="float" office:value="1.54650457530636" calcext:value-type="float">
            <text:p>1.54650457530636</text:p>
          </table:table-cell>
          <table:table-cell table:style-name="ce2" office:value-type="float" office:value="1.80059968969419" calcext:value-type="float">
            <text:p>1.80E+00</text:p>
          </table:table-cell>
          <table:table-cell office:value-type="float" office:value="1.52590151679282" calcext:value-type="float">
            <text:p>1.52590151679282</text:p>
          </table:table-cell>
          <table:table-cell table:style-name="ce2" office:value-type="float" office:value="1.82832789689281" calcext:value-type="float">
            <text:p>1.83E+00</text:p>
          </table:table-cell>
          <table:table-cell office:value-type="float" office:value="1.97082690843345" calcext:value-type="float">
            <text:p>1.97082690843345</text:p>
          </table:table-cell>
          <table:table-cell table:style-name="ce2" office:value-type="float" office:value="0.874265509441818" calcext:value-type="float">
            <text:p>8.74E-01</text:p>
          </table:table-cell>
          <table:table-cell table:style-name="ce2" office:value-type="float" office:value="1.06673247908127" calcext:value-type="float">
            <text:p>1.07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isol2</text:p>
          </table:table-cell>
          <table:table-cell office:value-type="float" office:value="-0.627624849818721" calcext:value-type="float">
            <text:p>-6.28E-01</text:p>
          </table:table-cell>
          <table:table-cell office:value-type="float" office:value="0.874139001803507" calcext:value-type="float">
            <text:p>0.874139001803507</text:p>
          </table:table-cell>
          <table:table-cell table:style-name="ce2" office:value-type="float" office:value="0.6390049549838" calcext:value-type="float">
            <text:p>6.39E-01</text:p>
          </table:table-cell>
          <table:table-cell office:value-type="float" office:value="1.09818919787243" calcext:value-type="float">
            <text:p>1.09818919787243</text:p>
          </table:table-cell>
          <table:table-cell office:value-type="float" office:value="0.626185694851886" calcext:value-type="float">
            <text:p>6.26E-01</text:p>
          </table:table-cell>
          <table:table-cell office:value-type="float" office:value="0.972891065268317" calcext:value-type="float">
            <text:p>0.972891065268317</text:p>
          </table:table-cell>
          <table:table-cell office:value-type="float" office:value="0.652089057314643" calcext:value-type="float">
            <text:p>6.52E-01</text:p>
          </table:table-cell>
          <table:table-cell office:value-type="float" office:value="1.11792280967564" calcext:value-type="float">
            <text:p>1.11792280967564</text:p>
          </table:table-cell>
          <table:table-cell office:value-type="float" office:value="0.351035389757741" calcext:value-type="float">
            <text:p>3.51E-01</text:p>
          </table:table-cell>
          <table:table-cell office:value-type="float" office:value="24.2884651400296" calcext:value-type="float">
            <text:p>24.2884651400296</text:p>
          </table:table-cell>
          <table:table-cell office:value-type="float" office:value="0.347633059728459" calcext:value-type="float">
            <text:p>3.48E-01</text:p>
          </table:table-cell>
          <table:table-cell office:value-type="float" office:value="1.2815103010777" calcext:value-type="float">
            <text:p>1.2815103010777</text:p>
          </table:table-cell>
          <table:table-cell office:value-type="float" office:value="0.354624606021825" calcext:value-type="float">
            <text:p>3.55E-01</text:p>
          </table:table-cell>
          <table:table-cell office:value-type="float" office:value="0.672483969470708" calcext:value-type="float">
            <text:p>0.672483969470708</text:p>
          </table:table-cell>
          <table:table-cell table:style-name="ce2" office:value-type="float" office:value="0.351035389757742" calcext:value-type="float">
            <text:p>3.51E-01</text:p>
          </table:table-cell>
          <table:table-cell office:value-type="float" office:value="24.2884651400292" calcext:value-type="float">
            <text:p>24.2884651400292</text:p>
          </table:table-cell>
          <table:table-cell table:style-name="ce2" office:value-type="float" office:value="0.347633059728459" calcext:value-type="float">
            <text:p>3.48E-01</text:p>
          </table:table-cell>
          <table:table-cell office:value-type="float" office:value="1.2815103010777" calcext:value-type="float">
            <text:p>1.2815103010777</text:p>
          </table:table-cell>
          <table:table-cell table:style-name="ce2" office:value-type="float" office:value="0.354624606021825" calcext:value-type="float">
            <text:p>3.55E-01</text:p>
          </table:table-cell>
          <table:table-cell office:value-type="float" office:value="0.672483969470708" calcext:value-type="float">
            <text:p>0.672483969470708</text:p>
          </table:table-cell>
          <table:table-cell table:style-name="ce2" office:value-type="float" office:value="1.81849085294429" calcext:value-type="float">
            <text:p>1.82E+00</text:p>
          </table:table-cell>
          <table:table-cell office:value-type="float" office:value="1.55048022771822" calcext:value-type="float">
            <text:p>1.55048022771822</text:p>
          </table:table-cell>
          <table:table-cell table:style-name="ce2" office:value-type="float" office:value="1.80411194464358" calcext:value-type="float">
            <text:p>1.80E+00</text:p>
          </table:table-cell>
          <table:table-cell office:value-type="float" office:value="1.52677896131585" calcext:value-type="float">
            <text:p>1.52677896131585</text:p>
          </table:table-cell>
          <table:table-cell table:style-name="ce2" office:value-type="float" office:value="1.83237089368691" calcext:value-type="float">
            <text:p>1.83E+00</text:p>
          </table:table-cell>
          <table:table-cell office:value-type="float" office:value="1.97773180064041" calcext:value-type="float">
            <text:p>1.97773180064041</text:p>
          </table:table-cell>
          <table:table-cell table:style-name="ce2" office:value-type="float" office:value="0.873675114990296" calcext:value-type="float">
            <text:p>8.74E-01</text:p>
          </table:table-cell>
          <table:table-cell table:style-name="ce2" office:value-type="float" office:value="1.06587175154502" calcext:value-type="float">
            <text:p>1.07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ltimate</text:p>
          </table:table-cell>
          <table:table-cell office:value-type="float" office:value="-0.627624849818721" calcext:value-type="float">
            <text:p>-6.28E-01</text:p>
          </table:table-cell>
          <table:table-cell office:value-type="float" office:value="0.874139001803507" calcext:value-type="float">
            <text:p>0.874139001803507</text:p>
          </table:table-cell>
          <table:table-cell table:style-name="ce2" office:value-type="float" office:value="0.6390049549838" calcext:value-type="float">
            <text:p>6.39E-01</text:p>
          </table:table-cell>
          <table:table-cell office:value-type="float" office:value="1.09818919787243" calcext:value-type="float">
            <text:p>1.09818919787243</text:p>
          </table:table-cell>
          <table:table-cell office:value-type="float" office:value="0.626185694851886" calcext:value-type="float">
            <text:p>6.26E-01</text:p>
          </table:table-cell>
          <table:table-cell office:value-type="float" office:value="0.972891065268317" calcext:value-type="float">
            <text:p>0.972891065268317</text:p>
          </table:table-cell>
          <table:table-cell office:value-type="float" office:value="0.652089057314643" calcext:value-type="float">
            <text:p>6.52E-01</text:p>
          </table:table-cell>
          <table:table-cell office:value-type="float" office:value="1.11792280967564" calcext:value-type="float">
            <text:p>1.11792280967564</text:p>
          </table:table-cell>
          <table:table-cell office:value-type="float" office:value="0.351035389757741" calcext:value-type="float">
            <text:p>3.51E-01</text:p>
          </table:table-cell>
          <table:table-cell office:value-type="float" office:value="24.2884651400296" calcext:value-type="float">
            <text:p>24.2884651400296</text:p>
          </table:table-cell>
          <table:table-cell office:value-type="float" office:value="0.347633059728459" calcext:value-type="float">
            <text:p>3.48E-01</text:p>
          </table:table-cell>
          <table:table-cell office:value-type="float" office:value="1.2815103010777" calcext:value-type="float">
            <text:p>1.2815103010777</text:p>
          </table:table-cell>
          <table:table-cell office:value-type="float" office:value="0.354624606021825" calcext:value-type="float">
            <text:p>3.55E-01</text:p>
          </table:table-cell>
          <table:table-cell office:value-type="float" office:value="0.672483969470708" calcext:value-type="float">
            <text:p>0.672483969470708</text:p>
          </table:table-cell>
          <table:table-cell table:style-name="ce2" office:value-type="float" office:value="0.351035389757742" calcext:value-type="float">
            <text:p>3.51E-01</text:p>
          </table:table-cell>
          <table:table-cell office:value-type="float" office:value="24.2884651400292" calcext:value-type="float">
            <text:p>24.2884651400292</text:p>
          </table:table-cell>
          <table:table-cell table:style-name="ce2" office:value-type="float" office:value="0.347633059728459" calcext:value-type="float">
            <text:p>3.48E-01</text:p>
          </table:table-cell>
          <table:table-cell office:value-type="float" office:value="1.2815103010777" calcext:value-type="float">
            <text:p>1.2815103010777</text:p>
          </table:table-cell>
          <table:table-cell table:style-name="ce2" office:value-type="float" office:value="0.354624606021825" calcext:value-type="float">
            <text:p>3.55E-01</text:p>
          </table:table-cell>
          <table:table-cell office:value-type="float" office:value="0.672483969470708" calcext:value-type="float">
            <text:p>0.672483969470708</text:p>
          </table:table-cell>
          <table:table-cell table:style-name="ce2" office:value-type="float" office:value="1.81849085294429" calcext:value-type="float">
            <text:p>1.82E+00</text:p>
          </table:table-cell>
          <table:table-cell office:value-type="float" office:value="1.55048022771822" calcext:value-type="float">
            <text:p>1.55048022771822</text:p>
          </table:table-cell>
          <table:table-cell table:style-name="ce2" office:value-type="float" office:value="1.80411194464358" calcext:value-type="float">
            <text:p>1.80E+00</text:p>
          </table:table-cell>
          <table:table-cell office:value-type="float" office:value="1.52677896131585" calcext:value-type="float">
            <text:p>1.52677896131585</text:p>
          </table:table-cell>
          <table:table-cell table:style-name="ce2" office:value-type="float" office:value="1.83237089368691" calcext:value-type="float">
            <text:p>1.83E+00</text:p>
          </table:table-cell>
          <table:table-cell office:value-type="float" office:value="1.97773180064041" calcext:value-type="float">
            <text:p>1.97773180064041</text:p>
          </table:table-cell>
          <table:table-cell table:style-name="ce2" office:value-type="float" office:value="0.873675114990296" calcext:value-type="float">
            <text:p>8.74E-01</text:p>
          </table:table-cell>
          <table:table-cell table:style-name="ce2" office:value-type="float" office:value="1.06587175154502" calcext:value-type="float">
            <text:p>1.07E+0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1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float" office:value="1045.03333333333" calcext:value-type="float">
            <text:p>1.05E+03</text:p>
          </table:table-cell>
          <table:table-cell office:value-type="float" office:value="3978.58483662498" calcext:value-type="float">
            <text:p>3978.58483662498</text:p>
          </table:table-cell>
          <table:table-cell table:style-name="ce2" office:value-type="float" office:value="102211.344444444" calcext:value-type="float">
            <text:p>1.02E+05</text:p>
          </table:table-cell>
          <table:table-cell office:value-type="float" office:value="6724.29559584102" calcext:value-type="float">
            <text:p>6724.29559584102</text:p>
          </table:table-cell>
          <table:table-cell office:value-type="float" office:value="51628.1888888889" calcext:value-type="float">
            <text:p>5.16E+04</text:p>
          </table:table-cell>
          <table:table-cell office:value-type="float" office:value="3991.95972965784" calcext:value-type="float">
            <text:p>3991.95972965784</text:p>
          </table:table-cell>
          <table:table-cell office:value-type="float" office:value="50583.1555555556" calcext:value-type="float">
            <text:p>5.06E+04</text:p>
          </table:table-cell>
          <table:table-cell office:value-type="float" office:value="3819.28027225349" calcext:value-type="float">
            <text:p>3819.28027225349</text:p>
          </table:table-cell>
          <table:table-cell office:value-type="float" office:value="33540.7777777778" calcext:value-type="float">
            <text:p>3.35E+04</text:p>
          </table:table-cell>
          <table:table-cell office:value-type="float" office:value="32.7406569464321" calcext:value-type="float">
            <text:p>32.7406569464321</text:p>
          </table:table-cell>
          <table:table-cell office:value-type="float" office:value="17218.6666666667" calcext:value-type="float">
            <text:p>1.72E+04</text:p>
          </table:table-cell>
          <table:table-cell office:value-type="float" office:value="558.22496460756" calcext:value-type="float">
            <text:p>558.22496460756</text:p>
          </table:table-cell>
          <table:table-cell office:value-type="float" office:value="16322.1111111111" calcext:value-type="float">
            <text:p>1.63E+04</text:p>
          </table:table-cell>
          <table:table-cell office:value-type="float" office:value="556.328528927616" calcext:value-type="float">
            <text:p>556.328528927616</text:p>
          </table:table-cell>
          <table:table-cell table:style-name="ce2" office:value-type="float" office:value="120.217841497411" calcext:value-type="float">
            <text:p>1.20E+02</text:p>
          </table:table-cell>
          <table:table-cell office:value-type="float" office:value="0.117350024897608" calcext:value-type="float">
            <text:p>0.117350024897608</text:p>
          </table:table-cell>
          <table:table-cell table:style-name="ce2" office:value-type="float" office:value="61.715651135006" calcext:value-type="float">
            <text:p>6.17E+01</text:p>
          </table:table-cell>
          <table:table-cell office:value-type="float" office:value="2.00080632475828" calcext:value-type="float">
            <text:p>2.00080632475828</text:p>
          </table:table-cell>
          <table:table-cell table:style-name="ce2" office:value-type="float" office:value="58.5021903624054" calcext:value-type="float">
            <text:p>5.85E+01</text:p>
          </table:table-cell>
          <table:table-cell office:value-type="float" office:value="1.99400906425669" calcext:value-type="float">
            <text:p>1.99400906425669</text:p>
          </table:table-cell>
          <table:table-cell table:style-name="ce2" office:value-type="float" office:value="6.09839898597892" calcext:value-type="float">
            <text:p>6.10E+00</text:p>
          </table:table-cell>
          <table:table-cell office:value-type="float" office:value="0.40600617834876" calcext:value-type="float">
            <text:p>0.40600617834876</text:p>
          </table:table-cell>
          <table:table-cell table:style-name="ce2" office:value-type="float" office:value="2.99537064383683" calcext:value-type="float">
            <text:p>3.00E+00</text:p>
          </table:table-cell>
          <table:table-cell office:value-type="float" office:value="0.166479616548014" calcext:value-type="float">
            <text:p>0.166479616548014</text:p>
          </table:table-cell>
          <table:table-cell table:style-name="ce2" office:value-type="float" office:value="3.10302834214208" calcext:value-type="float">
            <text:p>3.10E+00</text:p>
          </table:table-cell>
          <table:table-cell office:value-type="float" office:value="0.262002505608068" calcext:value-type="float">
            <text:p>0.262002505608068</text:p>
          </table:table-cell>
          <table:table-cell table:style-name="ce2" office:value-type="float" office:value="4.42585148946228" calcext:value-type="float">
            <text:p>4.43E+00</text:p>
          </table:table-cell>
          <table:table-cell office:value-type="float" office:value="0.382436951769144" calcext:value-type="float">
            <text:p>0.3824369517691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.855555555556" calcext:value-type="float">
            <text:p>1.89E+02</text:p>
          </table:table-cell>
          <table:table-cell office:value-type="float" office:value="3616.87489480786" calcext:value-type="float">
            <text:p>3616.87489480786</text:p>
          </table:table-cell>
          <table:table-cell table:style-name="ce2" office:value-type="float" office:value="75748.5444444444" calcext:value-type="float">
            <text:p>7.57E+04</text:p>
          </table:table-cell>
          <table:table-cell office:value-type="float" office:value="7367.8397379891" calcext:value-type="float">
            <text:p>7367.8397379891</text:p>
          </table:table-cell>
          <table:table-cell office:value-type="float" office:value="37968.7" calcext:value-type="float">
            <text:p>3.80E+04</text:p>
          </table:table-cell>
          <table:table-cell office:value-type="float" office:value="4065.56392808345" calcext:value-type="float">
            <text:p>4065.56392808345</text:p>
          </table:table-cell>
          <table:table-cell office:value-type="float" office:value="37779.8444444444" calcext:value-type="float">
            <text:p>3.78E+04</text:p>
          </table:table-cell>
          <table:table-cell office:value-type="float" office:value="4141.8127856481" calcext:value-type="float">
            <text:p>4141.8127856481</text:p>
          </table:table-cell>
          <table:table-cell office:value-type="float" office:value="15081.5555555556" calcext:value-type="float">
            <text:p>1.51E+04</text:p>
          </table:table-cell>
          <table:table-cell office:value-type="float" office:value="739.716629093888" calcext:value-type="float">
            <text:p>739.716629093888</text:p>
          </table:table-cell>
          <table:table-cell office:value-type="float" office:value="7760.77777777778" calcext:value-type="float">
            <text:p>7.76E+03</text:p>
          </table:table-cell>
          <table:table-cell office:value-type="float" office:value="732.528312350493" calcext:value-type="float">
            <text:p>732.528312350493</text:p>
          </table:table-cell>
          <table:table-cell office:value-type="float" office:value="7320.77777777778" calcext:value-type="float">
            <text:p>7.32E+03</text:p>
          </table:table-cell>
          <table:table-cell office:value-type="float" office:value="346.425806639997" calcext:value-type="float">
            <text:p>346.425806639997</text:p>
          </table:table-cell>
          <table:table-cell table:style-name="ce2" office:value-type="float" office:value="54.0557546794106" calcext:value-type="float">
            <text:p>5.41E+01</text:p>
          </table:table-cell>
          <table:table-cell office:value-type="float" office:value="2.65131408277379" calcext:value-type="float">
            <text:p>2.65131408277379</text:p>
          </table:table-cell>
          <table:table-cell table:style-name="ce2" office:value-type="float" office:value="27.8164078056551" calcext:value-type="float">
            <text:p>2.78E+01</text:p>
          </table:table-cell>
          <table:table-cell office:value-type="float" office:value="2.62554950663259" calcext:value-type="float">
            <text:p>2.62554950663259</text:p>
          </table:table-cell>
          <table:table-cell table:style-name="ce2" office:value-type="float" office:value="26.2393468737555" calcext:value-type="float">
            <text:p>2.62E+01</text:p>
          </table:table-cell>
          <table:table-cell office:value-type="float" office:value="1.24166955784945" calcext:value-type="float">
            <text:p>1.24166955784945</text:p>
          </table:table-cell>
          <table:table-cell table:style-name="ce2" office:value-type="float" office:value="10.0430455707669" calcext:value-type="float">
            <text:p>1.00E+01</text:p>
          </table:table-cell>
          <table:table-cell office:value-type="float" office:value="0.561175150400347" calcext:value-type="float">
            <text:p>0.561175150400347</text:p>
          </table:table-cell>
          <table:table-cell table:style-name="ce2" office:value-type="float" office:value="4.88890126255829" calcext:value-type="float">
            <text:p>4.89E+00</text:p>
          </table:table-cell>
          <table:table-cell office:value-type="float" office:value="0.202551131223268" calcext:value-type="float">
            <text:p>0.202551131223268</text:p>
          </table:table-cell>
          <table:table-cell table:style-name="ce2" office:value-type="float" office:value="5.15414430820866" calcext:value-type="float">
            <text:p>5.15E+00</text:p>
          </table:table-cell>
          <table:table-cell office:value-type="float" office:value="0.443181155816288" calcext:value-type="float">
            <text:p>0.443181155816288</text:p>
          </table:table-cell>
          <table:table-cell table:style-name="ce2" office:value-type="float" office:value="4.02877762849692" calcext:value-type="float">
            <text:p>4.03E+00</text:p>
          </table:table-cell>
          <table:table-cell office:value-type="float" office:value="0.39820606639015" calcext:value-type="float">
            <text:p>0.39820606639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7.833333333333" calcext:value-type="float">
            <text:p>-2.08E+02</text:p>
          </table:table-cell>
          <table:table-cell office:value-type="float" office:value="3422.55562474073" calcext:value-type="float">
            <text:p>3422.55562474073</text:p>
          </table:table-cell>
          <table:table-cell table:style-name="ce2" office:value-type="float" office:value="71061.5444444444" calcext:value-type="float">
            <text:p>7.11E+04</text:p>
          </table:table-cell>
          <table:table-cell office:value-type="float" office:value="7507.35127682062" calcext:value-type="float">
            <text:p>7507.35127682062</text:p>
          </table:table-cell>
          <table:table-cell office:value-type="float" office:value="35426.8555555555" calcext:value-type="float">
            <text:p>3.54E+04</text:p>
          </table:table-cell>
          <table:table-cell office:value-type="float" office:value="4038.74024944278" calcext:value-type="float">
            <text:p>4038.74024944278</text:p>
          </table:table-cell>
          <table:table-cell office:value-type="float" office:value="35634.6888888889" calcext:value-type="float">
            <text:p>3.56E+04</text:p>
          </table:table-cell>
          <table:table-cell office:value-type="float" office:value="4210.18791701074" calcext:value-type="float">
            <text:p>4210.18791701074</text:p>
          </table:table-cell>
          <table:table-cell office:value-type="float" office:value="13443.6666666667" calcext:value-type="float">
            <text:p>1.34E+04</text:p>
          </table:table-cell>
          <table:table-cell office:value-type="float" office:value="791.013976558639" calcext:value-type="float">
            <text:p>791.013976558639</text:p>
          </table:table-cell>
          <table:table-cell office:value-type="float" office:value="6873.88888888889" calcext:value-type="float">
            <text:p>6.87E+03</text:p>
          </table:table-cell>
          <table:table-cell office:value-type="float" office:value="734.892500747096" calcext:value-type="float">
            <text:p>734.892500747096</text:p>
          </table:table-cell>
          <table:table-cell office:value-type="float" office:value="6569.77777777778" calcext:value-type="float">
            <text:p>6.57E+03</text:p>
          </table:table-cell>
          <table:table-cell office:value-type="float" office:value="350.883892723561" calcext:value-type="float">
            <text:p>350.883892723561</text:p>
          </table:table-cell>
          <table:table-cell table:style-name="ce2" office:value-type="float" office:value="48.1851851851852" calcext:value-type="float">
            <text:p>4.82E+01</text:p>
          </table:table-cell>
          <table:table-cell office:value-type="float" office:value="2.83517554322093" calcext:value-type="float">
            <text:p>2.83517554322093</text:p>
          </table:table-cell>
          <table:table-cell table:style-name="ce2" office:value-type="float" office:value="24.6375945838311" calcext:value-type="float">
            <text:p>2.46E+01</text:p>
          </table:table-cell>
          <table:table-cell office:value-type="float" office:value="2.6340233001688" calcext:value-type="float">
            <text:p>2.6340233001688</text:p>
          </table:table-cell>
          <table:table-cell table:style-name="ce2" office:value-type="float" office:value="23.547590601354" calcext:value-type="float">
            <text:p>2.35E+01</text:p>
          </table:table-cell>
          <table:table-cell office:value-type="float" office:value="1.25764836101635" calcext:value-type="float">
            <text:p>1.25764836101635</text:p>
          </table:table-cell>
          <table:table-cell table:style-name="ce2" office:value-type="float" office:value="10.5671403417933" calcext:value-type="float">
            <text:p>1.06E+01</text:p>
          </table:table-cell>
          <table:table-cell office:value-type="float" office:value="0.583351456965385" calcext:value-type="float">
            <text:p>0.583351456965385</text:p>
          </table:table-cell>
          <table:table-cell table:style-name="ce2" office:value-type="float" office:value="5.15291894961647" calcext:value-type="float">
            <text:p>5.15E+00</text:p>
          </table:table-cell>
          <table:table-cell office:value-type="float" office:value="0.22659221815346" calcext:value-type="float">
            <text:p>0.22659221815346</text:p>
          </table:table-cell>
          <table:table-cell table:style-name="ce2" office:value-type="float" office:value="5.41422139217683" calcext:value-type="float">
            <text:p>5.41E+00</text:p>
          </table:table-cell>
          <table:table-cell office:value-type="float" office:value="0.475174413966694" calcext:value-type="float">
            <text:p>0.475174413966694</text:p>
          </table:table-cell>
          <table:table-cell table:style-name="ce2" office:value-type="float" office:value="3.97332291471145" calcext:value-type="float">
            <text:p>3.97E+00</text:p>
          </table:table-cell>
          <table:table-cell office:value-type="float" office:value="0.405993749624134" calcext:value-type="float">
            <text:p>0.405993749624134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float" office:value="-119.822222222222" calcext:value-type="float">
            <text:p>-1.20E+02</text:p>
          </table:table-cell>
          <table:table-cell office:value-type="float" office:value="3503.37993301636" calcext:value-type="float">
            <text:p>3503.37993301636</text:p>
          </table:table-cell>
          <table:table-cell table:style-name="ce2" office:value-type="float" office:value="72336.8888888889" calcext:value-type="float">
            <text:p>7.23E+04</text:p>
          </table:table-cell>
          <table:table-cell office:value-type="float" office:value="7590.36537876866" calcext:value-type="float">
            <text:p>7590.36537876866</text:p>
          </table:table-cell>
          <table:table-cell office:value-type="float" office:value="36108.5333333333" calcext:value-type="float">
            <text:p>3.61E+04</text:p>
          </table:table-cell>
          <table:table-cell office:value-type="float" office:value="4127.03432826366" calcext:value-type="float">
            <text:p>4127.03432826366</text:p>
          </table:table-cell>
          <table:table-cell office:value-type="float" office:value="36228.3555555556" calcext:value-type="float">
            <text:p>3.62E+04</text:p>
          </table:table-cell>
          <table:table-cell office:value-type="float" office:value="4232.16805224806" calcext:value-type="float">
            <text:p>4232.16805224806</text:p>
          </table:table-cell>
          <table:table-cell office:value-type="float" office:value="13836.8888888889" calcext:value-type="float">
            <text:p>1.38E+04</text:p>
          </table:table-cell>
          <table:table-cell office:value-type="float" office:value="812.831053163973" calcext:value-type="float">
            <text:p>812.831053163973</text:p>
          </table:table-cell>
          <table:table-cell office:value-type="float" office:value="7087.11111111111" calcext:value-type="float">
            <text:p>7.09E+03</text:p>
          </table:table-cell>
          <table:table-cell office:value-type="float" office:value="769.096792701159" calcext:value-type="float">
            <text:p>769.096792701159</text:p>
          </table:table-cell>
          <table:table-cell office:value-type="float" office:value="6749.77777777778" calcext:value-type="float">
            <text:p>6.75E+03</text:p>
          </table:table-cell>
          <table:table-cell office:value-type="float" office:value="363.784361577563" calcext:value-type="float">
            <text:p>363.784361577563</text:p>
          </table:table-cell>
          <table:table-cell table:style-name="ce2" office:value-type="float" office:value="49.594583831143" calcext:value-type="float">
            <text:p>4.96E+01</text:p>
          </table:table-cell>
          <table:table-cell office:value-type="float" office:value="2.91337295040851" calcext:value-type="float">
            <text:p>2.91337295040851</text:p>
          </table:table-cell>
          <table:table-cell table:style-name="ce2" office:value-type="float" office:value="25.4018319394663" calcext:value-type="float">
            <text:p>2.54E+01</text:p>
          </table:table-cell>
          <table:table-cell office:value-type="float" office:value="2.75661932867799" calcext:value-type="float">
            <text:p>2.75661932867799</text:p>
          </table:table-cell>
          <table:table-cell table:style-name="ce2" office:value-type="float" office:value="24.1927518916766" calcext:value-type="float">
            <text:p>2.42E+01</text:p>
          </table:table-cell>
          <table:table-cell office:value-type="float" office:value="1.30388660063643" calcext:value-type="float">
            <text:p>1.30388660063643</text:p>
          </table:table-cell>
          <table:table-cell table:style-name="ce2" office:value-type="float" office:value="10.4535552127584" calcext:value-type="float">
            <text:p>1.05E+01</text:p>
          </table:table-cell>
          <table:table-cell office:value-type="float" office:value="0.577679344052656" calcext:value-type="float">
            <text:p>0.577679344052656</text:p>
          </table:table-cell>
          <table:table-cell table:style-name="ce2" office:value-type="float" office:value="5.09489376006562" calcext:value-type="float">
            <text:p>5.09E+00</text:p>
          </table:table-cell>
          <table:table-cell office:value-type="float" office:value="0.227641306247732" calcext:value-type="float">
            <text:p>0.227641306247732</text:p>
          </table:table-cell>
          <table:table-cell table:style-name="ce2" office:value-type="float" office:value="5.35866145269277" calcext:value-type="float">
            <text:p>5.36E+00</text:p>
          </table:table-cell>
          <table:table-cell office:value-type="float" office:value="0.469927584301796" calcext:value-type="float">
            <text:p>0.469927584301796</text:p>
          </table:table-cell>
          <table:table-cell table:style-name="ce2" office:value-type="float" office:value="3.99007646151818" calcext:value-type="float">
            <text:p>3.99E+00</text:p>
          </table:table-cell>
          <table:table-cell office:value-type="float" office:value="0.40555346054965" calcext:value-type="float">
            <text:p>0.405553460549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58.711111111111" calcext:value-type="float">
            <text:p>-6.59E+02</text:p>
          </table:table-cell>
          <table:table-cell office:value-type="float" office:value="3486.80767829717" calcext:value-type="float">
            <text:p>3486.80767829717</text:p>
          </table:table-cell>
          <table:table-cell table:style-name="ce2" office:value-type="float" office:value="65491.9333333333" calcext:value-type="float">
            <text:p>6.55E+04</text:p>
          </table:table-cell>
          <table:table-cell office:value-type="float" office:value="7401.21728411392" calcext:value-type="float">
            <text:p>7401.21728411392</text:p>
          </table:table-cell>
          <table:table-cell office:value-type="float" office:value="32416.6111111111" calcext:value-type="float">
            <text:p>3.24E+04</text:p>
          </table:table-cell>
          <table:table-cell office:value-type="float" office:value="3894.01395975482" calcext:value-type="float">
            <text:p>3894.01395975482</text:p>
          </table:table-cell>
          <table:table-cell office:value-type="float" office:value="33075.3222222222" calcext:value-type="float">
            <text:p>3.31E+04</text:p>
          </table:table-cell>
          <table:table-cell office:value-type="float" office:value="4278.38495431208" calcext:value-type="float">
            <text:p>4278.38495431208</text:p>
          </table:table-cell>
          <table:table-cell office:value-type="float" office:value="11830.6666666667" calcext:value-type="float">
            <text:p>1.18E+04</text:p>
          </table:table-cell>
          <table:table-cell office:value-type="float" office:value="797.143232633467" calcext:value-type="float">
            <text:p>797.143232633467</text:p>
          </table:table-cell>
          <table:table-cell office:value-type="float" office:value="6013.77777777778" calcext:value-type="float">
            <text:p>6.01E+03</text:p>
          </table:table-cell>
          <table:table-cell office:value-type="float" office:value="718.845799842092" calcext:value-type="float">
            <text:p>718.845799842092</text:p>
          </table:table-cell>
          <table:table-cell office:value-type="float" office:value="5816.88888888889" calcext:value-type="float">
            <text:p>5.82E+03</text:p>
          </table:table-cell>
          <table:table-cell office:value-type="float" office:value="375.199337965669" calcext:value-type="float">
            <text:p>375.199337965669</text:p>
          </table:table-cell>
          <table:table-cell table:style-name="ce2" office:value-type="float" office:value="42.4038231780167" calcext:value-type="float">
            <text:p>4.24E+01</text:p>
          </table:table-cell>
          <table:table-cell office:value-type="float" office:value="2.85714420298734" calcext:value-type="float">
            <text:p>2.85714420298734</text:p>
          </table:table-cell>
          <table:table-cell table:style-name="ce2" office:value-type="float" office:value="21.5547590601354" calcext:value-type="float">
            <text:p>2.16E+01</text:p>
          </table:table-cell>
          <table:table-cell office:value-type="float" office:value="2.57650824316162" calcext:value-type="float">
            <text:p>2.57650824316162</text:p>
          </table:table-cell>
          <table:table-cell table:style-name="ce2" office:value-type="float" office:value="20.8490641178813" calcext:value-type="float">
            <text:p>2.08E+01</text:p>
          </table:table-cell>
          <table:table-cell office:value-type="float" office:value="1.34480049450061" calcext:value-type="float">
            <text:p>1.34480049450061</text:p>
          </table:table-cell>
          <table:table-cell table:style-name="ce2" office:value-type="float" office:value="11.0668167345991" calcext:value-type="float">
            <text:p>1.11E+01</text:p>
          </table:table-cell>
          <table:table-cell office:value-type="float" office:value="0.627890412419007" calcext:value-type="float">
            <text:p>0.627890412419007</text:p>
          </table:table-cell>
          <table:table-cell table:style-name="ce2" office:value-type="float" office:value="5.39346345181169" calcext:value-type="float">
            <text:p>5.39E+00</text:p>
          </table:table-cell>
          <table:table-cell office:value-type="float" office:value="0.254031499405702" calcext:value-type="float">
            <text:p>0.254031499405702</text:p>
          </table:table-cell>
          <table:table-cell table:style-name="ce2" office:value-type="float" office:value="5.67335328278741" calcext:value-type="float">
            <text:p>5.67E+00</text:p>
          </table:table-cell>
          <table:table-cell office:value-type="float" office:value="0.516361588129367" calcext:value-type="float">
            <text:p>0.516361588129367</text:p>
          </table:table-cell>
          <table:table-cell table:style-name="ce2" office:value-type="float" office:value="3.86936930714857" calcext:value-type="float">
            <text:p>3.87E+00</text:p>
          </table:table-cell>
          <table:table-cell table:style-name="ce2" office:value-type="float" office:value="0.407957917652982" calcext:value-type="float">
            <text:p>4.08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office:value-type="float" office:value="32984.7222222222" calcext:value-type="float">
            <text:p>3.30E+04</text:p>
          </table:table-cell>
          <table:table-cell office:value-type="float" office:value="4269.66053289636" calcext:value-type="float">
            <text:p>4269.66053289636</text:p>
          </table:table-cell>
          <table:table-cell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55.888888888889" calcext:value-type="float">
            <text:p>-6.56E+02</text:p>
          </table:table-cell>
          <table:table-cell office:value-type="float" office:value="3477.83617767793" calcext:value-type="float">
            <text:p>3477.83617767793</text:p>
          </table:table-cell>
          <table:table-cell table:style-name="ce2" office:value-type="float" office:value="65313.5555555556" calcext:value-type="float">
            <text:p>6.53E+04</text:p>
          </table:table-cell>
          <table:table-cell office:value-type="float" office:value="7384.54878665373" calcext:value-type="float">
            <text:p>7384.54878665373</text:p>
          </table:table-cell>
          <table:table-cell office:value-type="float" office:value="32328.8333333333" calcext:value-type="float">
            <text:p>3.23E+04</text:p>
          </table:table-cell>
          <table:table-cell office:value-type="float" office:value="3883.74195389504" calcext:value-type="float">
            <text:p>3883.74195389504</text:p>
          </table:table-cell>
          <table:table-cell office:value-type="float" office:value="32984.7222222222" calcext:value-type="float">
            <text:p>3.30E+04</text:p>
          </table:table-cell>
          <table:table-cell office:value-type="float" office:value="4269.66053289636" calcext:value-type="float">
            <text:p>4269.66053289636</text:p>
          </table:table-cell>
          <table:table-cell office:value-type="float" office:value="11774" calcext:value-type="float">
            <text:p>1.18E+04</text:p>
          </table:table-cell>
          <table:table-cell office:value-type="float" office:value="795.220304905083" calcext:value-type="float">
            <text:p>795.220304905083</text:p>
          </table:table-cell>
          <table:table-cell office:value-type="float" office:value="5985.77777777778" calcext:value-type="float">
            <text:p>5.99E+03</text:p>
          </table:table-cell>
          <table:table-cell office:value-type="float" office:value="715.371042463323" calcext:value-type="float">
            <text:p>715.371042463323</text:p>
          </table:table-cell>
          <table:table-cell office:value-type="float" office:value="5788.22222222222" calcext:value-type="float">
            <text:p>5.79E+03</text:p>
          </table:table-cell>
          <table:table-cell office:value-type="float" office:value="374.122017463043" calcext:value-type="float">
            <text:p>374.122017463043</text:p>
          </table:table-cell>
          <table:table-cell table:style-name="ce2" office:value-type="float" office:value="42.2007168458781" calcext:value-type="float">
            <text:p>4.22E+01</text:p>
          </table:table-cell>
          <table:table-cell office:value-type="float" office:value="2.85025198890711" calcext:value-type="float">
            <text:p>2.85025198890711</text:p>
          </table:table-cell>
          <table:table-cell table:style-name="ce2" office:value-type="float" office:value="21.4544006371963" calcext:value-type="float">
            <text:p>2.15E+01</text:p>
          </table:table-cell>
          <table:table-cell office:value-type="float" office:value="2.56405391563915" calcext:value-type="float">
            <text:p>2.56405391563915</text:p>
          </table:table-cell>
          <table:table-cell table:style-name="ce2" office:value-type="float" office:value="20.7463162086818" calcext:value-type="float">
            <text:p>2.07E+01</text:p>
          </table:table-cell>
          <table:table-cell office:value-type="float" office:value="1.34093913069191" calcext:value-type="float">
            <text:p>1.34093913069191</text:p>
          </table:table-cell>
          <table:table-cell table:style-name="ce2" office:value-type="float" office:value="11.0898827736074" calcext:value-type="float">
            <text:p>1.11E+01</text:p>
          </table:table-cell>
          <table:table-cell office:value-type="float" office:value="0.629504551861189" calcext:value-type="float">
            <text:p>0.629504551861189</text:p>
          </table:table-cell>
          <table:table-cell table:style-name="ce2" office:value-type="float" office:value="5.40398395718076" calcext:value-type="float">
            <text:p>5.40E+00</text:p>
          </table:table-cell>
          <table:table-cell office:value-type="float" office:value="0.254177576033438" calcext:value-type="float">
            <text:p>0.254177576033438</text:p>
          </table:table-cell>
          <table:table-cell table:style-name="ce2" office:value-type="float" office:value="5.68589881642668" calcext:value-type="float">
            <text:p>5.69E+00</text:p>
          </table:table-cell>
          <table:table-cell office:value-type="float" office:value="0.518170687188544" calcext:value-type="float">
            <text:p>0.518170687188544</text:p>
          </table:table-cell>
          <table:table-cell table:style-name="ce2" office:value-type="float" office:value="3.86675630898593" calcext:value-type="float">
            <text:p>3.87E+00</text:p>
          </table:table-cell>
          <table:table-cell table:style-name="ce2" office:value-type="float" office:value="0.407628743637716" calcext:value-type="float">
            <text:p>4.08E-01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formula="of:=+[.B17]/[.B$17]" office:value-type="float" office:value="1" calcext:value-type="float">
            <text:p>1.00E+00</text:p>
          </table:table-cell>
          <table:table-cell table:style-name="ce2" table:formula="of:=+[.C17]/[.C$17]" office:value-type="float" office:value="1" calcext:value-type="float">
            <text:p>1.00E+00</text:p>
          </table:table-cell>
          <table:table-cell table:style-name="ce2" table:formula="of:=+[.D17]/[.D$17]" office:value-type="float" office:value="1" calcext:value-type="float">
            <text:p>1.00E+00</text:p>
          </table:table-cell>
          <table:table-cell table:style-name="ce2" table:formula="of:=+[.E17]/[.E$17]" office:value-type="float" office:value="1" calcext:value-type="float">
            <text:p>1.00E+00</text:p>
          </table:table-cell>
          <table:table-cell table:formula="of:=+[.F17]/[.F$17]" office:value-type="float" office:value="1" calcext:value-type="float">
            <text:p>1.00E+00</text:p>
          </table:table-cell>
          <table:table-cell table:style-name="ce2" table:formula="of:=+[.G17]/[.G$17]" office:value-type="float" office:value="1" calcext:value-type="float">
            <text:p>1.00E+00</text:p>
          </table:table-cell>
          <table:table-cell table:formula="of:=+[.H17]/[.H$17]" office:value-type="float" office:value="1" calcext:value-type="float">
            <text:p>1.00E+00</text:p>
          </table:table-cell>
          <table:table-cell table:style-name="ce2" table:formula="of:=+[.I17]/[.I$17]" office:value-type="float" office:value="1" calcext:value-type="float">
            <text:p>1.00E+00</text:p>
          </table:table-cell>
          <table:table-cell table:formula="of:=+[.J17]/[.J$17]" office:value-type="float" office:value="1" calcext:value-type="float">
            <text:p>1.00E+00</text:p>
          </table:table-cell>
          <table:table-cell table:style-name="ce2" table:formula="of:=+[.K17]/[.K$17]" office:value-type="float" office:value="1" calcext:value-type="float">
            <text:p>1.00E+00</text:p>
          </table:table-cell>
          <table:table-cell table:formula="of:=+[.L17]/[.L$17]" office:value-type="float" office:value="1" calcext:value-type="float">
            <text:p>1.00E+00</text:p>
          </table:table-cell>
          <table:table-cell table:style-name="ce2" table:formula="of:=+[.M17]/[.M$17]" office:value-type="float" office:value="1" calcext:value-type="float">
            <text:p>1.00E+00</text:p>
          </table:table-cell>
          <table:table-cell table:formula="of:=+[.N17]/[.N$17]" office:value-type="float" office:value="1" calcext:value-type="float">
            <text:p>1.00E+00</text:p>
          </table:table-cell>
          <table:table-cell table:style-name="ce2" table:formula="of:=+[.O17]/[.O$17]" office:value-type="float" office:value="1" calcext:value-type="float">
            <text:p>1.00E+00</text:p>
          </table:table-cell>
          <table:table-cell table:style-name="ce2" table:formula="of:=+[.P17]/[.P$17]" office:value-type="float" office:value="1" calcext:value-type="float">
            <text:p>1.00E+00</text:p>
          </table:table-cell>
          <table:table-cell table:style-name="ce2" table:formula="of:=+[.Q17]/[.Q$17]" office:value-type="float" office:value="1" calcext:value-type="float">
            <text:p>1.00E+00</text:p>
          </table:table-cell>
          <table:table-cell table:style-name="ce2" table:formula="of:=+[.R17]/[.R$17]" office:value-type="float" office:value="1" calcext:value-type="float">
            <text:p>1.00E+00</text:p>
          </table:table-cell>
          <table:table-cell table:style-name="ce2" table:formula="of:=+[.S17]/[.S$17]" office:value-type="float" office:value="1" calcext:value-type="float">
            <text:p>1.00E+00</text:p>
          </table:table-cell>
          <table:table-cell table:style-name="ce2" table:formula="of:=+[.T17]/[.T$17]" office:value-type="float" office:value="1" calcext:value-type="float">
            <text:p>1.00E+00</text:p>
          </table:table-cell>
          <table:table-cell table:style-name="ce2" table:formula="of:=+[.U17]/[.U$17]" office:value-type="float" office:value="1" calcext:value-type="float">
            <text:p>1.00E+00</text:p>
          </table:table-cell>
          <table:table-cell table:style-name="ce2" table:formula="of:=+[.V17]/[.V$17]" office:value-type="float" office:value="1" calcext:value-type="float">
            <text:p>1.00E+00</text:p>
          </table:table-cell>
          <table:table-cell table:style-name="ce2" table:formula="of:=+[.W17]/[.W$17]" office:value-type="float" office:value="1" calcext:value-type="float">
            <text:p>1.00E+00</text:p>
          </table:table-cell>
          <table:table-cell table:style-name="ce2" table:formula="of:=+[.X17]/[.X$17]" office:value-type="float" office:value="1" calcext:value-type="float">
            <text:p>1.00E+00</text:p>
          </table:table-cell>
          <table:table-cell table:style-name="ce2" table:formula="of:=+[.Y17]/[.Y$17]" office:value-type="float" office:value="1" calcext:value-type="float">
            <text:p>1.00E+00</text:p>
          </table:table-cell>
          <table:table-cell table:style-name="ce2" table:formula="of:=+[.Z17]/[.Z$17]" office:value-type="float" office:value="1" calcext:value-type="float">
            <text:p>1.00E+00</text:p>
          </table:table-cell>
          <table:table-cell table:style-name="ce2" table:formula="of:=+[.AA17]/[.AA$17]" office:value-type="float" office:value="1" calcext:value-type="float">
            <text:p>1.00E+00</text:p>
          </table:table-cell>
          <table:table-cell table:style-name="ce2" table:formula="of:=+[.AB17]/[.AB$17]" office:value-type="float" office:value="1" calcext:value-type="float">
            <text:p>1.00E+00</text:p>
          </table:table-cell>
          <table:table-cell table:style-name="ce2" table:formula="of:=+[.AC17]/[.AC$17]" office:value-type="float" office:value="1" calcext:value-type="float">
            <text:p>1.00E+00</text:p>
          </table:table-cell>
          <table:table-cell table:number-columns-repeated="7"/>
        </table:table-row>
        <table:table-row table:style-name="ro1">
          <table:table-cell/>
          <table:table-cell table:formula="of:=+[.B18]/[.B$17]" office:value-type="float" office:value="0.180717255164642" calcext:value-type="float">
            <text:p>1.81E-01</text:p>
          </table:table-cell>
          <table:table-cell table:style-name="ce2" table:formula="of:=+[.C18]/[.C$17]" office:value-type="float" office:value="0.909085778820804" calcext:value-type="float">
            <text:p>9.09E-01</text:p>
          </table:table-cell>
          <table:table-cell table:style-name="ce2" table:formula="of:=+[.D18]/[.D$17]" office:value-type="float" office:value="0.741097231977188" calcext:value-type="float">
            <text:p>7.41E-01</text:p>
          </table:table-cell>
          <table:table-cell table:style-name="ce2" table:formula="of:=+[.E18]/[.E$17]" office:value-type="float" office:value="1.09570432069437" calcext:value-type="float">
            <text:p>1.10E+00</text:p>
          </table:table-cell>
          <table:table-cell table:formula="of:=+[.F18]/[.F$17]" office:value-type="float" office:value="0.735425759011496" calcext:value-type="float">
            <text:p>7.35E-01</text:p>
          </table:table-cell>
          <table:table-cell table:style-name="ce2" table:formula="of:=+[.G18]/[.G$17]" office:value-type="float" office:value="1.01843811145658" calcext:value-type="float">
            <text:p>1.02E+00</text:p>
          </table:table-cell>
          <table:table-cell table:formula="of:=+[.H18]/[.H$17]" office:value-type="float" office:value="0.746885875930589" calcext:value-type="float">
            <text:p>7.47E-01</text:p>
          </table:table-cell>
          <table:table-cell table:style-name="ce2" table:formula="of:=+[.I18]/[.I$17]" office:value-type="float" office:value="1.0844485061067" calcext:value-type="float">
            <text:p>1.08E+00</text:p>
          </table:table-cell>
          <table:table-cell table:formula="of:=+[.J18]/[.J$17]" office:value-type="float" office:value="0.44964835507028" calcext:value-type="float">
            <text:p>4.50E-01</text:p>
          </table:table-cell>
          <table:table-cell table:style-name="ce2" table:formula="of:=+[.K18]/[.K$17]" office:value-type="float" office:value="22.5932127844643" calcext:value-type="float">
            <text:p>2.26E+01</text:p>
          </table:table-cell>
          <table:table-cell table:formula="of:=+[.L18]/[.L$17]" office:value-type="float" office:value="0.45071885808683" calcext:value-type="float">
            <text:p>4.51E-01</text:p>
          </table:table-cell>
          <table:table-cell table:style-name="ce2" table:formula="of:=+[.M18]/[.M$17]" office:value-type="float" office:value="1.31224570521577" calcext:value-type="float">
            <text:p>1.31E+00</text:p>
          </table:table-cell>
          <table:table-cell table:formula="of:=+[.N18]/[.N$17]" office:value-type="float" office:value="0.448519050504088" calcext:value-type="float">
            <text:p>4.49E-01</text:p>
          </table:table-cell>
          <table:table-cell table:style-name="ce2" table:formula="of:=+[.O18]/[.O$17]" office:value-type="float" office:value="0.622700056938965" calcext:value-type="float">
            <text:p>6.23E-01</text:p>
          </table:table-cell>
          <table:table-cell table:style-name="ce2" table:formula="of:=+[.P18]/[.P$17]" office:value-type="float" office:value="0.449648355070281" calcext:value-type="float">
            <text:p>4.50E-01</text:p>
          </table:table-cell>
          <table:table-cell table:style-name="ce2" table:formula="of:=+[.Q18]/[.Q$17]" office:value-type="float" office:value="22.5932127844639" calcext:value-type="float">
            <text:p>2.26E+01</text:p>
          </table:table-cell>
          <table:table-cell table:style-name="ce2" table:formula="of:=+[.R18]/[.R$17]" office:value-type="float" office:value="0.45071885808683" calcext:value-type="float">
            <text:p>4.51E-01</text:p>
          </table:table-cell>
          <table:table-cell table:style-name="ce2" table:formula="of:=+[.S18]/[.S$17]" office:value-type="float" office:value="1.31224570521576" calcext:value-type="float">
            <text:p>1.31E+00</text:p>
          </table:table-cell>
          <table:table-cell table:style-name="ce2" table:formula="of:=+[.T18]/[.T$17]" office:value-type="float" office:value="0.448519050504088" calcext:value-type="float">
            <text:p>4.49E-01</text:p>
          </table:table-cell>
          <table:table-cell table:style-name="ce2" table:formula="of:=+[.U18]/[.U$17]" office:value-type="float" office:value="0.622700056938963" calcext:value-type="float">
            <text:p>6.23E-01</text:p>
          </table:table-cell>
          <table:table-cell table:style-name="ce2" table:formula="of:=+[.V18]/[.V$17]" office:value-type="float" office:value="1.64683314323272" calcext:value-type="float">
            <text:p>1.65E+00</text:p>
          </table:table-cell>
          <table:table-cell table:style-name="ce2" table:formula="of:=+[.W18]/[.W$17]" office:value-type="float" office:value="1.38218377041124" calcext:value-type="float">
            <text:p>1.38E+00</text:p>
          </table:table-cell>
          <table:table-cell table:style-name="ce2" table:formula="of:=+[.X18]/[.X$17]" office:value-type="float" office:value="1.63215235904696" calcext:value-type="float">
            <text:p>1.63E+00</text:p>
          </table:table-cell>
          <table:table-cell table:style-name="ce2" table:formula="of:=+[.Y18]/[.Y$17]" office:value-type="float" office:value="1.21667225948259" calcext:value-type="float">
            <text:p>1.22E+00</text:p>
          </table:table-cell>
          <table:table-cell table:style-name="ce2" table:formula="of:=+[.Z18]/[.Z$17]" office:value-type="float" office:value="1.66100458645848" calcext:value-type="float">
            <text:p>1.66E+00</text:p>
          </table:table-cell>
          <table:table-cell table:style-name="ce2" table:formula="of:=+[.AA18]/[.AA$17]" office:value-type="float" office:value="1.69151495245334" calcext:value-type="float">
            <text:p>1.69E+00</text:p>
          </table:table-cell>
          <table:table-cell table:style-name="ce2" table:formula="of:=+[.AB18]/[.AB$17]" office:value-type="float" office:value="0.910283058093844" calcext:value-type="float">
            <text:p>9.10E-01</text:p>
          </table:table-cell>
          <table:table-cell table:style-name="ce2" table:formula="of:=+[.AC18]/[.AC$17]" office:value-type="float" office:value="1.04123324001004" calcext:value-type="float">
            <text:p>1.04E+00</text:p>
          </table:table-cell>
          <table:table-cell table:number-columns-repeated="7"/>
        </table:table-row>
        <table:table-row table:style-name="ro1">
          <table:table-cell/>
          <table:table-cell table:formula="of:=+[.B19]/[.B$17]" office:value-type="float" office:value="-0.19887722879653" calcext:value-type="float">
            <text:p>-1.99E-01</text:p>
          </table:table-cell>
          <table:table-cell table:style-name="ce2" table:formula="of:=+[.C19]/[.C$17]" office:value-type="float" office:value="0.860244475179791" calcext:value-type="float">
            <text:p>8.60E-01</text:p>
          </table:table-cell>
          <table:table-cell table:style-name="ce2" table:formula="of:=+[.D19]/[.D$17]" office:value-type="float" office:value="0.695241265347696" calcext:value-type="float">
            <text:p>6.95E-01</text:p>
          </table:table-cell>
          <table:table-cell table:style-name="ce2" table:formula="of:=+[.E19]/[.E$17]" office:value-type="float" office:value="1.1164517040958" calcext:value-type="float">
            <text:p>1.12E+00</text:p>
          </table:table-cell>
          <table:table-cell table:formula="of:=+[.F19]/[.F$17]" office:value-type="float" office:value="0.686192103925998" calcext:value-type="float">
            <text:p>6.86E-01</text:p>
          </table:table-cell>
          <table:table-cell table:style-name="ce2" table:formula="of:=+[.G19]/[.G$17]" office:value-type="float" office:value="1.01171868529569" calcext:value-type="float">
            <text:p>1.01E+00</text:p>
          </table:table-cell>
          <table:table-cell table:formula="of:=+[.H19]/[.H$17]" office:value-type="float" office:value="0.704477379821653" calcext:value-type="float">
            <text:p>7.04E-01</text:p>
          </table:table-cell>
          <table:table-cell table:style-name="ce2" table:formula="of:=+[.I19]/[.I$17]" office:value-type="float" office:value="1.10235112819479" calcext:value-type="float">
            <text:p>1.10E+00</text:p>
          </table:table-cell>
          <table:table-cell table:formula="of:=+[.J19]/[.J$17]" office:value-type="float" office:value="0.400815590972184" calcext:value-type="float">
            <text:p>4.01E-01</text:p>
          </table:table-cell>
          <table:table-cell table:style-name="ce2" table:formula="of:=+[.K19]/[.K$17]" office:value-type="float" office:value="24.159990981636" calcext:value-type="float">
            <text:p>2.42E+01</text:p>
          </table:table-cell>
          <table:table-cell table:formula="of:=+[.L19]/[.L$17]" office:value-type="float" office:value="0.399211450105828" calcext:value-type="float">
            <text:p>3.99E-01</text:p>
          </table:table-cell>
          <table:table-cell table:style-name="ce2" table:formula="of:=+[.M19]/[.M$17]" office:value-type="float" office:value="1.31648089451488" calcext:value-type="float">
            <text:p>1.32E+00</text:p>
          </table:table-cell>
          <table:table-cell table:formula="of:=+[.N19]/[.N$17]" office:value-type="float" office:value="0.402507845526519" calcext:value-type="float">
            <text:p>4.03E-01</text:p>
          </table:table-cell>
          <table:table-cell table:style-name="ce2" table:formula="of:=+[.O19]/[.O$17]" office:value-type="float" office:value="0.630713462421077" calcext:value-type="float">
            <text:p>6.31E-01</text:p>
          </table:table-cell>
          <table:table-cell table:style-name="ce2" table:formula="of:=+[.P19]/[.P$17]" office:value-type="float" office:value="0.400815590972185" calcext:value-type="float">
            <text:p>4.01E-01</text:p>
          </table:table-cell>
          <table:table-cell table:style-name="ce2" table:formula="of:=+[.Q19]/[.Q$17]" office:value-type="float" office:value="24.1599909816357" calcext:value-type="float">
            <text:p>2.42E+01</text:p>
          </table:table-cell>
          <table:table-cell table:style-name="ce2" table:formula="of:=+[.R19]/[.R$17]" office:value-type="float" office:value="0.399211450105827" calcext:value-type="float">
            <text:p>3.99E-01</text:p>
          </table:table-cell>
          <table:table-cell table:style-name="ce2" table:formula="of:=+[.S19]/[.S$17]" office:value-type="float" office:value="1.31648089451488" calcext:value-type="float">
            <text:p>1.32E+00</text:p>
          </table:table-cell>
          <table:table-cell table:style-name="ce2" table:formula="of:=+[.T19]/[.T$17]" office:value-type="float" office:value="0.402507845526518" calcext:value-type="float">
            <text:p>4.03E-01</text:p>
          </table:table-cell>
          <table:table-cell table:style-name="ce2" table:formula="of:=+[.U19]/[.U$17]" office:value-type="float" office:value="0.630713462421078" calcext:value-type="float">
            <text:p>6.31E-01</text:p>
          </table:table-cell>
          <table:table-cell table:style-name="ce2" table:formula="of:=+[.V19]/[.V$17]" office:value-type="float" office:value="1.73277287466574" calcext:value-type="float">
            <text:p>1.73E+00</text:p>
          </table:table-cell>
          <table:table-cell table:style-name="ce2" table:formula="of:=+[.W19]/[.W$17]" office:value-type="float" office:value="1.43680438395764" calcext:value-type="float">
            <text:p>1.44E+00</text:p>
          </table:table-cell>
          <table:table-cell table:style-name="ce2" table:formula="of:=+[.X19]/[.X$17]" office:value-type="float" office:value="1.72029426816309" calcext:value-type="float">
            <text:p>1.72E+00</text:p>
          </table:table-cell>
          <table:table-cell table:style-name="ce2" table:formula="of:=+[.Y19]/[.Y$17]" office:value-type="float" office:value="1.36108085092873" calcext:value-type="float">
            <text:p>1.36E+00</text:p>
          </table:table-cell>
          <table:table-cell table:style-name="ce2" table:formula="of:=+[.Z19]/[.Z$17]" office:value-type="float" office:value="1.74481854343595" calcext:value-type="float">
            <text:p>1.74E+00</text:p>
          </table:table-cell>
          <table:table-cell table:style-name="ce2" table:formula="of:=+[.AA19]/[.AA$17]" office:value-type="float" office:value="1.81362545699281" calcext:value-type="float">
            <text:p>1.81E+00</text:p>
          </table:table-cell>
          <table:table-cell table:style-name="ce2" table:formula="of:=+[.AB19]/[.AB$17]" office:value-type="float" office:value="0.89775333044313" calcext:value-type="float">
            <text:p>8.98E-01</text:p>
          </table:table-cell>
          <table:table-cell table:style-name="ce2" table:formula="of:=+[.AC19]/[.AC$17]" office:value-type="float" office:value="1.06159655270239" calcext:value-type="float">
            <text:p>1.06E+00</text:p>
          </table:table-cell>
          <table:table-cell table:number-columns-repeated="7"/>
        </table:table-row>
        <table:table-row table:style-name="ro1">
          <table:table-cell/>
          <table:table-cell table:formula="of:=+[.B20]/[.B$17]" office:value-type="float" office:value="-0.114658756233188" calcext:value-type="float">
            <text:p>-1.15E-01</text:p>
          </table:table-cell>
          <table:table-cell table:style-name="ce2" table:formula="of:=+[.C20]/[.C$17]" office:value-type="float" office:value="0.880559313644865" calcext:value-type="float">
            <text:p>8.81E-01</text:p>
          </table:table-cell>
          <table:table-cell table:style-name="ce2" table:formula="of:=+[.D20]/[.D$17]" office:value-type="float" office:value="0.707718788771113" calcext:value-type="float">
            <text:p>7.08E-01</text:p>
          </table:table-cell>
          <table:table-cell table:style-name="ce2" table:formula="of:=+[.E20]/[.E$17]" office:value-type="float" office:value="1.1287971015824" calcext:value-type="float">
            <text:p>1.13E+00</text:p>
          </table:table-cell>
          <table:table-cell table:formula="of:=+[.F20]/[.F$17]" office:value-type="float" office:value="0.69939570049695" calcext:value-type="float">
            <text:p>6.99E-01</text:p>
          </table:table-cell>
          <table:table-cell table:style-name="ce2" table:formula="of:=+[.G20]/[.G$17]" office:value-type="float" office:value="1.03383666363223" calcext:value-type="float">
            <text:p>1.03E+00</text:p>
          </table:table-cell>
          <table:table-cell table:formula="of:=+[.H20]/[.H$17]" office:value-type="float" office:value="0.716213829636744" calcext:value-type="float">
            <text:p>7.16E-01</text:p>
          </table:table-cell>
          <table:table-cell table:style-name="ce2" table:formula="of:=+[.I20]/[.I$17]" office:value-type="float" office:value="1.10810617460943" calcext:value-type="float">
            <text:p>1.11E+00</text:p>
          </table:table-cell>
          <table:table-cell table:formula="of:=+[.J20]/[.J$17]" office:value-type="float" office:value="0.412539297107667" calcext:value-type="float">
            <text:p>4.13E-01</text:p>
          </table:table-cell>
          <table:table-cell table:style-name="ce2" table:formula="of:=+[.K20]/[.K$17]" office:value-type="float" office:value="24.8263513616684" calcext:value-type="float">
            <text:p>2.48E+01</text:p>
          </table:table-cell>
          <table:table-cell table:formula="of:=+[.L20]/[.L$17]" office:value-type="float" office:value="0.41159465179908" calcext:value-type="float">
            <text:p>4.12E-01</text:p>
          </table:table-cell>
          <table:table-cell table:style-name="ce2" table:formula="of:=+[.M20]/[.M$17]" office:value-type="float" office:value="1.37775420567556" calcext:value-type="float">
            <text:p>1.38E+00</text:p>
          </table:table-cell>
          <table:table-cell table:formula="of:=+[.N20]/[.N$17]" office:value-type="float" office:value="0.41353583074085" calcext:value-type="float">
            <text:p>4.14E-01</text:p>
          </table:table-cell>
          <table:table-cell table:style-name="ce2" table:formula="of:=+[.O20]/[.O$17]" office:value-type="float" office:value="0.653902042878867" calcext:value-type="float">
            <text:p>6.54E-01</text:p>
          </table:table-cell>
          <table:table-cell table:style-name="ce2" table:formula="of:=+[.P20]/[.P$17]" office:value-type="float" office:value="0.412539297107668" calcext:value-type="float">
            <text:p>4.13E-01</text:p>
          </table:table-cell>
          <table:table-cell table:style-name="ce2" table:formula="of:=+[.Q20]/[.Q$17]" office:value-type="float" office:value="24.826351361668" calcext:value-type="float">
            <text:p>2.48E+01</text:p>
          </table:table-cell>
          <table:table-cell table:style-name="ce2" table:formula="of:=+[.R20]/[.R$17]" office:value-type="float" office:value="0.41159465179908" calcext:value-type="float">
            <text:p>4.12E-01</text:p>
          </table:table-cell>
          <table:table-cell table:style-name="ce2" table:formula="of:=+[.S20]/[.S$17]" office:value-type="float" office:value="1.37775420567556" calcext:value-type="float">
            <text:p>1.38E+00</text:p>
          </table:table-cell>
          <table:table-cell table:style-name="ce2" table:formula="of:=+[.T20]/[.T$17]" office:value-type="float" office:value="0.413535830740849" calcext:value-type="float">
            <text:p>4.14E-01</text:p>
          </table:table-cell>
          <table:table-cell table:style-name="ce2" table:formula="of:=+[.U20]/[.U$17]" office:value-type="float" office:value="0.653902042878868" calcext:value-type="float">
            <text:p>6.54E-01</text:p>
          </table:table-cell>
          <table:table-cell table:style-name="ce2" table:formula="of:=+[.V20]/[.V$17]" office:value-type="float" office:value="1.71414747326185" calcext:value-type="float">
            <text:p>1.71E+00</text:p>
          </table:table-cell>
          <table:table-cell table:style-name="ce2" table:formula="of:=+[.W20]/[.W$17]" office:value-type="float" office:value="1.42283387509544" calcext:value-type="float">
            <text:p>1.42E+00</text:p>
          </table:table-cell>
          <table:table-cell table:style-name="ce2" table:formula="of:=+[.X20]/[.X$17]" office:value-type="float" office:value="1.70092264559937" calcext:value-type="float">
            <text:p>1.70E+00</text:p>
          </table:table-cell>
          <table:table-cell table:style-name="ce2" table:formula="of:=+[.Y20]/[.Y$17]" office:value-type="float" office:value="1.36738245178549" calcext:value-type="float">
            <text:p>1.37E+00</text:p>
          </table:table-cell>
          <table:table-cell table:style-name="ce2" table:formula="of:=+[.Z20]/[.Z$17]" office:value-type="float" office:value="1.72691347349847" calcext:value-type="float">
            <text:p>1.73E+00</text:p>
          </table:table-cell>
          <table:table-cell table:style-name="ce2" table:formula="of:=+[.AA20]/[.AA$17]" office:value-type="float" office:value="1.79359958108479" calcext:value-type="float">
            <text:p>1.79E+00</text:p>
          </table:table-cell>
          <table:table-cell table:style-name="ce2" table:formula="of:=+[.AB20]/[.AB$17]" office:value-type="float" office:value="0.901538714305788" calcext:value-type="float">
            <text:p>9.02E-01</text:p>
          </table:table-cell>
          <table:table-cell table:style-name="ce2" table:formula="of:=+[.AC20]/[.AC$17]" office:value-type="float" office:value="1.06044528038823" calcext:value-type="float">
            <text:p>1.06E+00</text:p>
          </table:table-cell>
          <table:table-cell table:number-columns-repeated="7"/>
        </table:table-row>
        <table:table-row table:style-name="ro1">
          <table:table-cell/>
          <table:table-cell table:formula="of:=+[.B21]/[.B$17]" office:value-type="float" office:value="-0.630325454796765" calcext:value-type="float">
            <text:p>-6.30E-01</text:p>
          </table:table-cell>
          <table:table-cell table:style-name="ce2" table:formula="of:=+[.C21]/[.C$17]" office:value-type="float" office:value="0.876393949476522" calcext:value-type="float">
            <text:p>8.76E-01</text:p>
          </table:table-cell>
          <table:table-cell table:style-name="ce2" table:formula="of:=+[.D21]/[.D$17]" office:value-type="float" office:value="0.640750140694322" calcext:value-type="float">
            <text:p>6.41E-01</text:p>
          </table:table-cell>
          <table:table-cell table:style-name="ce2" table:formula="of:=+[.E21]/[.E$17]" office:value-type="float" office:value="1.10066804449994" calcext:value-type="float">
            <text:p>1.10E+00</text:p>
          </table:table-cell>
          <table:table-cell table:formula="of:=+[.F21]/[.F$17]" office:value-type="float" office:value="0.627885885768261" calcext:value-type="float">
            <text:p>6.28E-01</text:p>
          </table:table-cell>
          <table:table-cell table:style-name="ce2" table:formula="of:=+[.G21]/[.G$17]" office:value-type="float" office:value="0.975464238986345" calcext:value-type="float">
            <text:p>9.75E-01</text:p>
          </table:table-cell>
          <table:table-cell table:formula="of:=+[.H21]/[.H$17]" office:value-type="float" office:value="0.65388016739872" calcext:value-type="float">
            <text:p>6.54E-01</text:p>
          </table:table-cell>
          <table:table-cell table:style-name="ce2" table:formula="of:=+[.I21]/[.I$17]" office:value-type="float" office:value="1.12020712001523" calcext:value-type="float">
            <text:p>1.12E+00</text:p>
          </table:table-cell>
          <table:table-cell table:formula="of:=+[.J21]/[.J$17]" office:value-type="float" office:value="0.352724875524652" calcext:value-type="float">
            <text:p>3.53E-01</text:p>
          </table:table-cell>
          <table:table-cell table:style-name="ce2" table:formula="of:=+[.K21]/[.K$17]" office:value-type="float" office:value="24.3471972458493" calcext:value-type="float">
            <text:p>2.43E+01</text:p>
          </table:table-cell>
          <table:table-cell table:formula="of:=+[.L21]/[.L$17]" office:value-type="float" office:value="0.349259201899746" calcext:value-type="float">
            <text:p>3.49E-01</text:p>
          </table:table-cell>
          <table:table-cell table:style-name="ce2" table:formula="of:=+[.M21]/[.M$17]" office:value-type="float" office:value="1.28773495529253" calcext:value-type="float">
            <text:p>1.29E+00</text:p>
          </table:table-cell>
          <table:table-cell table:formula="of:=+[.N21]/[.N$17]" office:value-type="float" office:value="0.356380914778181" calcext:value-type="float">
            <text:p>3.56E-01</text:p>
          </table:table-cell>
          <table:table-cell table:style-name="ce2" table:formula="of:=+[.O21]/[.O$17]" office:value-type="float" office:value="0.674420452046395" calcext:value-type="float">
            <text:p>6.74E-01</text:p>
          </table:table-cell>
          <table:table-cell table:style-name="ce2" table:formula="of:=+[.P21]/[.P$17]" office:value-type="float" office:value="0.352724875524652" calcext:value-type="float">
            <text:p>3.53E-01</text:p>
          </table:table-cell>
          <table:table-cell table:style-name="ce2" table:formula="of:=+[.Q21]/[.Q$17]" office:value-type="float" office:value="24.3471972458489" calcext:value-type="float">
            <text:p>2.43E+01</text:p>
          </table:table-cell>
          <table:table-cell table:style-name="ce2" table:formula="of:=+[.R21]/[.R$17]" office:value-type="float" office:value="0.349259201899747" calcext:value-type="float">
            <text:p>3.49E-01</text:p>
          </table:table-cell>
          <table:table-cell table:style-name="ce2" table:formula="of:=+[.S21]/[.S$17]" office:value-type="float" office:value="1.28773495529253" calcext:value-type="float">
            <text:p>1.29E+00</text:p>
          </table:table-cell>
          <table:table-cell table:style-name="ce2" table:formula="of:=+[.T21]/[.T$17]" office:value-type="float" office:value="0.356380914778181" calcext:value-type="float">
            <text:p>3.56E-01</text:p>
          </table:table-cell>
          <table:table-cell table:style-name="ce2" table:formula="of:=+[.U21]/[.U$17]" office:value-type="float" office:value="0.674420452046397" calcext:value-type="float">
            <text:p>6.74E-01</text:p>
          </table:table-cell>
          <table:table-cell table:style-name="ce2" table:formula="of:=+[.V21]/[.V$17]" office:value-type="float" office:value="1.81470854236387" calcext:value-type="float">
            <text:p>1.81E+00</text:p>
          </table:table-cell>
          <table:table-cell table:style-name="ce2" table:formula="of:=+[.W21]/[.W$17]" office:value-type="float" office:value="1.54650457530636" calcext:value-type="float">
            <text:p>1.55E+00</text:p>
          </table:table-cell>
          <table:table-cell table:style-name="ce2" table:formula="of:=+[.X21]/[.X$17]" office:value-type="float" office:value="1.80059968969419" calcext:value-type="float">
            <text:p>1.80E+00</text:p>
          </table:table-cell>
          <table:table-cell table:style-name="ce2" table:formula="of:=+[.Y21]/[.Y$17]" office:value-type="float" office:value="1.52590151679282" calcext:value-type="float">
            <text:p>1.53E+00</text:p>
          </table:table-cell>
          <table:table-cell table:style-name="ce2" table:formula="of:=+[.Z21]/[.Z$17]" office:value-type="float" office:value="1.82832789689281" calcext:value-type="float">
            <text:p>1.83E+00</text:p>
          </table:table-cell>
          <table:table-cell table:style-name="ce2" table:formula="of:=+[.AA21]/[.AA$17]" office:value-type="float" office:value="1.97082690843345" calcext:value-type="float">
            <text:p>1.97E+00</text:p>
          </table:table-cell>
          <table:table-cell table:style-name="ce2" table:formula="of:=+[.AB21]/[.AB$17]" office:value-type="float" office:value="0.874265509441818" calcext:value-type="float">
            <text:p>8.74E-01</text:p>
          </table:table-cell>
          <table:table-cell table:style-name="ce2" table:formula="of:=+[.AC21]/[.AC$17]" office:value-type="float" office:value="1.06673247908127" calcext:value-type="float">
            <text:p>1.07E+00</text:p>
          </table:table-cell>
          <table:table-cell table:number-columns-repeated="7"/>
        </table:table-row>
        <table:table-row table:style-name="ro1">
          <table:table-cell/>
          <table:table-cell table:formula="of:=+[.B22]/[.B$17]" office:value-type="float" office:value="-0.627624849818721" calcext:value-type="float">
            <text:p>-6.28E-01</text:p>
          </table:table-cell>
          <table:table-cell table:style-name="ce2" table:formula="of:=+[.C22]/[.C$17]" office:value-type="float" office:value="0.874139001803507" calcext:value-type="float">
            <text:p>8.74E-01</text:p>
          </table:table-cell>
          <table:table-cell table:style-name="ce2" table:formula="of:=+[.D22]/[.D$17]" office:value-type="float" office:value="0.6390049549838" calcext:value-type="float">
            <text:p>6.39E-01</text:p>
          </table:table-cell>
          <table:table-cell table:style-name="ce2" table:formula="of:=+[.E22]/[.E$17]" office:value-type="float" office:value="1.09818919787243" calcext:value-type="float">
            <text:p>1.10E+00</text:p>
          </table:table-cell>
          <table:table-cell table:formula="of:=+[.F22]/[.F$17]" office:value-type="float" office:value="0.626185694851886" calcext:value-type="float">
            <text:p>6.26E-01</text:p>
          </table:table-cell>
          <table:table-cell table:style-name="ce2" table:formula="of:=+[.G22]/[.G$17]" office:value-type="float" office:value="0.972891065268317" calcext:value-type="float">
            <text:p>9.73E-01</text:p>
          </table:table-cell>
          <table:table-cell table:formula="of:=+[.H22]/[.H$17]" office:value-type="float" office:value="0.652089057314643" calcext:value-type="float">
            <text:p>6.52E-01</text:p>
          </table:table-cell>
          <table:table-cell table:style-name="ce2" table:formula="of:=+[.I22]/[.I$17]" office:value-type="float" office:value="1.11792280967564" calcext:value-type="float">
            <text:p>1.12E+00</text:p>
          </table:table-cell>
          <table:table-cell table:formula="of:=+[.J22]/[.J$17]" office:value-type="float" office:value="0.351035389757741" calcext:value-type="float">
            <text:p>3.51E-01</text:p>
          </table:table-cell>
          <table:table-cell table:style-name="ce2" table:formula="of:=+[.K22]/[.K$17]" office:value-type="float" office:value="24.2884651400296" calcext:value-type="float">
            <text:p>2.43E+01</text:p>
          </table:table-cell>
          <table:table-cell table:formula="of:=+[.L22]/[.L$17]" office:value-type="float" office:value="0.347633059728459" calcext:value-type="float">
            <text:p>3.48E-01</text:p>
          </table:table-cell>
          <table:table-cell table:style-name="ce2" table:formula="of:=+[.M22]/[.M$17]" office:value-type="float" office:value="1.2815103010777" calcext:value-type="float">
            <text:p>1.28E+00</text:p>
          </table:table-cell>
          <table:table-cell table:formula="of:=+[.N22]/[.N$17]" office:value-type="float" office:value="0.354624606021825" calcext:value-type="float">
            <text:p>3.55E-01</text:p>
          </table:table-cell>
          <table:table-cell table:style-name="ce2" table:formula="of:=+[.O22]/[.O$17]" office:value-type="float" office:value="0.672483969470708" calcext:value-type="float">
            <text:p>6.72E-01</text:p>
          </table:table-cell>
          <table:table-cell table:style-name="ce2" table:formula="of:=+[.P22]/[.P$17]" office:value-type="float" office:value="0.351035389757742" calcext:value-type="float">
            <text:p>3.51E-01</text:p>
          </table:table-cell>
          <table:table-cell table:style-name="ce2" table:formula="of:=+[.Q22]/[.Q$17]" office:value-type="float" office:value="24.2884651400292" calcext:value-type="float">
            <text:p>2.43E+01</text:p>
          </table:table-cell>
          <table:table-cell table:style-name="ce2" table:formula="of:=+[.R22]/[.R$17]" office:value-type="float" office:value="0.347633059728459" calcext:value-type="float">
            <text:p>3.48E-01</text:p>
          </table:table-cell>
          <table:table-cell table:style-name="ce2" table:formula="of:=+[.S22]/[.S$17]" office:value-type="float" office:value="1.2815103010777" calcext:value-type="float">
            <text:p>1.28E+00</text:p>
          </table:table-cell>
          <table:table-cell table:style-name="ce2" table:formula="of:=+[.T22]/[.T$17]" office:value-type="float" office:value="0.354624606021825" calcext:value-type="float">
            <text:p>3.55E-01</text:p>
          </table:table-cell>
          <table:table-cell table:style-name="ce2" table:formula="of:=+[.U22]/[.U$17]" office:value-type="float" office:value="0.672483969470708" calcext:value-type="float">
            <text:p>6.72E-01</text:p>
          </table:table-cell>
          <table:table-cell table:style-name="ce2" table:formula="of:=+[.V22]/[.V$17]" office:value-type="float" office:value="1.81849085294429" calcext:value-type="float">
            <text:p>1.82E+00</text:p>
          </table:table-cell>
          <table:table-cell table:style-name="ce2" table:formula="of:=+[.W22]/[.W$17]" office:value-type="float" office:value="1.55048022771822" calcext:value-type="float">
            <text:p>1.55E+00</text:p>
          </table:table-cell>
          <table:table-cell table:style-name="ce2" table:formula="of:=+[.X22]/[.X$17]" office:value-type="float" office:value="1.80411194464358" calcext:value-type="float">
            <text:p>1.80E+00</text:p>
          </table:table-cell>
          <table:table-cell table:style-name="ce2" table:formula="of:=+[.Y22]/[.Y$17]" office:value-type="float" office:value="1.52677896131585" calcext:value-type="float">
            <text:p>1.53E+00</text:p>
          </table:table-cell>
          <table:table-cell table:style-name="ce2" table:formula="of:=+[.Z22]/[.Z$17]" office:value-type="float" office:value="1.83237089368691" calcext:value-type="float">
            <text:p>1.83E+00</text:p>
          </table:table-cell>
          <table:table-cell table:style-name="ce2" table:formula="of:=+[.AA22]/[.AA$17]" office:value-type="float" office:value="1.97773180064041" calcext:value-type="float">
            <text:p>1.98E+00</text:p>
          </table:table-cell>
          <table:table-cell table:style-name="ce2" table:formula="of:=+[.AB22]/[.AB$17]" office:value-type="float" office:value="0.873675114990296" calcext:value-type="float">
            <text:p>8.74E-01</text:p>
          </table:table-cell>
          <table:table-cell table:style-name="ce2" table:formula="of:=+[.AC22]/[.AC$17]" office:value-type="float" office:value="1.06587175154502" calcext:value-type="float">
            <text:p>1.07E+00</text:p>
          </table:table-cell>
          <table:table-cell table:number-columns-repeated="7"/>
        </table:table-row>
        <table:table-row table:style-name="ro1">
          <table:table-cell/>
          <table:table-cell table:formula="of:=+[.B23]/[.B$17]" office:value-type="float" office:value="-0.627624849818721" calcext:value-type="float">
            <text:p>-6.28E-01</text:p>
          </table:table-cell>
          <table:table-cell table:style-name="ce2" table:formula="of:=+[.C23]/[.C$17]" office:value-type="float" office:value="0.874139001803507" calcext:value-type="float">
            <text:p>8.74E-01</text:p>
          </table:table-cell>
          <table:table-cell table:style-name="ce2" table:formula="of:=+[.D23]/[.D$17]" office:value-type="float" office:value="0.6390049549838" calcext:value-type="float">
            <text:p>6.39E-01</text:p>
          </table:table-cell>
          <table:table-cell table:style-name="ce2" table:formula="of:=+[.E23]/[.E$17]" office:value-type="float" office:value="1.09818919787243" calcext:value-type="float">
            <text:p>1.10E+00</text:p>
          </table:table-cell>
          <table:table-cell table:formula="of:=+[.F23]/[.F$17]" office:value-type="float" office:value="0.626185694851886" calcext:value-type="float">
            <text:p>6.26E-01</text:p>
          </table:table-cell>
          <table:table-cell table:style-name="ce2" table:formula="of:=+[.G23]/[.G$17]" office:value-type="float" office:value="0.972891065268317" calcext:value-type="float">
            <text:p>9.73E-01</text:p>
          </table:table-cell>
          <table:table-cell table:formula="of:=+[.H23]/[.H$17]" office:value-type="float" office:value="0.652089057314643" calcext:value-type="float">
            <text:p>6.52E-01</text:p>
          </table:table-cell>
          <table:table-cell table:style-name="ce2" table:formula="of:=+[.I23]/[.I$17]" office:value-type="float" office:value="1.11792280967564" calcext:value-type="float">
            <text:p>1.12E+00</text:p>
          </table:table-cell>
          <table:table-cell table:formula="of:=+[.J23]/[.J$17]" office:value-type="float" office:value="0.351035389757741" calcext:value-type="float">
            <text:p>3.51E-01</text:p>
          </table:table-cell>
          <table:table-cell table:style-name="ce2" table:formula="of:=+[.K23]/[.K$17]" office:value-type="float" office:value="24.2884651400296" calcext:value-type="float">
            <text:p>2.43E+01</text:p>
          </table:table-cell>
          <table:table-cell table:formula="of:=+[.L23]/[.L$17]" office:value-type="float" office:value="0.347633059728459" calcext:value-type="float">
            <text:p>3.48E-01</text:p>
          </table:table-cell>
          <table:table-cell table:style-name="ce2" table:formula="of:=+[.M23]/[.M$17]" office:value-type="float" office:value="1.2815103010777" calcext:value-type="float">
            <text:p>1.28E+00</text:p>
          </table:table-cell>
          <table:table-cell table:formula="of:=+[.N23]/[.N$17]" office:value-type="float" office:value="0.354624606021825" calcext:value-type="float">
            <text:p>3.55E-01</text:p>
          </table:table-cell>
          <table:table-cell table:style-name="ce2" table:formula="of:=+[.O23]/[.O$17]" office:value-type="float" office:value="0.672483969470708" calcext:value-type="float">
            <text:p>6.72E-01</text:p>
          </table:table-cell>
          <table:table-cell table:style-name="ce2" table:formula="of:=+[.P23]/[.P$17]" office:value-type="float" office:value="0.351035389757742" calcext:value-type="float">
            <text:p>3.51E-01</text:p>
          </table:table-cell>
          <table:table-cell table:style-name="ce2" table:formula="of:=+[.Q23]/[.Q$17]" office:value-type="float" office:value="24.2884651400292" calcext:value-type="float">
            <text:p>2.43E+01</text:p>
          </table:table-cell>
          <table:table-cell table:style-name="ce2" table:formula="of:=+[.R23]/[.R$17]" office:value-type="float" office:value="0.347633059728459" calcext:value-type="float">
            <text:p>3.48E-01</text:p>
          </table:table-cell>
          <table:table-cell table:style-name="ce2" table:formula="of:=+[.S23]/[.S$17]" office:value-type="float" office:value="1.2815103010777" calcext:value-type="float">
            <text:p>1.28E+00</text:p>
          </table:table-cell>
          <table:table-cell table:style-name="ce2" table:formula="of:=+[.T23]/[.T$17]" office:value-type="float" office:value="0.354624606021825" calcext:value-type="float">
            <text:p>3.55E-01</text:p>
          </table:table-cell>
          <table:table-cell table:style-name="ce2" table:formula="of:=+[.U23]/[.U$17]" office:value-type="float" office:value="0.672483969470708" calcext:value-type="float">
            <text:p>6.72E-01</text:p>
          </table:table-cell>
          <table:table-cell table:style-name="ce2" table:formula="of:=+[.V23]/[.V$17]" office:value-type="float" office:value="1.81849085294429" calcext:value-type="float">
            <text:p>1.82E+00</text:p>
          </table:table-cell>
          <table:table-cell table:style-name="ce2" table:formula="of:=+[.W23]/[.W$17]" office:value-type="float" office:value="1.55048022771822" calcext:value-type="float">
            <text:p>1.55E+00</text:p>
          </table:table-cell>
          <table:table-cell table:style-name="ce2" table:formula="of:=+[.X23]/[.X$17]" office:value-type="float" office:value="1.80411194464358" calcext:value-type="float">
            <text:p>1.80E+00</text:p>
          </table:table-cell>
          <table:table-cell table:style-name="ce2" table:formula="of:=+[.Y23]/[.Y$17]" office:value-type="float" office:value="1.52677896131585" calcext:value-type="float">
            <text:p>1.53E+00</text:p>
          </table:table-cell>
          <table:table-cell table:style-name="ce2" table:formula="of:=+[.Z23]/[.Z$17]" office:value-type="float" office:value="1.83237089368691" calcext:value-type="float">
            <text:p>1.83E+00</text:p>
          </table:table-cell>
          <table:table-cell table:style-name="ce2" table:formula="of:=+[.AA23]/[.AA$17]" office:value-type="float" office:value="1.97773180064041" calcext:value-type="float">
            <text:p>1.98E+00</text:p>
          </table:table-cell>
          <table:table-cell table:style-name="ce2" table:formula="of:=+[.AB23]/[.AB$17]" office:value-type="float" office:value="0.873675114990296" calcext:value-type="float">
            <text:p>8.74E-01</text:p>
          </table:table-cell>
          <table:table-cell table:style-name="ce2" table:formula="of:=+[.AC23]/[.AC$17]" office:value-type="float" office:value="1.06587175154502" calcext:value-type="float">
            <text:p>1.07E+00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ce2"/>
          <table:table-cell/>
          <table:table-cell table:style-name="ce2"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1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  <table:table-cell table:style-name="ce2"/>
          <table:table-cell/>
          <table:table-cell table:style-name="ce2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9"/>
          <table:table-cell table:style-name="ce2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9"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6:33.883260063</meta:creation-date>
    <dc:date>2022-11-21T09:51:56.200763252</dc:date>
    <meta:editing-duration>PT17H36M29S</meta:editing-duration>
    <meta:editing-cycles>6</meta:editing-cycles>
    <meta:generator>LibreOffice/7.3.6.2$Linux_X86_64 LibreOffice_project/30$Build-2</meta:generator>
    <dc:creator>Enrico Pandrin</dc:creator>
    <meta:document-statistic meta:table-count="5" meta:cell-count="319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4cm" chart:style-name="ch2">
          <text:p>q07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07_1.A4:q07_1.B10 q07_1.A2:q07_1.B3 q07_1.D2:q07_1.D10 q07_1.H2:q07_1.H10 q07_1.P2:q07_1.P10 q07_1.T2:q07_1.T10 q07_1.V2:q07_1.V10 q07_1.Z2:q07_1.Z10 q07_1.AB2:q07_1.AB10" chart:data-source-has-labels="both" svg:x="0.154cm" svg:y="1.464cm" svg:width="22.70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07_1.A4:q07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q07_1.B4:q07_1.B10" chart:label-cell-address="q07_1.B2:q07_1.B3" chart:class="chart:line">
            <chart:data-point chart:repeated="7"/>
          </chart:series>
          <chart:series chart:attached-axis="primary-y" chart:style-name="ch10" chart:values-cell-range-address="q07_1.D4:q07_1.D10" chart:label-cell-address="q07_1.D2:q07_1.D3" chart:class="chart:line">
            <chart:data-point chart:repeated="7"/>
          </chart:series>
          <chart:series chart:attached-axis="primary-y" chart:style-name="ch11" chart:values-cell-range-address="q07_1.H4:q07_1.H10" chart:label-cell-address="q07_1.H2:q07_1.H3" chart:class="chart:line">
            <chart:data-point chart:repeated="7"/>
          </chart:series>
          <chart:series chart:attached-axis="primary-y" chart:style-name="ch12" chart:values-cell-range-address="q07_1.P4:q07_1.P10" chart:label-cell-address="q07_1.P2:q07_1.P3" chart:class="chart:line">
            <chart:data-point chart:repeated="7"/>
          </chart:series>
          <chart:series chart:attached-axis="primary-y" chart:style-name="ch13" chart:values-cell-range-address="q07_1.T4:q07_1.T10" chart:label-cell-address="q07_1.T2:q07_1.T3" chart:class="chart:line">
            <chart:data-point chart:repeated="7"/>
          </chart:series>
          <chart:series chart:attached-axis="primary-y" chart:style-name="ch14" chart:values-cell-range-address="q07_1.V4:q07_1.V10" chart:label-cell-address="q07_1.V2:q07_1.V3" chart:class="chart:line">
            <chart:data-point chart:repeated="7"/>
          </chart:series>
          <chart:series chart:attached-axis="primary-y" chart:style-name="ch15" chart:values-cell-range-address="q07_1.Z4:q07_1.Z10" chart:label-cell-address="q07_1.Z2:q07_1.Z3" chart:class="chart:line">
            <chart:data-point chart:repeated="7"/>
          </chart:series>
          <chart:series chart:attached-axis="primary-y" chart:style-name="ch16" chart:values-cell-range-address="q07_1.AB4:q07_1.AB10" chart:label-cell-address="q07_1.AB2:q07_1.AB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07_1.B2:q07_1.B3</svg:desc>
                </draw:g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07_1.D2:q07_1.D3</svg:desc>
                </draw:g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07_1.H2:q07_1.H3</svg:desc>
                </draw:g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07_1.P2:q07_1.P3</svg:desc>
                </draw:g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07_1.T2:q07_1.T3</svg:desc>
                </draw:g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07_1.V2:q07_1.V3</svg:desc>
                </draw:g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07_1.Z2:q07_1.Z3</svg:desc>
                </draw:g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07_1.AB2:q07_1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07_1.A4:q07_1.A10</svg:desc>
                </draw:g>
              </table:table-cell>
              <table:table-cell office:value-type="float" office:value="1">
                <text:p>1</text:p>
                <draw:g>
                  <svg:desc>q07_1.B4:q07_1.B10</svg:desc>
                </draw:g>
              </table:table-cell>
              <table:table-cell office:value-type="float" office:value="1">
                <text:p>1</text:p>
                <draw:g>
                  <svg:desc>q07_1.D4:q07_1.D10</svg:desc>
                </draw:g>
              </table:table-cell>
              <table:table-cell office:value-type="float" office:value="1">
                <text:p>1</text:p>
                <draw:g>
                  <svg:desc>q07_1.H4:q07_1.H10</svg:desc>
                </draw:g>
              </table:table-cell>
              <table:table-cell office:value-type="float" office:value="1">
                <text:p>1</text:p>
                <draw:g>
                  <svg:desc>q07_1.P4:q07_1.P10</svg:desc>
                </draw:g>
              </table:table-cell>
              <table:table-cell office:value-type="float" office:value="1">
                <text:p>1</text:p>
                <draw:g>
                  <svg:desc>q07_1.T4:q07_1.T10</svg:desc>
                </draw:g>
              </table:table-cell>
              <table:table-cell office:value-type="float" office:value="1">
                <text:p>1</text:p>
                <draw:g>
                  <svg:desc>q07_1.V4:q07_1.V10</svg:desc>
                </draw:g>
              </table:table-cell>
              <table:table-cell office:value-type="float" office:value="1">
                <text:p>1</text:p>
                <draw:g>
                  <svg:desc>q07_1.Z4:q07_1.Z10</svg:desc>
                </draw:g>
              </table:table-cell>
              <table:table-cell office:value-type="float" office:value="1">
                <text:p>1</text:p>
                <draw:g>
                  <svg:desc>q07_1.AB4:q07_1.AB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641793922175435">
                <text:p>0.641793922175435</text:p>
              </table:table-cell>
              <table:table-cell office:value-type="float" office:value="0.808232249071969">
                <text:p>0.808232249071969</text:p>
              </table:table-cell>
              <table:table-cell office:value-type="float" office:value="0.813772774452824">
                <text:p>0.813772774452824</text:p>
              </table:table-cell>
              <table:table-cell office:value-type="float" office:value="0.526870383642619">
                <text:p>0.526870383642619</text:p>
              </table:table-cell>
              <table:table-cell office:value-type="float" office:value="0.524580704241253">
                <text:p>0.524580704241253</text:p>
              </table:table-cell>
              <table:table-cell office:value-type="float" office:value="1.53560061713369">
                <text:p>1.53560061713369</text:p>
              </table:table-cell>
              <table:table-cell office:value-type="float" office:value="1.54708394220306">
                <text:p>1.54708394220306</text:p>
              </table:table-cell>
              <table:table-cell office:value-type="float" office:value="0.932300185007762">
                <text:p>0.932300185007762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0.495134696362437">
                <text:p>0.495134696362437</text:p>
              </table:table-cell>
              <table:table-cell office:value-type="float" office:value="0.77357637576802">
                <text:p>0.77357637576802</text:p>
              </table:table-cell>
              <table:table-cell office:value-type="float" office:value="0.782845353776875">
                <text:p>0.782845353776875</text:p>
              </table:table-cell>
              <table:table-cell office:value-type="float" office:value="0.484620533202233">
                <text:p>0.484620533202233</text:p>
              </table:table-cell>
              <table:table-cell office:value-type="float" office:value="0.486608878909142">
                <text:p>0.486608878909142</text:p>
              </table:table-cell>
              <table:table-cell office:value-type="float" office:value="1.59608511073634">
                <text:p>1.59608511073634</text:p>
              </table:table-cell>
              <table:table-cell office:value-type="float" office:value="1.60233403617379">
                <text:p>1.60233403617379</text:p>
              </table:table-cell>
              <table:table-cell office:value-type="float" office:value="0.923719926615805">
                <text:p>0.923719926615805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0.568185277256354">
                <text:p>0.568185277256354</text:p>
              </table:table-cell>
              <table:table-cell office:value-type="float" office:value="0.787094611469016">
                <text:p>0.787094611469016</text:p>
              </table:table-cell>
              <table:table-cell office:value-type="float" office:value="0.794381831575868">
                <text:p>0.794381831575868</text:p>
              </table:table-cell>
              <table:table-cell office:value-type="float" office:value="0.499055257094455">
                <text:p>0.499055257094455</text:p>
              </table:table-cell>
              <table:table-cell office:value-type="float" office:value="0.499015266505263">
                <text:p>0.499015266505263</text:p>
              </table:table-cell>
              <table:table-cell office:value-type="float" office:value="1.57759823996406">
                <text:p>1.57759823996406</text:p>
              </table:table-cell>
              <table:table-cell office:value-type="float" office:value="1.58577354403141">
                <text:p>1.58577354403141</text:p>
              </table:table-cell>
              <table:table-cell office:value-type="float" office:value="0.927456327206981">
                <text:p>0.927456327206981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0.457379128405459">
                <text:p>0.457379128405459</text:p>
              </table:table-cell>
              <table:table-cell office:value-type="float" office:value="0.728763152286049">
                <text:p>0.728763152286049</text:p>
              </table:table-cell>
              <table:table-cell office:value-type="float" office:value="0.737797189699822">
                <text:p>0.737797189699822</text:p>
              </table:table-cell>
              <table:table-cell office:value-type="float" office:value="0.440380503349542">
                <text:p>0.440380503349542</text:p>
              </table:table-cell>
              <table:table-cell office:value-type="float" office:value="0.442691019481415">
                <text:p>0.442691019481415</text:p>
              </table:table-cell>
              <table:table-cell office:value-type="float" office:value="1.65505119112454">
                <text:p>1.65505119112454</text:p>
              </table:table-cell>
              <table:table-cell office:value-type="float" office:value="1.66015330324964">
                <text:p>1.66015330324964</text:p>
              </table:table-cell>
              <table:table-cell office:value-type="float" office:value="0.904126065403249">
                <text:p>0.904126065403249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0.446694738978236">
                <text:p>0.446694738978236</text:p>
              </table:table-cell>
              <table:table-cell office:value-type="float" office:value="0.727435992316855">
                <text:p>0.727435992316855</text:p>
              </table:table-cell>
              <table:table-cell office:value-type="float" office:value="0.736781520288562">
                <text:p>0.736781520288562</text:p>
              </table:table-cell>
              <table:table-cell office:value-type="float" office:value="0.438793098342108">
                <text:p>0.438793098342108</text:p>
              </table:table-cell>
              <table:table-cell office:value-type="float" office:value="0.441436581908501">
                <text:p>0.441436581908501</text:p>
              </table:table-cell>
              <table:table-cell office:value-type="float" office:value="1.65794924636031">
                <text:p>1.65794924636031</text:p>
              </table:table-cell>
              <table:table-cell office:value-type="float" office:value="1.66255060317764">
                <text:p>1.66255060317764</text:p>
              </table:table-cell>
              <table:table-cell office:value-type="float" office:value="0.903814165277985">
                <text:p>0.903814165277985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446694738978236">
                <text:p>0.446694738978236</text:p>
              </table:table-cell>
              <table:table-cell office:value-type="float" office:value="0.727435992316855">
                <text:p>0.727435992316855</text:p>
              </table:table-cell>
              <table:table-cell office:value-type="float" office:value="0.736781520288562">
                <text:p>0.736781520288562</text:p>
              </table:table-cell>
              <table:table-cell office:value-type="float" office:value="0.438793098342108">
                <text:p>0.438793098342108</text:p>
              </table:table-cell>
              <table:table-cell office:value-type="float" office:value="0.441436581908501">
                <text:p>0.441436581908501</text:p>
              </table:table-cell>
              <table:table-cell office:value-type="float" office:value="1.65794924636031">
                <text:p>1.65794924636031</text:p>
              </table:table-cell>
              <table:table-cell office:value-type="float" office:value="1.66255060317764">
                <text:p>1.66255060317764</text:p>
              </table:table-cell>
              <table:table-cell office:value-type="float" office:value="0.903814165277985">
                <text:p>0.903814165277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5cm" chart:style-name="ch2">
          <text:p>q10_1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1.A4:q10_1.B10 q10_1.A2:q10_1.B3 q10_1.D2:q10_1.D10 q10_1.H2:q10_1.H10 q10_1.P2:q10_1.P10 q10_1.T2:q10_1.T10 q10_1.V2:q10_1.V10 q10_1.Z2:q10_1.Z10 q10_1.AB2:q10_1.AB10" chart:data-source-has-labels="both" svg:x="0.154cm" svg:y="1.464cm" svg:width="22.70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1.A4:q10_1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q10_1.B4:q10_1.B10" chart:label-cell-address="q10_1.B2:q10_1.B3" chart:class="chart:line">
            <chart:data-point chart:repeated="7"/>
          </chart:series>
          <chart:series chart:attached-axis="primary-y" chart:style-name="ch10" chart:values-cell-range-address="q10_1.D4:q10_1.D10" chart:label-cell-address="q10_1.D2:q10_1.D3" chart:class="chart:line">
            <chart:data-point chart:repeated="7"/>
          </chart:series>
          <chart:series chart:attached-axis="primary-y" chart:style-name="ch11" chart:values-cell-range-address="q10_1.H4:q10_1.H10" chart:label-cell-address="q10_1.H2:q10_1.H3" chart:class="chart:line">
            <chart:data-point chart:repeated="7"/>
          </chart:series>
          <chart:series chart:attached-axis="primary-y" chart:style-name="ch12" chart:values-cell-range-address="q10_1.P4:q10_1.P10" chart:label-cell-address="q10_1.P2:q10_1.P3" chart:class="chart:line">
            <chart:data-point chart:repeated="7"/>
          </chart:series>
          <chart:series chart:attached-axis="primary-y" chart:style-name="ch13" chart:values-cell-range-address="q10_1.T4:q10_1.T10" chart:label-cell-address="q10_1.T2:q10_1.T3" chart:class="chart:line">
            <chart:data-point chart:repeated="7"/>
          </chart:series>
          <chart:series chart:attached-axis="primary-y" chart:style-name="ch14" chart:values-cell-range-address="q10_1.V4:q10_1.V10" chart:label-cell-address="q10_1.V2:q10_1.V3" chart:class="chart:line">
            <chart:data-point chart:repeated="7"/>
          </chart:series>
          <chart:series chart:attached-axis="primary-y" chart:style-name="ch15" chart:values-cell-range-address="q10_1.Z4:q10_1.Z10" chart:label-cell-address="q10_1.Z2:q10_1.Z3" chart:class="chart:line">
            <chart:data-point chart:repeated="7"/>
          </chart:series>
          <chart:series chart:attached-axis="primary-y" chart:style-name="ch16" chart:values-cell-range-address="q10_1.AB4:q10_1.AB10" chart:label-cell-address="q10_1.AB2:q10_1.AB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1.B2:q10_1.B3</svg:desc>
                </draw:g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1.D2:q10_1.D3</svg:desc>
                </draw:g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1.H2:q10_1.H3</svg:desc>
                </draw:g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1.P2:q10_1.P3</svg:desc>
                </draw:g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1.T2:q10_1.T3</svg:desc>
                </draw:g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1.V2:q10_1.V3</svg:desc>
                </draw:g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1.Z2:q10_1.Z3</svg:desc>
                </draw:g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1.AB2:q10_1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1.A4:q10_1.A10</svg:desc>
                </draw:g>
              </table:table-cell>
              <table:table-cell office:value-type="float" office:value="1">
                <text:p>1</text:p>
                <draw:g>
                  <svg:desc>q10_1.B4:q10_1.B10</svg:desc>
                </draw:g>
              </table:table-cell>
              <table:table-cell office:value-type="float" office:value="1">
                <text:p>1</text:p>
                <draw:g>
                  <svg:desc>q10_1.D4:q10_1.D10</svg:desc>
                </draw:g>
              </table:table-cell>
              <table:table-cell office:value-type="float" office:value="1">
                <text:p>1</text:p>
                <draw:g>
                  <svg:desc>q10_1.H4:q10_1.H10</svg:desc>
                </draw:g>
              </table:table-cell>
              <table:table-cell office:value-type="float" office:value="1">
                <text:p>1</text:p>
                <draw:g>
                  <svg:desc>q10_1.P4:q10_1.P10</svg:desc>
                </draw:g>
              </table:table-cell>
              <table:table-cell office:value-type="float" office:value="1">
                <text:p>1</text:p>
                <draw:g>
                  <svg:desc>q10_1.T4:q10_1.T10</svg:desc>
                </draw:g>
              </table:table-cell>
              <table:table-cell office:value-type="float" office:value="1">
                <text:p>1</text:p>
                <draw:g>
                  <svg:desc>q10_1.V4:q10_1.V10</svg:desc>
                </draw:g>
              </table:table-cell>
              <table:table-cell office:value-type="float" office:value="1">
                <text:p>1</text:p>
                <draw:g>
                  <svg:desc>q10_1.Z4:q10_1.Z10</svg:desc>
                </draw:g>
              </table:table-cell>
              <table:table-cell office:value-type="float" office:value="1">
                <text:p>1</text:p>
                <draw:g>
                  <svg:desc>q10_1.AB4:q10_1.AB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.5188206413338">
                <text:p>1.5188206413338</text:p>
              </table:table-cell>
              <table:table-cell office:value-type="float" office:value="0.767847806387603">
                <text:p>0.767847806387603</text:p>
              </table:table-cell>
              <table:table-cell office:value-type="float" office:value="0.775660074851887">
                <text:p>0.775660074851887</text:p>
              </table:table-cell>
              <table:table-cell office:value-type="float" office:value="0.468676303365764">
                <text:p>0.468676303365764</text:p>
              </table:table-cell>
              <table:table-cell office:value-type="float" office:value="0.465341753004747">
                <text:p>0.465341753004747</text:p>
              </table:table-cell>
              <table:table-cell office:value-type="float" office:value="1.63493698960535">
                <text:p>1.63493698960535</text:p>
              </table:table-cell>
              <table:table-cell office:value-type="float" office:value="1.66639169927014">
                <text:p>1.66639169927014</text:p>
              </table:table-cell>
              <table:table-cell office:value-type="float" office:value="0.925020078290581">
                <text:p>0.925020078290581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1.57341584411599">
                <text:p>1.57341584411599</text:p>
              </table:table-cell>
              <table:table-cell office:value-type="float" office:value="0.726738961374458">
                <text:p>0.726738961374458</text:p>
              </table:table-cell>
              <table:table-cell office:value-type="float" office:value="0.735546826057012">
                <text:p>0.735546826057012</text:p>
              </table:table-cell>
              <table:table-cell office:value-type="float" office:value="0.422023706810729">
                <text:p>0.422023706810729</text:p>
              </table:table-cell>
              <table:table-cell office:value-type="float" office:value="0.418195237965065">
                <text:p>0.418195237965065</text:p>
              </table:table-cell>
              <table:table-cell office:value-type="float" office:value="1.7197337029966">
                <text:p>1.7197337029966</text:p>
              </table:table-cell>
              <table:table-cell office:value-type="float" office:value="1.75998997811212">
                <text:p>1.75998997811212</text:p>
              </table:table-cell>
              <table:table-cell office:value-type="float" office:value="0.914101995109546">
                <text:p>0.914101995109546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1.40795530097683">
                <text:p>1.40795530097683</text:p>
              </table:table-cell>
              <table:table-cell office:value-type="float" office:value="0.736455360423826">
                <text:p>0.736455360423826</text:p>
              </table:table-cell>
              <table:table-cell office:value-type="float" office:value="0.743440883155451">
                <text:p>0.743440883155451</text:p>
              </table:table-cell>
              <table:table-cell office:value-type="float" office:value="0.431731198923945">
                <text:p>0.431731198923945</text:p>
              </table:table-cell>
              <table:table-cell office:value-type="float" office:value="0.426049953072177">
                <text:p>0.426049953072177</text:p>
              </table:table-cell>
              <table:table-cell office:value-type="float" office:value="1.70420106333003">
                <text:p>1.70420106333003</text:p>
              </table:table-cell>
              <table:table-cell office:value-type="float" office:value="1.74637265523125">
                <text:p>1.74637265523125</text:p>
              </table:table-cell>
              <table:table-cell office:value-type="float" office:value="0.916887436977983">
                <text:p>0.916887436977983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.42355393034316">
                <text:p>1.42355393034316</text:p>
              </table:table-cell>
              <table:table-cell office:value-type="float" office:value="0.67202183518452">
                <text:p>0.67202183518452</text:p>
              </table:table-cell>
              <table:table-cell office:value-type="float" office:value="0.679839921556881">
                <text:p>0.679839921556881</text:p>
              </table:table-cell>
              <table:table-cell office:value-type="float" office:value="0.369579356756971">
                <text:p>0.369579356756971</text:p>
              </table:table-cell>
              <table:table-cell office:value-type="float" office:value="0.362701949099259">
                <text:p>0.362701949099259</text:p>
              </table:table-cell>
              <table:table-cell office:value-type="float" office:value="1.81794478866617">
                <text:p>1.81794478866617</text:p>
              </table:table-cell>
              <table:table-cell office:value-type="float" office:value="1.87670637959211">
                <text:p>1.87670637959211</text:p>
              </table:table-cell>
              <table:table-cell office:value-type="float" office:value="0.892940584938681">
                <text:p>0.892940584938681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1.42588093898634">
                <text:p>1.42588093898634</text:p>
              </table:table-cell>
              <table:table-cell office:value-type="float" office:value="0.670549812354726">
                <text:p>0.670549812354726</text:p>
              </table:table-cell>
              <table:table-cell office:value-type="float" office:value="0.678407419535816">
                <text:p>0.678407419535816</text:p>
              </table:table-cell>
              <table:table-cell office:value-type="float" office:value="0.368057306945237">
                <text:p>0.368057306945237</text:p>
              </table:table-cell>
              <table:table-cell office:value-type="float" office:value="0.361207548545237">
                <text:p>0.361207548545237</text:p>
              </table:table-cell>
              <table:table-cell office:value-type="float" office:value="1.82146449819287">
                <text:p>1.82146449819287</text:p>
              </table:table-cell>
              <table:table-cell office:value-type="float" office:value="1.88051161724134">
                <text:p>1.88051161724134</text:p>
              </table:table-cell>
              <table:table-cell office:value-type="float" office:value="0.89248170640358">
                <text:p>0.89248170640358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1.42588093898634">
                <text:p>1.42588093898634</text:p>
              </table:table-cell>
              <table:table-cell office:value-type="float" office:value="0.670549812354726">
                <text:p>0.670549812354726</text:p>
              </table:table-cell>
              <table:table-cell office:value-type="float" office:value="0.678407419535816">
                <text:p>0.678407419535816</text:p>
              </table:table-cell>
              <table:table-cell office:value-type="float" office:value="0.368057306945237">
                <text:p>0.368057306945237</text:p>
              </table:table-cell>
              <table:table-cell office:value-type="float" office:value="0.361207548545237">
                <text:p>0.361207548545237</text:p>
              </table:table-cell>
              <table:table-cell office:value-type="float" office:value="1.82146449819287">
                <text:p>1.82146449819287</text:p>
              </table:table-cell>
              <table:table-cell office:value-type="float" office:value="1.88051161724134">
                <text:p>1.88051161724134</text:p>
              </table:table-cell>
              <table:table-cell office:value-type="float" office:value="0.89248170640358">
                <text:p>0.892481706403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6cm" chart:style-name="ch2">
          <text:p>q10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0_2.A4:q10_2.B10 q10_2.A2:q10_2.B3 q10_2.D2:q10_2.D10 q10_2.H2:q10_2.H10 q10_2.P2:q10_2.P10 q10_2.T2:q10_2.T10 q10_2.V2:q10_2.V10 q10_2.Z2:q10_2.Z10 q10_2.AB2:q10_2.AB10" chart:data-source-has-labels="both" svg:x="0.154cm" svg:y="1.464cm" svg:width="22.70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0_2.A4:q10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q10_2.B4:q10_2.B10" chart:label-cell-address="q10_2.B2:q10_2.B3" chart:class="chart:line">
            <chart:data-point chart:repeated="7"/>
          </chart:series>
          <chart:series chart:attached-axis="primary-y" chart:style-name="ch10" chart:values-cell-range-address="q10_2.D4:q10_2.D10" chart:label-cell-address="q10_2.D2:q10_2.D3" chart:class="chart:line">
            <chart:data-point chart:repeated="7"/>
          </chart:series>
          <chart:series chart:attached-axis="primary-y" chart:style-name="ch11" chart:values-cell-range-address="q10_2.H4:q10_2.H10" chart:label-cell-address="q10_2.H2:q10_2.H3" chart:class="chart:line">
            <chart:data-point chart:repeated="7"/>
          </chart:series>
          <chart:series chart:attached-axis="primary-y" chart:style-name="ch12" chart:values-cell-range-address="q10_2.P4:q10_2.P10" chart:label-cell-address="q10_2.P2:q10_2.P3" chart:class="chart:line">
            <chart:data-point chart:repeated="7"/>
          </chart:series>
          <chart:series chart:attached-axis="primary-y" chart:style-name="ch13" chart:values-cell-range-address="q10_2.T4:q10_2.T10" chart:label-cell-address="q10_2.T2:q10_2.T3" chart:class="chart:line">
            <chart:data-point chart:repeated="7"/>
          </chart:series>
          <chart:series chart:attached-axis="primary-y" chart:style-name="ch14" chart:values-cell-range-address="q10_2.V4:q10_2.V10" chart:label-cell-address="q10_2.V2:q10_2.V3" chart:class="chart:line">
            <chart:data-point chart:repeated="7"/>
          </chart:series>
          <chart:series chart:attached-axis="primary-y" chart:style-name="ch15" chart:values-cell-range-address="q10_2.Z4:q10_2.Z10" chart:label-cell-address="q10_2.Z2:q10_2.Z3" chart:class="chart:line">
            <chart:data-point chart:repeated="7"/>
          </chart:series>
          <chart:series chart:attached-axis="primary-y" chart:style-name="ch16" chart:values-cell-range-address="q10_2.AB4:q10_2.AB10" chart:label-cell-address="q10_2.AB2:q10_2.AB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0_2.B2:q10_2.B3</svg:desc>
                </draw:g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0_2.D2:q10_2.D3</svg:desc>
                </draw:g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0_2.H2:q10_2.H3</svg:desc>
                </draw:g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0_2.P2:q10_2.P3</svg:desc>
                </draw:g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0_2.T2:q10_2.T3</svg:desc>
                </draw:g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0_2.V2:q10_2.V3</svg:desc>
                </draw:g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0_2.Z2:q10_2.Z3</svg:desc>
                </draw:g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0_2.AB2:q10_2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0_2.A4:q10_2.A10</svg:desc>
                </draw:g>
              </table:table-cell>
              <table:table-cell office:value-type="float" office:value="1">
                <text:p>1</text:p>
                <draw:g>
                  <svg:desc>q10_2.B4:q10_2.B10</svg:desc>
                </draw:g>
              </table:table-cell>
              <table:table-cell office:value-type="float" office:value="1">
                <text:p>1</text:p>
                <draw:g>
                  <svg:desc>q10_2.D4:q10_2.D10</svg:desc>
                </draw:g>
              </table:table-cell>
              <table:table-cell office:value-type="float" office:value="1">
                <text:p>1</text:p>
                <draw:g>
                  <svg:desc>q10_2.H4:q10_2.H10</svg:desc>
                </draw:g>
              </table:table-cell>
              <table:table-cell office:value-type="float" office:value="1">
                <text:p>1</text:p>
                <draw:g>
                  <svg:desc>q10_2.P4:q10_2.P10</svg:desc>
                </draw:g>
              </table:table-cell>
              <table:table-cell office:value-type="float" office:value="1">
                <text:p>1</text:p>
                <draw:g>
                  <svg:desc>q10_2.T4:q10_2.T10</svg:desc>
                </draw:g>
              </table:table-cell>
              <table:table-cell office:value-type="float" office:value="1">
                <text:p>1</text:p>
                <draw:g>
                  <svg:desc>q10_2.V4:q10_2.V10</svg:desc>
                </draw:g>
              </table:table-cell>
              <table:table-cell office:value-type="float" office:value="1">
                <text:p>1</text:p>
                <draw:g>
                  <svg:desc>q10_2.Z4:q10_2.Z10</svg:desc>
                </draw:g>
              </table:table-cell>
              <table:table-cell office:value-type="float" office:value="1">
                <text:p>1</text:p>
                <draw:g>
                  <svg:desc>q10_2.AB4:q10_2.AB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.11429247795467">
                <text:p>1.11429247795467</text:p>
              </table:table-cell>
              <table:table-cell office:value-type="float" office:value="0.666663577034621">
                <text:p>0.666663577034621</text:p>
              </table:table-cell>
              <table:table-cell office:value-type="float" office:value="0.671414401086996">
                <text:p>0.671414401086996</text:p>
              </table:table-cell>
              <table:table-cell office:value-type="float" office:value="0.354492750757224">
                <text:p>0.354492750757224</text:p>
              </table:table-cell>
              <table:table-cell office:value-type="float" office:value="0.353537829601166">
                <text:p>0.353537829601166</text:p>
              </table:table-cell>
              <table:table-cell office:value-type="float" office:value="1.87805901336034">
                <text:p>1.87805901336034</text:p>
              </table:table-cell>
              <table:table-cell office:value-type="float" office:value="1.89870578036776">
                <text:p>1.89870578036776</text:p>
              </table:table-cell>
              <table:table-cell office:value-type="float" office:value="0.895559866011382">
                <text:p>0.895559866011382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1.2017991359413">
                <text:p>1.2017991359413</text:p>
              </table:table-cell>
              <table:table-cell office:value-type="float" office:value="0.60930371163423">
                <text:p>0.60930371163423</text:p>
              </table:table-cell>
              <table:table-cell office:value-type="float" office:value="0.615592048930892">
                <text:p>0.615592048930892</text:p>
              </table:table-cell>
              <table:table-cell office:value-type="float" office:value="0.301613982353969">
                <text:p>0.301613982353969</text:p>
              </table:table-cell>
              <table:table-cell office:value-type="float" office:value="0.301093149595865">
                <text:p>0.301093149595865</text:p>
              </table:table-cell>
              <table:table-cell office:value-type="float" office:value="2.01591458140895">
                <text:p>2.01591458140895</text:p>
              </table:table-cell>
              <table:table-cell office:value-type="float" office:value="2.04296734798078">
                <text:p>2.04296734798078</text:p>
              </table:table-cell>
              <table:table-cell office:value-type="float" office:value="0.877844629292979">
                <text:p>0.877844629292979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1.1112150085814">
                <text:p>1.1112150085814</text:p>
              </table:table-cell>
              <table:table-cell office:value-type="float" office:value="0.617478751055607">
                <text:p>0.617478751055607</text:p>
              </table:table-cell>
              <table:table-cell office:value-type="float" office:value="0.622718926752399">
                <text:p>0.622718926752399</text:p>
              </table:table-cell>
              <table:table-cell office:value-type="float" office:value="0.308195813599375">
                <text:p>0.308195813599375</text:p>
              </table:table-cell>
              <table:table-cell office:value-type="float" office:value="0.306883529879423">
                <text:p>0.306883529879423</text:p>
              </table:table-cell>
              <table:table-cell office:value-type="float" office:value="1.99986646933875">
                <text:p>1.99986646933875</text:p>
              </table:table-cell>
              <table:table-cell office:value-type="float" office:value="2.0279884294675">
                <text:p>2.0279884294675</text:p>
              </table:table-cell>
              <table:table-cell office:value-type="float" office:value="0.880723168583023">
                <text:p>0.880723168583023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1.03397052731254">
                <text:p>1.03397052731254</text:p>
              </table:table-cell>
              <table:table-cell office:value-type="float" office:value="0.549684521057726">
                <text:p>0.549684521057726</text:p>
              </table:table-cell>
              <table:table-cell office:value-type="float" office:value="0.554824398313228">
                <text:p>0.554824398313228</text:p>
              </table:table-cell>
              <table:table-cell office:value-type="float" office:value="0.254802891127876">
                <text:p>0.254802891127876</text:p>
              </table:table-cell>
              <table:table-cell office:value-type="float" office:value="0.253405326619849">
                <text:p>0.253405326619849</text:p>
              </table:table-cell>
              <table:table-cell office:value-type="float" office:value="2.15015405279985">
                <text:p>2.15015405279985</text:p>
              </table:table-cell>
              <table:table-cell office:value-type="float" office:value="2.18533113687789">
                <text:p>2.18533113687789</text:p>
              </table:table-cell>
              <table:table-cell office:value-type="float" office:value="0.852303190560634">
                <text:p>0.852303190560634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1.03773450908445">
                <text:p>1.03773450908445</text:p>
              </table:table-cell>
              <table:table-cell office:value-type="float" office:value="0.54776954172165">
                <text:p>0.54776954172165</text:p>
              </table:table-cell>
              <table:table-cell office:value-type="float" office:value="0.552969691548848">
                <text:p>0.552969691548848</text:p>
              </table:table-cell>
              <table:table-cell office:value-type="float" office:value="0.25330657095491">
                <text:p>0.25330657095491</text:p>
              </table:table-cell>
              <table:table-cell office:value-type="float" office:value="0.251874917185636">
                <text:p>0.251874917185636</text:p>
              </table:table-cell>
              <table:table-cell office:value-type="float" office:value="2.15528766549107">
                <text:p>2.15528766549107</text:p>
              </table:table-cell>
              <table:table-cell office:value-type="float" office:value="2.19120236543195">
                <text:p>2.19120236543195</text:p>
              </table:table-cell>
              <table:table-cell office:value-type="float" office:value="0.851511958951804">
                <text:p>0.851511958951804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1.03773450908445">
                <text:p>1.03773450908445</text:p>
              </table:table-cell>
              <table:table-cell office:value-type="float" office:value="0.54776954172165">
                <text:p>0.54776954172165</text:p>
              </table:table-cell>
              <table:table-cell office:value-type="float" office:value="0.552969691548848">
                <text:p>0.552969691548848</text:p>
              </table:table-cell>
              <table:table-cell office:value-type="float" office:value="0.25330657095491">
                <text:p>0.25330657095491</text:p>
              </table:table-cell>
              <table:table-cell office:value-type="float" office:value="0.251874917185636">
                <text:p>0.251874917185636</text:p>
              </table:table-cell>
              <table:table-cell office:value-type="float" office:value="2.15528766549107">
                <text:p>2.15528766549107</text:p>
              </table:table-cell>
              <table:table-cell office:value-type="float" office:value="2.19120236543195">
                <text:p>2.19120236543195</text:p>
              </table:table-cell>
              <table:table-cell office:value-type="float" office:value="0.851511958951804">
                <text:p>0.851511958951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7cm" chart:style-name="ch2">
          <text:p>q15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15_2.A4:q15_2.B10 q15_2.A2:q15_2.B3 q15_2.D2:q15_2.D10 q15_2.H2:q15_2.H10 q15_2.P2:q15_2.P10 q15_2.T2:q15_2.T10 q15_2.V2:q15_2.V10 q15_2.Z2:q15_2.Z10 q15_2.AB2:q15_2.AB10" chart:data-source-has-labels="both" svg:x="0.154cm" svg:y="1.464cm" svg:width="22.703cm" svg:height="11.093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15_2.A4:q15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q15_2.B4:q15_2.B10" chart:label-cell-address="q15_2.B2:q15_2.B3" chart:class="chart:line">
            <chart:data-point chart:repeated="7"/>
          </chart:series>
          <chart:series chart:attached-axis="primary-y" chart:style-name="ch10" chart:values-cell-range-address="q15_2.D4:q15_2.D10" chart:label-cell-address="q15_2.D2:q15_2.D3" chart:class="chart:line">
            <chart:data-point chart:repeated="7"/>
          </chart:series>
          <chart:series chart:attached-axis="primary-y" chart:style-name="ch11" chart:values-cell-range-address="q15_2.H4:q15_2.H10" chart:label-cell-address="q15_2.H2:q15_2.H3" chart:class="chart:line">
            <chart:data-point chart:repeated="7"/>
          </chart:series>
          <chart:series chart:attached-axis="primary-y" chart:style-name="ch12" chart:values-cell-range-address="q15_2.P4:q15_2.P10" chart:label-cell-address="q15_2.P2:q15_2.P3" chart:class="chart:line">
            <chart:data-point chart:repeated="7"/>
          </chart:series>
          <chart:series chart:attached-axis="primary-y" chart:style-name="ch13" chart:values-cell-range-address="q15_2.T4:q15_2.T10" chart:label-cell-address="q15_2.T2:q15_2.T3" chart:class="chart:line">
            <chart:data-point chart:repeated="7"/>
          </chart:series>
          <chart:series chart:attached-axis="primary-y" chart:style-name="ch14" chart:values-cell-range-address="q15_2.V4:q15_2.V10" chart:label-cell-address="q15_2.V2:q15_2.V3" chart:class="chart:line">
            <chart:data-point chart:repeated="7"/>
          </chart:series>
          <chart:series chart:attached-axis="primary-y" chart:style-name="ch15" chart:values-cell-range-address="q15_2.Z4:q15_2.Z10" chart:label-cell-address="q15_2.Z2:q15_2.Z3" chart:class="chart:line">
            <chart:data-point chart:repeated="7"/>
          </chart:series>
          <chart:series chart:attached-axis="primary-y" chart:style-name="ch16" chart:values-cell-range-address="q15_2.AB4:q15_2.AB10" chart:label-cell-address="q15_2.AB2:q15_2.AB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15_2.B2:q15_2.B3</svg:desc>
                </draw:g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15_2.D2:q15_2.D3</svg:desc>
                </draw:g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15_2.H2:q15_2.H3</svg:desc>
                </draw:g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15_2.P2:q15_2.P3</svg:desc>
                </draw:g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15_2.T2:q15_2.T3</svg:desc>
                </draw:g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15_2.V2:q15_2.V3</svg:desc>
                </draw:g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15_2.Z2:q15_2.Z3</svg:desc>
                </draw:g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15_2.AB2:q15_2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15_2.A4:q15_2.A10</svg:desc>
                </draw:g>
              </table:table-cell>
              <table:table-cell office:value-type="float" office:value="1">
                <text:p>1</text:p>
                <draw:g>
                  <svg:desc>q15_2.B4:q15_2.B10</svg:desc>
                </draw:g>
              </table:table-cell>
              <table:table-cell office:value-type="float" office:value="1">
                <text:p>1</text:p>
                <draw:g>
                  <svg:desc>q15_2.D4:q15_2.D10</svg:desc>
                </draw:g>
              </table:table-cell>
              <table:table-cell office:value-type="float" office:value="1">
                <text:p>1</text:p>
                <draw:g>
                  <svg:desc>q15_2.H4:q15_2.H10</svg:desc>
                </draw:g>
              </table:table-cell>
              <table:table-cell office:value-type="float" office:value="1">
                <text:p>1</text:p>
                <draw:g>
                  <svg:desc>q15_2.P4:q15_2.P10</svg:desc>
                </draw:g>
              </table:table-cell>
              <table:table-cell office:value-type="float" office:value="1">
                <text:p>1</text:p>
                <draw:g>
                  <svg:desc>q15_2.T4:q15_2.T10</svg:desc>
                </draw:g>
              </table:table-cell>
              <table:table-cell office:value-type="float" office:value="1">
                <text:p>1</text:p>
                <draw:g>
                  <svg:desc>q15_2.V4:q15_2.V10</svg:desc>
                </draw:g>
              </table:table-cell>
              <table:table-cell office:value-type="float" office:value="1">
                <text:p>1</text:p>
                <draw:g>
                  <svg:desc>q15_2.Z4:q15_2.Z10</svg:desc>
                </draw:g>
              </table:table-cell>
              <table:table-cell office:value-type="float" office:value="1">
                <text:p>1</text:p>
                <draw:g>
                  <svg:desc>q15_2.AB4:q15_2.AB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2.01280315154499">
                <text:p>2.01280315154499</text:p>
              </table:table-cell>
              <table:table-cell office:value-type="float" office:value="0.747666098996598">
                <text:p>0.747666098996598</text:p>
              </table:table-cell>
              <table:table-cell office:value-type="float" office:value="0.749856001861587">
                <text:p>0.749856001861587</text:p>
              </table:table-cell>
              <table:table-cell office:value-type="float" office:value="0.441908549233064">
                <text:p>0.441908549233064</text:p>
              </table:table-cell>
              <table:table-cell office:value-type="float" office:value="0.440548313649255">
                <text:p>0.440548313649255</text:p>
              </table:table-cell>
              <table:table-cell office:value-type="float" office:value="1.68964213324403">
                <text:p>1.68964213324403</text:p>
              </table:table-cell>
              <table:table-cell office:value-type="float" office:value="1.69794989145958">
                <text:p>1.69794989145958</text:p>
              </table:table-cell>
              <table:table-cell office:value-type="float" office:value="0.918474995382346">
                <text:p>0.918474995382346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2.90569986458205">
                <text:p>2.90569986458205</text:p>
              </table:table-cell>
              <table:table-cell office:value-type="float" office:value="0.700568837004976">
                <text:p>0.700568837004976</text:p>
              </table:table-cell>
              <table:table-cell office:value-type="float" office:value="0.704385832756737">
                <text:p>0.704385832756737</text:p>
              </table:table-cell>
              <table:table-cell office:value-type="float" office:value="0.391902604008401">
                <text:p>0.391902604008401</text:p>
              </table:table-cell>
              <table:table-cell office:value-type="float" office:value="0.39141578898313">
                <text:p>0.39141578898313</text:p>
              </table:table-cell>
              <table:table-cell office:value-type="float" office:value="1.78613989307197">
                <text:p>1.78613989307197</text:p>
              </table:table-cell>
              <table:table-cell office:value-type="float" office:value="1.79495942580203">
                <text:p>1.79495942580203</text:p>
              </table:table-cell>
              <table:table-cell office:value-type="float" office:value="0.905820944887025">
                <text:p>0.905820944887025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2.28043826172596">
                <text:p>2.28043826172596</text:p>
              </table:table-cell>
              <table:table-cell office:value-type="float" office:value="0.711387584035169">
                <text:p>0.711387584035169</text:p>
              </table:table-cell>
              <table:table-cell office:value-type="float" office:value="0.714103549524811">
                <text:p>0.714103549524811</text:p>
              </table:table-cell>
              <table:table-cell office:value-type="float" office:value="0.401999577228467">
                <text:p>0.401999577228467</text:p>
              </table:table-cell>
              <table:table-cell office:value-type="float" office:value="0.400623144215278">
                <text:p>0.400623144215278</text:p>
              </table:table-cell>
              <table:table-cell office:value-type="float" office:value="1.7685468443881">
                <text:p>1.7685468443881</text:p>
              </table:table-cell>
              <table:table-cell office:value-type="float" office:value="1.77828296999936">
                <text:p>1.77828296999936</text:p>
              </table:table-cell>
              <table:table-cell office:value-type="float" office:value="0.9090656780363">
                <text:p>0.9090656780363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3.39855964545119">
                <text:p>3.39855964545119</text:p>
              </table:table-cell>
              <table:table-cell office:value-type="float" office:value="0.645950515791377">
                <text:p>0.645950515791377</text:p>
              </table:table-cell>
              <table:table-cell office:value-type="float" office:value="0.65071517477208">
                <text:p>0.65071517477208</text:p>
              </table:table-cell>
              <table:table-cell office:value-type="float" office:value="0.342441637711219">
                <text:p>0.342441637711219</text:p>
              </table:table-cell>
              <table:table-cell office:value-type="float" office:value="0.342529592692703">
                <text:p>0.342529592692703</text:p>
              </table:table-cell>
              <table:table-cell office:value-type="float" office:value="1.8859498811725">
                <text:p>1.8859498811725</text:p>
              </table:table-cell>
              <table:table-cell office:value-type="float" office:value="1.89471745857016">
                <text:p>1.89471745857016</text:p>
              </table:table-cell>
              <table:table-cell office:value-type="float" office:value="0.884178435733094">
                <text:p>0.884178435733094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3.53219253970208">
                <text:p>3.53219253970208</text:p>
              </table:table-cell>
              <table:table-cell office:value-type="float" office:value="0.643951752170818">
                <text:p>0.643951752170818</text:p>
              </table:table-cell>
              <table:table-cell office:value-type="float" office:value="0.648951184258163">
                <text:p>0.648951184258163</text:p>
              </table:table-cell>
              <table:table-cell office:value-type="float" office:value="0.340654767409598">
                <text:p>0.340654767409598</text:p>
              </table:table-cell>
              <table:table-cell office:value-type="float" office:value="0.340958417107174">
                <text:p>0.340958417107174</text:p>
              </table:table-cell>
              <table:table-cell office:value-type="float" office:value="1.8899396084164">
                <text:p>1.8899396084164</text:p>
              </table:table-cell>
              <table:table-cell office:value-type="float" office:value="1.89824856353296">
                <text:p>1.89824856353296</text:p>
              </table:table-cell>
              <table:table-cell office:value-type="float" office:value="0.883434325159504">
                <text:p>0.883434325159504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3.53219253970208">
                <text:p>3.53219253970208</text:p>
              </table:table-cell>
              <table:table-cell office:value-type="float" office:value="0.643951752170818">
                <text:p>0.643951752170818</text:p>
              </table:table-cell>
              <table:table-cell office:value-type="float" office:value="0.648951184258163">
                <text:p>0.648951184258163</text:p>
              </table:table-cell>
              <table:table-cell office:value-type="float" office:value="0.340654767409598">
                <text:p>0.340654767409598</text:p>
              </table:table-cell>
              <table:table-cell office:value-type="float" office:value="0.340958417107174">
                <text:p>0.340958417107174</text:p>
              </table:table-cell>
              <table:table-cell office:value-type="float" office:value="1.8899396084164">
                <text:p>1.8899396084164</text:p>
              </table:table-cell>
              <table:table-cell office:value-type="float" office:value="1.89824856353296">
                <text:p>1.89824856353296</text:p>
              </table:table-cell>
              <table:table-cell office:value-type="float" office:value="0.883434325159504">
                <text:p>0.883434325159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q07_1.C4:q07_1.C10" chart:error-lower-range="q07_1.C4:q07_1.C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error-upper-range="q07_1.E4:q07_1.E10" chart:error-lower-range="q07_1.E4:q07_1.E10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 chart:error-upper-range="q07_1.I4:q07_1.I10" chart:error-lower-range="q07_1.I4:q07_1.I10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 chart:error-upper-range="q07_1.Q4:q07_1.Q10" chart:error-lower-range="q07_1.Q4:q07_1.Q10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upper-range="q07_1.U4:q07_1.U10" chart:error-lower-range="q07_1.U4:q07_1.U10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error-upper-range="q07_1.W4:q07_1.W10" chart:error-lower-range="q07_1.W4:q07_1.W10"/>
      <style:graphic-properties svg:stroke-width="0.08cm" svg:stroke-color="#e300e3" draw:fill-color="#e300e3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 chart:error-upper-range="q07_1.AA4:q07_1.AA10" chart:error-lower-range="q07_1.AA4:q07_1.AA10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 chart:error-upper-range="q07_1.AC4:q07_1.AC10" chart:error-lower-range="q07_1.AC4:q07_1.AC10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013cm" svg:height="12.565cm" xlink:href=".." xlink:type="simple" chart:class="chart:line" chart:style-name="ch1">
        <chart:title svg:x="10.704cm" svg:y="0.438cm" chart:style-name="ch2">
          <text:p>q20_2</text:p>
        </chart:title>
        <chart:legend chart:legend-position="end" svg:x="24.979cm" svg:y="1.934cm" style:legend-expansion="custom" svg:width="4.807cm" svg:height="6.556cm" style:legend-expansion-aspect-ratio="0.733221476510067" chart:style-name="ch3"/>
        <chart:plot-area chart:style-name="ch4" table:cell-range-address="q20_2.A4:q20_2.B10 q20_2.A2:q20_2.B3 q20_2.D2:q20_2.D10 q20_2.H2:q20_2.H10 q20_2.P2:q20_2.P10 q20_2.T2:q20_2.T10 q20_2.V2:q20_2.V10 q20_2.Z2:q20_2.Z10 q20_2.AB2:q20_2.AB10" chart:data-source-has-labels="both" svg:x="0.048cm" svg:y="1.464cm" svg:width="22.809cm" svg:height="10.645cm">
          <chart:coordinate-region svg:x="1.887cm" svg:y="1.663cm" svg:width="20.97cm" svg:height="10.247cm"/>
          <chart:axis chart:dimension="x" chart:name="primary-x" chart:style-name="ch5" chartooo:axis-type="auto">
            <chartooo:date-scale/>
            <chart:categories table:cell-range-address="q20_2.A4:q20_2.A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q20_2.B4:q20_2.B10" chart:label-cell-address="q20_2.B2:q20_2.B3" chart:class="chart:line">
            <chart:data-point chart:repeated="7"/>
          </chart:series>
          <chart:series chart:attached-axis="primary-y" chart:style-name="ch10" chart:values-cell-range-address="q20_2.D4:q20_2.D10" chart:label-cell-address="q20_2.D2:q20_2.D3" chart:class="chart:line">
            <chart:data-point chart:repeated="7"/>
          </chart:series>
          <chart:series chart:attached-axis="primary-y" chart:style-name="ch11" chart:values-cell-range-address="q20_2.H4:q20_2.H10" chart:label-cell-address="q20_2.H2:q20_2.H3" chart:class="chart:line">
            <chart:data-point chart:repeated="7"/>
          </chart:series>
          <chart:series chart:attached-axis="primary-y" chart:style-name="ch12" chart:values-cell-range-address="q20_2.P4:q20_2.P10" chart:label-cell-address="q20_2.P2:q20_2.P3" chart:class="chart:line">
            <chart:data-point chart:repeated="7"/>
          </chart:series>
          <chart:series chart:attached-axis="primary-y" chart:style-name="ch13" chart:values-cell-range-address="q20_2.T4:q20_2.T10" chart:label-cell-address="q20_2.T2:q20_2.T3" chart:class="chart:line">
            <chart:data-point chart:repeated="7"/>
          </chart:series>
          <chart:series chart:attached-axis="primary-y" chart:style-name="ch14" chart:values-cell-range-address="q20_2.V4:q20_2.V10" chart:label-cell-address="q20_2.V2:q20_2.V3" chart:class="chart:line">
            <chart:data-point chart:repeated="7"/>
          </chart:series>
          <chart:series chart:attached-axis="primary-y" chart:style-name="ch15" chart:values-cell-range-address="q20_2.Z4:q20_2.Z10" chart:label-cell-address="q20_2.Z2:q20_2.Z3" chart:class="chart:line">
            <chart:data-point chart:repeated="7"/>
          </chart:series>
          <chart:series chart:attached-axis="primary-y" chart:style-name="ch16" chart:values-cell-range-address="q20_2.AB4:q20_2.AB10" chart:label-cell-address="q20_2.AB2:q20_2.AB3" chart:class="chart:line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_vol mean</text:p>
                <text:list>
                  <text:list-item>
                    <text:p>tot_vol</text:p>
                  </text:list-item>
                  <text:list-item>
                    <text:p>mean</text:p>
                  </text:list-item>
                </text:list>
                <draw:g>
                  <svg:desc>q20_2.B2:q20_2.B3</svg:desc>
                </draw:g>
              </table:table-cell>
              <table:table-cell office:value-type="string">
                <text:p>sum_vol mean</text:p>
                <text:list>
                  <text:list-item>
                    <text:p>sum_vol</text:p>
                  </text:list-item>
                  <text:list-item>
                    <text:p>mean</text:p>
                  </text:list-item>
                </text:list>
                <draw:g>
                  <svg:desc>q20_2.D2:q20_2.D3</svg:desc>
                </draw:g>
              </table:table-cell>
              <table:table-cell office:value-type="string">
                <text:p>sco_vol mean</text:p>
                <text:list>
                  <text:list-item>
                    <text:p>sco_vol</text:p>
                  </text:list-item>
                  <text:list-item>
                    <text:p>mean</text:p>
                  </text:list-item>
                </text:list>
                <draw:g>
                  <svg:desc>q20_2.H2:q20_2.H3</svg:desc>
                </draw:g>
              </table:table-cell>
              <table:table-cell office:value-type="string">
                <text:p>act_width_mean mean</text:p>
                <text:list>
                  <text:list-item>
                    <text:p>act_width_mean</text:p>
                  </text:list-item>
                  <text:list-item>
                    <text:p>mean</text:p>
                  </text:list-item>
                </text:list>
                <draw:g>
                  <svg:desc>q20_2.P2:q20_2.P3</svg:desc>
                </draw:g>
              </table:table-cell>
              <table:table-cell office:value-type="string">
                <text:p>act_width_mean_sco mean</text:p>
                <text:list>
                  <text:list-item>
                    <text:p>act_width_mean_sco</text:p>
                  </text:list-item>
                  <text:list-item>
                    <text:p>mean</text:p>
                  </text:list-item>
                </text:list>
                <draw:g>
                  <svg:desc>q20_2.T2:q20_2.T3</svg:desc>
                </draw:g>
              </table:table-cell>
              <table:table-cell office:value-type="string">
                <text:p>act_thickness mean</text:p>
                <text:list>
                  <text:list-item>
                    <text:p>act_thickness</text:p>
                  </text:list-item>
                  <text:list-item>
                    <text:p>mean</text:p>
                  </text:list-item>
                </text:list>
                <draw:g>
                  <svg:desc>q20_2.V2:q20_2.V3</svg:desc>
                </draw:g>
              </table:table-cell>
              <table:table-cell office:value-type="string">
                <text:p>act_thickness_sco mean</text:p>
                <text:list>
                  <text:list-item>
                    <text:p>act_thickness_sco</text:p>
                  </text:list-item>
                  <text:list-item>
                    <text:p>mean</text:p>
                  </text:list-item>
                </text:list>
                <draw:g>
                  <svg:desc>q20_2.Z2:q20_2.Z3</svg:desc>
                </draw:g>
              </table:table-cell>
              <table:table-cell office:value-type="string">
                <text:p>bri mean</text:p>
                <text:list>
                  <text:list-item>
                    <text:p>bri</text:p>
                  </text:list-item>
                  <text:list-item>
                    <text:p>mean</text:p>
                  </text:list-item>
                </text:list>
                <draw:g>
                  <svg:desc>q20_2.AB2:q20_2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w</text:p>
                <draw:g>
                  <svg:desc>q20_2.A4:q20_2.A10</svg:desc>
                </draw:g>
              </table:table-cell>
              <table:table-cell office:value-type="float" office:value="1">
                <text:p>1</text:p>
                <draw:g>
                  <svg:desc>q20_2.B4:q20_2.B10</svg:desc>
                </draw:g>
              </table:table-cell>
              <table:table-cell office:value-type="float" office:value="1">
                <text:p>1</text:p>
                <draw:g>
                  <svg:desc>q20_2.D4:q20_2.D10</svg:desc>
                </draw:g>
              </table:table-cell>
              <table:table-cell office:value-type="float" office:value="1">
                <text:p>1</text:p>
                <draw:g>
                  <svg:desc>q20_2.H4:q20_2.H10</svg:desc>
                </draw:g>
              </table:table-cell>
              <table:table-cell office:value-type="float" office:value="1">
                <text:p>1</text:p>
                <draw:g>
                  <svg:desc>q20_2.P4:q20_2.P10</svg:desc>
                </draw:g>
              </table:table-cell>
              <table:table-cell office:value-type="float" office:value="1">
                <text:p>1</text:p>
                <draw:g>
                  <svg:desc>q20_2.T4:q20_2.T10</svg:desc>
                </draw:g>
              </table:table-cell>
              <table:table-cell office:value-type="float" office:value="1">
                <text:p>1</text:p>
                <draw:g>
                  <svg:desc>q20_2.V4:q20_2.V10</svg:desc>
                </draw:g>
              </table:table-cell>
              <table:table-cell office:value-type="float" office:value="1">
                <text:p>1</text:p>
                <draw:g>
                  <svg:desc>q20_2.Z4:q20_2.Z10</svg:desc>
                </draw:g>
              </table:table-cell>
              <table:table-cell office:value-type="float" office:value="1">
                <text:p>1</text:p>
                <draw:g>
                  <svg:desc>q20_2.AB4:q20_2.AB10</svg:desc>
                </draw:g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80717255164642">
                <text:p>0.180717255164642</text:p>
              </table:table-cell>
              <table:table-cell office:value-type="float" office:value="0.741097231977188">
                <text:p>0.741097231977188</text:p>
              </table:table-cell>
              <table:table-cell office:value-type="float" office:value="0.746885875930589">
                <text:p>0.746885875930589</text:p>
              </table:table-cell>
              <table:table-cell office:value-type="float" office:value="0.449648355070281">
                <text:p>0.449648355070281</text:p>
              </table:table-cell>
              <table:table-cell office:value-type="float" office:value="0.448519050504088">
                <text:p>0.448519050504088</text:p>
              </table:table-cell>
              <table:table-cell office:value-type="float" office:value="1.64683314323272">
                <text:p>1.64683314323272</text:p>
              </table:table-cell>
              <table:table-cell office:value-type="float" office:value="1.66100458645848">
                <text:p>1.66100458645848</text:p>
              </table:table-cell>
              <table:table-cell office:value-type="float" office:value="0.910283058093844">
                <text:p>0.910283058093844</text:p>
              </table:table-cell>
            </table:table-row>
            <table:table-row>
              <table:table-cell office:value-type="string">
                <text:p>isol</text:p>
              </table:table-cell>
              <table:table-cell office:value-type="float" office:value="-0.19887722879653">
                <text:p>-0.19887722879653</text:p>
              </table:table-cell>
              <table:table-cell office:value-type="float" office:value="0.695241265347696">
                <text:p>0.695241265347696</text:p>
              </table:table-cell>
              <table:table-cell office:value-type="float" office:value="0.704477379821653">
                <text:p>0.704477379821653</text:p>
              </table:table-cell>
              <table:table-cell office:value-type="float" office:value="0.400815590972185">
                <text:p>0.400815590972185</text:p>
              </table:table-cell>
              <table:table-cell office:value-type="float" office:value="0.402507845526518">
                <text:p>0.402507845526518</text:p>
              </table:table-cell>
              <table:table-cell office:value-type="float" office:value="1.73277287466574">
                <text:p>1.73277287466574</text:p>
              </table:table-cell>
              <table:table-cell office:value-type="float" office:value="1.74481854343595">
                <text:p>1.74481854343595</text:p>
              </table:table-cell>
              <table:table-cell office:value-type="float" office:value="0.89775333044313">
                <text:p>0.89775333044313</text:p>
              </table:table-cell>
            </table:table-row>
            <table:table-row>
              <table:table-cell office:value-type="string">
                <text:p>fill</text:p>
              </table:table-cell>
              <table:table-cell office:value-type="float" office:value="-0.114658756233188">
                <text:p>-0.114658756233188</text:p>
              </table:table-cell>
              <table:table-cell office:value-type="float" office:value="0.707718788771113">
                <text:p>0.707718788771113</text:p>
              </table:table-cell>
              <table:table-cell office:value-type="float" office:value="0.716213829636744">
                <text:p>0.716213829636744</text:p>
              </table:table-cell>
              <table:table-cell office:value-type="float" office:value="0.412539297107668">
                <text:p>0.412539297107668</text:p>
              </table:table-cell>
              <table:table-cell office:value-type="float" office:value="0.413535830740849">
                <text:p>0.413535830740849</text:p>
              </table:table-cell>
              <table:table-cell office:value-type="float" office:value="1.71414747326185">
                <text:p>1.71414747326185</text:p>
              </table:table-cell>
              <table:table-cell office:value-type="float" office:value="1.72691347349847">
                <text:p>1.72691347349847</text:p>
              </table:table-cell>
              <table:table-cell office:value-type="float" office:value="0.901538714305788">
                <text:p>0.901538714305788</text:p>
              </table:table-cell>
            </table:table-row>
            <table:table-row>
              <table:table-cell office:value-type="string">
                <text:p>nature</text:p>
              </table:table-cell>
              <table:table-cell office:value-type="float" office:value="-0.630325454796765">
                <text:p>-0.630325454796765</text:p>
              </table:table-cell>
              <table:table-cell office:value-type="float" office:value="0.640750140694322">
                <text:p>0.640750140694322</text:p>
              </table:table-cell>
              <table:table-cell office:value-type="float" office:value="0.65388016739872">
                <text:p>0.65388016739872</text:p>
              </table:table-cell>
              <table:table-cell office:value-type="float" office:value="0.352724875524652">
                <text:p>0.352724875524652</text:p>
              </table:table-cell>
              <table:table-cell office:value-type="float" office:value="0.356380914778181">
                <text:p>0.356380914778181</text:p>
              </table:table-cell>
              <table:table-cell office:value-type="float" office:value="1.81470854236387">
                <text:p>1.81470854236387</text:p>
              </table:table-cell>
              <table:table-cell office:value-type="float" office:value="1.82832789689281">
                <text:p>1.82832789689281</text:p>
              </table:table-cell>
              <table:table-cell office:value-type="float" office:value="0.874265509441818">
                <text:p>0.874265509441818</text:p>
              </table:table-cell>
            </table:table-row>
            <table:table-row>
              <table:table-cell office:value-type="string">
                <text:p>isol2</text:p>
              </table:table-cell>
              <table:table-cell office:value-type="float" office:value="-0.627624849818721">
                <text:p>-0.627624849818721</text:p>
              </table:table-cell>
              <table:table-cell office:value-type="float" office:value="0.6390049549838">
                <text:p>0.6390049549838</text:p>
              </table:table-cell>
              <table:table-cell office:value-type="float" office:value="0.652089057314643">
                <text:p>0.652089057314643</text:p>
              </table:table-cell>
              <table:table-cell office:value-type="float" office:value="0.351035389757742">
                <text:p>0.351035389757742</text:p>
              </table:table-cell>
              <table:table-cell office:value-type="float" office:value="0.354624606021825">
                <text:p>0.354624606021825</text:p>
              </table:table-cell>
              <table:table-cell office:value-type="float" office:value="1.81849085294429">
                <text:p>1.81849085294429</text:p>
              </table:table-cell>
              <table:table-cell office:value-type="float" office:value="1.83237089368691">
                <text:p>1.83237089368691</text:p>
              </table:table-cell>
              <table:table-cell office:value-type="float" office:value="0.873675114990296">
                <text:p>0.873675114990296</text:p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-0.627624849818721">
                <text:p>-0.627624849818721</text:p>
              </table:table-cell>
              <table:table-cell office:value-type="float" office:value="0.6390049549838">
                <text:p>0.6390049549838</text:p>
              </table:table-cell>
              <table:table-cell office:value-type="float" office:value="0.652089057314643">
                <text:p>0.652089057314643</text:p>
              </table:table-cell>
              <table:table-cell office:value-type="float" office:value="0.351035389757742">
                <text:p>0.351035389757742</text:p>
              </table:table-cell>
              <table:table-cell office:value-type="float" office:value="0.354624606021825">
                <text:p>0.354624606021825</text:p>
              </table:table-cell>
              <table:table-cell office:value-type="float" office:value="1.81849085294429">
                <text:p>1.81849085294429</text:p>
              </table:table-cell>
              <table:table-cell office:value-type="float" office:value="1.83237089368691">
                <text:p>1.83237089368691</text:p>
              </table:table-cell>
              <table:table-cell office:value-type="float" office:value="0.873675114990296">
                <text:p>0.873675114990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